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1.21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64.26pt"/>
    </style:style>
    <style:style style:name="ro1" style:family="table-row">
      <style:table-row-properties style:row-height="11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ce2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Dim = 55</text:p>
          </table:table-cell>
          <table:table-cell table:style-name="ce1" office:value-type="string" calcext:value-type="string" table:number-columns-spanned="3" table:number-rows-spanned="1">
            <text:p>No reduction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Reduction</text:p>
          </table:table-cell>
          <table:covered-table-cell table:style-name="Default"/>
          <table:covered-table-cell/>
          <table:table-cell/>
          <table:table-cell table:style-name="Default"/>
        </table:table-row>
        <table:table-row table:style-name="ro1">
          <table:table-cell office:value-type="string" calcext:value-type="string">
            <text:p>#identical bits</text:p>
          </table:table-cell>
          <table:table-cell office:value-type="string" calcext:value-type="string">
            <text:p>#occurence</text:p>
          </table:table-cell>
          <table:table-cell table:style-name="Default" office:value-type="string" calcext:value-type="string">
            <text:p>Percentage</text:p>
          </table:table-cell>
          <table:table-cell table:style-name="Default" office:value-type="string" calcext:value-type="string">
            <text:p>Cumulative</text:p>
          </table:table-cell>
          <table:table-cell office:value-type="string" calcext:value-type="string">
            <text:p>Occurences</text:p>
          </table:table-cell>
          <table:table-cell table:style-name="Default" office:value-type="string" calcext:value-type="string">
            <text:p>Percentage</text:p>
          </table:table-cell>
          <table:table-cell office:value-type="string" calcext:value-type="string">
            <text:p>Cumulative</text:p>
          </table:table-cell>
          <table:table-cell/>
          <table:table-cell table:style-name="Default" office:value-type="string" calcext:value-type="string">
            <text:p>Conditional Prob[Good]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Sheet1.B4]/[Sheet1.B$61]" office:value-type="float" office:value="0" calcext:value-type="float">
            <text:p>0.000000</text:p>
          </table:table-cell>
          <table:table-cell table:formula="of:=SUM([Sheet1.B$4:.B4])/[Sheet1.B$61]" office:value-type="float" office:value="0" calcext:value-type="float">
            <text:p>0.000000</text:p>
          </table:table-cell>
          <table:table-cell office:value-type="float" office:value="259" calcext:value-type="float">
            <text:p>259</text:p>
          </table:table-cell>
          <table:table-cell table:formula="of:=[Sheet1.E4]/[Sheet1.E$61]" office:value-type="float" office:value="0.00263479145473042" calcext:value-type="float">
            <text:p>0.00263</text:p>
          </table:table-cell>
          <table:table-cell table:formula="of:=SUM([Sheet1.E$4:.E4])/[Sheet1.$E$61]" office:value-type="float" office:value="0.00263479145473042" calcext:value-type="float">
            <text:p>0.0026347915</text:p>
          </table:table-cell>
          <table:table-cell/>
          <table:table-cell table:formula="of:=[Sheet1.E4]/([Sheet1.B4]+[Sheet1.E4])" office:value-type="float" office:value="1" calcext:value-type="float">
            <text:p>1.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1.B5]/[Sheet1.B$61]" office:value-type="float" office:value="0" calcext:value-type="float">
            <text:p>0.000000</text:p>
          </table:table-cell>
          <table:table-cell table:formula="of:=SUM([Sheet1.B$4:.B5])/[Sheet1.B$61]" office:value-type="float" office:value="0" calcext:value-type="float">
            <text:p>0.000000</text:p>
          </table:table-cell>
          <table:table-cell office:value-type="float" office:value="12" calcext:value-type="float">
            <text:p>12</text:p>
          </table:table-cell>
          <table:table-cell table:formula="of:=[Sheet1.E5]/[Sheet1.E$61]" office:value-type="float" office:value="0.000122075279755849" calcext:value-type="float">
            <text:p>0.00012</text:p>
          </table:table-cell>
          <table:table-cell table:formula="of:=SUM([Sheet1.E$4:.E5])/[Sheet1.$E$61]" office:value-type="float" office:value="0.00275686673448627" calcext:value-type="float">
            <text:p>0.0027568667</text:p>
          </table:table-cell>
          <table:table-cell/>
          <table:table-cell table:formula="of:=[Sheet1.E5]/([Sheet1.B5]+[Sheet1.E5])" office:value-type="float" office:value="1" calcext:value-type="float">
            <text:p>1.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Sheet1.B6]/[Sheet1.B$61]" office:value-type="float" office:value="0" calcext:value-type="float">
            <text:p>0.000000</text:p>
          </table:table-cell>
          <table:table-cell table:formula="of:=SUM([Sheet1.B$4:.B6])/[Sheet1.B$61]" office:value-type="float" office:value="0" calcext:value-type="float">
            <text:p>0.000000</text:p>
          </table:table-cell>
          <table:table-cell office:value-type="float" office:value="3" calcext:value-type="float">
            <text:p>3</text:p>
          </table:table-cell>
          <table:table-cell table:formula="of:=[Sheet1.E6]/[Sheet1.E$61]" office:value-type="float" office:value="0.0000305188199389624" calcext:value-type="float">
            <text:p>0.00003</text:p>
          </table:table-cell>
          <table:table-cell table:formula="of:=SUM([Sheet1.E$4:.E6])/[Sheet1.$E$61]" office:value-type="float" office:value="0.00278738555442523" calcext:value-type="float">
            <text:p>0.0027873856</text:p>
          </table:table-cell>
          <table:table-cell/>
          <table:table-cell table:formula="of:=[Sheet1.E6]/([Sheet1.B6]+[Sheet1.E6])" office:value-type="float" office:value="1" calcext:value-type="float">
            <text:p>1.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Sheet1.B7]/[Sheet1.B$61]" office:value-type="float" office:value="0" calcext:value-type="float">
            <text:p>0.000000</text:p>
          </table:table-cell>
          <table:table-cell table:formula="of:=SUM([Sheet1.B$4:.B7])/[Sheet1.B$61]"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formula="of:=[Sheet1.E7]/[Sheet1.E$61]" office:value-type="float" office:value="0" calcext:value-type="float">
            <text:p>0.00000</text:p>
          </table:table-cell>
          <table:table-cell table:formula="of:=SUM([Sheet1.E$4:.E7])/[Sheet1.$E$61]" office:value-type="float" office:value="0.00278738555442523" calcext:value-type="float">
            <text:p>0.0027873856</text:p>
          </table:table-cell>
          <table:table-cell/>
          <table:table-cell table:formula="of:=[Sheet1.E7]/([Sheet1.B7]+[Sheet1.E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Sheet1.B8]/[Sheet1.B$61]" office:value-type="float" office:value="0" calcext:value-type="float">
            <text:p>0.000000</text:p>
          </table:table-cell>
          <table:table-cell table:formula="of:=SUM([Sheet1.B$4:.B8])/[Sheet1.B$61]"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formula="of:=[Sheet1.E8]/[Sheet1.E$61]" office:value-type="float" office:value="0" calcext:value-type="float">
            <text:p>0.00000</text:p>
          </table:table-cell>
          <table:table-cell table:formula="of:=SUM([Sheet1.E$4:.E8])/[Sheet1.$E$61]" office:value-type="float" office:value="0.00278738555442523" calcext:value-type="float">
            <text:p>0.0027873856</text:p>
          </table:table-cell>
          <table:table-cell/>
          <table:table-cell table:formula="of:=[Sheet1.E8]/([Sheet1.B8]+[Sheet1.E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Sheet1.B9]/[Sheet1.B$61]" office:value-type="float" office:value="0" calcext:value-type="float">
            <text:p>0.000000</text:p>
          </table:table-cell>
          <table:table-cell table:formula="of:=SUM([Sheet1.B$4:.B9])/[Sheet1.B$61]"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formula="of:=[Sheet1.E9]/[Sheet1.E$61]" office:value-type="float" office:value="0" calcext:value-type="float">
            <text:p>0.00000</text:p>
          </table:table-cell>
          <table:table-cell table:formula="of:=SUM([Sheet1.E$4:.E9])/[Sheet1.$E$61]" office:value-type="float" office:value="0.00278738555442523" calcext:value-type="float">
            <text:p>0.0027873856</text:p>
          </table:table-cell>
          <table:table-cell/>
          <table:table-cell table:formula="of:=[Sheet1.E9]/([Sheet1.B9]+[Sheet1.E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Sheet1.B10]/[Sheet1.B$61]" office:value-type="float" office:value="0.00000000853198430602917" calcext:value-type="float">
            <text:p>0.000000</text:p>
          </table:table-cell>
          <table:table-cell table:formula="of:=SUM([Sheet1.B$4:.B10])/[Sheet1.B$61]" office:value-type="float" office:value="0.00000000853198430602917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formula="of:=[Sheet1.E10]/[Sheet1.E$61]" office:value-type="float" office:value="0" calcext:value-type="float">
            <text:p>0.00000</text:p>
          </table:table-cell>
          <table:table-cell table:formula="of:=SUM([Sheet1.E$4:.E10])/[Sheet1.$E$61]" office:value-type="float" office:value="0.00278738555442523" calcext:value-type="float">
            <text:p>0.0027873856</text:p>
          </table:table-cell>
          <table:table-cell/>
          <table:table-cell table:formula="of:=[Sheet1.E10]/([Sheet1.B10]+[Sheet1.E10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Sheet1.B11]/[Sheet1.B$61]" office:value-type="float" office:value="0.00000000853198430602917" calcext:value-type="float">
            <text:p>0.000000</text:p>
          </table:table-cell>
          <table:table-cell table:formula="of:=SUM([Sheet1.B$4:.B11])/[Sheet1.B$61]" office:value-type="float" office:value="0.0000000170639686120583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formula="of:=[Sheet1.E11]/[Sheet1.E$61]" office:value-type="float" office:value="0" calcext:value-type="float">
            <text:p>0.00000</text:p>
          </table:table-cell>
          <table:table-cell table:formula="of:=SUM([Sheet1.E$4:.E11])/[Sheet1.$E$61]" office:value-type="float" office:value="0.00278738555442523" calcext:value-type="float">
            <text:p>0.0027873856</text:p>
          </table:table-cell>
          <table:table-cell/>
          <table:table-cell table:formula="of:=[Sheet1.E11]/([Sheet1.B11]+[Sheet1.E11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Sheet1.B12]/[Sheet1.B$61]" office:value-type="float" office:value="0.0000000426599215301459" calcext:value-type="float">
            <text:p>0.000000</text:p>
          </table:table-cell>
          <table:table-cell table:formula="of:=SUM([Sheet1.B$4:.B12])/[Sheet1.B$61]" office:value-type="float" office:value="0.0000000597238901422042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table:formula="of:=[Sheet1.E12]/[Sheet1.E$61]" office:value-type="float" office:value="0.0000101729399796541" calcext:value-type="float">
            <text:p>0.00001</text:p>
          </table:table-cell>
          <table:table-cell table:formula="of:=SUM([Sheet1.E$4:.E12])/[Sheet1.$E$61]" office:value-type="float" office:value="0.00279755849440488" calcext:value-type="float">
            <text:p>0.0027975585</text:p>
          </table:table-cell>
          <table:table-cell/>
          <table:table-cell table:formula="of:=[Sheet1.E12]/([Sheet1.B12]+[Sheet1.E12])" office:value-type="float" office:value="0.166666666666667" calcext:value-type="float">
            <text:p>0.1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Sheet1.B13]/[Sheet1.B$61]" office:value-type="float" office:value="0.000000196235639038671" calcext:value-type="float">
            <text:p>0.000000</text:p>
          </table:table-cell>
          <table:table-cell table:formula="of:=SUM([Sheet1.B$4:.B13])/[Sheet1.B$61]" office:value-type="float" office:value="0.000000255959529180875" calcext:value-type="float">
            <text:p>0.000000</text:p>
          </table:table-cell>
          <table:table-cell office:value-type="float" office:value="11" calcext:value-type="float">
            <text:p>11</text:p>
          </table:table-cell>
          <table:table-cell table:formula="of:=[Sheet1.E13]/[Sheet1.E$61]" office:value-type="float" office:value="0.000111902339776195" calcext:value-type="float">
            <text:p>0.00011</text:p>
          </table:table-cell>
          <table:table-cell table:formula="of:=SUM([Sheet1.E$4:.E13])/[Sheet1.$E$61]" office:value-type="float" office:value="0.00290946083418108" calcext:value-type="float">
            <text:p>0.0029094608</text:p>
          </table:table-cell>
          <table:table-cell/>
          <table:table-cell table:formula="of:=[Sheet1.E13]/([Sheet1.B13]+[Sheet1.E13])" office:value-type="float" office:value="0.323529411764706" calcext:value-type="float">
            <text:p>0.3235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formula="of:=[Sheet1.B14]/[Sheet1.B$61]" office:value-type="float" office:value="0.000000776410571848655" calcext:value-type="float">
            <text:p>0.000001</text:p>
          </table:table-cell>
          <table:table-cell table:formula="of:=SUM([Sheet1.B$4:.B14])/[Sheet1.B$61]" office:value-type="float" office:value="0.00000103237010102953" calcext:value-type="float">
            <text:p>0.000001</text:p>
          </table:table-cell>
          <table:table-cell office:value-type="float" office:value="33" calcext:value-type="float">
            <text:p>33</text:p>
          </table:table-cell>
          <table:table-cell table:formula="of:=[Sheet1.E14]/[Sheet1.E$61]" office:value-type="float" office:value="0.000335707019328586" calcext:value-type="float">
            <text:p>0.00034</text:p>
          </table:table-cell>
          <table:table-cell table:formula="of:=SUM([Sheet1.E$4:.E14])/[Sheet1.$E$61]" office:value-type="float" office:value="0.00324516785350966" calcext:value-type="float">
            <text:p>0.0032451679</text:p>
          </table:table-cell>
          <table:table-cell/>
          <table:table-cell table:formula="of:=[Sheet1.E14]/([Sheet1.B14]+[Sheet1.E14])" office:value-type="float" office:value="0.266129032258064" calcext:value-type="float">
            <text:p>0.2661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8" calcext:value-type="float">
            <text:p>378</text:p>
          </table:table-cell>
          <table:table-cell table:formula="of:=[Sheet1.B15]/[Sheet1.B$61]" office:value-type="float" office:value="0.00000322509006767903" calcext:value-type="float">
            <text:p>0.000003</text:p>
          </table:table-cell>
          <table:table-cell table:formula="of:=SUM([Sheet1.B$4:.B15])/[Sheet1.B$61]" office:value-type="float" office:value="0.00000425746016870856" calcext:value-type="float">
            <text:p>0.000004</text:p>
          </table:table-cell>
          <table:table-cell office:value-type="float" office:value="98" calcext:value-type="float">
            <text:p>98</text:p>
          </table:table-cell>
          <table:table-cell table:formula="of:=[Sheet1.E15]/[Sheet1.E$61]" office:value-type="float" office:value="0.000996948118006104" calcext:value-type="float">
            <text:p>0.00100</text:p>
          </table:table-cell>
          <table:table-cell table:formula="of:=SUM([Sheet1.E$4:.E15])/[Sheet1.$E$61]" office:value-type="float" office:value="0.00424211597151577" calcext:value-type="float">
            <text:p>0.004242116</text:p>
          </table:table-cell>
          <table:table-cell/>
          <table:table-cell table:formula="of:=[Sheet1.E15]/([Sheet1.B15]+[Sheet1.E15])" office:value-type="float" office:value="0.205882352941176" calcext:value-type="float">
            <text:p>0.2058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7" calcext:value-type="float">
            <text:p>1347</text:p>
          </table:table-cell>
          <table:table-cell table:formula="of:=[Sheet1.B16]/[Sheet1.B$61]" office:value-type="float" office:value="0.0000114925828602213" calcext:value-type="float">
            <text:p>0.000011</text:p>
          </table:table-cell>
          <table:table-cell table:formula="of:=SUM([Sheet1.B$4:.B16])/[Sheet1.B$61]" office:value-type="float" office:value="0.0000157500430289299" calcext:value-type="float">
            <text:p>0.000016</text:p>
          </table:table-cell>
          <table:table-cell office:value-type="float" office:value="277" calcext:value-type="float">
            <text:p>277</text:p>
          </table:table-cell>
          <table:table-cell table:formula="of:=[Sheet1.E16]/[Sheet1.E$61]" office:value-type="float" office:value="0.00281790437436419" calcext:value-type="float">
            <text:p>0.00282</text:p>
          </table:table-cell>
          <table:table-cell table:formula="of:=SUM([Sheet1.E$4:.E16])/[Sheet1.$E$61]" office:value-type="float" office:value="0.00706002034587996" calcext:value-type="float">
            <text:p>0.0070600203</text:p>
          </table:table-cell>
          <table:table-cell/>
          <table:table-cell table:formula="of:=[Sheet1.E16]/([Sheet1.B16]+[Sheet1.E16])" office:value-type="float" office:value="0.170566502463054" calcext:value-type="float">
            <text:p>0.1705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92" calcext:value-type="float">
            <text:p>4692</text:p>
          </table:table-cell>
          <table:table-cell table:formula="of:=[Sheet1.B17]/[Sheet1.B$61]" office:value-type="float" office:value="0.0000400320703638889" calcext:value-type="float">
            <text:p>0.000040</text:p>
          </table:table-cell>
          <table:table-cell table:formula="of:=SUM([Sheet1.B$4:.B17])/[Sheet1.B$61]" office:value-type="float" office:value="0.0000557821133928187" calcext:value-type="float">
            <text:p>0.000056</text:p>
          </table:table-cell>
          <table:table-cell office:value-type="float" office:value="569" calcext:value-type="float">
            <text:p>569</text:p>
          </table:table-cell>
          <table:table-cell table:formula="of:=[Sheet1.E17]/[Sheet1.E$61]" office:value-type="float" office:value="0.00578840284842319" calcext:value-type="float">
            <text:p>0.00579</text:p>
          </table:table-cell>
          <table:table-cell table:formula="of:=SUM([Sheet1.E$4:.E17])/[Sheet1.$E$61]" office:value-type="float" office:value="0.0128484231943032" calcext:value-type="float">
            <text:p>0.0128484232</text:p>
          </table:table-cell>
          <table:table-cell/>
          <table:table-cell table:formula="of:=[Sheet1.E17]/([Sheet1.B17]+[Sheet1.E17])" office:value-type="float" office:value="0.108154343280745" calcext:value-type="float">
            <text:p>0.108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89" calcext:value-type="float">
            <text:p>14089</text:p>
          </table:table-cell>
          <table:table-cell table:formula="of:=[Sheet1.B18]/[Sheet1.B$61]" office:value-type="float" office:value="0.000120207126887645" calcext:value-type="float">
            <text:p>0.000120</text:p>
          </table:table-cell>
          <table:table-cell table:formula="of:=SUM([Sheet1.B$4:.B18])/[Sheet1.B$61]" office:value-type="float" office:value="0.000175989240280464" calcext:value-type="float">
            <text:p>0.000176</text:p>
          </table:table-cell>
          <table:table-cell office:value-type="float" office:value="1146" calcext:value-type="float">
            <text:p>1146</text:p>
          </table:table-cell>
          <table:table-cell table:formula="of:=[Sheet1.E18]/[Sheet1.E$61]" office:value-type="float" office:value="0.0116581892166836" calcext:value-type="float">
            <text:p>0.01166</text:p>
          </table:table-cell>
          <table:table-cell table:formula="of:=SUM([Sheet1.E$4:.E18])/[Sheet1.$E$61]" office:value-type="float" office:value="0.0245066124109868" calcext:value-type="float">
            <text:p>0.0245066124</text:p>
          </table:table-cell>
          <table:table-cell/>
          <table:table-cell table:formula="of:=[Sheet1.E18]/([Sheet1.B18]+[Sheet1.E18])" office:value-type="float" office:value="0.0752215293731539" calcext:value-type="float">
            <text:p>0.075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724" calcext:value-type="float">
            <text:p>39724</text:p>
          </table:table-cell>
          <table:table-cell table:formula="of:=[Sheet1.B19]/[Sheet1.B$61]" office:value-type="float" office:value="0.000338924544572703" calcext:value-type="float">
            <text:p>0.000339</text:p>
          </table:table-cell>
          <table:table-cell table:formula="of:=SUM([Sheet1.B$4:.B19])/[Sheet1.B$61]" office:value-type="float" office:value="0.000514913784853167" calcext:value-type="float">
            <text:p>0.000515</text:p>
          </table:table-cell>
          <table:table-cell office:value-type="float" office:value="1935" calcext:value-type="float">
            <text:p>1935</text:p>
          </table:table-cell>
          <table:table-cell table:formula="of:=[Sheet1.E19]/[Sheet1.E$61]" office:value-type="float" office:value="0.0196846388606307" calcext:value-type="float">
            <text:p>0.01968</text:p>
          </table:table-cell>
          <table:table-cell table:formula="of:=SUM([Sheet1.E$4:.E19])/[Sheet1.$E$61]" office:value-type="float" office:value="0.0441912512716175" calcext:value-type="float">
            <text:p>0.0441912513</text:p>
          </table:table-cell>
          <table:table-cell/>
          <table:table-cell table:formula="of:=[Sheet1.E19]/([Sheet1.B19]+[Sheet1.E19])" office:value-type="float" office:value="0.046448546532562" calcext:value-type="float">
            <text:p>0.0464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088" calcext:value-type="float">
            <text:p>99088</text:p>
          </table:table-cell>
          <table:table-cell table:formula="of:=[Sheet1.B20]/[Sheet1.B$61]" office:value-type="float" office:value="0.000845417260915819" calcext:value-type="float">
            <text:p>0.000845</text:p>
          </table:table-cell>
          <table:table-cell table:formula="of:=SUM([Sheet1.B$4:.B20])/[Sheet1.B$61]" office:value-type="float" office:value="0.00136033104576899" calcext:value-type="float">
            <text:p>0.001360</text:p>
          </table:table-cell>
          <table:table-cell office:value-type="float" office:value="3035" calcext:value-type="float">
            <text:p>3035</text:p>
          </table:table-cell>
          <table:table-cell table:formula="of:=[Sheet1.E20]/[Sheet1.E$61]" office:value-type="float" office:value="0.0308748728382503" calcext:value-type="float">
            <text:p>0.03087</text:p>
          </table:table-cell>
          <table:table-cell table:formula="of:=SUM([Sheet1.E$4:.E20])/[Sheet1.$E$61]" office:value-type="float" office:value="0.0750661241098678" calcext:value-type="float">
            <text:p>0.0750661241</text:p>
          </table:table-cell>
          <table:table-cell/>
          <table:table-cell table:formula="of:=[Sheet1.E20]/([Sheet1.B20]+[Sheet1.E20])" office:value-type="float" office:value="0.0297190642656405" calcext:value-type="float">
            <text:p>0.0297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6994" calcext:value-type="float">
            <text:p>226994</text:p>
          </table:table-cell>
          <table:table-cell table:formula="of:=[Sheet1.B21]/[Sheet1.B$61]" office:value-type="float" office:value="0.00193670924556279" calcext:value-type="float">
            <text:p>0.001937</text:p>
          </table:table-cell>
          <table:table-cell table:formula="of:=SUM([Sheet1.B$4:.B21])/[Sheet1.B$61]" office:value-type="float" office:value="0.00329704029133177" calcext:value-type="float">
            <text:p>0.003297</text:p>
          </table:table-cell>
          <table:table-cell office:value-type="float" office:value="4174" calcext:value-type="float">
            <text:p>4174</text:p>
          </table:table-cell>
          <table:table-cell table:formula="of:=[Sheet1.E21]/[Sheet1.E$61]" office:value-type="float" office:value="0.0424618514750763" calcext:value-type="float">
            <text:p>0.04246</text:p>
          </table:table-cell>
          <table:table-cell table:formula="of:=SUM([Sheet1.E$4:.E21])/[Sheet1.$E$61]" office:value-type="float" office:value="0.117527975584944" calcext:value-type="float">
            <text:p>0.1175279756</text:p>
          </table:table-cell>
          <table:table-cell/>
          <table:table-cell table:formula="of:=[Sheet1.E21]/([Sheet1.B21]+[Sheet1.E21])" office:value-type="float" office:value="0.0180561323366556" calcext:value-type="float">
            <text:p>0.0180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7789" calcext:value-type="float">
            <text:p>477789</text:p>
          </table:table-cell>
          <table:table-cell table:formula="of:=[Sheet1.B22]/[Sheet1.B$61]" office:value-type="float" office:value="0.00407648824959337" calcext:value-type="float">
            <text:p>0.004076</text:p>
          </table:table-cell>
          <table:table-cell table:formula="of:=SUM([Sheet1.B$4:.B22])/[Sheet1.B$61]" office:value-type="float" office:value="0.00737352854092514" calcext:value-type="float">
            <text:p>0.007374</text:p>
          </table:table-cell>
          <table:table-cell office:value-type="float" office:value="5265" calcext:value-type="float">
            <text:p>5265</text:p>
          </table:table-cell>
          <table:table-cell table:formula="of:=[Sheet1.E22]/[Sheet1.E$61]" office:value-type="float" office:value="0.0535605289928789" calcext:value-type="float">
            <text:p>0.05356</text:p>
          </table:table-cell>
          <table:table-cell table:formula="of:=SUM([Sheet1.E$4:.E22])/[Sheet1.$E$61]" office:value-type="float" office:value="0.171088504577823" calcext:value-type="float">
            <text:p>0.1710885046</text:p>
          </table:table-cell>
          <table:table-cell/>
          <table:table-cell table:formula="of:=[Sheet1.E22]/([Sheet1.B22]+[Sheet1.E22])" office:value-type="float" office:value="0.0108994025512676" calcext:value-type="float">
            <text:p>0.0108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6965" calcext:value-type="float">
            <text:p>926965</text:p>
          </table:table-cell>
          <table:table-cell table:formula="of:=[Sheet1.B23]/[Sheet1.B$61]" office:value-type="float" office:value="0.00790885083223833" calcext:value-type="float">
            <text:p>0.007909</text:p>
          </table:table-cell>
          <table:table-cell table:formula="of:=SUM([Sheet1.B$4:.B23])/[Sheet1.B$61]" office:value-type="float" office:value="0.0152823793731635" calcext:value-type="float">
            <text:p>0.015282</text:p>
          </table:table-cell>
          <table:table-cell office:value-type="float" office:value="5990" calcext:value-type="float">
            <text:p>5990</text:p>
          </table:table-cell>
          <table:table-cell table:formula="of:=[Sheet1.E23]/[Sheet1.E$61]" office:value-type="float" office:value="0.0609359104781282" calcext:value-type="float">
            <text:p>0.06094</text:p>
          </table:table-cell>
          <table:table-cell table:formula="of:=SUM([Sheet1.E$4:.E23])/[Sheet1.$E$61]" office:value-type="float" office:value="0.232024415055951" calcext:value-type="float">
            <text:p>0.2320244151</text:p>
          </table:table-cell>
          <table:table-cell/>
          <table:table-cell table:formula="of:=[Sheet1.E23]/([Sheet1.B23]+[Sheet1.E23])" office:value-type="float" office:value="0.00642045972206591" calcext:value-type="float">
            <text:p>0.0064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63519" calcext:value-type="float">
            <text:p>1663519</text:p>
          </table:table-cell>
          <table:table-cell table:formula="of:=[Sheet1.B24]/[Sheet1.B$61]" office:value-type="float" office:value="0.0141931180007813" calcext:value-type="float">
            <text:p>0.014193</text:p>
          </table:table-cell>
          <table:table-cell table:formula="of:=SUM([Sheet1.B$4:.B24])/[Sheet1.B$61]" office:value-type="float" office:value="0.0294754973739448" calcext:value-type="float">
            <text:p>0.029475</text:p>
          </table:table-cell>
          <table:table-cell office:value-type="float" office:value="6042" calcext:value-type="float">
            <text:p>6042</text:p>
          </table:table-cell>
          <table:table-cell table:formula="of:=[Sheet1.E24]/[Sheet1.E$61]" office:value-type="float" office:value="0.0614649033570702" calcext:value-type="float">
            <text:p>0.06146</text:p>
          </table:table-cell>
          <table:table-cell table:formula="of:=SUM([Sheet1.E$4:.E24])/[Sheet1.$E$61]" office:value-type="float" office:value="0.293489318413021" calcext:value-type="float">
            <text:p>0.2934893184</text:p>
          </table:table-cell>
          <table:table-cell/>
          <table:table-cell table:formula="of:=[Sheet1.E24]/([Sheet1.B24]+[Sheet1.E24])" office:value-type="float" office:value="0.00361891539153107" calcext:value-type="float">
            <text:p>0.0036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60322" calcext:value-type="float">
            <text:p>2760322</text:p>
          </table:table-cell>
          <table:table-cell table:formula="of:=[Sheet1.B25]/[Sheet1.B$61]" office:value-type="float" office:value="0.0235510239835871" calcext:value-type="float">
            <text:p>0.023551</text:p>
          </table:table-cell>
          <table:table-cell table:formula="of:=SUM([Sheet1.B$4:.B25])/[Sheet1.B$61]" office:value-type="float" office:value="0.0530265213575319" calcext:value-type="float">
            <text:p>0.053027</text:p>
          </table:table-cell>
          <table:table-cell office:value-type="float" office:value="5624" calcext:value-type="float">
            <text:p>5624</text:p>
          </table:table-cell>
          <table:table-cell table:formula="of:=[Sheet1.E25]/[Sheet1.E$61]" office:value-type="float" office:value="0.0572126144455748" calcext:value-type="float">
            <text:p>0.05721</text:p>
          </table:table-cell>
          <table:table-cell table:formula="of:=SUM([Sheet1.E$4:.E25])/[Sheet1.$E$61]" office:value-type="float" office:value="0.350701932858596" calcext:value-type="float">
            <text:p>0.3507019329</text:p>
          </table:table-cell>
          <table:table-cell/>
          <table:table-cell table:formula="of:=[Sheet1.E25]/([Sheet1.B25]+[Sheet1.E25])" office:value-type="float" office:value="0.00203330072242914" calcext:value-type="float">
            <text:p>0.0020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51600" calcext:value-type="float">
            <text:p>4251600</text:p>
          </table:table-cell>
          <table:table-cell table:formula="of:=[Sheet1.B26]/[Sheet1.B$61]" office:value-type="float" office:value="0.0362745844755136" calcext:value-type="float">
            <text:p>0.036275</text:p>
          </table:table-cell>
          <table:table-cell table:formula="of:=SUM([Sheet1.B$4:.B26])/[Sheet1.B$61]" office:value-type="float" office:value="0.0893011058330455" calcext:value-type="float">
            <text:p>0.089301</text:p>
          </table:table-cell>
          <table:table-cell office:value-type="float" office:value="4848" calcext:value-type="float">
            <text:p>4848</text:p>
          </table:table-cell>
          <table:table-cell table:formula="of:=[Sheet1.E26]/[Sheet1.E$61]" office:value-type="float" office:value="0.0493184130213632" calcext:value-type="float">
            <text:p>0.04932</text:p>
          </table:table-cell>
          <table:table-cell table:formula="of:=SUM([Sheet1.E$4:.E26])/[Sheet1.$E$61]" office:value-type="float" office:value="0.400020345879959" calcext:value-type="float">
            <text:p>0.4000203459</text:p>
          </table:table-cell>
          <table:table-cell/>
          <table:table-cell table:formula="of:=[Sheet1.E26]/([Sheet1.B26]+[Sheet1.E26])" office:value-type="float" office:value="0.00113897785195543" calcext:value-type="float">
            <text:p>0.0011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80875" calcext:value-type="float">
            <text:p>6080875</text:p>
          </table:table-cell>
          <table:table-cell table:formula="of:=[Sheet1.B27]/[Sheet1.B$61]" office:value-type="float" office:value="0.0518819300669251" calcext:value-type="float">
            <text:p>0.051882</text:p>
          </table:table-cell>
          <table:table-cell table:formula="of:=SUM([Sheet1.B$4:.B27])/[Sheet1.B$61]" office:value-type="float" office:value="0.141183035899971" calcext:value-type="float">
            <text:p>0.141183</text:p>
          </table:table-cell>
          <table:table-cell office:value-type="float" office:value="3710" calcext:value-type="float">
            <text:p>3710</text:p>
          </table:table-cell>
          <table:table-cell table:formula="of:=[Sheet1.E27]/[Sheet1.E$61]" office:value-type="float" office:value="0.0377416073245168" calcext:value-type="float">
            <text:p>0.03774</text:p>
          </table:table-cell>
          <table:table-cell table:formula="of:=SUM([Sheet1.E$4:.E27])/[Sheet1.$E$61]" office:value-type="float" office:value="0.437761953204476" calcext:value-type="float">
            <text:p>0.4377619532</text:p>
          </table:table-cell>
          <table:table-cell/>
          <table:table-cell table:formula="of:=[Sheet1.E27]/([Sheet1.B27]+[Sheet1.E27])" office:value-type="float" office:value="0.000609737558107907" calcext:value-type="float">
            <text:p>0.0006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95559" calcext:value-type="float">
            <text:p>8095559</text:p>
          </table:table-cell>
          <table:table-cell table:formula="of:=[Sheet1.B28]/[Sheet1.B$61]" office:value-type="float" office:value="0.0690711823365332" calcext:value-type="float">
            <text:p>0.069071</text:p>
          </table:table-cell>
          <table:table-cell table:formula="of:=SUM([Sheet1.B$4:.B28])/[Sheet1.B$61]" office:value-type="float" office:value="0.210254218236504" calcext:value-type="float">
            <text:p>0.210254</text:p>
          </table:table-cell>
          <table:table-cell office:value-type="float" office:value="2523" calcext:value-type="float">
            <text:p>2523</text:p>
          </table:table-cell>
          <table:table-cell table:formula="of:=[Sheet1.E28]/[Sheet1.E$61]" office:value-type="float" office:value="0.0256663275686673" calcext:value-type="float">
            <text:p>0.02567</text:p>
          </table:table-cell>
          <table:table-cell table:formula="of:=SUM([Sheet1.E$4:.E28])/[Sheet1.$E$61]" office:value-type="float" office:value="0.463428280773143" calcext:value-type="float">
            <text:p>0.4634282808</text:p>
          </table:table-cell>
          <table:table-cell/>
          <table:table-cell table:formula="of:=[Sheet1.E28]/([Sheet1.B28]+[Sheet1.E28])" office:value-type="float" office:value="0.000311555254688703" calcext:value-type="float">
            <text:p>0.0003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19250" calcext:value-type="float">
            <text:p>10019250</text:p>
          </table:table-cell>
          <table:table-cell table:formula="of:=[Sheet1.B29]/[Sheet1.B$61]" office:value-type="float" office:value="0.0854840837581828" calcext:value-type="float">
            <text:p>0.085484</text:p>
          </table:table-cell>
          <table:table-cell table:formula="of:=SUM([Sheet1.B$4:.B29])/[Sheet1.B$61]" office:value-type="float" office:value="0.295738301994687" calcext:value-type="float">
            <text:p>0.295738</text:p>
          </table:table-cell>
          <table:table-cell office:value-type="float" office:value="1691" calcext:value-type="float">
            <text:p>1691</text:p>
          </table:table-cell>
          <table:table-cell table:formula="of:=[Sheet1.E29]/[Sheet1.E$61]" office:value-type="float" office:value="0.0172024415055951" calcext:value-type="float">
            <text:p>0.01720</text:p>
          </table:table-cell>
          <table:table-cell table:formula="of:=SUM([Sheet1.E$4:.E29])/[Sheet1.$E$61]" office:value-type="float" office:value="0.480630722278739" calcext:value-type="float">
            <text:p>0.4806307223</text:p>
          </table:table-cell>
          <table:table-cell/>
          <table:table-cell table:formula="of:=[Sheet1.E29]/([Sheet1.B29]+[Sheet1.E29])" office:value-type="float" office:value="0.000168746627686961" calcext:value-type="float">
            <text:p>0.0001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547974" calcext:value-type="float">
            <text:p>11547974</text:p>
          </table:table-cell>
          <table:table-cell table:formula="of:=[Sheet1.B30]/[Sheet1.B$61]" office:value-type="float" office:value="0.0985271329344329" calcext:value-type="float">
            <text:p>0.098527</text:p>
          </table:table-cell>
          <table:table-cell table:formula="of:=SUM([Sheet1.B$4:.B30])/[Sheet1.B$61]" office:value-type="float" office:value="0.39426543492912" calcext:value-type="float">
            <text:p>0.394265</text:p>
          </table:table-cell>
          <table:table-cell office:value-type="float" office:value="1016" calcext:value-type="float">
            <text:p>1016</text:p>
          </table:table-cell>
          <table:table-cell table:formula="of:=[Sheet1.E30]/[Sheet1.E$61]" office:value-type="float" office:value="0.0103357070193286" calcext:value-type="float">
            <text:p>0.01034</text:p>
          </table:table-cell>
          <table:table-cell table:formula="of:=SUM([Sheet1.E$4:.E30])/[Sheet1.$E$61]" office:value-type="float" office:value="0.490966429298067" calcext:value-type="float">
            <text:p>0.4909664293</text:p>
          </table:table-cell>
          <table:table-cell/>
          <table:table-cell table:formula="of:=[Sheet1.E30]/([Sheet1.B30]+[Sheet1.E30])" office:value-type="float" office:value="0.0000879730608477451" calcext:value-type="float">
            <text:p>0.000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396247" calcext:value-type="float">
            <text:p>12396247</text:p>
          </table:table-cell>
          <table:table-cell table:formula="of:=[Sheet1.B31]/[Sheet1.B$61]" office:value-type="float" office:value="0.105764584857661" calcext:value-type="float">
            <text:p>0.105765</text:p>
          </table:table-cell>
          <table:table-cell table:formula="of:=SUM([Sheet1.B$4:.B31])/[Sheet1.B$61]" office:value-type="float" office:value="0.500030019786781" calcext:value-type="float">
            <text:p>0.500030</text:p>
          </table:table-cell>
          <table:table-cell office:value-type="float" office:value="739" calcext:value-type="float">
            <text:p>739</text:p>
          </table:table-cell>
          <table:table-cell table:formula="of:=[Sheet1.E31]/[Sheet1.E$61]" office:value-type="float" office:value="0.00751780264496439" calcext:value-type="float">
            <text:p>0.00752</text:p>
          </table:table-cell>
          <table:table-cell table:formula="of:=SUM([Sheet1.E$4:.E31])/[Sheet1.$E$61]" office:value-type="float" office:value="0.498484231943032" calcext:value-type="float">
            <text:p>0.4984842319</text:p>
          </table:table-cell>
          <table:table-cell/>
          <table:table-cell table:formula="of:=[Sheet1.E31]/([Sheet1.B31]+[Sheet1.E31])" office:value-type="float" office:value="0.0000596112635764855" calcext:value-type="float">
            <text:p>0.0000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394257" calcext:value-type="float">
            <text:p>12394257</text:p>
          </table:table-cell>
          <table:table-cell table:formula="of:=[Sheet1.B32]/[Sheet1.B$61]" office:value-type="float" office:value="0.105747606208892" calcext:value-type="float">
            <text:p>0.105748</text:p>
          </table:table-cell>
          <table:table-cell table:formula="of:=SUM([Sheet1.B$4:.B32])/[Sheet1.B$61]" office:value-type="float" office:value="0.605777625995673" calcext:value-type="float">
            <text:p>0.605778</text:p>
          </table:table-cell>
          <table:table-cell office:value-type="float" office:value="704" calcext:value-type="float">
            <text:p>704</text:p>
          </table:table-cell>
          <table:table-cell table:formula="of:=[Sheet1.E32]/[Sheet1.E$61]" office:value-type="float" office:value="0.0071617497456765" calcext:value-type="float">
            <text:p>0.00716</text:p>
          </table:table-cell>
          <table:table-cell table:formula="of:=SUM([Sheet1.E$4:.E32])/[Sheet1.$E$61]" office:value-type="float" office:value="0.505645981688708" calcext:value-type="float">
            <text:p>0.5056459817</text:p>
          </table:table-cell>
          <table:table-cell/>
          <table:table-cell table:formula="of:=[Sheet1.E32]/([Sheet1.B32]+[Sheet1.E32])" office:value-type="float" office:value="0.0000567972743117142" calcext:value-type="float">
            <text:p>0.0000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542281" calcext:value-type="float">
            <text:p>11542281</text:p>
          </table:table-cell>
          <table:table-cell table:formula="of:=[Sheet1.B33]/[Sheet1.B$61]" office:value-type="float" office:value="0.0984785603477787" calcext:value-type="float">
            <text:p>0.098479</text:p>
          </table:table-cell>
          <table:table-cell table:formula="of:=SUM([Sheet1.B$4:.B33])/[Sheet1.B$61]" office:value-type="float" office:value="0.704256186343452" calcext:value-type="float">
            <text:p>0.704256</text:p>
          </table:table-cell>
          <table:table-cell office:value-type="float" office:value="1023" calcext:value-type="float">
            <text:p>1023</text:p>
          </table:table-cell>
          <table:table-cell table:formula="of:=[Sheet1.E33]/[Sheet1.E$61]" office:value-type="float" office:value="0.0104069175991862" calcext:value-type="float">
            <text:p>0.01041</text:p>
          </table:table-cell>
          <table:table-cell table:formula="of:=SUM([Sheet1.E$4:.E33])/[Sheet1.$E$61]" office:value-type="float" office:value="0.516052899287894" calcext:value-type="float">
            <text:p>0.5160528993</text:p>
          </table:table-cell>
          <table:table-cell/>
          <table:table-cell table:formula="of:=[Sheet1.E33]/([Sheet1.B33]+[Sheet1.E33])" office:value-type="float" office:value="0.0000886228067804504" calcext:value-type="float">
            <text:p>0.0000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17687" calcext:value-type="float">
            <text:p>10017687</text:p>
          </table:table-cell>
          <table:table-cell table:formula="of:=[Sheet1.B34]/[Sheet1.B$61]" office:value-type="float" office:value="0.0854707482667125" calcext:value-type="float">
            <text:p>0.085471</text:p>
          </table:table-cell>
          <table:table-cell table:formula="of:=SUM([Sheet1.B$4:.B34])/[Sheet1.B$61]" office:value-type="float" office:value="0.789726934610164" calcext:value-type="float">
            <text:p>0.789727</text:p>
          </table:table-cell>
          <table:table-cell office:value-type="float" office:value="1639" calcext:value-type="float">
            <text:p>1639</text:p>
          </table:table-cell>
          <table:table-cell table:formula="of:=[Sheet1.E34]/[Sheet1.E$61]" office:value-type="float" office:value="0.0166734486266531" calcext:value-type="float">
            <text:p>0.01667</text:p>
          </table:table-cell>
          <table:table-cell table:formula="of:=SUM([Sheet1.E$4:.E34])/[Sheet1.$E$61]" office:value-type="float" office:value="0.532726347914547" calcext:value-type="float">
            <text:p>0.5327263479</text:p>
          </table:table-cell>
          <table:table-cell/>
          <table:table-cell table:formula="of:=[Sheet1.E34]/([Sheet1.B34]+[Sheet1.E34])" office:value-type="float" office:value="0.000163583857836345" calcext:value-type="float">
            <text:p>0.0001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93745" calcext:value-type="float">
            <text:p>8093745</text:p>
          </table:table-cell>
          <table:table-cell table:formula="of:=[Sheet1.B35]/[Sheet1.B$61]" office:value-type="float" office:value="0.0690557053170021" calcext:value-type="float">
            <text:p>0.069056</text:p>
          </table:table-cell>
          <table:table-cell table:formula="of:=SUM([Sheet1.B$4:.B35])/[Sheet1.B$61]" office:value-type="float" office:value="0.858782639927166" calcext:value-type="float">
            <text:p>0.858783</text:p>
          </table:table-cell>
          <table:table-cell office:value-type="float" office:value="2632" calcext:value-type="float">
            <text:p>2632</text:p>
          </table:table-cell>
          <table:table-cell table:formula="of:=[Sheet1.E35]/[Sheet1.E$61]" office:value-type="float" office:value="0.0267751780264496" calcext:value-type="float">
            <text:p>0.02678</text:p>
          </table:table-cell>
          <table:table-cell table:formula="of:=SUM([Sheet1.E$4:.E35])/[Sheet1.$E$61]" office:value-type="float" office:value="0.559501525940997" calcext:value-type="float">
            <text:p>0.5595015259</text:p>
          </table:table-cell>
          <table:table-cell/>
          <table:table-cell table:formula="of:=[Sheet1.E35]/([Sheet1.B35]+[Sheet1.E35])" office:value-type="float" office:value="0.000325083676315962" calcext:value-type="float">
            <text:p>0.0003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83830" calcext:value-type="float">
            <text:p>6083830</text:p>
          </table:table-cell>
          <table:table-cell table:formula="of:=[Sheet1.B36]/[Sheet1.B$61]" office:value-type="float" office:value="0.0519071420805495" calcext:value-type="float">
            <text:p>0.051907</text:p>
          </table:table-cell>
          <table:table-cell table:formula="of:=SUM([Sheet1.B$4:.B36])/[Sheet1.B$61]" office:value-type="float" office:value="0.910689782007716" calcext:value-type="float">
            <text:p>0.910690</text:p>
          </table:table-cell>
          <table:table-cell office:value-type="float" office:value="3650" calcext:value-type="float">
            <text:p>3650</text:p>
          </table:table-cell>
          <table:table-cell table:formula="of:=[Sheet1.E36]/[Sheet1.E$61]" office:value-type="float" office:value="0.0371312309257375" calcext:value-type="float">
            <text:p>0.03713</text:p>
          </table:table-cell>
          <table:table-cell table:formula="of:=SUM([Sheet1.E$4:.E36])/[Sheet1.$E$61]" office:value-type="float" office:value="0.596632756866734" calcext:value-type="float">
            <text:p>0.5966327569</text:p>
          </table:table-cell>
          <table:table-cell/>
          <table:table-cell table:formula="of:=[Sheet1.E36]/([Sheet1.B36]+[Sheet1.E36])" office:value-type="float" office:value="0.00059959129229172" calcext:value-type="float">
            <text:p>0.0006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49806" calcext:value-type="float">
            <text:p>4249806</text:p>
          </table:table-cell>
          <table:table-cell table:formula="of:=[Sheet1.B37]/[Sheet1.B$61]" office:value-type="float" office:value="0.0362592780956686" calcext:value-type="float">
            <text:p>0.036259</text:p>
          </table:table-cell>
          <table:table-cell table:formula="of:=SUM([Sheet1.B$4:.B37])/[Sheet1.B$61]" office:value-type="float" office:value="0.946949060103384" calcext:value-type="float">
            <text:p>0.946949</text:p>
          </table:table-cell>
          <table:table-cell office:value-type="float" office:value="4830" calcext:value-type="float">
            <text:p>4830</text:p>
          </table:table-cell>
          <table:table-cell table:formula="of:=[Sheet1.E37]/[Sheet1.E$61]" office:value-type="float" office:value="0.0491353001017294" calcext:value-type="float">
            <text:p>0.04914</text:p>
          </table:table-cell>
          <table:table-cell table:formula="of:=SUM([Sheet1.E$4:.E37])/[Sheet1.$E$61]" office:value-type="float" office:value="0.645768056968464" calcext:value-type="float">
            <text:p>0.645768057</text:p>
          </table:table-cell>
          <table:table-cell/>
          <table:table-cell table:formula="of:=[Sheet1.E37]/([Sheet1.B37]+[Sheet1.E37])" office:value-type="float" office:value="0.00113523225018544" calcext:value-type="float">
            <text:p>0.0011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62681" calcext:value-type="float">
            <text:p>2762681</text:p>
          </table:table-cell>
          <table:table-cell table:formula="of:=[Sheet1.B38]/[Sheet1.B$61]" office:value-type="float" office:value="0.023571150934565" calcext:value-type="float">
            <text:p>0.023571</text:p>
          </table:table-cell>
          <table:table-cell table:formula="of:=SUM([Sheet1.B$4:.B38])/[Sheet1.B$61]" office:value-type="float" office:value="0.970520211037949" calcext:value-type="float">
            <text:p>0.970520</text:p>
          </table:table-cell>
          <table:table-cell office:value-type="float" office:value="5738" calcext:value-type="float">
            <text:p>5738</text:p>
          </table:table-cell>
          <table:table-cell table:formula="of:=[Sheet1.E38]/[Sheet1.E$61]" office:value-type="float" office:value="0.0583723296032553" calcext:value-type="float">
            <text:p>0.05837</text:p>
          </table:table-cell>
          <table:table-cell table:formula="of:=SUM([Sheet1.E$4:.E38])/[Sheet1.$E$61]" office:value-type="float" office:value="0.704140386571719" calcext:value-type="float">
            <text:p>0.7041403866</text:p>
          </table:table-cell>
          <table:table-cell/>
          <table:table-cell table:formula="of:=[Sheet1.E38]/([Sheet1.B38]+[Sheet1.E38])" office:value-type="float" office:value="0.00207266313372362" calcext:value-type="float">
            <text:p>0.0020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62959" calcext:value-type="float">
            <text:p>1662959</text:p>
          </table:table-cell>
          <table:table-cell table:formula="of:=[Sheet1.B39]/[Sheet1.B$61]" office:value-type="float" office:value="0.01418834008957" calcext:value-type="float">
            <text:p>0.014188</text:p>
          </table:table-cell>
          <table:table-cell table:formula="of:=SUM([Sheet1.B$4:.B39])/[Sheet1.B$61]" office:value-type="float" office:value="0.984708551127519" calcext:value-type="float">
            <text:p>0.984709</text:p>
          </table:table-cell>
          <table:table-cell office:value-type="float" office:value="6082" calcext:value-type="float">
            <text:p>6082</text:p>
          </table:table-cell>
          <table:table-cell table:formula="of:=[Sheet1.E39]/[Sheet1.E$61]" office:value-type="float" office:value="0.0618718209562564" calcext:value-type="float">
            <text:p>0.06187</text:p>
          </table:table-cell>
          <table:table-cell table:formula="of:=SUM([Sheet1.E$4:.E39])/[Sheet1.$E$61]" office:value-type="float" office:value="0.766012207527976" calcext:value-type="float">
            <text:p>0.7660122075</text:p>
          </table:table-cell>
          <table:table-cell/>
          <table:table-cell table:formula="of:=[Sheet1.E39]/([Sheet1.B39]+[Sheet1.E39])" office:value-type="float" office:value="0.00364400874514167" calcext:value-type="float">
            <text:p>0.0036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27836" calcext:value-type="float">
            <text:p>927836</text:p>
          </table:table-cell>
          <table:table-cell table:formula="of:=[Sheet1.B40]/[Sheet1.B$61]" office:value-type="float" office:value="0.00791628219056888" calcext:value-type="float">
            <text:p>0.007916</text:p>
          </table:table-cell>
          <table:table-cell table:formula="of:=SUM([Sheet1.B$4:.B40])/[Sheet1.B$61]" office:value-type="float" office:value="0.992624833318088" calcext:value-type="float">
            <text:p>0.992625</text:p>
          </table:table-cell>
          <table:table-cell office:value-type="float" office:value="6119" calcext:value-type="float">
            <text:p>6119</text:p>
          </table:table-cell>
          <table:table-cell table:formula="of:=[Sheet1.E40]/[Sheet1.E$61]" office:value-type="float" office:value="0.0622482197355036" calcext:value-type="float">
            <text:p>0.06225</text:p>
          </table:table-cell>
          <table:table-cell table:formula="of:=SUM([Sheet1.E$4:.E40])/[Sheet1.$E$61]" office:value-type="float" office:value="0.828260427263479" calcext:value-type="float">
            <text:p>0.8282604273</text:p>
          </table:table-cell>
          <table:table-cell/>
          <table:table-cell table:formula="of:=[Sheet1.E40]/([Sheet1.B40]+[Sheet1.E40])" office:value-type="float" office:value="0.00655170752338175" calcext:value-type="float">
            <text:p>0.006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8919" calcext:value-type="float">
            <text:p>478919</text:p>
          </table:table-cell>
          <table:table-cell table:formula="of:=[Sheet1.B41]/[Sheet1.B$61]" office:value-type="float" office:value="0.00408612939185919" calcext:value-type="float">
            <text:p>0.004086</text:p>
          </table:table-cell>
          <table:table-cell table:formula="of:=SUM([Sheet1.B$4:.B41])/[Sheet1.B$61]" office:value-type="float" office:value="0.996710962709947" calcext:value-type="float">
            <text:p>0.996711</text:p>
          </table:table-cell>
          <table:table-cell office:value-type="float" office:value="5242" calcext:value-type="float">
            <text:p>5242</text:p>
          </table:table-cell>
          <table:table-cell table:formula="of:=[Sheet1.E41]/[Sheet1.E$61]" office:value-type="float" office:value="0.0533265513733469" calcext:value-type="float">
            <text:p>0.05333</text:p>
          </table:table-cell>
          <table:table-cell table:formula="of:=SUM([Sheet1.E$4:.E41])/[Sheet1.$E$61]" office:value-type="float" office:value="0.881586978636826" calcext:value-type="float">
            <text:p>0.8815869786</text:p>
          </table:table-cell>
          <table:table-cell/>
          <table:table-cell table:formula="of:=[Sheet1.E41]/([Sheet1.B41]+[Sheet1.E41])" office:value-type="float" office:value="0.0108269769766669" calcext:value-type="float">
            <text:p>0.0108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6833" calcext:value-type="float">
            <text:p>226833</text:p>
          </table:table-cell>
          <table:table-cell table:formula="of:=[Sheet1.B42]/[Sheet1.B$61]" office:value-type="float" office:value="0.00193533559608952" calcext:value-type="float">
            <text:p>0.001935</text:p>
          </table:table-cell>
          <table:table-cell table:formula="of:=SUM([Sheet1.B$4:.B42])/[Sheet1.B$61]" office:value-type="float" office:value="0.998646298306037" calcext:value-type="float">
            <text:p>0.998646</text:p>
          </table:table-cell>
          <table:table-cell office:value-type="float" office:value="4282" calcext:value-type="float">
            <text:p>4282</text:p>
          </table:table-cell>
          <table:table-cell table:formula="of:=[Sheet1.E42]/[Sheet1.E$61]" office:value-type="float" office:value="0.0435605289928789" calcext:value-type="float">
            <text:p>0.04356</text:p>
          </table:table-cell>
          <table:table-cell table:formula="of:=SUM([Sheet1.E$4:.E42])/[Sheet1.$E$61]" office:value-type="float" office:value="0.925147507629705" calcext:value-type="float">
            <text:p>0.9251475076</text:p>
          </table:table-cell>
          <table:table-cell/>
          <table:table-cell table:formula="of:=[Sheet1.E42]/([Sheet1.B42]+[Sheet1.E42])" office:value-type="float" office:value="0.0185275728533414" calcext:value-type="float">
            <text:p>0.0185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8524" calcext:value-type="float">
            <text:p>98524</text:p>
          </table:table-cell>
          <table:table-cell table:formula="of:=[Sheet1.B43]/[Sheet1.B$61]" office:value-type="float" office:value="0.000840605221767218" calcext:value-type="float">
            <text:p>0.000841</text:p>
          </table:table-cell>
          <table:table-cell table:formula="of:=SUM([Sheet1.B$4:.B43])/[Sheet1.B$61]" office:value-type="float" office:value="0.999486903527804" calcext:value-type="float">
            <text:p>0.999487</text:p>
          </table:table-cell>
          <table:table-cell office:value-type="float" office:value="3052" calcext:value-type="float">
            <text:p>3052</text:p>
          </table:table-cell>
          <table:table-cell table:formula="of:=[Sheet1.E43]/[Sheet1.E$61]" office:value-type="float" office:value="0.0310478128179044" calcext:value-type="float">
            <text:p>0.03105</text:p>
          </table:table-cell>
          <table:table-cell table:formula="of:=SUM([Sheet1.E$4:.E43])/[Sheet1.$E$61]" office:value-type="float" office:value="0.956195320447609" calcext:value-type="float">
            <text:p>0.9561953204</text:p>
          </table:table-cell>
          <table:table-cell/>
          <table:table-cell table:formula="of:=[Sheet1.E43]/([Sheet1.B43]+[Sheet1.E43])" office:value-type="float" office:value="0.0300464676695282" calcext:value-type="float">
            <text:p>0.0300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314" calcext:value-type="float">
            <text:p>39314</text:p>
          </table:table-cell>
          <table:table-cell table:formula="of:=[Sheet1.B44]/[Sheet1.B$61]" office:value-type="float" office:value="0.000335426431007231" calcext:value-type="float">
            <text:p>0.000335</text:p>
          </table:table-cell>
          <table:table-cell table:formula="of:=SUM([Sheet1.B$4:.B44])/[Sheet1.B$61]" office:value-type="float" office:value="0.999822329958811" calcext:value-type="float">
            <text:p>0.999822</text:p>
          </table:table-cell>
          <table:table-cell office:value-type="float" office:value="1951" calcext:value-type="float">
            <text:p>1951</text:p>
          </table:table-cell>
          <table:table-cell table:formula="of:=[Sheet1.E44]/[Sheet1.E$61]" office:value-type="float" office:value="0.0198474059003052" calcext:value-type="float">
            <text:p>0.01985</text:p>
          </table:table-cell>
          <table:table-cell table:formula="of:=SUM([Sheet1.E$4:.E44])/[Sheet1.$E$61]" office:value-type="float" office:value="0.976042726347914" calcext:value-type="float">
            <text:p>0.9760427263</text:p>
          </table:table-cell>
          <table:table-cell/>
          <table:table-cell table:formula="of:=[Sheet1.E44]/([Sheet1.B44]+[Sheet1.E44])" office:value-type="float" office:value="0.0472797770507694" calcext:value-type="float">
            <text:p>0.0472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188" calcext:value-type="float">
            <text:p>14188</text:p>
          </table:table-cell>
          <table:table-cell table:formula="of:=[Sheet1.B45]/[Sheet1.B$61]" office:value-type="float" office:value="0.000121051793333942" calcext:value-type="float">
            <text:p>0.000121</text:p>
          </table:table-cell>
          <table:table-cell table:formula="of:=SUM([Sheet1.B$4:.B45])/[Sheet1.B$61]" office:value-type="float" office:value="0.999943381752145" calcext:value-type="float">
            <text:p>0.999943</text:p>
          </table:table-cell>
          <table:table-cell office:value-type="float" office:value="1106" calcext:value-type="float">
            <text:p>1106</text:p>
          </table:table-cell>
          <table:table-cell table:formula="of:=[Sheet1.E45]/[Sheet1.E$61]" office:value-type="float" office:value="0.0112512716174975" calcext:value-type="float">
            <text:p>0.01125</text:p>
          </table:table-cell>
          <table:table-cell table:formula="of:=SUM([Sheet1.E$4:.E45])/[Sheet1.$E$61]" office:value-type="float" office:value="0.987293997965412" calcext:value-type="float">
            <text:p>0.987293998</text:p>
          </table:table-cell>
          <table:table-cell/>
          <table:table-cell table:formula="of:=[Sheet1.E45]/([Sheet1.B45]+[Sheet1.E45])" office:value-type="float" office:value="0.072315940891853" calcext:value-type="float">
            <text:p>0.0723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01" calcext:value-type="float">
            <text:p>4801</text:p>
          </table:table-cell>
          <table:table-cell table:formula="of:=[Sheet1.B46]/[Sheet1.B$61]" office:value-type="float" office:value="0.0000409620566532461" calcext:value-type="float">
            <text:p>0.000041</text:p>
          </table:table-cell>
          <table:table-cell table:formula="of:=SUM([Sheet1.B$4:.B46])/[Sheet1.B$61]" office:value-type="float" office:value="0.999984343808798" calcext:value-type="float">
            <text:p>0.999984</text:p>
          </table:table-cell>
          <table:table-cell office:value-type="float" office:value="559" calcext:value-type="float">
            <text:p>559</text:p>
          </table:table-cell>
          <table:table-cell table:formula="of:=[Sheet1.E46]/[Sheet1.E$61]" office:value-type="float" office:value="0.00568667344862665" calcext:value-type="float">
            <text:p>0.00569</text:p>
          </table:table-cell>
          <table:table-cell table:formula="of:=SUM([Sheet1.E$4:.E46])/[Sheet1.$E$61]" office:value-type="float" office:value="0.992980671414039" calcext:value-type="float">
            <text:p>0.9929806714</text:p>
          </table:table-cell>
          <table:table-cell/>
          <table:table-cell table:formula="of:=[Sheet1.E46]/([Sheet1.B46]+[Sheet1.E46])" office:value-type="float" office:value="0.104291044776119" calcext:value-type="float">
            <text:p>0.1042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97" calcext:value-type="float">
            <text:p>1397</text:p>
          </table:table-cell>
          <table:table-cell table:formula="of:=[Sheet1.B47]/[Sheet1.B$61]" office:value-type="float" office:value="0.0000119191820755228" calcext:value-type="float">
            <text:p>0.000012</text:p>
          </table:table-cell>
          <table:table-cell table:formula="of:=SUM([Sheet1.B$4:.B47])/[Sheet1.B$61]" office:value-type="float" office:value="0.999996262990874" calcext:value-type="float">
            <text:p>0.999996</text:p>
          </table:table-cell>
          <table:table-cell office:value-type="float" office:value="270" calcext:value-type="float">
            <text:p>270</text:p>
          </table:table-cell>
          <table:table-cell table:formula="of:=[Sheet1.E47]/[Sheet1.E$61]" office:value-type="float" office:value="0.00274669379450661" calcext:value-type="float">
            <text:p>0.00275</text:p>
          </table:table-cell>
          <table:table-cell table:formula="of:=SUM([Sheet1.E$4:.E47])/[Sheet1.$E$61]" office:value-type="float" office:value="0.995727365208545" calcext:value-type="float">
            <text:p>0.9957273652</text:p>
          </table:table-cell>
          <table:table-cell/>
          <table:table-cell table:formula="of:=[Sheet1.E47]/([Sheet1.B47]+[Sheet1.E47])" office:value-type="float" office:value="0.161967606478704" calcext:value-type="float">
            <text:p>0.1619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1" calcext:value-type="float">
            <text:p>351</text:p>
          </table:table-cell>
          <table:table-cell table:formula="of:=[Sheet1.B48]/[Sheet1.B$61]" office:value-type="float" office:value="0.00000299472649141624" calcext:value-type="float">
            <text:p>0.000003</text:p>
          </table:table-cell>
          <table:table-cell table:formula="of:=SUM([Sheet1.B$4:.B48])/[Sheet1.B$61]" office:value-type="float" office:value="0.999999257717365" calcext:value-type="float">
            <text:p>0.999999</text:p>
          </table:table-cell>
          <table:table-cell office:value-type="float" office:value="90" calcext:value-type="float">
            <text:p>90</text:p>
          </table:table-cell>
          <table:table-cell table:formula="of:=[Sheet1.E48]/[Sheet1.E$61]" office:value-type="float" office:value="0.000915564598168871" calcext:value-type="float">
            <text:p>0.00092</text:p>
          </table:table-cell>
          <table:table-cell table:formula="of:=SUM([Sheet1.E$4:.E48])/[Sheet1.$E$61]" office:value-type="float" office:value="0.996642929806714" calcext:value-type="float">
            <text:p>0.9966429298</text:p>
          </table:table-cell>
          <table:table-cell/>
          <table:table-cell table:formula="of:=[Sheet1.E48]/([Sheet1.B48]+[Sheet1.E48])" office:value-type="float" office:value="0.204081632653061" calcext:value-type="float">
            <text:p>0.2040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formula="of:=[Sheet1.B49]/[Sheet1.B$61]" office:value-type="float" office:value="0.000000563110964197925" calcext:value-type="float">
            <text:p>0.000001</text:p>
          </table:table-cell>
          <table:table-cell table:formula="of:=SUM([Sheet1.B$4:.B49])/[Sheet1.B$61]" office:value-type="float" office:value="0.99999982082833" calcext:value-type="float">
            <text:p>1.000000</text:p>
          </table:table-cell>
          <table:table-cell office:value-type="float" office:value="27" calcext:value-type="float">
            <text:p>27</text:p>
          </table:table-cell>
          <table:table-cell table:formula="of:=[Sheet1.E49]/[Sheet1.E$61]" office:value-type="float" office:value="0.000274669379450661" calcext:value-type="float">
            <text:p>0.00027</text:p>
          </table:table-cell>
          <table:table-cell table:formula="of:=SUM([Sheet1.E$4:.E49])/[Sheet1.$E$61]" office:value-type="float" office:value="0.996917599186165" calcext:value-type="float">
            <text:p>0.9969175992</text:p>
          </table:table-cell>
          <table:table-cell/>
          <table:table-cell table:formula="of:=[Sheet1.E49]/([Sheet1.B49]+[Sheet1.E49])" office:value-type="float" office:value="0.290322580645161" calcext:value-type="float">
            <text:p>0.2903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formula="of:=[Sheet1.B50]/[Sheet1.B$61]" office:value-type="float" office:value="0.000000145043733202496" calcext:value-type="float">
            <text:p>0.000000</text:p>
          </table:table-cell>
          <table:table-cell table:formula="of:=SUM([Sheet1.B$4:.B50])/[Sheet1.B$61]" office:value-type="float" office:value="0.999999965872063" calcext:value-type="float">
            <text:p>1.000000</text:p>
          </table:table-cell>
          <table:table-cell office:value-type="float" office:value="11" calcext:value-type="float">
            <text:p>11</text:p>
          </table:table-cell>
          <table:table-cell table:formula="of:=[Sheet1.E50]/[Sheet1.E$61]" office:value-type="float" office:value="0.000111902339776195" calcext:value-type="float">
            <text:p>0.00011</text:p>
          </table:table-cell>
          <table:table-cell table:formula="of:=SUM([Sheet1.E$4:.E50])/[Sheet1.$E$61]" office:value-type="float" office:value="0.997029501525941" calcext:value-type="float">
            <text:p>0.9970295015</text:p>
          </table:table-cell>
          <table:table-cell/>
          <table:table-cell table:formula="of:=[Sheet1.E50]/([Sheet1.B50]+[Sheet1.E50])" office:value-type="float" office:value="0.392857142857143" calcext:value-type="float">
            <text:p>0.3928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[Sheet1.B51]/[Sheet1.B$61]" office:value-type="float" office:value="0.0000000255959529180875" calcext:value-type="float">
            <text:p>0.000000</text:p>
          </table:table-cell>
          <table:table-cell table:formula="of:=SUM([Sheet1.B$4:.B51])/[Sheet1.B$61]" office:value-type="float" office:value="0.999999991468016" calcext:value-type="float">
            <text:p>1.000000</text:p>
          </table:table-cell>
          <table:table-cell office:value-type="float" office:value="6" calcext:value-type="float">
            <text:p>6</text:p>
          </table:table-cell>
          <table:table-cell table:formula="of:=[Sheet1.E51]/[Sheet1.E$61]" office:value-type="float" office:value="0.0000610376398779247" calcext:value-type="float">
            <text:p>0.00006</text:p>
          </table:table-cell>
          <table:table-cell table:formula="of:=SUM([Sheet1.E$4:.E51])/[Sheet1.$E$61]" office:value-type="float" office:value="0.997090539165819" calcext:value-type="float">
            <text:p>0.9970905392</text:p>
          </table:table-cell>
          <table:table-cell/>
          <table:table-cell table:formula="of:=[Sheet1.E51]/([Sheet1.B51]+[Sheet1.E51])" office:value-type="float" office:value="0.666666666666667" calcext:value-type="float">
            <text:p>0.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Sheet1.B52]/[Sheet1.B$61]" office:value-type="float" office:value="0.00000000853198430602917" calcext:value-type="float">
            <text:p>0.000000</text:p>
          </table:table-cell>
          <table:table-cell table:formula="of:=SUM([Sheet1.B$4:.B52])/[Sheet1.B$61]" office:value-type="float" office:value="1" calcext:value-type="float">
            <text:p>1.000000</text:p>
          </table:table-cell>
          <table:table-cell office:value-type="float" office:value="0" calcext:value-type="float">
            <text:p>0</text:p>
          </table:table-cell>
          <table:table-cell table:formula="of:=[Sheet1.E52]/[Sheet1.E$61]" office:value-type="float" office:value="0" calcext:value-type="float">
            <text:p>0.00000</text:p>
          </table:table-cell>
          <table:table-cell table:formula="of:=SUM([Sheet1.E$4:.E52])/[Sheet1.$E$61]" office:value-type="float" office:value="0.997090539165819" calcext:value-type="float">
            <text:p>0.9970905392</text:p>
          </table:table-cell>
          <table:table-cell/>
          <table:table-cell table:formula="of:=[Sheet1.E52]/([Sheet1.B52]+[Sheet1.E52])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Sheet1.B53]/[Sheet1.B$61]" office:value-type="float" office:value="0" calcext:value-type="float">
            <text:p>0.000000</text:p>
          </table:table-cell>
          <table:table-cell table:formula="of:=SUM([Sheet1.B$4:.B53])/[Sheet1.B$61]" office:value-type="float" office:value="1" calcext:value-type="float">
            <text:p>1.000000</text:p>
          </table:table-cell>
          <table:table-cell office:value-type="float" office:value="0" calcext:value-type="float">
            <text:p>0</text:p>
          </table:table-cell>
          <table:table-cell table:formula="of:=[Sheet1.E53]/[Sheet1.E$61]" office:value-type="float" office:value="0" calcext:value-type="float">
            <text:p>0.00000</text:p>
          </table:table-cell>
          <table:table-cell table:formula="of:=SUM([Sheet1.E$4:.E53])/[Sheet1.$E$61]" office:value-type="float" office:value="0.997090539165819" calcext:value-type="float">
            <text:p>0.9970905392</text:p>
          </table:table-cell>
          <table:table-cell/>
          <table:table-cell table:formula="of:=[Sheet1.E53]/([Sheet1.B53]+[Sheet1.E5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Sheet1.B54]/[Sheet1.B$61]" office:value-type="float" office:value="0" calcext:value-type="float">
            <text:p>0.000000</text:p>
          </table:table-cell>
          <table:table-cell table:formula="of:=SUM([Sheet1.B$4:.B54])/[Sheet1.B$61]" office:value-type="float" office:value="1" calcext:value-type="float">
            <text:p>1.000000</text:p>
          </table:table-cell>
          <table:table-cell office:value-type="float" office:value="0" calcext:value-type="float">
            <text:p>0</text:p>
          </table:table-cell>
          <table:table-cell table:formula="of:=[Sheet1.E54]/[Sheet1.E$61]" office:value-type="float" office:value="0" calcext:value-type="float">
            <text:p>0.00000</text:p>
          </table:table-cell>
          <table:table-cell table:formula="of:=SUM([Sheet1.E$4:.E54])/[Sheet1.$E$61]" office:value-type="float" office:value="0.997090539165819" calcext:value-type="float">
            <text:p>0.9970905392</text:p>
          </table:table-cell>
          <table:table-cell/>
          <table:table-cell table:formula="of:=[Sheet1.E54]/([Sheet1.B54]+[Sheet1.E5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Sheet1.B55]/[Sheet1.B$61]" office:value-type="float" office:value="0" calcext:value-type="float">
            <text:p>0.000000</text:p>
          </table:table-cell>
          <table:table-cell table:formula="of:=SUM([Sheet1.B$4:.B55])/[Sheet1.B$61]" office:value-type="float" office:value="1" calcext:value-type="float">
            <text:p>1.000000</text:p>
          </table:table-cell>
          <table:table-cell office:value-type="float" office:value="0" calcext:value-type="float">
            <text:p>0</text:p>
          </table:table-cell>
          <table:table-cell table:formula="of:=[Sheet1.E55]/[Sheet1.E$61]" office:value-type="float" office:value="0" calcext:value-type="float">
            <text:p>0.00000</text:p>
          </table:table-cell>
          <table:table-cell table:formula="of:=SUM([Sheet1.E$4:.E55])/[Sheet1.$E$61]" office:value-type="float" office:value="0.997090539165819" calcext:value-type="float">
            <text:p>0.9970905392</text:p>
          </table:table-cell>
          <table:table-cell/>
          <table:table-cell table:formula="of:=[Sheet1.E55]/([Sheet1.B55]+[Sheet1.E5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Sheet1.B56]/[Sheet1.B$61]" office:value-type="float" office:value="0" calcext:value-type="float">
            <text:p>0.000000</text:p>
          </table:table-cell>
          <table:table-cell table:formula="of:=SUM([Sheet1.B$4:.B56])/[Sheet1.B$61]" office:value-type="float" office:value="1" calcext:value-type="float">
            <text:p>1.000000</text:p>
          </table:table-cell>
          <table:table-cell office:value-type="float" office:value="0" calcext:value-type="float">
            <text:p>0</text:p>
          </table:table-cell>
          <table:table-cell table:formula="of:=[Sheet1.E56]/[Sheet1.E$61]" office:value-type="float" office:value="0" calcext:value-type="float">
            <text:p>0.00000</text:p>
          </table:table-cell>
          <table:table-cell table:formula="of:=SUM([Sheet1.E$4:.E56])/[Sheet1.$E$61]" office:value-type="float" office:value="0.997090539165819" calcext:value-type="float">
            <text:p>0.9970905392</text:p>
          </table:table-cell>
          <table:table-cell/>
          <table:table-cell table:formula="of:=[Sheet1.E56]/([Sheet1.B56]+[Sheet1.E5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Sheet1.B57]/[Sheet1.B$61]" office:value-type="float" office:value="0" calcext:value-type="float">
            <text:p>0.000000</text:p>
          </table:table-cell>
          <table:table-cell table:formula="of:=SUM([Sheet1.B$4:.B57])/[Sheet1.B$61]" office:value-type="float" office:value="1" calcext:value-type="float">
            <text:p>1.000000</text:p>
          </table:table-cell>
          <table:table-cell office:value-type="float" office:value="0" calcext:value-type="float">
            <text:p>0</text:p>
          </table:table-cell>
          <table:table-cell table:formula="of:=[Sheet1.E57]/[Sheet1.E$61]" office:value-type="float" office:value="0" calcext:value-type="float">
            <text:p>0.00000</text:p>
          </table:table-cell>
          <table:table-cell table:formula="of:=SUM([Sheet1.E$4:.E57])/[Sheet1.$E$61]" office:value-type="float" office:value="0.997090539165819" calcext:value-type="float">
            <text:p>0.9970905392</text:p>
          </table:table-cell>
          <table:table-cell/>
          <table:table-cell table:formula="of:=[Sheet1.E57]/([Sheet1.B57]+[Sheet1.E5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Sheet1.B58]/[Sheet1.B$61]" office:value-type="float" office:value="0" calcext:value-type="float">
            <text:p>0.000000</text:p>
          </table:table-cell>
          <table:table-cell table:formula="of:=SUM([Sheet1.B$4:.B58])/[Sheet1.B$61]" office:value-type="float" office:value="1" calcext:value-type="float">
            <text:p>1.000000</text:p>
          </table:table-cell>
          <table:table-cell office:value-type="float" office:value="0" calcext:value-type="float">
            <text:p>0</text:p>
          </table:table-cell>
          <table:table-cell table:formula="of:=[Sheet1.E58]/[Sheet1.E$61]" office:value-type="float" office:value="0" calcext:value-type="float">
            <text:p>0.00000</text:p>
          </table:table-cell>
          <table:table-cell table:formula="of:=SUM([Sheet1.E$4:.E58])/[Sheet1.$E$61]" office:value-type="float" office:value="0.997090539165819" calcext:value-type="float">
            <text:p>0.9970905392</text:p>
          </table:table-cell>
          <table:table-cell/>
          <table:table-cell table:formula="of:=[Sheet1.E58]/([Sheet1.B58]+[Sheet1.E5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Sheet1.B59]/[Sheet1.B$61]" office:value-type="float" office:value="0" calcext:value-type="float">
            <text:p>0.000000</text:p>
          </table:table-cell>
          <table:table-cell table:formula="of:=SUM([Sheet1.B$4:.B59])/[Sheet1.B$61]" office:value-type="float" office:value="1" calcext:value-type="float">
            <text:p>1.000000</text:p>
          </table:table-cell>
          <table:table-cell office:value-type="float" office:value="286" calcext:value-type="float">
            <text:p>286</text:p>
          </table:table-cell>
          <table:table-cell table:formula="of:=[Sheet1.E59]/[Sheet1.E$61]" office:value-type="float" office:value="0.00290946083418108" calcext:value-type="float">
            <text:p>0.00291</text:p>
          </table:table-cell>
          <table:table-cell table:formula="of:=SUM([Sheet1.E$4:.E59])/[Sheet1.$E$61]" office:value-type="float" office:value="1" calcext:value-type="float">
            <text:p>1</text:p>
          </table:table-cell>
          <table:table-cell/>
          <table:table-cell table:formula="of:=[Sheet1.E59]/([Sheet1.B59]+[Sheet1.E59])" office:value-type="float" office:value="1" calcext:value-type="float">
            <text:p>1.00000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formula="of:=SUM([Sheet1.B4:.B59])" office:value-type="float" office:value="117206029" calcext:value-type="float">
            <text:p>117206029</text:p>
          </table:table-cell>
          <table:table-cell table:style-name="Default" table:number-columns-repeated="2"/>
          <table:table-cell table:formula="of:=SUM([Sheet1.E4:.E59])" office:value-type="float" office:value="98300" calcext:value-type="float">
            <text:p>98300</text:p>
          </table:table-cell>
          <table:table-cell table:style-name="Default"/>
          <table:table-cell table:number-columns-repeated="2"/>
          <table:table-cell table:style-name="Default"/>
        </table:table-row>
      </table:table>
      <table:table table:name="Sheet2" table:style-name="ta1" table:print="false">
        <table:table-column table:style-name="co5" table:number-columns-repeated="2" table:default-cell-style-name="Default"/>
        <table:table-column table:style-name="co5" table:number-columns-repeated="2" table:default-cell-style-name="ce4"/>
        <table:table-column table:style-name="co5" table:default-cell-style-name="Default"/>
        <table:table-column table:style-name="co5" table:number-columns-repeated="2" table:default-cell-style-name="ce4"/>
        <table:table-row table:style-name="ro3">
          <table:table-cell office:value-type="string" calcext:value-type="string">
            <text:p>Dim=52; sim_hash_len=128; 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NO REDUCTION</text:p>
          </table:table-cell>
          <table:covered-table-cell table:number-columns-repeated="2" table:style-name="Default"/>
          <table:table-cell office:value-type="string" calcext:value-type="string" table:number-columns-spanned="3" table:number-rows-spanned="1">
            <text:p>REDUCTION</text:p>
          </table:table-cell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PDF</text:p>
          </table:table-cell>
          <table:table-cell office:value-type="string" calcext:value-type="string">
            <text:p>CDF</text:p>
          </table:table-cell>
          <table:table-cell/>
          <table:table-cell table:style-name="Default" office:value-type="string" calcext:value-type="string">
            <text:p>PDF</text:p>
          </table:table-cell>
          <table:table-cell table:style-name="Default" office:value-type="string" calcext:value-type="string">
            <text:p>CD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B4]/[Sheet2.B$133]" office:value-type="float" office:value="0" calcext:value-type="float">
            <text:p>0</text:p>
          </table:table-cell>
          <table:table-cell table:formula="of:=SUM([Sheet2.B$4:.B4])/[Sheet2.B$133]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formula="of:=[Sheet2.E4]/[Sheet2.E$133]" office:value-type="float" office:value="0.0050593880963238" calcext:value-type="float">
            <text:p>0.0050593881</text:p>
          </table:table-cell>
          <table:table-cell table:formula="of:=SUM([Sheet2.E$4:.E4])/[Sheet2.E$133]" office:value-type="float" office:value="0.0050593880963238" calcext:value-type="float">
            <text:p>0.00505938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Sheet2.B5]/[Sheet2.B$133]" office:value-type="float" office:value="0" calcext:value-type="float">
            <text:p>0</text:p>
          </table:table-cell>
          <table:table-cell table:formula="of:=SUM([Sheet2.B$4:.B5])/[Sheet2.B$133]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Sheet2.E5]/[Sheet2.E$133]" office:value-type="float" office:value="0.000607995136038912" calcext:value-type="float">
            <text:p>0.0006079951</text:p>
          </table:table-cell>
          <table:table-cell table:formula="of:=SUM([Sheet2.E$4:.E5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Sheet2.B6]/[Sheet2.B$133]" office:value-type="float" office:value="0" calcext:value-type="float">
            <text:p>0</text:p>
          </table:table-cell>
          <table:table-cell table:formula="of:=SUM([Sheet2.B$4:.B6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6]/[Sheet2.E$133]" office:value-type="float" office:value="0" calcext:value-type="float">
            <text:p>0</text:p>
          </table:table-cell>
          <table:table-cell table:formula="of:=SUM([Sheet2.E$4:.E6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Sheet2.B7]/[Sheet2.B$133]" office:value-type="float" office:value="0" calcext:value-type="float">
            <text:p>0</text:p>
          </table:table-cell>
          <table:table-cell table:formula="of:=SUM([Sheet2.B$4:.B7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7]/[Sheet2.E$133]" office:value-type="float" office:value="0" calcext:value-type="float">
            <text:p>0</text:p>
          </table:table-cell>
          <table:table-cell table:formula="of:=SUM([Sheet2.E$4:.E7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Sheet2.B8]/[Sheet2.B$133]" office:value-type="float" office:value="0" calcext:value-type="float">
            <text:p>0</text:p>
          </table:table-cell>
          <table:table-cell table:formula="of:=SUM([Sheet2.B$4:.B8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8]/[Sheet2.E$133]" office:value-type="float" office:value="0" calcext:value-type="float">
            <text:p>0</text:p>
          </table:table-cell>
          <table:table-cell table:formula="of:=SUM([Sheet2.E$4:.E8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Sheet2.B9]/[Sheet2.B$133]" office:value-type="float" office:value="0" calcext:value-type="float">
            <text:p>0</text:p>
          </table:table-cell>
          <table:table-cell table:formula="of:=SUM([Sheet2.B$4:.B9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9]/[Sheet2.E$133]" office:value-type="float" office:value="0" calcext:value-type="float">
            <text:p>0</text:p>
          </table:table-cell>
          <table:table-cell table:formula="of:=SUM([Sheet2.E$4:.E9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Sheet2.B10]/[Sheet2.B$133]" office:value-type="float" office:value="0" calcext:value-type="float">
            <text:p>0</text:p>
          </table:table-cell>
          <table:table-cell table:formula="of:=SUM([Sheet2.B$4:.B10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10]/[Sheet2.E$133]" office:value-type="float" office:value="0" calcext:value-type="float">
            <text:p>0</text:p>
          </table:table-cell>
          <table:table-cell table:formula="of:=SUM([Sheet2.E$4:.E10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Sheet2.B11]/[Sheet2.B$133]" office:value-type="float" office:value="0" calcext:value-type="float">
            <text:p>0</text:p>
          </table:table-cell>
          <table:table-cell table:formula="of:=SUM([Sheet2.B$4:.B11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11]/[Sheet2.E$133]" office:value-type="float" office:value="0" calcext:value-type="float">
            <text:p>0</text:p>
          </table:table-cell>
          <table:table-cell table:formula="of:=SUM([Sheet2.E$4:.E11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Sheet2.B12]/[Sheet2.B$133]" office:value-type="float" office:value="0" calcext:value-type="float">
            <text:p>0</text:p>
          </table:table-cell>
          <table:table-cell table:formula="of:=SUM([Sheet2.B$4:.B12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12]/[Sheet2.E$133]" office:value-type="float" office:value="0" calcext:value-type="float">
            <text:p>0</text:p>
          </table:table-cell>
          <table:table-cell table:formula="of:=SUM([Sheet2.E$4:.E12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Sheet2.B13]/[Sheet2.B$133]" office:value-type="float" office:value="0" calcext:value-type="float">
            <text:p>0</text:p>
          </table:table-cell>
          <table:table-cell table:formula="of:=SUM([Sheet2.B$4:.B13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13]/[Sheet2.E$133]" office:value-type="float" office:value="0" calcext:value-type="float">
            <text:p>0</text:p>
          </table:table-cell>
          <table:table-cell table:formula="of:=SUM([Sheet2.E$4:.E13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Sheet2.B14]/[Sheet2.B$133]" office:value-type="float" office:value="0" calcext:value-type="float">
            <text:p>0</text:p>
          </table:table-cell>
          <table:table-cell table:formula="of:=SUM([Sheet2.B$4:.B14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14]/[Sheet2.E$133]" office:value-type="float" office:value="0" calcext:value-type="float">
            <text:p>0</text:p>
          </table:table-cell>
          <table:table-cell table:formula="of:=SUM([Sheet2.E$4:.E14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Sheet2.B15]/[Sheet2.B$133]" office:value-type="float" office:value="0" calcext:value-type="float">
            <text:p>0</text:p>
          </table:table-cell>
          <table:table-cell table:formula="of:=SUM([Sheet2.B$4:.B15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15]/[Sheet2.E$133]" office:value-type="float" office:value="0" calcext:value-type="float">
            <text:p>0</text:p>
          </table:table-cell>
          <table:table-cell table:formula="of:=SUM([Sheet2.E$4:.E15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Sheet2.B16]/[Sheet2.B$133]" office:value-type="float" office:value="0" calcext:value-type="float">
            <text:p>0</text:p>
          </table:table-cell>
          <table:table-cell table:formula="of:=SUM([Sheet2.B$4:.B16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16]/[Sheet2.E$133]" office:value-type="float" office:value="0" calcext:value-type="float">
            <text:p>0</text:p>
          </table:table-cell>
          <table:table-cell table:formula="of:=SUM([Sheet2.E$4:.E16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Sheet2.B17]/[Sheet2.B$133]" office:value-type="float" office:value="0" calcext:value-type="float">
            <text:p>0</text:p>
          </table:table-cell>
          <table:table-cell table:formula="of:=SUM([Sheet2.B$4:.B17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17]/[Sheet2.E$133]" office:value-type="float" office:value="0" calcext:value-type="float">
            <text:p>0</text:p>
          </table:table-cell>
          <table:table-cell table:formula="of:=SUM([Sheet2.E$4:.E17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Sheet2.B18]/[Sheet2.B$133]" office:value-type="float" office:value="0" calcext:value-type="float">
            <text:p>0</text:p>
          </table:table-cell>
          <table:table-cell table:formula="of:=SUM([Sheet2.B$4:.B18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18]/[Sheet2.E$133]" office:value-type="float" office:value="0" calcext:value-type="float">
            <text:p>0</text:p>
          </table:table-cell>
          <table:table-cell table:formula="of:=SUM([Sheet2.E$4:.E18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Sheet2.B19]/[Sheet2.B$133]" office:value-type="float" office:value="0" calcext:value-type="float">
            <text:p>0</text:p>
          </table:table-cell>
          <table:table-cell table:formula="of:=SUM([Sheet2.B$4:.B19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19]/[Sheet2.E$133]" office:value-type="float" office:value="0" calcext:value-type="float">
            <text:p>0</text:p>
          </table:table-cell>
          <table:table-cell table:formula="of:=SUM([Sheet2.E$4:.E19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Sheet2.B20]/[Sheet2.B$133]" office:value-type="float" office:value="0" calcext:value-type="float">
            <text:p>0</text:p>
          </table:table-cell>
          <table:table-cell table:formula="of:=SUM([Sheet2.B$4:.B20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20]/[Sheet2.E$133]" office:value-type="float" office:value="0" calcext:value-type="float">
            <text:p>0</text:p>
          </table:table-cell>
          <table:table-cell table:formula="of:=SUM([Sheet2.E$4:.E20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Sheet2.B21]/[Sheet2.B$133]" office:value-type="float" office:value="0" calcext:value-type="float">
            <text:p>0</text:p>
          </table:table-cell>
          <table:table-cell table:formula="of:=SUM([Sheet2.B$4:.B21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21]/[Sheet2.E$133]" office:value-type="float" office:value="0" calcext:value-type="float">
            <text:p>0</text:p>
          </table:table-cell>
          <table:table-cell table:formula="of:=SUM([Sheet2.E$4:.E21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Sheet2.B22]/[Sheet2.B$133]" office:value-type="float" office:value="0" calcext:value-type="float">
            <text:p>0</text:p>
          </table:table-cell>
          <table:table-cell table:formula="of:=SUM([Sheet2.B$4:.B22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22]/[Sheet2.E$133]" office:value-type="float" office:value="0" calcext:value-type="float">
            <text:p>0</text:p>
          </table:table-cell>
          <table:table-cell table:formula="of:=SUM([Sheet2.E$4:.E22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Sheet2.B23]/[Sheet2.B$133]" office:value-type="float" office:value="0" calcext:value-type="float">
            <text:p>0</text:p>
          </table:table-cell>
          <table:table-cell table:formula="of:=SUM([Sheet2.B$4:.B23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23]/[Sheet2.E$133]" office:value-type="float" office:value="0" calcext:value-type="float">
            <text:p>0</text:p>
          </table:table-cell>
          <table:table-cell table:formula="of:=SUM([Sheet2.E$4:.E23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Sheet2.B24]/[Sheet2.B$133]" office:value-type="float" office:value="0" calcext:value-type="float">
            <text:p>0</text:p>
          </table:table-cell>
          <table:table-cell table:formula="of:=SUM([Sheet2.B$4:.B24])/[Sheet2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2.E24]/[Sheet2.E$133]" office:value-type="float" office:value="0" calcext:value-type="float">
            <text:p>0</text:p>
          </table:table-cell>
          <table:table-cell table:formula="of:=SUM([Sheet2.E$4:.E24])/[Sheet2.E$133]" office:value-type="float" office:value="0.00566738323236271" calcext:value-type="float">
            <text:p>0.00566738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Sheet2.B25]/[Sheet2.B$133]" office:value-type="float" office:value="0.000000035227704306682" calcext:value-type="float">
            <text:p>3.5227704306682E-08</text:p>
          </table:table-cell>
          <table:table-cell table:formula="of:=SUM([Sheet2.B$4:.B25])/[Sheet2.B$133]" office:value-type="float" office:value="0.000000035227704306682" calcext:value-type="float">
            <text:p>3.5227704306682E-08</text:p>
          </table:table-cell>
          <table:table-cell office:value-type="float" office:value="1" calcext:value-type="float">
            <text:p>1</text:p>
          </table:table-cell>
          <table:table-cell table:formula="of:=[Sheet2.E25]/[Sheet2.E$133]" office:value-type="float" office:value="0.0000217141120013897" calcext:value-type="float">
            <text:p>2.17141120013897E-05</text:p>
          </table:table-cell>
          <table:table-cell table:formula="of:=SUM([Sheet2.E$4:.E25])/[Sheet2.E$133]" office:value-type="float" office:value="0.0056890973443641" calcext:value-type="float">
            <text:p>0.00568909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Sheet2.B26]/[Sheet2.B$133]" office:value-type="float" office:value="0.000000035227704306682" calcext:value-type="float">
            <text:p>3.5227704306682E-08</text:p>
          </table:table-cell>
          <table:table-cell table:formula="of:=SUM([Sheet2.B$4:.B26])/[Sheet2.B$133]" office:value-type="float" office:value="0.0000000704554086133639" calcext:value-type="float">
            <text:p>7.04554086133639E-08</text:p>
          </table:table-cell>
          <table:table-cell office:value-type="float" office:value="0" calcext:value-type="float">
            <text:p>0</text:p>
          </table:table-cell>
          <table:table-cell table:formula="of:=[Sheet2.E26]/[Sheet2.E$133]" office:value-type="float" office:value="0" calcext:value-type="float">
            <text:p>0</text:p>
          </table:table-cell>
          <table:table-cell table:formula="of:=SUM([Sheet2.E$4:.E26])/[Sheet2.E$133]" office:value-type="float" office:value="0.0056890973443641" calcext:value-type="float">
            <text:p>0.00568909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Sheet2.B27]/[Sheet2.B$133]" office:value-type="float" office:value="0.000000035227704306682" calcext:value-type="float">
            <text:p>3.5227704306682E-08</text:p>
          </table:table-cell>
          <table:table-cell table:formula="of:=SUM([Sheet2.B$4:.B27])/[Sheet2.B$133]" office:value-type="float" office:value="0.000000105683112920046" calcext:value-type="float">
            <text:p>1.05683112920046E-07</text:p>
          </table:table-cell>
          <table:table-cell office:value-type="float" office:value="0" calcext:value-type="float">
            <text:p>0</text:p>
          </table:table-cell>
          <table:table-cell table:formula="of:=[Sheet2.E27]/[Sheet2.E$133]" office:value-type="float" office:value="0" calcext:value-type="float">
            <text:p>0</text:p>
          </table:table-cell>
          <table:table-cell table:formula="of:=SUM([Sheet2.E$4:.E27])/[Sheet2.E$133]" office:value-type="float" office:value="0.0056890973443641" calcext:value-type="float">
            <text:p>0.00568909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Sheet2.B28]/[Sheet2.B$133]" office:value-type="float" office:value="0.000000140910817226728" calcext:value-type="float">
            <text:p>1.40910817226728E-07</text:p>
          </table:table-cell>
          <table:table-cell table:formula="of:=SUM([Sheet2.B$4:.B28])/[Sheet2.B$133]" office:value-type="float" office:value="0.000000246593930146774" calcext:value-type="float">
            <text:p>2.46593930146774E-07</text:p>
          </table:table-cell>
          <table:table-cell office:value-type="float" office:value="3" calcext:value-type="float">
            <text:p>3</text:p>
          </table:table-cell>
          <table:table-cell table:formula="of:=[Sheet2.E28]/[Sheet2.E$133]" office:value-type="float" office:value="0.0000651423360041691" calcext:value-type="float">
            <text:p>6.51423360041691E-05</text:p>
          </table:table-cell>
          <table:table-cell table:formula="of:=SUM([Sheet2.E$4:.E28])/[Sheet2.E$133]" office:value-type="float" office:value="0.00575423968036827" calcext:value-type="float">
            <text:p>0.00575423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Sheet2.B29]/[Sheet2.B$133]" office:value-type="float" office:value="0.000000211366225840092" calcext:value-type="float">
            <text:p>2.11366225840092E-07</text:p>
          </table:table-cell>
          <table:table-cell table:formula="of:=SUM([Sheet2.B$4:.B29])/[Sheet2.B$133]" office:value-type="float" office:value="0.000000457960155986866" calcext:value-type="float">
            <text:p>0.000000458</text:p>
          </table:table-cell>
          <table:table-cell office:value-type="float" office:value="7" calcext:value-type="float">
            <text:p>7</text:p>
          </table:table-cell>
          <table:table-cell table:formula="of:=[Sheet2.E29]/[Sheet2.E$133]" office:value-type="float" office:value="0.000151998784009728" calcext:value-type="float">
            <text:p>0.0001519988</text:p>
          </table:table-cell>
          <table:table-cell table:formula="of:=SUM([Sheet2.E$4:.E29])/[Sheet2.E$133]" office:value-type="float" office:value="0.005906238464378" calcext:value-type="float">
            <text:p>0.00590623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Sheet2.B30]/[Sheet2.B$133]" office:value-type="float" office:value="0.000000669326381826957" calcext:value-type="float">
            <text:p>6.69326381826957E-07</text:p>
          </table:table-cell>
          <table:table-cell table:formula="of:=SUM([Sheet2.B$4:.B30])/[Sheet2.B$133]" office:value-type="float" office:value="0.00000112728653781382" calcext:value-type="float">
            <text:p>1.12728653781382E-06</text:p>
          </table:table-cell>
          <table:table-cell office:value-type="float" office:value="6" calcext:value-type="float">
            <text:p>6</text:p>
          </table:table-cell>
          <table:table-cell table:formula="of:=[Sheet2.E30]/[Sheet2.E$133]" office:value-type="float" office:value="0.000130284672008338" calcext:value-type="float">
            <text:p>0.0001302847</text:p>
          </table:table-cell>
          <table:table-cell table:formula="of:=SUM([Sheet2.E$4:.E30])/[Sheet2.E$133]" office:value-type="float" office:value="0.00603652313638634" calcext:value-type="float">
            <text:p>0.00603652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[Sheet2.B31]/[Sheet2.B$133]" office:value-type="float" office:value="0.00000126819735504055" calcext:value-type="float">
            <text:p>1.26819735504055E-06</text:p>
          </table:table-cell>
          <table:table-cell table:formula="of:=SUM([Sheet2.B$4:.B31])/[Sheet2.B$133]" office:value-type="float" office:value="0.00000239548389285437" calcext:value-type="float">
            <text:p>2.39548389285437E-06</text:p>
          </table:table-cell>
          <table:table-cell office:value-type="float" office:value="12" calcext:value-type="float">
            <text:p>12</text:p>
          </table:table-cell>
          <table:table-cell table:formula="of:=[Sheet2.E31]/[Sheet2.E$133]" office:value-type="float" office:value="0.000260569344016676" calcext:value-type="float">
            <text:p>0.0002605693</text:p>
          </table:table-cell>
          <table:table-cell table:formula="of:=SUM([Sheet2.E$4:.E31])/[Sheet2.E$133]" office:value-type="float" office:value="0.00629709248040301" calcext:value-type="float">
            <text:p>0.00629709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table:formula="of:=[Sheet2.B32]/[Sheet2.B$133]" office:value-type="float" office:value="0.00000228980077993433" calcext:value-type="float">
            <text:p>2.28980077993433E-06</text:p>
          </table:table-cell>
          <table:table-cell table:formula="of:=SUM([Sheet2.B$4:.B32])/[Sheet2.B$133]" office:value-type="float" office:value="0.0000046852846727887" calcext:value-type="float">
            <text:p>4.6852846727887E-06</text:p>
          </table:table-cell>
          <table:table-cell office:value-type="float" office:value="27" calcext:value-type="float">
            <text:p>27</text:p>
          </table:table-cell>
          <table:table-cell table:formula="of:=[Sheet2.E32]/[Sheet2.E$133]" office:value-type="float" office:value="0.000586281024037522" calcext:value-type="float">
            <text:p>0.000586281</text:p>
          </table:table-cell>
          <table:table-cell table:formula="of:=SUM([Sheet2.E$4:.E32])/[Sheet2.E$133]" office:value-type="float" office:value="0.00688337350444054" calcext:value-type="float">
            <text:p>0.00688337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table:formula="of:=[Sheet2.B33]/[Sheet2.B$133]" office:value-type="float" office:value="0.00000493187860293548" calcext:value-type="float">
            <text:p>4.93187860293548E-06</text:p>
          </table:table-cell>
          <table:table-cell table:formula="of:=SUM([Sheet2.B$4:.B33])/[Sheet2.B$133]" office:value-type="float" office:value="0.00000961716327572418" calcext:value-type="float">
            <text:p>9.61716327572418E-06</text:p>
          </table:table-cell>
          <table:table-cell office:value-type="float" office:value="54" calcext:value-type="float">
            <text:p>54</text:p>
          </table:table-cell>
          <table:table-cell table:formula="of:=[Sheet2.E33]/[Sheet2.E$133]" office:value-type="float" office:value="0.00117256204807504" calcext:value-type="float">
            <text:p>0.001172562</text:p>
          </table:table-cell>
          <table:table-cell table:formula="of:=SUM([Sheet2.E$4:.E33])/[Sheet2.E$133]" office:value-type="float" office:value="0.00805593555251558" calcext:value-type="float">
            <text:p>0.00805593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5" calcext:value-type="float">
            <text:p>245</text:p>
          </table:table-cell>
          <table:table-cell table:formula="of:=[Sheet2.B34]/[Sheet2.B$133]" office:value-type="float" office:value="0.00000863078755513708" calcext:value-type="float">
            <text:p>8.63078755513708E-06</text:p>
          </table:table-cell>
          <table:table-cell table:formula="of:=SUM([Sheet2.B$4:.B34])/[Sheet2.B$133]" office:value-type="float" office:value="0.0000182479508308613" calcext:value-type="float">
            <text:p>0.000018248</text:p>
          </table:table-cell>
          <table:table-cell office:value-type="float" office:value="72" calcext:value-type="float">
            <text:p>72</text:p>
          </table:table-cell>
          <table:table-cell table:formula="of:=[Sheet2.E34]/[Sheet2.E$133]" office:value-type="float" office:value="0.00156341606410006" calcext:value-type="float">
            <text:p>0.0015634161</text:p>
          </table:table-cell>
          <table:table-cell table:formula="of:=SUM([Sheet2.E$4:.E34])/[Sheet2.E$133]" office:value-type="float" office:value="0.00961935161661564" calcext:value-type="float">
            <text:p>0.00961935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7" calcext:value-type="float">
            <text:p>427</text:p>
          </table:table-cell>
          <table:table-cell table:formula="of:=[Sheet2.B35]/[Sheet2.B$133]" office:value-type="float" office:value="0.0000150422297389532" calcext:value-type="float">
            <text:p>1.50422297389532E-05</text:p>
          </table:table-cell>
          <table:table-cell table:formula="of:=SUM([Sheet2.B$4:.B35])/[Sheet2.B$133]" office:value-type="float" office:value="0.0000332901805698145" calcext:value-type="float">
            <text:p>3.32901805698145E-05</text:p>
          </table:table-cell>
          <table:table-cell office:value-type="float" office:value="113" calcext:value-type="float">
            <text:p>113</text:p>
          </table:table-cell>
          <table:table-cell table:formula="of:=[Sheet2.E35]/[Sheet2.E$133]" office:value-type="float" office:value="0.00245369465615704" calcext:value-type="float">
            <text:p>0.0024536947</text:p>
          </table:table-cell>
          <table:table-cell table:formula="of:=SUM([Sheet2.E$4:.E35])/[Sheet2.E$133]" office:value-type="float" office:value="0.0120730462727727" calcext:value-type="float">
            <text:p>0.01207304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42" calcext:value-type="float">
            <text:p>742</text:p>
          </table:table-cell>
          <table:table-cell table:formula="of:=[Sheet2.B36]/[Sheet2.B$133]" office:value-type="float" office:value="0.000026138956595558" calcext:value-type="float">
            <text:p>0.000026139</text:p>
          </table:table-cell>
          <table:table-cell table:formula="of:=SUM([Sheet2.B$4:.B36])/[Sheet2.B$133]" office:value-type="float" office:value="0.0000594291371653725" calcext:value-type="float">
            <text:p>5.94291371653725E-05</text:p>
          </table:table-cell>
          <table:table-cell office:value-type="float" office:value="140" calcext:value-type="float">
            <text:p>140</text:p>
          </table:table-cell>
          <table:table-cell table:formula="of:=[Sheet2.E36]/[Sheet2.E$133]" office:value-type="float" office:value="0.00303997568019456" calcext:value-type="float">
            <text:p>0.0030399757</text:p>
          </table:table-cell>
          <table:table-cell table:formula="of:=SUM([Sheet2.E$4:.E36])/[Sheet2.E$133]" office:value-type="float" office:value="0.0151130219529672" calcext:value-type="float">
            <text:p>0.0151130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50" calcext:value-type="float">
            <text:p>1150</text:p>
          </table:table-cell>
          <table:table-cell table:formula="of:=[Sheet2.B37]/[Sheet2.B$133]" office:value-type="float" office:value="0.0000405118599526843" calcext:value-type="float">
            <text:p>4.05118599526843E-05</text:p>
          </table:table-cell>
          <table:table-cell table:formula="of:=SUM([Sheet2.B$4:.B37])/[Sheet2.B$133]" office:value-type="float" office:value="0.0000999409971180567" calcext:value-type="float">
            <text:p>0.000099941</text:p>
          </table:table-cell>
          <table:table-cell office:value-type="float" office:value="213" calcext:value-type="float">
            <text:p>213</text:p>
          </table:table-cell>
          <table:table-cell table:formula="of:=[Sheet2.E37]/[Sheet2.E$133]" office:value-type="float" office:value="0.00462510585629601" calcext:value-type="float">
            <text:p>0.0046251059</text:p>
          </table:table-cell>
          <table:table-cell table:formula="of:=SUM([Sheet2.E$4:.E37])/[Sheet2.E$133]" office:value-type="float" office:value="0.0197381278092632" calcext:value-type="float">
            <text:p>0.01973812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23" calcext:value-type="float">
            <text:p>1823</text:p>
          </table:table-cell>
          <table:table-cell table:formula="of:=[Sheet2.B38]/[Sheet2.B$133]" office:value-type="float" office:value="0.0000642201049510812" calcext:value-type="float">
            <text:p>6.42201049510812E-05</text:p>
          </table:table-cell>
          <table:table-cell table:formula="of:=SUM([Sheet2.B$4:.B38])/[Sheet2.B$133]" office:value-type="float" office:value="0.000164161102069138" calcext:value-type="float">
            <text:p>0.0001641611</text:p>
          </table:table-cell>
          <table:table-cell office:value-type="float" office:value="272" calcext:value-type="float">
            <text:p>272</text:p>
          </table:table-cell>
          <table:table-cell table:formula="of:=[Sheet2.E38]/[Sheet2.E$133]" office:value-type="float" office:value="0.005906238464378" calcext:value-type="float">
            <text:p>0.0059062385</text:p>
          </table:table-cell>
          <table:table-cell table:formula="of:=SUM([Sheet2.E$4:.E38])/[Sheet2.E$133]" office:value-type="float" office:value="0.0256443662736412" calcext:value-type="float">
            <text:p>0.02564436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65" calcext:value-type="float">
            <text:p>3065</text:p>
          </table:table-cell>
          <table:table-cell table:formula="of:=[Sheet2.B39]/[Sheet2.B$133]" office:value-type="float" office:value="0.00010797291369998" calcext:value-type="float">
            <text:p>0.0001079729</text:p>
          </table:table-cell>
          <table:table-cell table:formula="of:=SUM([Sheet2.B$4:.B39])/[Sheet2.B$133]" office:value-type="float" office:value="0.000272134015769118" calcext:value-type="float">
            <text:p>0.000272134</text:p>
          </table:table-cell>
          <table:table-cell office:value-type="float" office:value="360" calcext:value-type="float">
            <text:p>360</text:p>
          </table:table-cell>
          <table:table-cell table:formula="of:=[Sheet2.E39]/[Sheet2.E$133]" office:value-type="float" office:value="0.00781708032050029" calcext:value-type="float">
            <text:p>0.0078170803</text:p>
          </table:table-cell>
          <table:table-cell table:formula="of:=SUM([Sheet2.E$4:.E39])/[Sheet2.E$133]" office:value-type="float" office:value="0.0334614465941415" calcext:value-type="float">
            <text:p>0.03346144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11" calcext:value-type="float">
            <text:p>4811</text:p>
          </table:table-cell>
          <table:table-cell table:formula="of:=[Sheet2.B40]/[Sheet2.B$133]" office:value-type="float" office:value="0.000169480485419447" calcext:value-type="float">
            <text:p>0.0001694805</text:p>
          </table:table-cell>
          <table:table-cell table:formula="of:=SUM([Sheet2.B$4:.B40])/[Sheet2.B$133]" office:value-type="float" office:value="0.000441614501188565" calcext:value-type="float">
            <text:p>0.0004416145</text:p>
          </table:table-cell>
          <table:table-cell office:value-type="float" office:value="476" calcext:value-type="float">
            <text:p>476</text:p>
          </table:table-cell>
          <table:table-cell table:formula="of:=[Sheet2.E40]/[Sheet2.E$133]" office:value-type="float" office:value="0.0103359173126615" calcext:value-type="float">
            <text:p>0.0103359173</text:p>
          </table:table-cell>
          <table:table-cell table:formula="of:=SUM([Sheet2.E$4:.E40])/[Sheet2.E$133]" office:value-type="float" office:value="0.043797363906803" calcext:value-type="float">
            <text:p>0.04379736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307" calcext:value-type="float">
            <text:p>7307</text:p>
          </table:table-cell>
          <table:table-cell table:formula="of:=[Sheet2.B41]/[Sheet2.B$133]" office:value-type="float" office:value="0.000257408835368925" calcext:value-type="float">
            <text:p>0.0002574088</text:p>
          </table:table-cell>
          <table:table-cell table:formula="of:=SUM([Sheet2.B$4:.B41])/[Sheet2.B$133]" office:value-type="float" office:value="0.00069902333655749" calcext:value-type="float">
            <text:p>0.0006990233</text:p>
          </table:table-cell>
          <table:table-cell office:value-type="float" office:value="574" calcext:value-type="float">
            <text:p>574</text:p>
          </table:table-cell>
          <table:table-cell table:formula="of:=[Sheet2.E41]/[Sheet2.E$133]" office:value-type="float" office:value="0.0124639002887977" calcext:value-type="float">
            <text:p>0.0124639003</text:p>
          </table:table-cell>
          <table:table-cell table:formula="of:=SUM([Sheet2.E$4:.E41])/[Sheet2.E$133]" office:value-type="float" office:value="0.0562612641956007" calcext:value-type="float">
            <text:p>0.05626126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997" calcext:value-type="float">
            <text:p>10997</text:p>
          </table:table-cell>
          <table:table-cell table:formula="of:=[Sheet2.B42]/[Sheet2.B$133]" office:value-type="float" office:value="0.000387399064260582" calcext:value-type="float">
            <text:p>0.0003873991</text:p>
          </table:table-cell>
          <table:table-cell table:formula="of:=SUM([Sheet2.B$4:.B42])/[Sheet2.B$133]" office:value-type="float" office:value="0.00108642240081807" calcext:value-type="float">
            <text:p>0.0010864224</text:p>
          </table:table-cell>
          <table:table-cell office:value-type="float" office:value="733" calcext:value-type="float">
            <text:p>733</text:p>
          </table:table-cell>
          <table:table-cell table:formula="of:=[Sheet2.E42]/[Sheet2.E$133]" office:value-type="float" office:value="0.0159164440970187" calcext:value-type="float">
            <text:p>0.0159164441</text:p>
          </table:table-cell>
          <table:table-cell table:formula="of:=SUM([Sheet2.E$4:.E42])/[Sheet2.E$133]" office:value-type="float" office:value="0.0721777082926194" calcext:value-type="float">
            <text:p>0.07217770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280" calcext:value-type="float">
            <text:p>16280</text:p>
          </table:table-cell>
          <table:table-cell table:formula="of:=[Sheet2.B43]/[Sheet2.B$133]" office:value-type="float" office:value="0.000573507026112782" calcext:value-type="float">
            <text:p>0.000573507</text:p>
          </table:table-cell>
          <table:table-cell table:formula="of:=SUM([Sheet2.B$4:.B43])/[Sheet2.B$133]" office:value-type="float" office:value="0.00165992942693085" calcext:value-type="float">
            <text:p>0.0016599294</text:p>
          </table:table-cell>
          <table:table-cell office:value-type="float" office:value="810" calcext:value-type="float">
            <text:p>810</text:p>
          </table:table-cell>
          <table:table-cell table:formula="of:=[Sheet2.E43]/[Sheet2.E$133]" office:value-type="float" office:value="0.0175884307211257" calcext:value-type="float">
            <text:p>0.0175884307</text:p>
          </table:table-cell>
          <table:table-cell table:formula="of:=SUM([Sheet2.E$4:.E43])/[Sheet2.E$133]" office:value-type="float" office:value="0.089766139013745" calcext:value-type="float">
            <text:p>0.0897661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395" calcext:value-type="float">
            <text:p>23395</text:p>
          </table:table-cell>
          <table:table-cell table:formula="of:=[Sheet2.B44]/[Sheet2.B$133]" office:value-type="float" office:value="0.000824152142254825" calcext:value-type="float">
            <text:p>0.0008241521</text:p>
          </table:table-cell>
          <table:table-cell table:formula="of:=SUM([Sheet2.B$4:.B44])/[Sheet2.B$133]" office:value-type="float" office:value="0.00248408156918568" calcext:value-type="float">
            <text:p>0.0024840816</text:p>
          </table:table-cell>
          <table:table-cell office:value-type="float" office:value="931" calcext:value-type="float">
            <text:p>931</text:p>
          </table:table-cell>
          <table:table-cell table:formula="of:=[Sheet2.E44]/[Sheet2.E$133]" office:value-type="float" office:value="0.0202158382732938" calcext:value-type="float">
            <text:p>0.0202158383</text:p>
          </table:table-cell>
          <table:table-cell table:formula="of:=SUM([Sheet2.E$4:.E44])/[Sheet2.E$133]" office:value-type="float" office:value="0.109981977287039" calcext:value-type="float">
            <text:p>0.10998197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194" calcext:value-type="float">
            <text:p>33194</text:p>
          </table:table-cell>
          <table:table-cell table:formula="of:=[Sheet2.B45]/[Sheet2.B$133]" office:value-type="float" office:value="0.001169348416756" calcext:value-type="float">
            <text:p>0.0011693484</text:p>
          </table:table-cell>
          <table:table-cell table:formula="of:=SUM([Sheet2.B$4:.B45])/[Sheet2.B$133]" office:value-type="float" office:value="0.00365342998594168" calcext:value-type="float">
            <text:p>0.00365343</text:p>
          </table:table-cell>
          <table:table-cell office:value-type="float" office:value="1055" calcext:value-type="float">
            <text:p>1055</text:p>
          </table:table-cell>
          <table:table-cell table:formula="of:=[Sheet2.E45]/[Sheet2.E$133]" office:value-type="float" office:value="0.0229083881614661" calcext:value-type="float">
            <text:p>0.0229083882</text:p>
          </table:table-cell>
          <table:table-cell table:formula="of:=SUM([Sheet2.E$4:.E45])/[Sheet2.E$133]" office:value-type="float" office:value="0.132890365448505" calcext:value-type="float">
            <text:p>0.13289036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791" calcext:value-type="float">
            <text:p>45791</text:p>
          </table:table-cell>
          <table:table-cell table:formula="of:=[Sheet2.B46]/[Sheet2.B$133]" office:value-type="float" office:value="0.00161311180790727" calcext:value-type="float">
            <text:p>0.0016131118</text:p>
          </table:table-cell>
          <table:table-cell table:formula="of:=SUM([Sheet2.B$4:.B46])/[Sheet2.B$133]" office:value-type="float" office:value="0.00526654179384895" calcext:value-type="float">
            <text:p>0.0052665418</text:p>
          </table:table-cell>
          <table:table-cell office:value-type="float" office:value="1127" calcext:value-type="float">
            <text:p>1127</text:p>
          </table:table-cell>
          <table:table-cell table:formula="of:=[Sheet2.E46]/[Sheet2.E$133]" office:value-type="float" office:value="0.0244718042255662" calcext:value-type="float">
            <text:p>0.0244718042</text:p>
          </table:table-cell>
          <table:table-cell table:formula="of:=SUM([Sheet2.E$4:.E46])/[Sheet2.E$133]" office:value-type="float" office:value="0.157362169674071" calcext:value-type="float">
            <text:p>0.15736216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2824" calcext:value-type="float">
            <text:p>62824</text:p>
          </table:table-cell>
          <table:table-cell table:formula="of:=[Sheet2.B47]/[Sheet2.B$133]" office:value-type="float" office:value="0.00221314529536299" calcext:value-type="float">
            <text:p>0.0022131453</text:p>
          </table:table-cell>
          <table:table-cell table:formula="of:=SUM([Sheet2.B$4:.B47])/[Sheet2.B$133]" office:value-type="float" office:value="0.00747968708921194" calcext:value-type="float">
            <text:p>0.0074796871</text:p>
          </table:table-cell>
          <table:table-cell office:value-type="float" office:value="1298" calcext:value-type="float">
            <text:p>1298</text:p>
          </table:table-cell>
          <table:table-cell table:formula="of:=[Sheet2.E47]/[Sheet2.E$133]" office:value-type="float" office:value="0.0281849173778038" calcext:value-type="float">
            <text:p>0.0281849174</text:p>
          </table:table-cell>
          <table:table-cell table:formula="of:=SUM([Sheet2.E$4:.E47])/[Sheet2.E$133]" office:value-type="float" office:value="0.185547087051875" calcext:value-type="float">
            <text:p>0.18554708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4466" calcext:value-type="float">
            <text:p>84466</text:p>
          </table:table-cell>
          <table:table-cell table:formula="of:=[Sheet2.B48]/[Sheet2.B$133]" office:value-type="float" office:value="0.0029755432719682" calcext:value-type="float">
            <text:p>0.0029755433</text:p>
          </table:table-cell>
          <table:table-cell table:formula="of:=SUM([Sheet2.B$4:.B48])/[Sheet2.B$133]" office:value-type="float" office:value="0.0104552303611801" calcext:value-type="float">
            <text:p>0.0104552304</text:p>
          </table:table-cell>
          <table:table-cell office:value-type="float" office:value="1238" calcext:value-type="float">
            <text:p>1238</text:p>
          </table:table-cell>
          <table:table-cell table:formula="of:=[Sheet2.E48]/[Sheet2.E$133]" office:value-type="float" office:value="0.0268820706577204" calcext:value-type="float">
            <text:p>0.0268820707</text:p>
          </table:table-cell>
          <table:table-cell table:formula="of:=SUM([Sheet2.E$4:.E48])/[Sheet2.E$133]" office:value-type="float" office:value="0.212429157709595" calcext:value-type="float">
            <text:p>0.21242915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0968" calcext:value-type="float">
            <text:p>110968</text:p>
          </table:table-cell>
          <table:table-cell table:formula="of:=[Sheet2.B49]/[Sheet2.B$133]" office:value-type="float" office:value="0.00390914789150388" calcext:value-type="float">
            <text:p>0.0039091479</text:p>
          </table:table-cell>
          <table:table-cell table:formula="of:=SUM([Sheet2.B$4:.B49])/[Sheet2.B$133]" office:value-type="float" office:value="0.014364378252684" calcext:value-type="float">
            <text:p>0.0143643783</text:p>
          </table:table-cell>
          <table:table-cell office:value-type="float" office:value="1355" calcext:value-type="float">
            <text:p>1355</text:p>
          </table:table-cell>
          <table:table-cell table:formula="of:=[Sheet2.E49]/[Sheet2.E$133]" office:value-type="float" office:value="0.029422621761883" calcext:value-type="float">
            <text:p>0.0294226218</text:p>
          </table:table-cell>
          <table:table-cell table:formula="of:=SUM([Sheet2.E$4:.E49])/[Sheet2.E$133]" office:value-type="float" office:value="0.241851779471479" calcext:value-type="float">
            <text:p>0.24185177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22" calcext:value-type="float">
            <text:p>144122</text:p>
          </table:table-cell>
          <table:table-cell table:formula="of:=[Sheet2.B50]/[Sheet2.B$133]" office:value-type="float" office:value="0.00507708720008762" calcext:value-type="float">
            <text:p>0.0050770872</text:p>
          </table:table-cell>
          <table:table-cell table:formula="of:=SUM([Sheet2.B$4:.B50])/[Sheet2.B$133]" office:value-type="float" office:value="0.0194414654527716" calcext:value-type="float">
            <text:p>0.0194414655</text:p>
          </table:table-cell>
          <table:table-cell office:value-type="float" office:value="1357" calcext:value-type="float">
            <text:p>1357</text:p>
          </table:table-cell>
          <table:table-cell table:formula="of:=[Sheet2.E50]/[Sheet2.E$133]" office:value-type="float" office:value="0.0294660499858858" calcext:value-type="float">
            <text:p>0.02946605</text:p>
          </table:table-cell>
          <table:table-cell table:formula="of:=SUM([Sheet2.E$4:.E50])/[Sheet2.E$133]" office:value-type="float" office:value="0.271317829457364" calcext:value-type="float">
            <text:p>0.27131782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4091" calcext:value-type="float">
            <text:p>184091</text:p>
          </table:table-cell>
          <table:table-cell table:formula="of:=[Sheet2.B51]/[Sheet2.B$133]" office:value-type="float" office:value="0.00648510331352139" calcext:value-type="float">
            <text:p>0.0064851033</text:p>
          </table:table-cell>
          <table:table-cell table:formula="of:=SUM([Sheet2.B$4:.B51])/[Sheet2.B$133]" office:value-type="float" office:value="0.025926568766293" calcext:value-type="float">
            <text:p>0.0259265688</text:p>
          </table:table-cell>
          <table:table-cell office:value-type="float" office:value="1271" calcext:value-type="float">
            <text:p>1271</text:p>
          </table:table-cell>
          <table:table-cell table:formula="of:=[Sheet2.E51]/[Sheet2.E$133]" office:value-type="float" office:value="0.0275986363537663" calcext:value-type="float">
            <text:p>0.0275986364</text:p>
          </table:table-cell>
          <table:table-cell table:formula="of:=SUM([Sheet2.E$4:.E51])/[Sheet2.E$133]" office:value-type="float" office:value="0.298916465811131" calcext:value-type="float">
            <text:p>0.29891646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1594" calcext:value-type="float">
            <text:p>231594</text:p>
          </table:table-cell>
          <table:table-cell table:formula="of:=[Sheet2.B52]/[Sheet2.B$133]" office:value-type="float" office:value="0.0081585249512017" calcext:value-type="float">
            <text:p>0.008158525</text:p>
          </table:table-cell>
          <table:table-cell table:formula="of:=SUM([Sheet2.B$4:.B52])/[Sheet2.B$133]" office:value-type="float" office:value="0.0340850937174947" calcext:value-type="float">
            <text:p>0.0340850937</text:p>
          </table:table-cell>
          <table:table-cell office:value-type="float" office:value="1333" calcext:value-type="float">
            <text:p>1333</text:p>
          </table:table-cell>
          <table:table-cell table:formula="of:=[Sheet2.E52]/[Sheet2.E$133]" office:value-type="float" office:value="0.0289449112978525" calcext:value-type="float">
            <text:p>0.0289449113</text:p>
          </table:table-cell>
          <table:table-cell table:formula="of:=SUM([Sheet2.E$4:.E52])/[Sheet2.E$133]" office:value-type="float" office:value="0.327861377108983" calcext:value-type="float">
            <text:p>0.32786137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7526" calcext:value-type="float">
            <text:p>287526</text:p>
          </table:table-cell>
          <table:table-cell table:formula="of:=[Sheet2.B53]/[Sheet2.B$133]" office:value-type="float" office:value="0.010128880908483" calcext:value-type="float">
            <text:p>0.0101288809</text:p>
          </table:table-cell>
          <table:table-cell table:formula="of:=SUM([Sheet2.B$4:.B53])/[Sheet2.B$133]" office:value-type="float" office:value="0.0442139746259778" calcext:value-type="float">
            <text:p>0.0442139746</text:p>
          </table:table-cell>
          <table:table-cell office:value-type="float" office:value="1163" calcext:value-type="float">
            <text:p>1163</text:p>
          </table:table-cell>
          <table:table-cell table:formula="of:=[Sheet2.E53]/[Sheet2.E$133]" office:value-type="float" office:value="0.0252535122576162" calcext:value-type="float">
            <text:p>0.0252535123</text:p>
          </table:table-cell>
          <table:table-cell table:formula="of:=SUM([Sheet2.E$4:.E53])/[Sheet2.E$133]" office:value-type="float" office:value="0.353114889366599" calcext:value-type="float">
            <text:p>0.35311488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1406" calcext:value-type="float">
            <text:p>351406</text:p>
          </table:table-cell>
          <table:table-cell table:formula="of:=[Sheet2.B54]/[Sheet2.B$133]" office:value-type="float" office:value="0.0123792266595939" calcext:value-type="float">
            <text:p>0.0123792267</text:p>
          </table:table-cell>
          <table:table-cell table:formula="of:=SUM([Sheet2.B$4:.B54])/[Sheet2.B$133]" office:value-type="float" office:value="0.0565932012855717" calcext:value-type="float">
            <text:p>0.0565932013</text:p>
          </table:table-cell>
          <table:table-cell office:value-type="float" office:value="1129" calcext:value-type="float">
            <text:p>1129</text:p>
          </table:table-cell>
          <table:table-cell table:formula="of:=[Sheet2.E54]/[Sheet2.E$133]" office:value-type="float" office:value="0.024515232449569" calcext:value-type="float">
            <text:p>0.0245152324</text:p>
          </table:table-cell>
          <table:table-cell table:formula="of:=SUM([Sheet2.E$4:.E54])/[Sheet2.E$133]" office:value-type="float" office:value="0.377630121816168" calcext:value-type="float">
            <text:p>0.37763012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1765" calcext:value-type="float">
            <text:p>421765</text:p>
          </table:table-cell>
          <table:table-cell table:formula="of:=[Sheet2.B55]/[Sheet2.B$133]" office:value-type="float" office:value="0.0148578127069077" calcext:value-type="float">
            <text:p>0.0148578127</text:p>
          </table:table-cell>
          <table:table-cell table:formula="of:=SUM([Sheet2.B$4:.B55])/[Sheet2.B$133]" office:value-type="float" office:value="0.0714510139924794" calcext:value-type="float">
            <text:p>0.071451014</text:p>
          </table:table-cell>
          <table:table-cell office:value-type="float" office:value="1030" calcext:value-type="float">
            <text:p>1030</text:p>
          </table:table-cell>
          <table:table-cell table:formula="of:=[Sheet2.E55]/[Sheet2.E$133]" office:value-type="float" office:value="0.0223655353614314" calcext:value-type="float">
            <text:p>0.0223655354</text:p>
          </table:table-cell>
          <table:table-cell table:formula="of:=SUM([Sheet2.E$4:.E55])/[Sheet2.E$133]" office:value-type="float" office:value="0.3999956571776" calcext:value-type="float">
            <text:p>0.39999565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383" calcext:value-type="float">
            <text:p>500383</text:p>
          </table:table-cell>
          <table:table-cell table:formula="of:=[Sheet2.B56]/[Sheet2.B$133]" office:value-type="float" office:value="0.0176273443640904" calcext:value-type="float">
            <text:p>0.0176273444</text:p>
          </table:table-cell>
          <table:table-cell table:formula="of:=SUM([Sheet2.B$4:.B56])/[Sheet2.B$133]" office:value-type="float" office:value="0.0890783583565698" calcext:value-type="float">
            <text:p>0.0890783584</text:p>
          </table:table-cell>
          <table:table-cell office:value-type="float" office:value="860" calcext:value-type="float">
            <text:p>860</text:p>
          </table:table-cell>
          <table:table-cell table:formula="of:=[Sheet2.E56]/[Sheet2.E$133]" office:value-type="float" office:value="0.0186741363211951" calcext:value-type="float">
            <text:p>0.0186741363</text:p>
          </table:table-cell>
          <table:table-cell table:formula="of:=SUM([Sheet2.E$4:.E56])/[Sheet2.E$133]" office:value-type="float" office:value="0.418669793498795" calcext:value-type="float">
            <text:p>0.41866979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4008" calcext:value-type="float">
            <text:p>584008</text:p>
          </table:table-cell>
          <table:table-cell table:formula="of:=[Sheet2.B57]/[Sheet2.B$133]" office:value-type="float" office:value="0.0205732611367367" calcext:value-type="float">
            <text:p>0.0205732611</text:p>
          </table:table-cell>
          <table:table-cell table:formula="of:=SUM([Sheet2.B$4:.B57])/[Sheet2.B$133]" office:value-type="float" office:value="0.109651619493307" calcext:value-type="float">
            <text:p>0.1096516195</text:p>
          </table:table-cell>
          <table:table-cell office:value-type="float" office:value="795" calcext:value-type="float">
            <text:p>795</text:p>
          </table:table-cell>
          <table:table-cell table:formula="of:=[Sheet2.E57]/[Sheet2.E$133]" office:value-type="float" office:value="0.0172627190411048" calcext:value-type="float">
            <text:p>0.017262719</text:p>
          </table:table-cell>
          <table:table-cell table:formula="of:=SUM([Sheet2.E$4:.E57])/[Sheet2.E$133]" office:value-type="float" office:value="0.4359325125399" calcext:value-type="float">
            <text:p>0.43593251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4624" calcext:value-type="float">
            <text:p>674624</text:p>
          </table:table-cell>
          <table:table-cell table:formula="of:=[Sheet2.B58]/[Sheet2.B$133]" office:value-type="float" office:value="0.023765454790191" calcext:value-type="float">
            <text:p>0.0237654548</text:p>
          </table:table-cell>
          <table:table-cell table:formula="of:=SUM([Sheet2.B$4:.B58])/[Sheet2.B$133]" office:value-type="float" office:value="0.133417074283498" calcext:value-type="float">
            <text:p>0.1334170743</text:p>
          </table:table-cell>
          <table:table-cell office:value-type="float" office:value="653" calcext:value-type="float">
            <text:p>653</text:p>
          </table:table-cell>
          <table:table-cell table:formula="of:=[Sheet2.E58]/[Sheet2.E$133]" office:value-type="float" office:value="0.0141793151369075" calcext:value-type="float">
            <text:p>0.0141793151</text:p>
          </table:table-cell>
          <table:table-cell table:formula="of:=SUM([Sheet2.E$4:.E58])/[Sheet2.E$133]" office:value-type="float" office:value="0.450111827676807" calcext:value-type="float">
            <text:p>0.45011182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68062" calcext:value-type="float">
            <text:p>768062</text:p>
          </table:table-cell>
          <table:table-cell table:formula="of:=[Sheet2.B59]/[Sheet2.B$133]" office:value-type="float" office:value="0.0270570610251988" calcext:value-type="float">
            <text:p>0.027057061</text:p>
          </table:table-cell>
          <table:table-cell table:formula="of:=SUM([Sheet2.B$4:.B59])/[Sheet2.B$133]" office:value-type="float" office:value="0.160474135308696" calcext:value-type="float">
            <text:p>0.1604741353</text:p>
          </table:table-cell>
          <table:table-cell office:value-type="float" office:value="527" calcext:value-type="float">
            <text:p>527</text:p>
          </table:table-cell>
          <table:table-cell table:formula="of:=[Sheet2.E59]/[Sheet2.E$133]" office:value-type="float" office:value="0.0114433370247324" calcext:value-type="float">
            <text:p>0.011443337</text:p>
          </table:table-cell>
          <table:table-cell table:formula="of:=SUM([Sheet2.E$4:.E59])/[Sheet2.E$133]" office:value-type="float" office:value="0.46155516470154" calcext:value-type="float">
            <text:p>0.46155516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9550" calcext:value-type="float">
            <text:p>859550</text:p>
          </table:table-cell>
          <table:table-cell table:formula="of:=[Sheet2.B60]/[Sheet2.B$133]" office:value-type="float" office:value="0.0302799732368085" calcext:value-type="float">
            <text:p>0.0302799732</text:p>
          </table:table-cell>
          <table:table-cell table:formula="of:=SUM([Sheet2.B$4:.B60])/[Sheet2.B$133]" office:value-type="float" office:value="0.190754108545505" calcext:value-type="float">
            <text:p>0.1907541085</text:p>
          </table:table-cell>
          <table:table-cell office:value-type="float" office:value="478" calcext:value-type="float">
            <text:p>478</text:p>
          </table:table-cell>
          <table:table-cell table:formula="of:=[Sheet2.E60]/[Sheet2.E$133]" office:value-type="float" office:value="0.0103793455366643" calcext:value-type="float">
            <text:p>0.0103793455</text:p>
          </table:table-cell>
          <table:table-cell table:formula="of:=SUM([Sheet2.E$4:.E60])/[Sheet2.E$133]" office:value-type="float" office:value="0.471934510238204" calcext:value-type="float">
            <text:p>0.47193451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49670" calcext:value-type="float">
            <text:p>949670</text:p>
          </table:table-cell>
          <table:table-cell table:formula="of:=[Sheet2.B61]/[Sheet2.B$133]" office:value-type="float" office:value="0.0334546939489267" calcext:value-type="float">
            <text:p>0.0334546939</text:p>
          </table:table-cell>
          <table:table-cell table:formula="of:=SUM([Sheet2.B$4:.B61])/[Sheet2.B$133]" office:value-type="float" office:value="0.224208802494431" calcext:value-type="float">
            <text:p>0.2242088025</text:p>
          </table:table-cell>
          <table:table-cell office:value-type="float" office:value="367" calcext:value-type="float">
            <text:p>367</text:p>
          </table:table-cell>
          <table:table-cell table:formula="of:=[Sheet2.E61]/[Sheet2.E$133]" office:value-type="float" office:value="0.00796907910451002" calcext:value-type="float">
            <text:p>0.0079690791</text:p>
          </table:table-cell>
          <table:table-cell table:formula="of:=SUM([Sheet2.E$4:.E61])/[Sheet2.E$133]" office:value-type="float" office:value="0.479903589342714" calcext:value-type="float">
            <text:p>0.479903589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37507" calcext:value-type="float">
            <text:p>1037507</text:p>
          </table:table-cell>
          <table:table-cell table:formula="of:=[Sheet2.B62]/[Sheet2.B$133]" office:value-type="float" office:value="0.0365489898121127" calcext:value-type="float">
            <text:p>0.0365489898</text:p>
          </table:table-cell>
          <table:table-cell table:formula="of:=SUM([Sheet2.B$4:.B62])/[Sheet2.B$133]" office:value-type="float" office:value="0.260757792306544" calcext:value-type="float">
            <text:p>0.2607577923</text:p>
          </table:table-cell>
          <table:table-cell office:value-type="float" office:value="283" calcext:value-type="float">
            <text:p>283</text:p>
          </table:table-cell>
          <table:table-cell table:formula="of:=[Sheet2.E62]/[Sheet2.E$133]" office:value-type="float" office:value="0.00614509369639329" calcext:value-type="float">
            <text:p>0.0061450937</text:p>
          </table:table-cell>
          <table:table-cell table:formula="of:=SUM([Sheet2.E$4:.E62])/[Sheet2.E$133]" office:value-type="float" office:value="0.486048683039107" calcext:value-type="float">
            <text:p>0.4860486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5024" calcext:value-type="float">
            <text:p>1115024</text:p>
          </table:table-cell>
          <table:table-cell table:formula="of:=[Sheet2.B63]/[Sheet2.B$133]" office:value-type="float" office:value="0.0392797357668538" calcext:value-type="float">
            <text:p>0.0392797358</text:p>
          </table:table-cell>
          <table:table-cell table:formula="of:=SUM([Sheet2.B$4:.B63])/[Sheet2.B$133]" office:value-type="float" office:value="0.300037528073398" calcext:value-type="float">
            <text:p>0.3000375281</text:p>
          </table:table-cell>
          <table:table-cell office:value-type="float" office:value="222" calcext:value-type="float">
            <text:p>222</text:p>
          </table:table-cell>
          <table:table-cell table:formula="of:=[Sheet2.E63]/[Sheet2.E$133]" office:value-type="float" office:value="0.00482053286430851" calcext:value-type="float">
            <text:p>0.0048205329</text:p>
          </table:table-cell>
          <table:table-cell table:formula="of:=SUM([Sheet2.E$4:.E63])/[Sheet2.E$133]" office:value-type="float" office:value="0.490869215903416" calcext:value-type="float">
            <text:p>0.49086921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84775" calcext:value-type="float">
            <text:p>1184775</text:p>
          </table:table-cell>
          <table:table-cell table:formula="of:=[Sheet2.B64]/[Sheet2.B$133]" office:value-type="float" office:value="0.0417369033699491" calcext:value-type="float">
            <text:p>0.0417369034</text:p>
          </table:table-cell>
          <table:table-cell table:formula="of:=SUM([Sheet2.B$4:.B64])/[Sheet2.B$133]" office:value-type="float" office:value="0.341774431443347" calcext:value-type="float">
            <text:p>0.3417744314</text:p>
          </table:table-cell>
          <table:table-cell office:value-type="float" office:value="156" calcext:value-type="float">
            <text:p>156</text:p>
          </table:table-cell>
          <table:table-cell table:formula="of:=[Sheet2.E64]/[Sheet2.E$133]" office:value-type="float" office:value="0.00338740147221679" calcext:value-type="float">
            <text:p>0.0033874015</text:p>
          </table:table-cell>
          <table:table-cell table:formula="of:=SUM([Sheet2.E$4:.E64])/[Sheet2.E$133]" office:value-type="float" office:value="0.494256617375632" calcext:value-type="float">
            <text:p>0.49425661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40202" calcext:value-type="float">
            <text:p>1240202</text:p>
          </table:table-cell>
          <table:table-cell table:formula="of:=[Sheet2.B65]/[Sheet2.B$133]" office:value-type="float" office:value="0.0436894693365556" calcext:value-type="float">
            <text:p>0.0436894693</text:p>
          </table:table-cell>
          <table:table-cell table:formula="of:=SUM([Sheet2.B$4:.B65])/[Sheet2.B$133]" office:value-type="float" office:value="0.385463900779903" calcext:value-type="float">
            <text:p>0.3854639008</text:p>
          </table:table-cell>
          <table:table-cell office:value-type="float" office:value="125" calcext:value-type="float">
            <text:p>125</text:p>
          </table:table-cell>
          <table:table-cell table:formula="of:=[Sheet2.E65]/[Sheet2.E$133]" office:value-type="float" office:value="0.00271426400017371" calcext:value-type="float">
            <text:p>0.002714264</text:p>
          </table:table-cell>
          <table:table-cell table:formula="of:=SUM([Sheet2.E$4:.E65])/[Sheet2.E$133]" office:value-type="float" office:value="0.496970881375806" calcext:value-type="float">
            <text:p>0.49697088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82866" calcext:value-type="float">
            <text:p>1282866</text:p>
          </table:table-cell>
          <table:table-cell table:formula="of:=[Sheet2.B66]/[Sheet2.B$133]" office:value-type="float" office:value="0.0451924241130959" calcext:value-type="float">
            <text:p>0.0451924241</text:p>
          </table:table-cell>
          <table:table-cell table:formula="of:=SUM([Sheet2.B$4:.B66])/[Sheet2.B$133]" office:value-type="float" office:value="0.430656324892999" calcext:value-type="float">
            <text:p>0.4306563249</text:p>
          </table:table-cell>
          <table:table-cell office:value-type="float" office:value="113" calcext:value-type="float">
            <text:p>113</text:p>
          </table:table-cell>
          <table:table-cell table:formula="of:=[Sheet2.E66]/[Sheet2.E$133]" office:value-type="float" office:value="0.00245369465615704" calcext:value-type="float">
            <text:p>0.0024536947</text:p>
          </table:table-cell>
          <table:table-cell table:formula="of:=SUM([Sheet2.E$4:.E66])/[Sheet2.E$133]" office:value-type="float" office:value="0.499424576031963" calcext:value-type="float">
            <text:p>0.4994245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8782" calcext:value-type="float">
            <text:p>1308782</text:p>
          </table:table-cell>
          <table:table-cell table:formula="of:=[Sheet2.B67]/[Sheet2.B$133]" office:value-type="float" office:value="0.0461053852979078" calcext:value-type="float">
            <text:p>0.0461053853</text:p>
          </table:table-cell>
          <table:table-cell table:formula="of:=SUM([Sheet2.B$4:.B67])/[Sheet2.B$133]" office:value-type="float" office:value="0.476761710190906" calcext:value-type="float">
            <text:p>0.4767617102</text:p>
          </table:table-cell>
          <table:table-cell office:value-type="float" office:value="101" calcext:value-type="float">
            <text:p>101</text:p>
          </table:table-cell>
          <table:table-cell table:formula="of:=[Sheet2.E67]/[Sheet2.E$133]" office:value-type="float" office:value="0.00219312531214036" calcext:value-type="float">
            <text:p>0.0021931253</text:p>
          </table:table-cell>
          <table:table-cell table:formula="of:=SUM([Sheet2.E$4:.E67])/[Sheet2.E$133]" office:value-type="float" office:value="0.501617701344104" calcext:value-type="float">
            <text:p>0.50161770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17544" calcext:value-type="float">
            <text:p>1317544</text:p>
          </table:table-cell>
          <table:table-cell table:formula="of:=[Sheet2.B68]/[Sheet2.B$133]" office:value-type="float" office:value="0.046414050443043" calcext:value-type="float">
            <text:p>0.0464140504</text:p>
          </table:table-cell>
          <table:table-cell table:formula="of:=SUM([Sheet2.B$4:.B68])/[Sheet2.B$133]" office:value-type="float" office:value="0.523175760633949" calcext:value-type="float">
            <text:p>0.5231757606</text:p>
          </table:table-cell>
          <table:table-cell office:value-type="float" office:value="91" calcext:value-type="float">
            <text:p>91</text:p>
          </table:table-cell>
          <table:table-cell table:formula="of:=[Sheet2.E68]/[Sheet2.E$133]" office:value-type="float" office:value="0.00197598419212646" calcext:value-type="float">
            <text:p>0.0019759842</text:p>
          </table:table-cell>
          <table:table-cell table:formula="of:=SUM([Sheet2.E$4:.E68])/[Sheet2.E$133]" office:value-type="float" office:value="0.50359368553623" calcext:value-type="float">
            <text:p>0.50359368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09523" calcext:value-type="float">
            <text:p>1309523</text:p>
          </table:table-cell>
          <table:table-cell table:formula="of:=[Sheet2.B69]/[Sheet2.B$133]" office:value-type="float" office:value="0.0461314890267991" calcext:value-type="float">
            <text:p>0.046131489</text:p>
          </table:table-cell>
          <table:table-cell table:formula="of:=SUM([Sheet2.B$4:.B69])/[Sheet2.B$133]" office:value-type="float" office:value="0.569307249660748" calcext:value-type="float">
            <text:p>0.5693072497</text:p>
          </table:table-cell>
          <table:table-cell office:value-type="float" office:value="84" calcext:value-type="float">
            <text:p>84</text:p>
          </table:table-cell>
          <table:table-cell table:formula="of:=[Sheet2.E69]/[Sheet2.E$133]" office:value-type="float" office:value="0.00182398540811674" calcext:value-type="float">
            <text:p>0.0018239854</text:p>
          </table:table-cell>
          <table:table-cell table:formula="of:=SUM([Sheet2.E$4:.E69])/[Sheet2.E$133]" office:value-type="float" office:value="0.505417670944347" calcext:value-type="float">
            <text:p>0.50541767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81914" calcext:value-type="float">
            <text:p>1281914</text:p>
          </table:table-cell>
          <table:table-cell table:formula="of:=[Sheet2.B70]/[Sheet2.B$133]" office:value-type="float" office:value="0.0451588873385959" calcext:value-type="float">
            <text:p>0.0451588873</text:p>
          </table:table-cell>
          <table:table-cell table:formula="of:=SUM([Sheet2.B$4:.B70])/[Sheet2.B$133]" office:value-type="float" office:value="0.614466136999344" calcext:value-type="float">
            <text:p>0.614466137</text:p>
          </table:table-cell>
          <table:table-cell office:value-type="float" office:value="105" calcext:value-type="float">
            <text:p>105</text:p>
          </table:table-cell>
          <table:table-cell table:formula="of:=[Sheet2.E70]/[Sheet2.E$133]" office:value-type="float" office:value="0.00227998176014592" calcext:value-type="float">
            <text:p>0.0022799818</text:p>
          </table:table-cell>
          <table:table-cell table:formula="of:=SUM([Sheet2.E$4:.E70])/[Sheet2.E$133]" office:value-type="float" office:value="0.507697652704493" calcext:value-type="float">
            <text:p>0.50769765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40108" calcext:value-type="float">
            <text:p>1240108</text:p>
          </table:table-cell>
          <table:table-cell table:formula="of:=[Sheet2.B71]/[Sheet2.B$133]" office:value-type="float" office:value="0.0436861579323508" calcext:value-type="float">
            <text:p>0.0436861579</text:p>
          </table:table-cell>
          <table:table-cell table:formula="of:=SUM([Sheet2.B$4:.B71])/[Sheet2.B$133]" office:value-type="float" office:value="0.658152294931695" calcext:value-type="float">
            <text:p>0.6581522949</text:p>
          </table:table-cell>
          <table:table-cell office:value-type="float" office:value="125" calcext:value-type="float">
            <text:p>125</text:p>
          </table:table-cell>
          <table:table-cell table:formula="of:=[Sheet2.E71]/[Sheet2.E$133]" office:value-type="float" office:value="0.00271426400017371" calcext:value-type="float">
            <text:p>0.002714264</text:p>
          </table:table-cell>
          <table:table-cell table:formula="of:=SUM([Sheet2.E$4:.E71])/[Sheet2.E$133]" office:value-type="float" office:value="0.510411916704666" calcext:value-type="float">
            <text:p>0.51041191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85335" calcext:value-type="float">
            <text:p>1185335</text:p>
          </table:table-cell>
          <table:table-cell table:formula="of:=[Sheet2.B72]/[Sheet2.B$133]" office:value-type="float" office:value="0.0417566308843609" calcext:value-type="float">
            <text:p>0.0417566309</text:p>
          </table:table-cell>
          <table:table-cell table:formula="of:=SUM([Sheet2.B$4:.B72])/[Sheet2.B$133]" office:value-type="float" office:value="0.699908925816056" calcext:value-type="float">
            <text:p>0.6999089258</text:p>
          </table:table-cell>
          <table:table-cell office:value-type="float" office:value="172" calcext:value-type="float">
            <text:p>172</text:p>
          </table:table-cell>
          <table:table-cell table:formula="of:=[Sheet2.E72]/[Sheet2.E$133]" office:value-type="float" office:value="0.00373482726423903" calcext:value-type="float">
            <text:p>0.0037348273</text:p>
          </table:table-cell>
          <table:table-cell table:formula="of:=SUM([Sheet2.E$4:.E72])/[Sheet2.E$133]" office:value-type="float" office:value="0.514146743968905" calcext:value-type="float">
            <text:p>0.5141467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15932" calcext:value-type="float">
            <text:p>1115932</text:p>
          </table:table-cell>
          <table:table-cell table:formula="of:=[Sheet2.B73]/[Sheet2.B$133]" office:value-type="float" office:value="0.0393117225223642" calcext:value-type="float">
            <text:p>0.0393117225</text:p>
          </table:table-cell>
          <table:table-cell table:formula="of:=SUM([Sheet2.B$4:.B73])/[Sheet2.B$133]" office:value-type="float" office:value="0.73922064833842" calcext:value-type="float">
            <text:p>0.7392206483</text:p>
          </table:table-cell>
          <table:table-cell office:value-type="float" office:value="209" calcext:value-type="float">
            <text:p>209</text:p>
          </table:table-cell>
          <table:table-cell table:formula="of:=[Sheet2.E73]/[Sheet2.E$133]" office:value-type="float" office:value="0.00453824940829045" calcext:value-type="float">
            <text:p>0.0045382494</text:p>
          </table:table-cell>
          <table:table-cell table:formula="of:=SUM([Sheet2.E$4:.E73])/[Sheet2.E$133]" office:value-type="float" office:value="0.518684993377196" calcext:value-type="float">
            <text:p>0.51868499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37628" calcext:value-type="float">
            <text:p>1037628</text:p>
          </table:table-cell>
          <table:table-cell table:formula="of:=[Sheet2.B74]/[Sheet2.B$133]" office:value-type="float" office:value="0.0365532523643338" calcext:value-type="float">
            <text:p>0.0365532524</text:p>
          </table:table-cell>
          <table:table-cell table:formula="of:=SUM([Sheet2.B$4:.B74])/[Sheet2.B$133]" office:value-type="float" office:value="0.775773900702754" calcext:value-type="float">
            <text:p>0.7757739007</text:p>
          </table:table-cell>
          <table:table-cell office:value-type="float" office:value="248" calcext:value-type="float">
            <text:p>248</text:p>
          </table:table-cell>
          <table:table-cell table:formula="of:=[Sheet2.E74]/[Sheet2.E$133]" office:value-type="float" office:value="0.00538509977634465" calcext:value-type="float">
            <text:p>0.0053850998</text:p>
          </table:table-cell>
          <table:table-cell table:formula="of:=SUM([Sheet2.E$4:.E74])/[Sheet2.E$133]" office:value-type="float" office:value="0.524070093153541" calcext:value-type="float">
            <text:p>0.52407009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51233" calcext:value-type="float">
            <text:p>951233</text:p>
          </table:table-cell>
          <table:table-cell table:formula="of:=[Sheet2.B75]/[Sheet2.B$133]" office:value-type="float" office:value="0.033509754850758" calcext:value-type="float">
            <text:p>0.0335097549</text:p>
          </table:table-cell>
          <table:table-cell table:formula="of:=SUM([Sheet2.B$4:.B75])/[Sheet2.B$133]" office:value-type="float" office:value="0.809283655553512" calcext:value-type="float">
            <text:p>0.8092836556</text:p>
          </table:table-cell>
          <table:table-cell office:value-type="float" office:value="346" calcext:value-type="float">
            <text:p>346</text:p>
          </table:table-cell>
          <table:table-cell table:formula="of:=[Sheet2.E75]/[Sheet2.E$133]" office:value-type="float" office:value="0.00751308275248084" calcext:value-type="float">
            <text:p>0.0075130828</text:p>
          </table:table-cell>
          <table:table-cell table:formula="of:=SUM([Sheet2.E$4:.E75])/[Sheet2.E$133]" office:value-type="float" office:value="0.531583175906021" calcext:value-type="float">
            <text:p>0.53158317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58330" calcext:value-type="float">
            <text:p>858330</text:p>
          </table:table-cell>
          <table:table-cell table:formula="of:=[Sheet2.B76]/[Sheet2.B$133]" office:value-type="float" office:value="0.0302369954375543" calcext:value-type="float">
            <text:p>0.0302369954</text:p>
          </table:table-cell>
          <table:table-cell table:formula="of:=SUM([Sheet2.B$4:.B76])/[Sheet2.B$133]" office:value-type="float" office:value="0.839520650991066" calcext:value-type="float">
            <text:p>0.839520651</text:p>
          </table:table-cell>
          <table:table-cell office:value-type="float" office:value="490" calcext:value-type="float">
            <text:p>490</text:p>
          </table:table-cell>
          <table:table-cell table:formula="of:=[Sheet2.E76]/[Sheet2.E$133]" office:value-type="float" office:value="0.010639914880681" calcext:value-type="float">
            <text:p>0.0106399149</text:p>
          </table:table-cell>
          <table:table-cell table:formula="of:=SUM([Sheet2.E$4:.E76])/[Sheet2.E$133]" office:value-type="float" office:value="0.542223090786702" calcext:value-type="float">
            <text:p>0.54222309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6853" calcext:value-type="float">
            <text:p>766853</text:p>
          </table:table-cell>
          <table:table-cell table:formula="of:=[Sheet2.B77]/[Sheet2.B$133]" office:value-type="float" office:value="0.027014470730692" calcext:value-type="float">
            <text:p>0.0270144707</text:p>
          </table:table-cell>
          <table:table-cell table:formula="of:=SUM([Sheet2.B$4:.B77])/[Sheet2.B$133]" office:value-type="float" office:value="0.866535121721758" calcext:value-type="float">
            <text:p>0.8665351217</text:p>
          </table:table-cell>
          <table:table-cell office:value-type="float" office:value="529" calcext:value-type="float">
            <text:p>529</text:p>
          </table:table-cell>
          <table:table-cell table:formula="of:=[Sheet2.E77]/[Sheet2.E$133]" office:value-type="float" office:value="0.0114867652487352" calcext:value-type="float">
            <text:p>0.0114867652</text:p>
          </table:table-cell>
          <table:table-cell table:formula="of:=SUM([Sheet2.E$4:.E77])/[Sheet2.E$133]" office:value-type="float" office:value="0.553709856035437" calcext:value-type="float">
            <text:p>0.5537098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5679" calcext:value-type="float">
            <text:p>675679</text:p>
          </table:table-cell>
          <table:table-cell table:formula="of:=[Sheet2.B78]/[Sheet2.B$133]" office:value-type="float" office:value="0.0238026200182346" calcext:value-type="float">
            <text:p>0.02380262</text:p>
          </table:table-cell>
          <table:table-cell table:formula="of:=SUM([Sheet2.B$4:.B78])/[Sheet2.B$133]" office:value-type="float" office:value="0.890337741739993" calcext:value-type="float">
            <text:p>0.8903377417</text:p>
          </table:table-cell>
          <table:table-cell office:value-type="float" office:value="634" calcext:value-type="float">
            <text:p>634</text:p>
          </table:table-cell>
          <table:table-cell table:formula="of:=[Sheet2.E78]/[Sheet2.E$133]" office:value-type="float" office:value="0.0137667470088811" calcext:value-type="float">
            <text:p>0.013766747</text:p>
          </table:table-cell>
          <table:table-cell table:formula="of:=SUM([Sheet2.E$4:.E78])/[Sheet2.E$133]" office:value-type="float" office:value="0.567476603044318" calcext:value-type="float">
            <text:p>0.5674766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4047" calcext:value-type="float">
            <text:p>584047</text:p>
          </table:table-cell>
          <table:table-cell table:formula="of:=[Sheet2.B79]/[Sheet2.B$133]" office:value-type="float" office:value="0.0205746350172047" calcext:value-type="float">
            <text:p>0.020574635</text:p>
          </table:table-cell>
          <table:table-cell table:formula="of:=SUM([Sheet2.B$4:.B79])/[Sheet2.B$133]" office:value-type="float" office:value="0.910912376757197" calcext:value-type="float">
            <text:p>0.9109123768</text:p>
          </table:table-cell>
          <table:table-cell office:value-type="float" office:value="788" calcext:value-type="float">
            <text:p>788</text:p>
          </table:table-cell>
          <table:table-cell table:formula="of:=[Sheet2.E79]/[Sheet2.E$133]" office:value-type="float" office:value="0.0171107202570951" calcext:value-type="float">
            <text:p>0.0171107203</text:p>
          </table:table-cell>
          <table:table-cell table:formula="of:=SUM([Sheet2.E$4:.E79])/[Sheet2.E$133]" office:value-type="float" office:value="0.584587323301414" calcext:value-type="float">
            <text:p>0.58458732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674" calcext:value-type="float">
            <text:p>500674</text:p>
          </table:table-cell>
          <table:table-cell table:formula="of:=[Sheet2.B80]/[Sheet2.B$133]" office:value-type="float" office:value="0.0176375956260437" calcext:value-type="float">
            <text:p>0.0176375956</text:p>
          </table:table-cell>
          <table:table-cell table:formula="of:=SUM([Sheet2.B$4:.B80])/[Sheet2.B$133]" office:value-type="float" office:value="0.928549972383241" calcext:value-type="float">
            <text:p>0.9285499724</text:p>
          </table:table-cell>
          <table:table-cell office:value-type="float" office:value="870" calcext:value-type="float">
            <text:p>870</text:p>
          </table:table-cell>
          <table:table-cell table:formula="of:=[Sheet2.E80]/[Sheet2.E$133]" office:value-type="float" office:value="0.018891277441209" calcext:value-type="float">
            <text:p>0.0188912774</text:p>
          </table:table-cell>
          <table:table-cell table:formula="of:=SUM([Sheet2.E$4:.E80])/[Sheet2.E$133]" office:value-type="float" office:value="0.603478600742623" calcext:value-type="float">
            <text:p>0.60347860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2573" calcext:value-type="float">
            <text:p>422573</text:p>
          </table:table-cell>
          <table:table-cell table:formula="of:=[Sheet2.B81]/[Sheet2.B$133]" office:value-type="float" office:value="0.0148862766919875" calcext:value-type="float">
            <text:p>0.0148862767</text:p>
          </table:table-cell>
          <table:table-cell table:formula="of:=SUM([Sheet2.B$4:.B81])/[Sheet2.B$133]" office:value-type="float" office:value="0.943436249075229" calcext:value-type="float">
            <text:p>0.9434362491</text:p>
          </table:table-cell>
          <table:table-cell office:value-type="float" office:value="1017" calcext:value-type="float">
            <text:p>1017</text:p>
          </table:table-cell>
          <table:table-cell table:formula="of:=[Sheet2.E81]/[Sheet2.E$133]" office:value-type="float" office:value="0.0220832519054133" calcext:value-type="float">
            <text:p>0.0220832519</text:p>
          </table:table-cell>
          <table:table-cell table:formula="of:=SUM([Sheet2.E$4:.E81])/[Sheet2.E$133]" office:value-type="float" office:value="0.625561852648036" calcext:value-type="float">
            <text:p>0.62556185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9524" calcext:value-type="float">
            <text:p>349524</text:p>
          </table:table-cell>
          <table:table-cell table:formula="of:=[Sheet2.B82]/[Sheet2.B$133]" office:value-type="float" office:value="0.0123129281200887" calcext:value-type="float">
            <text:p>0.0123129281</text:p>
          </table:table-cell>
          <table:table-cell table:formula="of:=SUM([Sheet2.B$4:.B82])/[Sheet2.B$133]" office:value-type="float" office:value="0.955749177195317" calcext:value-type="float">
            <text:p>0.9557491772</text:p>
          </table:table-cell>
          <table:table-cell office:value-type="float" office:value="1097" calcext:value-type="float">
            <text:p>1097</text:p>
          </table:table-cell>
          <table:table-cell table:formula="of:=[Sheet2.E82]/[Sheet2.E$133]" office:value-type="float" office:value="0.0238203808655245" calcext:value-type="float">
            <text:p>0.0238203809</text:p>
          </table:table-cell>
          <table:table-cell table:formula="of:=SUM([Sheet2.E$4:.E82])/[Sheet2.E$133]" office:value-type="float" office:value="0.64938223351356" calcext:value-type="float">
            <text:p>0.64938223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7335" calcext:value-type="float">
            <text:p>287335</text:p>
          </table:table-cell>
          <table:table-cell table:formula="of:=[Sheet2.B83]/[Sheet2.B$133]" office:value-type="float" office:value="0.0101221524169605" calcext:value-type="float">
            <text:p>0.0101221524</text:p>
          </table:table-cell>
          <table:table-cell table:formula="of:=SUM([Sheet2.B$4:.B83])/[Sheet2.B$133]" office:value-type="float" office:value="0.965871329612278" calcext:value-type="float">
            <text:p>0.9658713296</text:p>
          </table:table-cell>
          <table:table-cell office:value-type="float" office:value="1205" calcext:value-type="float">
            <text:p>1205</text:p>
          </table:table-cell>
          <table:table-cell table:formula="of:=[Sheet2.E83]/[Sheet2.E$133]" office:value-type="float" office:value="0.0261655049616746" calcext:value-type="float">
            <text:p>0.026165505</text:p>
          </table:table-cell>
          <table:table-cell table:formula="of:=SUM([Sheet2.E$4:.E83])/[Sheet2.E$133]" office:value-type="float" office:value="0.675547738475235" calcext:value-type="float">
            <text:p>0.67554773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2619" calcext:value-type="float">
            <text:p>232619</text:p>
          </table:table-cell>
          <table:table-cell table:formula="of:=[Sheet2.B84]/[Sheet2.B$133]" office:value-type="float" office:value="0.00819463334811605" calcext:value-type="float">
            <text:p>0.0081946333</text:p>
          </table:table-cell>
          <table:table-cell table:formula="of:=SUM([Sheet2.B$4:.B84])/[Sheet2.B$133]" office:value-type="float" office:value="0.974065962960394" calcext:value-type="float">
            <text:p>0.974065963</text:p>
          </table:table-cell>
          <table:table-cell office:value-type="float" office:value="1259" calcext:value-type="float">
            <text:p>1259</text:p>
          </table:table-cell>
          <table:table-cell table:formula="of:=[Sheet2.E84]/[Sheet2.E$133]" office:value-type="float" office:value="0.0273380670097496" calcext:value-type="float">
            <text:p>0.027338067</text:p>
          </table:table-cell>
          <table:table-cell table:formula="of:=SUM([Sheet2.E$4:.E84])/[Sheet2.E$133]" office:value-type="float" office:value="0.702885805484985" calcext:value-type="float">
            <text:p>0.70288580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4908" calcext:value-type="float">
            <text:p>184908</text:p>
          </table:table-cell>
          <table:table-cell table:formula="of:=[Sheet2.B85]/[Sheet2.B$133]" office:value-type="float" office:value="0.00651388434793995" calcext:value-type="float">
            <text:p>0.0065138843</text:p>
          </table:table-cell>
          <table:table-cell table:formula="of:=SUM([Sheet2.B$4:.B85])/[Sheet2.B$133]" office:value-type="float" office:value="0.980579847308334" calcext:value-type="float">
            <text:p>0.9805798473</text:p>
          </table:table-cell>
          <table:table-cell office:value-type="float" office:value="1323" calcext:value-type="float">
            <text:p>1323</text:p>
          </table:table-cell>
          <table:table-cell table:formula="of:=[Sheet2.E85]/[Sheet2.E$133]" office:value-type="float" office:value="0.0287277701778386" calcext:value-type="float">
            <text:p>0.0287277702</text:p>
          </table:table-cell>
          <table:table-cell table:formula="of:=SUM([Sheet2.E$4:.E85])/[Sheet2.E$133]" office:value-type="float" office:value="0.731613575662823" calcext:value-type="float">
            <text:p>0.73161357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673" calcext:value-type="float">
            <text:p>144673</text:p>
          </table:table-cell>
          <table:table-cell table:formula="of:=[Sheet2.B86]/[Sheet2.B$133]" office:value-type="float" office:value="0.0050964976651606" calcext:value-type="float">
            <text:p>0.0050964977</text:p>
          </table:table-cell>
          <table:table-cell table:formula="of:=SUM([Sheet2.B$4:.B86])/[Sheet2.B$133]" office:value-type="float" office:value="0.985676344973495" calcext:value-type="float">
            <text:p>0.985676345</text:p>
          </table:table-cell>
          <table:table-cell office:value-type="float" office:value="1360" calcext:value-type="float">
            <text:p>1360</text:p>
          </table:table-cell>
          <table:table-cell table:formula="of:=[Sheet2.E86]/[Sheet2.E$133]" office:value-type="float" office:value="0.02953119232189" calcext:value-type="float">
            <text:p>0.0295311923</text:p>
          </table:table-cell>
          <table:table-cell table:formula="of:=SUM([Sheet2.E$4:.E86])/[Sheet2.E$133]" office:value-type="float" office:value="0.761144767984713" calcext:value-type="float">
            <text:p>0.7611447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0199" calcext:value-type="float">
            <text:p>110199</text:p>
          </table:table-cell>
          <table:table-cell table:formula="of:=[Sheet2.B87]/[Sheet2.B$133]" office:value-type="float" office:value="0.00388205778689205" calcext:value-type="float">
            <text:p>0.0038820578</text:p>
          </table:table-cell>
          <table:table-cell table:formula="of:=SUM([Sheet2.B$4:.B87])/[Sheet2.B$133]" office:value-type="float" office:value="0.989558402760387" calcext:value-type="float">
            <text:p>0.9895584028</text:p>
          </table:table-cell>
          <table:table-cell office:value-type="float" office:value="1307" calcext:value-type="float">
            <text:p>1307</text:p>
          </table:table-cell>
          <table:table-cell table:formula="of:=[Sheet2.E87]/[Sheet2.E$133]" office:value-type="float" office:value="0.0283803443858163" calcext:value-type="float">
            <text:p>0.0283803444</text:p>
          </table:table-cell>
          <table:table-cell table:formula="of:=SUM([Sheet2.E$4:.E87])/[Sheet2.E$133]" office:value-type="float" office:value="0.78952511237053" calcext:value-type="float">
            <text:p>0.78952511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888" calcext:value-type="float">
            <text:p>83888</text:p>
          </table:table-cell>
          <table:table-cell table:formula="of:=[Sheet2.B88]/[Sheet2.B$133]" office:value-type="float" office:value="0.00295518165887894" calcext:value-type="float">
            <text:p>0.0029551817</text:p>
          </table:table-cell>
          <table:table-cell table:formula="of:=SUM([Sheet2.B$4:.B88])/[Sheet2.B$133]" office:value-type="float" office:value="0.992513584419265" calcext:value-type="float">
            <text:p>0.9925135844</text:p>
          </table:table-cell>
          <table:table-cell office:value-type="float" office:value="1318" calcext:value-type="float">
            <text:p>1318</text:p>
          </table:table-cell>
          <table:table-cell table:formula="of:=[Sheet2.E88]/[Sheet2.E$133]" office:value-type="float" office:value="0.0286191996178316" calcext:value-type="float">
            <text:p>0.0286191996</text:p>
          </table:table-cell>
          <table:table-cell table:formula="of:=SUM([Sheet2.E$4:.E88])/[Sheet2.E$133]" office:value-type="float" office:value="0.818144311988361" calcext:value-type="float">
            <text:p>0.8181443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800" calcext:value-type="float">
            <text:p>62800</text:p>
          </table:table-cell>
          <table:table-cell table:formula="of:=[Sheet2.B89]/[Sheet2.B$133]" office:value-type="float" office:value="0.00221229983045963" calcext:value-type="float">
            <text:p>0.0022122998</text:p>
          </table:table-cell>
          <table:table-cell table:formula="of:=SUM([Sheet2.B$4:.B89])/[Sheet2.B$133]" office:value-type="float" office:value="0.994725884249725" calcext:value-type="float">
            <text:p>0.9947258842</text:p>
          </table:table-cell>
          <table:table-cell office:value-type="float" office:value="1298" calcext:value-type="float">
            <text:p>1298</text:p>
          </table:table-cell>
          <table:table-cell table:formula="of:=[Sheet2.E89]/[Sheet2.E$133]" office:value-type="float" office:value="0.0281849173778038" calcext:value-type="float">
            <text:p>0.0281849174</text:p>
          </table:table-cell>
          <table:table-cell table:formula="of:=SUM([Sheet2.E$4:.E89])/[Sheet2.E$133]" office:value-type="float" office:value="0.846329229366165" calcext:value-type="float">
            <text:p>0.84632922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6032" calcext:value-type="float">
            <text:p>46032</text:p>
          </table:table-cell>
          <table:table-cell table:formula="of:=[Sheet2.B90]/[Sheet2.B$133]" office:value-type="float" office:value="0.00162160168464518" calcext:value-type="float">
            <text:p>0.0016216017</text:p>
          </table:table-cell>
          <table:table-cell table:formula="of:=SUM([Sheet2.B$4:.B90])/[Sheet2.B$133]" office:value-type="float" office:value="0.99634748593437" calcext:value-type="float">
            <text:p>0.9963474859</text:p>
          </table:table-cell>
          <table:table-cell office:value-type="float" office:value="1167" calcext:value-type="float">
            <text:p>1167</text:p>
          </table:table-cell>
          <table:table-cell table:formula="of:=[Sheet2.E90]/[Sheet2.E$133]" office:value-type="float" office:value="0.0253403687056218" calcext:value-type="float">
            <text:p>0.0253403687</text:p>
          </table:table-cell>
          <table:table-cell table:formula="of:=SUM([Sheet2.E$4:.E90])/[Sheet2.E$133]" office:value-type="float" office:value="0.871669598071787" calcext:value-type="float">
            <text:p>0.87166959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3218" calcext:value-type="float">
            <text:p>33218</text:p>
          </table:table-cell>
          <table:table-cell table:formula="of:=[Sheet2.B91]/[Sheet2.B$133]" office:value-type="float" office:value="0.00117019388165936" calcext:value-type="float">
            <text:p>0.0011701939</text:p>
          </table:table-cell>
          <table:table-cell table:formula="of:=SUM([Sheet2.B$4:.B91])/[Sheet2.B$133]" office:value-type="float" office:value="0.99751767981603" calcext:value-type="float">
            <text:p>0.9975176798</text:p>
          </table:table-cell>
          <table:table-cell office:value-type="float" office:value="1137" calcext:value-type="float">
            <text:p>1137</text:p>
          </table:table-cell>
          <table:table-cell table:formula="of:=[Sheet2.E91]/[Sheet2.E$133]" office:value-type="float" office:value="0.0246889453455801" calcext:value-type="float">
            <text:p>0.0246889453</text:p>
          </table:table-cell>
          <table:table-cell table:formula="of:=SUM([Sheet2.E$4:.E91])/[Sheet2.E$133]" office:value-type="float" office:value="0.896358543417367" calcext:value-type="float">
            <text:p>0.89635854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526" calcext:value-type="float">
            <text:p>23526</text:p>
          </table:table-cell>
          <table:table-cell table:formula="of:=[Sheet2.B92]/[Sheet2.B$133]" office:value-type="float" office:value="0.000828766971519" calcext:value-type="float">
            <text:p>0.000828767</text:p>
          </table:table-cell>
          <table:table-cell table:formula="of:=SUM([Sheet2.B$4:.B92])/[Sheet2.B$133]" office:value-type="float" office:value="0.998346446787549" calcext:value-type="float">
            <text:p>0.9983464468</text:p>
          </table:table-cell>
          <table:table-cell office:value-type="float" office:value="963" calcext:value-type="float">
            <text:p>963</text:p>
          </table:table-cell>
          <table:table-cell table:formula="of:=[Sheet2.E92]/[Sheet2.E$133]" office:value-type="float" office:value="0.0209106898573383" calcext:value-type="float">
            <text:p>0.0209106899</text:p>
          </table:table-cell>
          <table:table-cell table:formula="of:=SUM([Sheet2.E$4:.E92])/[Sheet2.E$133]" office:value-type="float" office:value="0.917269233274705" calcext:value-type="float">
            <text:p>0.9172692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197" calcext:value-type="float">
            <text:p>16197</text:p>
          </table:table-cell>
          <table:table-cell table:formula="of:=[Sheet2.B93]/[Sheet2.B$133]" office:value-type="float" office:value="0.000570583126655328" calcext:value-type="float">
            <text:p>0.0005705831</text:p>
          </table:table-cell>
          <table:table-cell table:formula="of:=SUM([Sheet2.B$4:.B93])/[Sheet2.B$133]" office:value-type="float" office:value="0.998917029914204" calcext:value-type="float">
            <text:p>0.9989170299</text:p>
          </table:table-cell>
          <table:table-cell office:value-type="float" office:value="807" calcext:value-type="float">
            <text:p>807</text:p>
          </table:table-cell>
          <table:table-cell table:formula="of:=[Sheet2.E93]/[Sheet2.E$133]" office:value-type="float" office:value="0.0175232883851215" calcext:value-type="float">
            <text:p>0.0175232884</text:p>
          </table:table-cell>
          <table:table-cell table:formula="of:=SUM([Sheet2.E$4:.E93])/[Sheet2.E$133]" office:value-type="float" office:value="0.934792521659827" calcext:value-type="float">
            <text:p>0.93479252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849" calcext:value-type="float">
            <text:p>10849</text:p>
          </table:table-cell>
          <table:table-cell table:formula="of:=[Sheet2.B94]/[Sheet2.B$133]" office:value-type="float" office:value="0.000382185364023193" calcext:value-type="float">
            <text:p>0.0003821854</text:p>
          </table:table-cell>
          <table:table-cell table:formula="of:=SUM([Sheet2.B$4:.B94])/[Sheet2.B$133]" office:value-type="float" office:value="0.999299215278227" calcext:value-type="float">
            <text:p>0.9992992153</text:p>
          </table:table-cell>
          <table:table-cell office:value-type="float" office:value="681" calcext:value-type="float">
            <text:p>681</text:p>
          </table:table-cell>
          <table:table-cell table:formula="of:=[Sheet2.E94]/[Sheet2.E$133]" office:value-type="float" office:value="0.0147873102729464" calcext:value-type="float">
            <text:p>0.0147873103</text:p>
          </table:table-cell>
          <table:table-cell table:formula="of:=SUM([Sheet2.E$4:.E94])/[Sheet2.E$133]" office:value-type="float" office:value="0.949579831932773" calcext:value-type="float">
            <text:p>0.94957983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273" calcext:value-type="float">
            <text:p>7273</text:p>
          </table:table-cell>
          <table:table-cell table:formula="of:=[Sheet2.B95]/[Sheet2.B$133]" office:value-type="float" office:value="0.000256211093422498" calcext:value-type="float">
            <text:p>0.0002562111</text:p>
          </table:table-cell>
          <table:table-cell table:formula="of:=SUM([Sheet2.B$4:.B95])/[Sheet2.B$133]" office:value-type="float" office:value="0.99955542637165" calcext:value-type="float">
            <text:p>0.9995554264</text:p>
          </table:table-cell>
          <table:table-cell office:value-type="float" office:value="549" calcext:value-type="float">
            <text:p>549</text:p>
          </table:table-cell>
          <table:table-cell table:formula="of:=[Sheet2.E95]/[Sheet2.E$133]" office:value-type="float" office:value="0.0119210474887629" calcext:value-type="float">
            <text:p>0.0119210475</text:p>
          </table:table-cell>
          <table:table-cell table:formula="of:=SUM([Sheet2.E$4:.E95])/[Sheet2.E$133]" office:value-type="float" office:value="0.961500879421536" calcext:value-type="float">
            <text:p>0.96150087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955" calcext:value-type="float">
            <text:p>4955</text:p>
          </table:table-cell>
          <table:table-cell table:formula="of:=[Sheet2.B96]/[Sheet2.B$133]" office:value-type="float" office:value="0.000174553274839609" calcext:value-type="float">
            <text:p>0.0001745533</text:p>
          </table:table-cell>
          <table:table-cell table:formula="of:=SUM([Sheet2.B$4:.B96])/[Sheet2.B$133]" office:value-type="float" office:value="0.999729979646489" calcext:value-type="float">
            <text:p>0.9997299796</text:p>
          </table:table-cell>
          <table:table-cell office:value-type="float" office:value="478" calcext:value-type="float">
            <text:p>478</text:p>
          </table:table-cell>
          <table:table-cell table:formula="of:=[Sheet2.E96]/[Sheet2.E$133]" office:value-type="float" office:value="0.0103793455366643" calcext:value-type="float">
            <text:p>0.0103793455</text:p>
          </table:table-cell>
          <table:table-cell table:formula="of:=SUM([Sheet2.E$4:.E96])/[Sheet2.E$133]" office:value-type="float" office:value="0.9718802249582" calcext:value-type="float">
            <text:p>0.9718802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981" calcext:value-type="float">
            <text:p>2981</text:p>
          </table:table-cell>
          <table:table-cell table:formula="of:=[Sheet2.B97]/[Sheet2.B$133]" office:value-type="float" office:value="0.000105013786538219" calcext:value-type="float">
            <text:p>0.0001050138</text:p>
          </table:table-cell>
          <table:table-cell table:formula="of:=SUM([Sheet2.B$4:.B97])/[Sheet2.B$133]" office:value-type="float" office:value="0.999834993433027" calcext:value-type="float">
            <text:p>0.9998349934</text:p>
          </table:table-cell>
          <table:table-cell office:value-type="float" office:value="360" calcext:value-type="float">
            <text:p>360</text:p>
          </table:table-cell>
          <table:table-cell table:formula="of:=[Sheet2.E97]/[Sheet2.E$133]" office:value-type="float" office:value="0.00781708032050029" calcext:value-type="float">
            <text:p>0.0078170803</text:p>
          </table:table-cell>
          <table:table-cell table:formula="of:=SUM([Sheet2.E$4:.E97])/[Sheet2.E$133]" office:value-type="float" office:value="0.9796973052787" calcext:value-type="float">
            <text:p>0.97969730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03" calcext:value-type="float">
            <text:p>1903</text:p>
          </table:table-cell>
          <table:table-cell table:formula="of:=[Sheet2.B98]/[Sheet2.B$133]" office:value-type="float" office:value="0.0000670383212956158" calcext:value-type="float">
            <text:p>6.70383212956158E-05</text:p>
          </table:table-cell>
          <table:table-cell table:formula="of:=SUM([Sheet2.B$4:.B98])/[Sheet2.B$133]" office:value-type="float" office:value="0.999902031754323" calcext:value-type="float">
            <text:p>0.9999020318</text:p>
          </table:table-cell>
          <table:table-cell office:value-type="float" office:value="280" calcext:value-type="float">
            <text:p>280</text:p>
          </table:table-cell>
          <table:table-cell table:formula="of:=[Sheet2.E98]/[Sheet2.E$133]" office:value-type="float" office:value="0.00607995136038912" calcext:value-type="float">
            <text:p>0.0060799514</text:p>
          </table:table-cell>
          <table:table-cell table:formula="of:=SUM([Sheet2.E$4:.E98])/[Sheet2.E$133]" office:value-type="float" office:value="0.98577725663909" calcext:value-type="float">
            <text:p>0.98577725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05" calcext:value-type="float">
            <text:p>1205</text:p>
          </table:table-cell>
          <table:table-cell table:formula="of:=[Sheet2.B99]/[Sheet2.B$133]" office:value-type="float" office:value="0.0000424493836895518" calcext:value-type="float">
            <text:p>4.24493836895518E-05</text:p>
          </table:table-cell>
          <table:table-cell table:formula="of:=SUM([Sheet2.B$4:.B99])/[Sheet2.B$133]" office:value-type="float" office:value="0.999944481138013" calcext:value-type="float">
            <text:p>0.9999444811</text:p>
          </table:table-cell>
          <table:table-cell office:value-type="float" office:value="191" calcext:value-type="float">
            <text:p>191</text:p>
          </table:table-cell>
          <table:table-cell table:formula="of:=[Sheet2.E99]/[Sheet2.E$133]" office:value-type="float" office:value="0.00414739539226543" calcext:value-type="float">
            <text:p>0.0041473954</text:p>
          </table:table-cell>
          <table:table-cell table:formula="of:=SUM([Sheet2.E$4:.E99])/[Sheet2.E$133]" office:value-type="float" office:value="0.989924652031355" calcext:value-type="float">
            <text:p>0.9899246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3" calcext:value-type="float">
            <text:p>683</text:p>
          </table:table-cell>
          <table:table-cell table:formula="of:=[Sheet2.B100]/[Sheet2.B$133]" office:value-type="float" office:value="0.0000240605220414638" calcext:value-type="float">
            <text:p>2.40605220414638E-05</text:p>
          </table:table-cell>
          <table:table-cell table:formula="of:=SUM([Sheet2.B$4:.B100])/[Sheet2.B$133]" office:value-type="float" office:value="0.999968541660054" calcext:value-type="float">
            <text:p>0.9999685417</text:p>
          </table:table-cell>
          <table:table-cell office:value-type="float" office:value="145" calcext:value-type="float">
            <text:p>145</text:p>
          </table:table-cell>
          <table:table-cell table:formula="of:=[Sheet2.E100]/[Sheet2.E$133]" office:value-type="float" office:value="0.00314854624020151" calcext:value-type="float">
            <text:p>0.0031485462</text:p>
          </table:table-cell>
          <table:table-cell table:formula="of:=SUM([Sheet2.E$4:.E100])/[Sheet2.E$133]" office:value-type="float" office:value="0.993073198271557" calcext:value-type="float">
            <text:p>0.99307319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1" calcext:value-type="float">
            <text:p>391</text:p>
          </table:table-cell>
          <table:table-cell table:formula="of:=[Sheet2.B101]/[Sheet2.B$133]" office:value-type="float" office:value="0.0000137740323839126" calcext:value-type="float">
            <text:p>0.000013774</text:p>
          </table:table-cell>
          <table:table-cell table:formula="of:=SUM([Sheet2.B$4:.B101])/[Sheet2.B$133]" office:value-type="float" office:value="0.999982315692438" calcext:value-type="float">
            <text:p>0.9999823157</text:p>
          </table:table-cell>
          <table:table-cell office:value-type="float" office:value="105" calcext:value-type="float">
            <text:p>105</text:p>
          </table:table-cell>
          <table:table-cell table:formula="of:=[Sheet2.E101]/[Sheet2.E$133]" office:value-type="float" office:value="0.00227998176014592" calcext:value-type="float">
            <text:p>0.0022799818</text:p>
          </table:table-cell>
          <table:table-cell table:formula="of:=SUM([Sheet2.E$4:.E101])/[Sheet2.E$133]" office:value-type="float" office:value="0.995353180031703" calcext:value-type="float">
            <text:p>0.995353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4" calcext:value-type="float">
            <text:p>234</text:p>
          </table:table-cell>
          <table:table-cell table:formula="of:=[Sheet2.B102]/[Sheet2.B$133]" office:value-type="float" office:value="0.00000824328280776358" calcext:value-type="float">
            <text:p>8.24328280776358E-06</text:p>
          </table:table-cell>
          <table:table-cell table:formula="of:=SUM([Sheet2.B$4:.B102])/[Sheet2.B$133]" office:value-type="float" office:value="0.999990558975246" calcext:value-type="float">
            <text:p>0.999990559</text:p>
          </table:table-cell>
          <table:table-cell office:value-type="float" office:value="61" calcext:value-type="float">
            <text:p>61</text:p>
          </table:table-cell>
          <table:table-cell table:formula="of:=[Sheet2.E102]/[Sheet2.E$133]" office:value-type="float" office:value="0.00132456083208477" calcext:value-type="float">
            <text:p>0.0013245608</text:p>
          </table:table-cell>
          <table:table-cell table:formula="of:=SUM([Sheet2.E$4:.E102])/[Sheet2.E$133]" office:value-type="float" office:value="0.996677740863787" calcext:value-type="float">
            <text:p>0.99667774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table:formula="of:=[Sheet2.B103]/[Sheet2.B$133]" office:value-type="float" office:value="0.00000443869074264193" calcext:value-type="float">
            <text:p>4.43869074264193E-06</text:p>
          </table:table-cell>
          <table:table-cell table:formula="of:=SUM([Sheet2.B$4:.B103])/[Sheet2.B$133]" office:value-type="float" office:value="0.999994997665988" calcext:value-type="float">
            <text:p>0.9999949977</text:p>
          </table:table-cell>
          <table:table-cell office:value-type="float" office:value="55" calcext:value-type="float">
            <text:p>55</text:p>
          </table:table-cell>
          <table:table-cell table:formula="of:=[Sheet2.E103]/[Sheet2.E$133]" office:value-type="float" office:value="0.00119427616007643" calcext:value-type="float">
            <text:p>0.0011942762</text:p>
          </table:table-cell>
          <table:table-cell table:formula="of:=SUM([Sheet2.E$4:.E103])/[Sheet2.E$133]" office:value-type="float" office:value="0.997872017023864" calcext:value-type="float">
            <text:p>0.9978720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table:formula="of:=[Sheet2.B104]/[Sheet2.B$133]" office:value-type="float" office:value="0.0000025363947100811" calcext:value-type="float">
            <text:p>2.5363947100811E-06</text:p>
          </table:table-cell>
          <table:table-cell table:formula="of:=SUM([Sheet2.B$4:.B104])/[Sheet2.B$133]" office:value-type="float" office:value="0.999997534060699" calcext:value-type="float">
            <text:p>0.9999975341</text:p>
          </table:table-cell>
          <table:table-cell office:value-type="float" office:value="32" calcext:value-type="float">
            <text:p>32</text:p>
          </table:table-cell>
          <table:table-cell table:formula="of:=[Sheet2.E104]/[Sheet2.E$133]" office:value-type="float" office:value="0.00069485158404447" calcext:value-type="float">
            <text:p>0.0006948516</text:p>
          </table:table-cell>
          <table:table-cell table:formula="of:=SUM([Sheet2.E$4:.E104])/[Sheet2.E$133]" office:value-type="float" office:value="0.998566868607908" calcext:value-type="float">
            <text:p>0.99856686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table:formula="of:=[Sheet2.B105]/[Sheet2.B$133]" office:value-type="float" office:value="0.00000105683112920046" calcext:value-type="float">
            <text:p>1.05683112920046E-06</text:p>
          </table:table-cell>
          <table:table-cell table:formula="of:=SUM([Sheet2.B$4:.B105])/[Sheet2.B$133]" office:value-type="float" office:value="0.999998590891828" calcext:value-type="float">
            <text:p>0.9999985909</text:p>
          </table:table-cell>
          <table:table-cell office:value-type="float" office:value="17" calcext:value-type="float">
            <text:p>17</text:p>
          </table:table-cell>
          <table:table-cell table:formula="of:=[Sheet2.E105]/[Sheet2.E$133]" office:value-type="float" office:value="0.000369139904023625" calcext:value-type="float">
            <text:p>0.0003691399</text:p>
          </table:table-cell>
          <table:table-cell table:formula="of:=SUM([Sheet2.E$4:.E105])/[Sheet2.E$133]" office:value-type="float" office:value="0.998936008511932" calcext:value-type="float">
            <text:p>0.99893600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table:formula="of:=[Sheet2.B106]/[Sheet2.B$133]" office:value-type="float" office:value="0.000000810237199053685" calcext:value-type="float">
            <text:p>8.10237199053685E-07</text:p>
          </table:table-cell>
          <table:table-cell table:formula="of:=SUM([Sheet2.B$4:.B106])/[Sheet2.B$133]" office:value-type="float" office:value="0.999999401129027" calcext:value-type="float">
            <text:p>0.9999994011</text:p>
          </table:table-cell>
          <table:table-cell office:value-type="float" office:value="12" calcext:value-type="float">
            <text:p>12</text:p>
          </table:table-cell>
          <table:table-cell table:formula="of:=[Sheet2.E106]/[Sheet2.E$133]" office:value-type="float" office:value="0.000260569344016676" calcext:value-type="float">
            <text:p>0.0002605693</text:p>
          </table:table-cell>
          <table:table-cell table:formula="of:=SUM([Sheet2.E$4:.E106])/[Sheet2.E$133]" office:value-type="float" office:value="0.999196577855949" calcext:value-type="float">
            <text:p>0.99919657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Sheet2.B107]/[Sheet2.B$133]" office:value-type="float" office:value="0.000000281821634453456" calcext:value-type="float">
            <text:p>2.81821634453456E-07</text:p>
          </table:table-cell>
          <table:table-cell table:formula="of:=SUM([Sheet2.B$4:.B107])/[Sheet2.B$133]" office:value-type="float" office:value="0.999999682950661" calcext:value-type="float">
            <text:p>0.999999683</text:p>
          </table:table-cell>
          <table:table-cell office:value-type="float" office:value="7" calcext:value-type="float">
            <text:p>7</text:p>
          </table:table-cell>
          <table:table-cell table:formula="of:=[Sheet2.E107]/[Sheet2.E$133]" office:value-type="float" office:value="0.000151998784009728" calcext:value-type="float">
            <text:p>0.0001519988</text:p>
          </table:table-cell>
          <table:table-cell table:formula="of:=SUM([Sheet2.E$4:.E107])/[Sheet2.E$133]" office:value-type="float" office:value="0.999348576639958" calcext:value-type="float">
            <text:p>0.99934857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[Sheet2.B108]/[Sheet2.B$133]" office:value-type="float" office:value="0.00000017613852153341" calcext:value-type="float">
            <text:p>1.7613852153341E-07</text:p>
          </table:table-cell>
          <table:table-cell table:formula="of:=SUM([Sheet2.B$4:.B108])/[Sheet2.B$133]" office:value-type="float" office:value="0.999999859089183" calcext:value-type="float">
            <text:p>0.9999998591</text:p>
          </table:table-cell>
          <table:table-cell office:value-type="float" office:value="2" calcext:value-type="float">
            <text:p>2</text:p>
          </table:table-cell>
          <table:table-cell table:formula="of:=[Sheet2.E108]/[Sheet2.E$133]" office:value-type="float" office:value="0.0000434282240027794" calcext:value-type="float">
            <text:p>4.34282240027794E-05</text:p>
          </table:table-cell>
          <table:table-cell table:formula="of:=SUM([Sheet2.E$4:.E108])/[Sheet2.E$133]" office:value-type="float" office:value="0.999392004863961" calcext:value-type="float">
            <text:p>0.99939200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Sheet2.B109]/[Sheet2.B$133]" office:value-type="float" office:value="0.000000105683112920046" calcext:value-type="float">
            <text:p>1.05683112920046E-07</text:p>
          </table:table-cell>
          <table:table-cell table:formula="of:=SUM([Sheet2.B$4:.B109])/[Sheet2.B$133]" office:value-type="float" office:value="0.999999964772296" calcext:value-type="float">
            <text:p>0.9999999648</text:p>
          </table:table-cell>
          <table:table-cell office:value-type="float" office:value="2" calcext:value-type="float">
            <text:p>2</text:p>
          </table:table-cell>
          <table:table-cell table:formula="of:=[Sheet2.E109]/[Sheet2.E$133]" office:value-type="float" office:value="0.0000434282240027794" calcext:value-type="float">
            <text:p>4.34282240027794E-05</text:p>
          </table:table-cell>
          <table:table-cell table:formula="of:=SUM([Sheet2.E$4:.E109])/[Sheet2.E$133]" office:value-type="float" office:value="0.999435433087964" calcext:value-type="float">
            <text:p>0.99943543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Sheet2.B110]/[Sheet2.B$133]" office:value-type="float" office:value="0.000000035227704306682" calcext:value-type="float">
            <text:p>3.5227704306682E-08</text:p>
          </table:table-cell>
          <table:table-cell table:formula="of:=SUM([Sheet2.B$4:.B110])/[Sheet2.B$13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Sheet2.E110]/[Sheet2.E$133]" office:value-type="float" office:value="0.0000868564480055588" calcext:value-type="float">
            <text:p>8.68564480055588E-05</text:p>
          </table:table-cell>
          <table:table-cell table:formula="of:=SUM([Sheet2.E$4:.E110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[Sheet2.B111]/[Sheet2.B$133]" office:value-type="float" office:value="0" calcext:value-type="float">
            <text:p>0</text:p>
          </table:table-cell>
          <table:table-cell table:formula="of:=SUM([Sheet2.B$4:.B111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11]/[Sheet2.E$133]" office:value-type="float" office:value="0" calcext:value-type="float">
            <text:p>0</text:p>
          </table:table-cell>
          <table:table-cell table:formula="of:=SUM([Sheet2.E$4:.E111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Sheet2.B112]/[Sheet2.B$133]" office:value-type="float" office:value="0" calcext:value-type="float">
            <text:p>0</text:p>
          </table:table-cell>
          <table:table-cell table:formula="of:=SUM([Sheet2.B$4:.B112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12]/[Sheet2.E$133]" office:value-type="float" office:value="0" calcext:value-type="float">
            <text:p>0</text:p>
          </table:table-cell>
          <table:table-cell table:formula="of:=SUM([Sheet2.E$4:.E112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Sheet2.B113]/[Sheet2.B$133]" office:value-type="float" office:value="0" calcext:value-type="float">
            <text:p>0</text:p>
          </table:table-cell>
          <table:table-cell table:formula="of:=SUM([Sheet2.B$4:.B113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13]/[Sheet2.E$133]" office:value-type="float" office:value="0" calcext:value-type="float">
            <text:p>0</text:p>
          </table:table-cell>
          <table:table-cell table:formula="of:=SUM([Sheet2.E$4:.E113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Sheet2.B114]/[Sheet2.B$133]" office:value-type="float" office:value="0" calcext:value-type="float">
            <text:p>0</text:p>
          </table:table-cell>
          <table:table-cell table:formula="of:=SUM([Sheet2.B$4:.B114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14]/[Sheet2.E$133]" office:value-type="float" office:value="0" calcext:value-type="float">
            <text:p>0</text:p>
          </table:table-cell>
          <table:table-cell table:formula="of:=SUM([Sheet2.E$4:.E114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Sheet2.B115]/[Sheet2.B$133]" office:value-type="float" office:value="0" calcext:value-type="float">
            <text:p>0</text:p>
          </table:table-cell>
          <table:table-cell table:formula="of:=SUM([Sheet2.B$4:.B115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15]/[Sheet2.E$133]" office:value-type="float" office:value="0" calcext:value-type="float">
            <text:p>0</text:p>
          </table:table-cell>
          <table:table-cell table:formula="of:=SUM([Sheet2.E$4:.E115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Sheet2.B116]/[Sheet2.B$133]" office:value-type="float" office:value="0" calcext:value-type="float">
            <text:p>0</text:p>
          </table:table-cell>
          <table:table-cell table:formula="of:=SUM([Sheet2.B$4:.B116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16]/[Sheet2.E$133]" office:value-type="float" office:value="0" calcext:value-type="float">
            <text:p>0</text:p>
          </table:table-cell>
          <table:table-cell table:formula="of:=SUM([Sheet2.E$4:.E116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Sheet2.B117]/[Sheet2.B$133]" office:value-type="float" office:value="0" calcext:value-type="float">
            <text:p>0</text:p>
          </table:table-cell>
          <table:table-cell table:formula="of:=SUM([Sheet2.B$4:.B117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17]/[Sheet2.E$133]" office:value-type="float" office:value="0" calcext:value-type="float">
            <text:p>0</text:p>
          </table:table-cell>
          <table:table-cell table:formula="of:=SUM([Sheet2.E$4:.E117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Sheet2.B118]/[Sheet2.B$133]" office:value-type="float" office:value="0" calcext:value-type="float">
            <text:p>0</text:p>
          </table:table-cell>
          <table:table-cell table:formula="of:=SUM([Sheet2.B$4:.B118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18]/[Sheet2.E$133]" office:value-type="float" office:value="0" calcext:value-type="float">
            <text:p>0</text:p>
          </table:table-cell>
          <table:table-cell table:formula="of:=SUM([Sheet2.E$4:.E118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Sheet2.B119]/[Sheet2.B$133]" office:value-type="float" office:value="0" calcext:value-type="float">
            <text:p>0</text:p>
          </table:table-cell>
          <table:table-cell table:formula="of:=SUM([Sheet2.B$4:.B119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19]/[Sheet2.E$133]" office:value-type="float" office:value="0" calcext:value-type="float">
            <text:p>0</text:p>
          </table:table-cell>
          <table:table-cell table:formula="of:=SUM([Sheet2.E$4:.E119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Sheet2.B120]/[Sheet2.B$133]" office:value-type="float" office:value="0" calcext:value-type="float">
            <text:p>0</text:p>
          </table:table-cell>
          <table:table-cell table:formula="of:=SUM([Sheet2.B$4:.B120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20]/[Sheet2.E$133]" office:value-type="float" office:value="0" calcext:value-type="float">
            <text:p>0</text:p>
          </table:table-cell>
          <table:table-cell table:formula="of:=SUM([Sheet2.E$4:.E120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[Sheet2.B121]/[Sheet2.B$133]" office:value-type="float" office:value="0" calcext:value-type="float">
            <text:p>0</text:p>
          </table:table-cell>
          <table:table-cell table:formula="of:=SUM([Sheet2.B$4:.B121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21]/[Sheet2.E$133]" office:value-type="float" office:value="0" calcext:value-type="float">
            <text:p>0</text:p>
          </table:table-cell>
          <table:table-cell table:formula="of:=SUM([Sheet2.E$4:.E121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Sheet2.B122]/[Sheet2.B$133]" office:value-type="float" office:value="0" calcext:value-type="float">
            <text:p>0</text:p>
          </table:table-cell>
          <table:table-cell table:formula="of:=SUM([Sheet2.B$4:.B122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22]/[Sheet2.E$133]" office:value-type="float" office:value="0" calcext:value-type="float">
            <text:p>0</text:p>
          </table:table-cell>
          <table:table-cell table:formula="of:=SUM([Sheet2.E$4:.E122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Sheet2.B123]/[Sheet2.B$133]" office:value-type="float" office:value="0" calcext:value-type="float">
            <text:p>0</text:p>
          </table:table-cell>
          <table:table-cell table:formula="of:=SUM([Sheet2.B$4:.B123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23]/[Sheet2.E$133]" office:value-type="float" office:value="0" calcext:value-type="float">
            <text:p>0</text:p>
          </table:table-cell>
          <table:table-cell table:formula="of:=SUM([Sheet2.E$4:.E123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Sheet2.B124]/[Sheet2.B$133]" office:value-type="float" office:value="0" calcext:value-type="float">
            <text:p>0</text:p>
          </table:table-cell>
          <table:table-cell table:formula="of:=SUM([Sheet2.B$4:.B124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24]/[Sheet2.E$133]" office:value-type="float" office:value="0" calcext:value-type="float">
            <text:p>0</text:p>
          </table:table-cell>
          <table:table-cell table:formula="of:=SUM([Sheet2.E$4:.E124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Sheet2.B125]/[Sheet2.B$133]" office:value-type="float" office:value="0" calcext:value-type="float">
            <text:p>0</text:p>
          </table:table-cell>
          <table:table-cell table:formula="of:=SUM([Sheet2.B$4:.B125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25]/[Sheet2.E$133]" office:value-type="float" office:value="0" calcext:value-type="float">
            <text:p>0</text:p>
          </table:table-cell>
          <table:table-cell table:formula="of:=SUM([Sheet2.E$4:.E125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[Sheet2.B126]/[Sheet2.B$133]" office:value-type="float" office:value="0" calcext:value-type="float">
            <text:p>0</text:p>
          </table:table-cell>
          <table:table-cell table:formula="of:=SUM([Sheet2.B$4:.B126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26]/[Sheet2.E$133]" office:value-type="float" office:value="0" calcext:value-type="float">
            <text:p>0</text:p>
          </table:table-cell>
          <table:table-cell table:formula="of:=SUM([Sheet2.E$4:.E126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[Sheet2.B127]/[Sheet2.B$133]" office:value-type="float" office:value="0" calcext:value-type="float">
            <text:p>0</text:p>
          </table:table-cell>
          <table:table-cell table:formula="of:=SUM([Sheet2.B$4:.B127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27]/[Sheet2.E$133]" office:value-type="float" office:value="0" calcext:value-type="float">
            <text:p>0</text:p>
          </table:table-cell>
          <table:table-cell table:formula="of:=SUM([Sheet2.E$4:.E127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Sheet2.B128]/[Sheet2.B$133]" office:value-type="float" office:value="0" calcext:value-type="float">
            <text:p>0</text:p>
          </table:table-cell>
          <table:table-cell table:formula="of:=SUM([Sheet2.B$4:.B128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28]/[Sheet2.E$133]" office:value-type="float" office:value="0" calcext:value-type="float">
            <text:p>0</text:p>
          </table:table-cell>
          <table:table-cell table:formula="of:=SUM([Sheet2.E$4:.E128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Sheet2.B129]/[Sheet2.B$133]" office:value-type="float" office:value="0" calcext:value-type="float">
            <text:p>0</text:p>
          </table:table-cell>
          <table:table-cell table:formula="of:=SUM([Sheet2.B$4:.B129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29]/[Sheet2.E$133]" office:value-type="float" office:value="0" calcext:value-type="float">
            <text:p>0</text:p>
          </table:table-cell>
          <table:table-cell table:formula="of:=SUM([Sheet2.E$4:.E129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Sheet2.B130]/[Sheet2.B$133]" office:value-type="float" office:value="0" calcext:value-type="float">
            <text:p>0</text:p>
          </table:table-cell>
          <table:table-cell table:formula="of:=SUM([Sheet2.B$4:.B130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30]/[Sheet2.E$133]" office:value-type="float" office:value="0" calcext:value-type="float">
            <text:p>0</text:p>
          </table:table-cell>
          <table:table-cell table:formula="of:=SUM([Sheet2.E$4:.E130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Sheet2.B131]/[Sheet2.B$133]" office:value-type="float" office:value="0" calcext:value-type="float">
            <text:p>0</text:p>
          </table:table-cell>
          <table:table-cell table:formula="of:=SUM([Sheet2.B$4:.B131])/[Sheet2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2.E131]/[Sheet2.E$133]" office:value-type="float" office:value="0" calcext:value-type="float">
            <text:p>0</text:p>
          </table:table-cell>
          <table:table-cell table:formula="of:=SUM([Sheet2.E$4:.E131])/[Sheet2.E$133]" office:value-type="float" office:value="0.999522289535969" calcext:value-type="float">
            <text:p>0.99952228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Sheet2.B132]/[Sheet2.B$133]" office:value-type="float" office:value="0" calcext:value-type="float">
            <text:p>0</text:p>
          </table:table-cell>
          <table:table-cell table:formula="of:=SUM([Sheet2.B$4:.B132])/[Sheet2.B$133]"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formula="of:=[Sheet2.E132]/[Sheet2.E$133]" office:value-type="float" office:value="0.00614509369639329" calcext:value-type="float">
            <text:p>0.0061450937</text:p>
          </table:table-cell>
          <table:table-cell table:formula="of:=SUM([Sheet2.E$4:.E132])/[Sheet2.E$133]" office:value-type="float" office:value="1.00566738323236" calcext:value-type="float">
            <text:p>1.0056673832</text:p>
          </table:table-cell>
        </table:table-row>
        <table:table-row table:style-name="ro2">
          <table:table-cell/>
          <table:table-cell table:style-name="ce4" table:formula="of:=SUM([Sheet2.B6:.B132])" office:value-type="float" office:value="28386749" calcext:value-type="float">
            <text:p>28386749</text:p>
          </table:table-cell>
          <table:table-cell/>
          <table:table-cell table:style-name="Default"/>
          <table:table-cell table:style-name="ce4" table:formula="of:=SUM([Sheet2.E6:.E132])" office:value-type="float" office:value="46053" calcext:value-type="float">
            <text:p>46053</text:p>
          </table:table-cell>
          <table:table-cell table:style-name="Default" table:number-columns-repeated="2"/>
        </table:table-row>
      </table:table>
      <table:table table:name="Sheet4" table:style-name="ta1"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2" table:default-cell-style-name="ce4"/>
        <table:table-row table:style-name="ro2">
          <table:table-cell office:value-type="string" calcext:value-type="string">
            <text:p>dim=60</text:p>
          </table:table-cell>
          <table:table-cell office:value-type="string" calcext:value-type="string" table:number-columns-spanned="6" table:number-rows-spanned="1">
            <text:p>ALL DIRECTIONS ARE RANDOM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B4]/[Sheet4.B$133]" office:value-type="float" office:value="0" calcext:value-type="float">
            <text:p>0</text:p>
          </table:table-cell>
          <table:table-cell table:formula="of:=SUM([Sheet4.B$4:.B4])/[Sheet4.B$133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E4]/[.E$133]" office:value-type="float" office:value="0.0012932760666772" calcext:value-type="float">
            <text:p>0.0012932761</text:p>
          </table:table-cell>
          <table:table-cell table:formula="of:=SUM([Sheet4.E$4:.E4])/[Sheet4.E$133]" office:value-type="float" office:value="0.0012932760666772" calcext:value-type="float">
            <text:p>0.0012932761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4]/[Sheet4.I$133]" office:value-type="float" office:value="0" calcext:value-type="float">
            <text:p>0</text:p>
          </table:table-cell>
          <table:table-cell table:formula="of:=SUM([Sheet4.I$4:.I4])/[Sheet4.I$133]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formula="of:=[Sheet4.L4]/[Sheet4.L$133]" office:value-type="float" office:value="0.00120509815304012" calcext:value-type="float">
            <text:p>0.0012050982</text:p>
          </table:table-cell>
          <table:table-cell table:formula="of:=SUM([Sheet4.L$4:.L4])/[Sheet4.L$133]" office:value-type="float" office:value="0.00120509815304012" calcext:value-type="float">
            <text:p>0.001205098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Sheet4.B5]/[Sheet4.B$133]" office:value-type="float" office:value="0" calcext:value-type="float">
            <text:p>0</text:p>
          </table:table-cell>
          <table:table-cell table:formula="of:=SUM([Sheet4.B$4:.B5])/[Sheet4.B$133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E5]/[.E$133]" office:value-type="float" office:value="0.0000624593554929329" calcext:value-type="float">
            <text:p>6.24593554929329E-05</text:p>
          </table:table-cell>
          <table:table-cell table:formula="of:=SUM([Sheet4.E$4:.E5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5]/[Sheet4.I$133]" office:value-type="float" office:value="0" calcext:value-type="float">
            <text:p>0</text:p>
          </table:table-cell>
          <table:table-cell table:formula="of:=SUM([Sheet4.I$4:.I5])/[Sheet4.I$133]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Sheet4.L5]/[Sheet4.L$133]" office:value-type="float" office:value="0.000143289109660258" calcext:value-type="float">
            <text:p>0.0001432891</text:p>
          </table:table-cell>
          <table:table-cell table:formula="of:=SUM([Sheet4.L$4:.L5])/[Sheet4.L$133]" office:value-type="float" office:value="0.00134838726270038" calcext:value-type="float">
            <text:p>0.00134838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Sheet4.B6]/[Sheet4.B$133]" office:value-type="float" office:value="0" calcext:value-type="float">
            <text:p>0</text:p>
          </table:table-cell>
          <table:table-cell table:formula="of:=SUM([Sheet4.B$4:.B6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/[.E$133]" office:value-type="float" office:value="0" calcext:value-type="float">
            <text:p>0</text:p>
          </table:table-cell>
          <table:table-cell table:formula="of:=SUM([Sheet4.E$4:.E6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6]/[Sheet4.I$133]" office:value-type="float" office:value="0" calcext:value-type="float">
            <text:p>0</text:p>
          </table:table-cell>
          <table:table-cell table:formula="of:=SUM([Sheet4.I$4:.I6])/[Sheet4.I$13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Sheet4.L6]/[Sheet4.L$133]" office:value-type="float" office:value="0.00000734815946975681" calcext:value-type="float">
            <text:p>7.34815946975681E-06</text:p>
          </table:table-cell>
          <table:table-cell table:formula="of:=SUM([Sheet4.L$4:.L6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Sheet4.B7]/[Sheet4.B$133]" office:value-type="float" office:value="0" calcext:value-type="float">
            <text:p>0</text:p>
          </table:table-cell>
          <table:table-cell table:formula="of:=SUM([Sheet4.B$4:.B7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/[.E$133]" office:value-type="float" office:value="0" calcext:value-type="float">
            <text:p>0</text:p>
          </table:table-cell>
          <table:table-cell table:formula="of:=SUM([Sheet4.E$4:.E7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7]/[Sheet4.I$133]" office:value-type="float" office:value="0" calcext:value-type="float">
            <text:p>0</text:p>
          </table:table-cell>
          <table:table-cell table:formula="of:=SUM([Sheet4.I$4:.I7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7]/[Sheet4.L$133]" office:value-type="float" office:value="0" calcext:value-type="float">
            <text:p>0</text:p>
          </table:table-cell>
          <table:table-cell table:formula="of:=SUM([Sheet4.L$4:.L7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Sheet4.B8]/[Sheet4.B$133]" office:value-type="float" office:value="0" calcext:value-type="float">
            <text:p>0</text:p>
          </table:table-cell>
          <table:table-cell table:formula="of:=SUM([Sheet4.B$4:.B8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8]/[.E$133]" office:value-type="float" office:value="0" calcext:value-type="float">
            <text:p>0</text:p>
          </table:table-cell>
          <table:table-cell table:formula="of:=SUM([Sheet4.E$4:.E8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8]/[Sheet4.I$133]" office:value-type="float" office:value="0" calcext:value-type="float">
            <text:p>0</text:p>
          </table:table-cell>
          <table:table-cell table:formula="of:=SUM([Sheet4.I$4:.I8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8]/[Sheet4.L$133]" office:value-type="float" office:value="0" calcext:value-type="float">
            <text:p>0</text:p>
          </table:table-cell>
          <table:table-cell table:formula="of:=SUM([Sheet4.L$4:.L8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Sheet4.B9]/[Sheet4.B$133]" office:value-type="float" office:value="0" calcext:value-type="float">
            <text:p>0</text:p>
          </table:table-cell>
          <table:table-cell table:formula="of:=SUM([Sheet4.B$4:.B9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9]/[.E$133]" office:value-type="float" office:value="0" calcext:value-type="float">
            <text:p>0</text:p>
          </table:table-cell>
          <table:table-cell table:formula="of:=SUM([Sheet4.E$4:.E9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9]/[Sheet4.I$133]" office:value-type="float" office:value="0" calcext:value-type="float">
            <text:p>0</text:p>
          </table:table-cell>
          <table:table-cell table:formula="of:=SUM([Sheet4.I$4:.I9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9]/[Sheet4.L$133]" office:value-type="float" office:value="0" calcext:value-type="float">
            <text:p>0</text:p>
          </table:table-cell>
          <table:table-cell table:formula="of:=SUM([Sheet4.L$4:.L9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Sheet4.B10]/[Sheet4.B$133]" office:value-type="float" office:value="0" calcext:value-type="float">
            <text:p>0</text:p>
          </table:table-cell>
          <table:table-cell table:formula="of:=SUM([Sheet4.B$4:.B10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]/[.E$133]" office:value-type="float" office:value="0" calcext:value-type="float">
            <text:p>0</text:p>
          </table:table-cell>
          <table:table-cell table:formula="of:=SUM([Sheet4.E$4:.E10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0]/[Sheet4.I$133]" office:value-type="float" office:value="0" calcext:value-type="float">
            <text:p>0</text:p>
          </table:table-cell>
          <table:table-cell table:formula="of:=SUM([Sheet4.I$4:.I10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10]/[Sheet4.L$133]" office:value-type="float" office:value="0" calcext:value-type="float">
            <text:p>0</text:p>
          </table:table-cell>
          <table:table-cell table:formula="of:=SUM([Sheet4.L$4:.L10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Sheet4.B11]/[Sheet4.B$133]" office:value-type="float" office:value="0" calcext:value-type="float">
            <text:p>0</text:p>
          </table:table-cell>
          <table:table-cell table:formula="of:=SUM([Sheet4.B$4:.B11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1]/[.E$133]" office:value-type="float" office:value="0" calcext:value-type="float">
            <text:p>0</text:p>
          </table:table-cell>
          <table:table-cell table:formula="of:=SUM([Sheet4.E$4:.E11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1]/[Sheet4.I$133]" office:value-type="float" office:value="0" calcext:value-type="float">
            <text:p>0</text:p>
          </table:table-cell>
          <table:table-cell table:formula="of:=SUM([Sheet4.I$4:.I11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11]/[Sheet4.L$133]" office:value-type="float" office:value="0" calcext:value-type="float">
            <text:p>0</text:p>
          </table:table-cell>
          <table:table-cell table:formula="of:=SUM([Sheet4.L$4:.L11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Sheet4.B12]/[Sheet4.B$133]" office:value-type="float" office:value="0" calcext:value-type="float">
            <text:p>0</text:p>
          </table:table-cell>
          <table:table-cell table:formula="of:=SUM([Sheet4.B$4:.B12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2]/[.E$133]" office:value-type="float" office:value="0" calcext:value-type="float">
            <text:p>0</text:p>
          </table:table-cell>
          <table:table-cell table:formula="of:=SUM([Sheet4.E$4:.E12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2]/[Sheet4.I$133]" office:value-type="float" office:value="0" calcext:value-type="float">
            <text:p>0</text:p>
          </table:table-cell>
          <table:table-cell table:formula="of:=SUM([Sheet4.I$4:.I12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12]/[Sheet4.L$133]" office:value-type="float" office:value="0" calcext:value-type="float">
            <text:p>0</text:p>
          </table:table-cell>
          <table:table-cell table:formula="of:=SUM([Sheet4.L$4:.L12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Sheet4.B13]/[Sheet4.B$133]" office:value-type="float" office:value="0" calcext:value-type="float">
            <text:p>0</text:p>
          </table:table-cell>
          <table:table-cell table:formula="of:=SUM([Sheet4.B$4:.B13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/[.E$133]" office:value-type="float" office:value="0" calcext:value-type="float">
            <text:p>0</text:p>
          </table:table-cell>
          <table:table-cell table:formula="of:=SUM([Sheet4.E$4:.E13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3]/[Sheet4.I$133]" office:value-type="float" office:value="0" calcext:value-type="float">
            <text:p>0</text:p>
          </table:table-cell>
          <table:table-cell table:formula="of:=SUM([Sheet4.I$4:.I13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13]/[Sheet4.L$133]" office:value-type="float" office:value="0" calcext:value-type="float">
            <text:p>0</text:p>
          </table:table-cell>
          <table:table-cell table:formula="of:=SUM([Sheet4.L$4:.L13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Sheet4.B14]/[Sheet4.B$133]" office:value-type="float" office:value="0" calcext:value-type="float">
            <text:p>0</text:p>
          </table:table-cell>
          <table:table-cell table:formula="of:=SUM([Sheet4.B$4:.B14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/[.E$133]" office:value-type="float" office:value="0" calcext:value-type="float">
            <text:p>0</text:p>
          </table:table-cell>
          <table:table-cell table:formula="of:=SUM([Sheet4.E$4:.E14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4]/[Sheet4.I$133]" office:value-type="float" office:value="0" calcext:value-type="float">
            <text:p>0</text:p>
          </table:table-cell>
          <table:table-cell table:formula="of:=SUM([Sheet4.I$4:.I14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14]/[Sheet4.L$133]" office:value-type="float" office:value="0" calcext:value-type="float">
            <text:p>0</text:p>
          </table:table-cell>
          <table:table-cell table:formula="of:=SUM([Sheet4.L$4:.L14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Sheet4.B15]/[Sheet4.B$133]" office:value-type="float" office:value="0" calcext:value-type="float">
            <text:p>0</text:p>
          </table:table-cell>
          <table:table-cell table:formula="of:=SUM([Sheet4.B$4:.B15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/[.E$133]" office:value-type="float" office:value="0" calcext:value-type="float">
            <text:p>0</text:p>
          </table:table-cell>
          <table:table-cell table:formula="of:=SUM([Sheet4.E$4:.E15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5]/[Sheet4.I$133]" office:value-type="float" office:value="0" calcext:value-type="float">
            <text:p>0</text:p>
          </table:table-cell>
          <table:table-cell table:formula="of:=SUM([Sheet4.I$4:.I15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15]/[Sheet4.L$133]" office:value-type="float" office:value="0" calcext:value-type="float">
            <text:p>0</text:p>
          </table:table-cell>
          <table:table-cell table:formula="of:=SUM([Sheet4.L$4:.L15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Sheet4.B16]/[Sheet4.B$133]" office:value-type="float" office:value="0" calcext:value-type="float">
            <text:p>0</text:p>
          </table:table-cell>
          <table:table-cell table:formula="of:=SUM([Sheet4.B$4:.B16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/[.E$133]" office:value-type="float" office:value="0" calcext:value-type="float">
            <text:p>0</text:p>
          </table:table-cell>
          <table:table-cell table:formula="of:=SUM([Sheet4.E$4:.E16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6]/[Sheet4.I$133]" office:value-type="float" office:value="0" calcext:value-type="float">
            <text:p>0</text:p>
          </table:table-cell>
          <table:table-cell table:formula="of:=SUM([Sheet4.I$4:.I16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16]/[Sheet4.L$133]" office:value-type="float" office:value="0" calcext:value-type="float">
            <text:p>0</text:p>
          </table:table-cell>
          <table:table-cell table:formula="of:=SUM([Sheet4.L$4:.L16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Sheet4.B17]/[Sheet4.B$133]" office:value-type="float" office:value="0" calcext:value-type="float">
            <text:p>0</text:p>
          </table:table-cell>
          <table:table-cell table:formula="of:=SUM([Sheet4.B$4:.B17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/[.E$133]" office:value-type="float" office:value="0" calcext:value-type="float">
            <text:p>0</text:p>
          </table:table-cell>
          <table:table-cell table:formula="of:=SUM([Sheet4.E$4:.E17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7]/[Sheet4.I$133]" office:value-type="float" office:value="0" calcext:value-type="float">
            <text:p>0</text:p>
          </table:table-cell>
          <table:table-cell table:formula="of:=SUM([Sheet4.I$4:.I17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17]/[Sheet4.L$133]" office:value-type="float" office:value="0" calcext:value-type="float">
            <text:p>0</text:p>
          </table:table-cell>
          <table:table-cell table:formula="of:=SUM([Sheet4.L$4:.L17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Sheet4.B18]/[Sheet4.B$133]" office:value-type="float" office:value="0" calcext:value-type="float">
            <text:p>0</text:p>
          </table:table-cell>
          <table:table-cell table:formula="of:=SUM([Sheet4.B$4:.B18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8]/[.E$133]" office:value-type="float" office:value="0" calcext:value-type="float">
            <text:p>0</text:p>
          </table:table-cell>
          <table:table-cell table:formula="of:=SUM([Sheet4.E$4:.E18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8]/[Sheet4.I$133]" office:value-type="float" office:value="0" calcext:value-type="float">
            <text:p>0</text:p>
          </table:table-cell>
          <table:table-cell table:formula="of:=SUM([Sheet4.I$4:.I18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18]/[Sheet4.L$133]" office:value-type="float" office:value="0" calcext:value-type="float">
            <text:p>0</text:p>
          </table:table-cell>
          <table:table-cell table:formula="of:=SUM([Sheet4.L$4:.L18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Sheet4.B19]/[Sheet4.B$133]" office:value-type="float" office:value="0" calcext:value-type="float">
            <text:p>0</text:p>
          </table:table-cell>
          <table:table-cell table:formula="of:=SUM([Sheet4.B$4:.B19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9]/[.E$133]" office:value-type="float" office:value="0" calcext:value-type="float">
            <text:p>0</text:p>
          </table:table-cell>
          <table:table-cell table:formula="of:=SUM([Sheet4.E$4:.E19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9]/[Sheet4.I$133]" office:value-type="float" office:value="0" calcext:value-type="float">
            <text:p>0</text:p>
          </table:table-cell>
          <table:table-cell table:formula="of:=SUM([Sheet4.I$4:.I19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19]/[Sheet4.L$133]" office:value-type="float" office:value="0" calcext:value-type="float">
            <text:p>0</text:p>
          </table:table-cell>
          <table:table-cell table:formula="of:=SUM([Sheet4.L$4:.L19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Sheet4.B20]/[Sheet4.B$133]" office:value-type="float" office:value="0" calcext:value-type="float">
            <text:p>0</text:p>
          </table:table-cell>
          <table:table-cell table:formula="of:=SUM([Sheet4.B$4:.B20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0]/[.E$133]" office:value-type="float" office:value="0" calcext:value-type="float">
            <text:p>0</text:p>
          </table:table-cell>
          <table:table-cell table:formula="of:=SUM([Sheet4.E$4:.E20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20]/[Sheet4.I$133]" office:value-type="float" office:value="0" calcext:value-type="float">
            <text:p>0</text:p>
          </table:table-cell>
          <table:table-cell table:formula="of:=SUM([Sheet4.I$4:.I20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20]/[Sheet4.L$133]" office:value-type="float" office:value="0" calcext:value-type="float">
            <text:p>0</text:p>
          </table:table-cell>
          <table:table-cell table:formula="of:=SUM([Sheet4.L$4:.L20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Sheet4.B21]/[Sheet4.B$133]" office:value-type="float" office:value="0" calcext:value-type="float">
            <text:p>0</text:p>
          </table:table-cell>
          <table:table-cell table:formula="of:=SUM([Sheet4.B$4:.B21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1]/[.E$133]" office:value-type="float" office:value="0" calcext:value-type="float">
            <text:p>0</text:p>
          </table:table-cell>
          <table:table-cell table:formula="of:=SUM([Sheet4.E$4:.E21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21]/[Sheet4.I$133]" office:value-type="float" office:value="0" calcext:value-type="float">
            <text:p>0</text:p>
          </table:table-cell>
          <table:table-cell table:formula="of:=SUM([Sheet4.I$4:.I21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21]/[Sheet4.L$133]" office:value-type="float" office:value="0" calcext:value-type="float">
            <text:p>0</text:p>
          </table:table-cell>
          <table:table-cell table:formula="of:=SUM([Sheet4.L$4:.L21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Sheet4.B22]/[Sheet4.B$133]" office:value-type="float" office:value="0" calcext:value-type="float">
            <text:p>0</text:p>
          </table:table-cell>
          <table:table-cell table:formula="of:=SUM([Sheet4.B$4:.B22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2]/[.E$133]" office:value-type="float" office:value="0" calcext:value-type="float">
            <text:p>0</text:p>
          </table:table-cell>
          <table:table-cell table:formula="of:=SUM([Sheet4.E$4:.E22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22]/[Sheet4.I$133]" office:value-type="float" office:value="0" calcext:value-type="float">
            <text:p>0</text:p>
          </table:table-cell>
          <table:table-cell table:formula="of:=SUM([Sheet4.I$4:.I22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22]/[Sheet4.L$133]" office:value-type="float" office:value="0" calcext:value-type="float">
            <text:p>0</text:p>
          </table:table-cell>
          <table:table-cell table:formula="of:=SUM([Sheet4.L$4:.L22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Sheet4.B23]/[Sheet4.B$133]" office:value-type="float" office:value="0" calcext:value-type="float">
            <text:p>0</text:p>
          </table:table-cell>
          <table:table-cell table:formula="of:=SUM([Sheet4.B$4:.B23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3]/[.E$133]" office:value-type="float" office:value="0" calcext:value-type="float">
            <text:p>0</text:p>
          </table:table-cell>
          <table:table-cell table:formula="of:=SUM([Sheet4.E$4:.E23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23]/[Sheet4.I$133]" office:value-type="float" office:value="0" calcext:value-type="float">
            <text:p>0</text:p>
          </table:table-cell>
          <table:table-cell table:formula="of:=SUM([Sheet4.I$4:.I23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23]/[Sheet4.L$133]" office:value-type="float" office:value="0" calcext:value-type="float">
            <text:p>0</text:p>
          </table:table-cell>
          <table:table-cell table:formula="of:=SUM([Sheet4.L$4:.L23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Sheet4.B24]/[Sheet4.B$133]" office:value-type="float" office:value="0" calcext:value-type="float">
            <text:p>0</text:p>
          </table:table-cell>
          <table:table-cell table:formula="of:=SUM([Sheet4.B$4:.B24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4]/[.E$133]" office:value-type="float" office:value="0" calcext:value-type="float">
            <text:p>0</text:p>
          </table:table-cell>
          <table:table-cell table:formula="of:=SUM([Sheet4.E$4:.E24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24]/[Sheet4.I$133]" office:value-type="float" office:value="0" calcext:value-type="float">
            <text:p>0</text:p>
          </table:table-cell>
          <table:table-cell table:formula="of:=SUM([Sheet4.I$4:.I24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24]/[Sheet4.L$133]" office:value-type="float" office:value="0" calcext:value-type="float">
            <text:p>0</text:p>
          </table:table-cell>
          <table:table-cell table:formula="of:=SUM([Sheet4.L$4:.L24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Sheet4.B25]/[Sheet4.B$133]" office:value-type="float" office:value="0" calcext:value-type="float">
            <text:p>0</text:p>
          </table:table-cell>
          <table:table-cell table:formula="of:=SUM([Sheet4.B$4:.B25])/[Sheet4.B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5]/[.E$133]" office:value-type="float" office:value="0" calcext:value-type="float">
            <text:p>0</text:p>
          </table:table-cell>
          <table:table-cell table:formula="of:=SUM([Sheet4.E$4:.E25])/[Sheet4.E$133]" office:value-type="float" office:value="0.00135573542217013" calcext:value-type="float">
            <text:p>0.00135573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25]/[Sheet4.I$133]" office:value-type="float" office:value="0" calcext:value-type="float">
            <text:p>0</text:p>
          </table:table-cell>
          <table:table-cell table:formula="of:=SUM([Sheet4.I$4:.I25])/[Sheet4.I$1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Sheet4.L25]/[Sheet4.L$133]" office:value-type="float" office:value="0" calcext:value-type="float">
            <text:p>0</text:p>
          </table:table-cell>
          <table:table-cell table:formula="of:=SUM([Sheet4.L$4:.L25])/[Sheet4.L$133]" office:value-type="float" office:value="0.00135573542217013" calcext:value-type="float">
            <text:p>0.001355735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Sheet4.B26]/[Sheet4.B$133]" office:value-type="float" office:value="0.00000000399256848322628" calcext:value-type="float">
            <text:p>0.000000004</text:p>
          </table:table-cell>
          <table:table-cell table:formula="of:=SUM([Sheet4.B$4:.B26])/[Sheet4.B$133]" office:value-type="float" office:value="0.00000000399256848322628" calcext:value-type="float">
            <text:p>0.000000004</text:p>
          </table:table-cell>
          <table:table-cell office:value-type="float" office:value="1" calcext:value-type="float">
            <text:p>1</text:p>
          </table:table-cell>
          <table:table-cell table:formula="of:=[.E26]/[.E$133]" office:value-type="float" office:value="0.00000367407973487841" calcext:value-type="float">
            <text:p>3.67407973487841E-06</text:p>
          </table:table-cell>
          <table:table-cell table:formula="of:=SUM([Sheet4.E$4:.E26])/[Sheet4.E$133]" office:value-type="float" office:value="0.00135940950190501" calcext:value-type="float">
            <text:p>0.0013594095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26]/[Sheet4.I$133]" office:value-type="float" office:value="0" calcext:value-type="float">
            <text:p>0</text:p>
          </table:table-cell>
          <table:table-cell table:formula="of:=SUM([Sheet4.I$4:.I26])/[Sheet4.I$13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Sheet4.L26]/[Sheet4.L$133]" office:value-type="float" office:value="0.00000367407973487841" calcext:value-type="float">
            <text:p>3.67407973487841E-06</text:p>
          </table:table-cell>
          <table:table-cell table:formula="of:=SUM([Sheet4.L$4:.L26])/[Sheet4.L$133]" office:value-type="float" office:value="0.00135940950190501" calcext:value-type="float">
            <text:p>0.001359409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Sheet4.B27]/[Sheet4.B$133]" office:value-type="float" office:value="0.00000000798513696645256" calcext:value-type="float">
            <text:p>0.000000008</text:p>
          </table:table-cell>
          <table:table-cell table:formula="of:=SUM([Sheet4.B$4:.B27])/[Sheet4.B$133]" office:value-type="float" office:value="0.0000000119777054496788" calcext:value-type="float">
            <text:p>0.000000012</text:p>
          </table:table-cell>
          <table:table-cell office:value-type="float" office:value="8" calcext:value-type="float">
            <text:p>8</text:p>
          </table:table-cell>
          <table:table-cell table:formula="of:=[.E27]/[.E$133]" office:value-type="float" office:value="0.0000293926378790272" calcext:value-type="float">
            <text:p>2.93926378790272E-05</text:p>
          </table:table-cell>
          <table:table-cell table:formula="of:=SUM([Sheet4.E$4:.E27])/[Sheet4.E$133]" office:value-type="float" office:value="0.00138880213978404" calcext:value-type="float">
            <text:p>0.00138880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Sheet4.I27]/[Sheet4.I$133]" office:value-type="float" office:value="0.00000000133085616107543" calcext:value-type="float">
            <text:p>1.33085616107543E-09</text:p>
          </table:table-cell>
          <table:table-cell table:formula="of:=SUM([Sheet4.I$4:.I27])/[Sheet4.I$133]" office:value-type="float" office:value="0.00000000133085616107543" calcext:value-type="float">
            <text:p>1.33085616107543E-09</text:p>
          </table:table-cell>
          <table:table-cell office:value-type="float" office:value="2" calcext:value-type="float">
            <text:p>2</text:p>
          </table:table-cell>
          <table:table-cell table:formula="of:=[Sheet4.L27]/[Sheet4.L$133]" office:value-type="float" office:value="0.00000734815946975681" calcext:value-type="float">
            <text:p>7.34815946975681E-06</text:p>
          </table:table-cell>
          <table:table-cell table:formula="of:=SUM([Sheet4.L$4:.L27])/[Sheet4.L$133]" office:value-type="float" office:value="0.00136675766137477" calcext:value-type="float">
            <text:p>0.001366757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[Sheet4.B28]/[Sheet4.B$133]" office:value-type="float" office:value="0.000000027947979382584" calcext:value-type="float">
            <text:p>2.7947979382584E-08</text:p>
          </table:table-cell>
          <table:table-cell table:formula="of:=SUM([Sheet4.B$4:.B28])/[Sheet4.B$133]" office:value-type="float" office:value="0.0000000399256848322628" calcext:value-type="float">
            <text:p>3.99256848322628E-08</text:p>
          </table:table-cell>
          <table:table-cell office:value-type="float" office:value="15" calcext:value-type="float">
            <text:p>15</text:p>
          </table:table-cell>
          <table:table-cell table:formula="of:=[.E28]/[.E$133]" office:value-type="float" office:value="0.0000551111960231761" calcext:value-type="float">
            <text:p>5.51111960231761E-05</text:p>
          </table:table-cell>
          <table:table-cell table:formula="of:=SUM([Sheet4.E$4:.E28])/[Sheet4.E$133]" office:value-type="float" office:value="0.00144391333580721" calcext:value-type="float">
            <text:p>0.0014439133</text:p>
          </table:table-cell>
          <table:table-cell/>
          <table:table-cell office:value-type="float" office:value="2" calcext:value-type="float">
            <text:p>2</text:p>
          </table:table-cell>
          <table:table-cell table:formula="of:=[Sheet4.I28]/[Sheet4.I$133]" office:value-type="float" office:value="0.00000000266171232215085" calcext:value-type="float">
            <text:p>2.66171232215085E-09</text:p>
          </table:table-cell>
          <table:table-cell table:formula="of:=SUM([Sheet4.I$4:.I28])/[Sheet4.I$133]" office:value-type="float" office:value="0.00000000399256848322628" calcext:value-type="float">
            <text:p>0.000000004</text:p>
          </table:table-cell>
          <table:table-cell office:value-type="float" office:value="6" calcext:value-type="float">
            <text:p>6</text:p>
          </table:table-cell>
          <table:table-cell table:formula="of:=[Sheet4.L28]/[Sheet4.L$133]" office:value-type="float" office:value="0.0000220444784092704" calcext:value-type="float">
            <text:p>2.20444784092704E-05</text:p>
          </table:table-cell>
          <table:table-cell table:formula="of:=SUM([Sheet4.L$4:.L28])/[Sheet4.L$133]" office:value-type="float" office:value="0.00138880213978404" calcext:value-type="float">
            <text:p>0.001388802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table:formula="of:=[Sheet4.B29]/[Sheet4.B$133]" office:value-type="float" office:value="0.0000000785205135034502" calcext:value-type="float">
            <text:p>7.85205135034502E-08</text:p>
          </table:table-cell>
          <table:table-cell table:formula="of:=SUM([Sheet4.B$4:.B29])/[Sheet4.B$133]" office:value-type="float" office:value="0.000000118446198335713" calcext:value-type="float">
            <text:p>1.18446198335713E-07</text:p>
          </table:table-cell>
          <table:table-cell office:value-type="float" office:value="28" calcext:value-type="float">
            <text:p>28</text:p>
          </table:table-cell>
          <table:table-cell table:formula="of:=[.E29]/[.E$133]" office:value-type="float" office:value="0.000102874232576595" calcext:value-type="float">
            <text:p>0.0001028742</text:p>
          </table:table-cell>
          <table:table-cell table:formula="of:=SUM([Sheet4.E$4:.E29])/[Sheet4.E$133]" office:value-type="float" office:value="0.00154678756838381" calcext:value-type="float">
            <text:p>0.0015467876</text:p>
          </table:table-cell>
          <table:table-cell/>
          <table:table-cell office:value-type="float" office:value="5" calcext:value-type="float">
            <text:p>5</text:p>
          </table:table-cell>
          <table:table-cell table:formula="of:=[Sheet4.I29]/[Sheet4.I$133]" office:value-type="float" office:value="0.00000000665428080537713" calcext:value-type="float">
            <text:p>6.65428080537713E-09</text:p>
          </table:table-cell>
          <table:table-cell table:formula="of:=SUM([Sheet4.I$4:.I29])/[Sheet4.I$133]" office:value-type="float" office:value="0.0000000106468492886034" calcext:value-type="float">
            <text:p>1.06468492886034E-08</text:p>
          </table:table-cell>
          <table:table-cell office:value-type="float" office:value="10" calcext:value-type="float">
            <text:p>10</text:p>
          </table:table-cell>
          <table:table-cell table:formula="of:=[Sheet4.L29]/[Sheet4.L$133]" office:value-type="float" office:value="0.0000367407973487841" calcext:value-type="float">
            <text:p>3.67407973487841E-05</text:p>
          </table:table-cell>
          <table:table-cell table:formula="of:=SUM([Sheet4.L$4:.L29])/[Sheet4.L$133]" office:value-type="float" office:value="0.00142554293713282" calcext:value-type="float">
            <text:p>0.001425542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table:formula="of:=[Sheet4.B30]/[Sheet4.B$133]" office:value-type="float" office:value="0.000000146394177718297" calcext:value-type="float">
            <text:p>1.46394177718297E-07</text:p>
          </table:table-cell>
          <table:table-cell table:formula="of:=SUM([Sheet4.B$4:.B30])/[Sheet4.B$133]" office:value-type="float" office:value="0.00000026484037605401" calcext:value-type="float">
            <text:p>2.6484037605401E-07</text:p>
          </table:table-cell>
          <table:table-cell office:value-type="float" office:value="48" calcext:value-type="float">
            <text:p>48</text:p>
          </table:table-cell>
          <table:table-cell table:formula="of:=[.E30]/[.E$133]" office:value-type="float" office:value="0.000176355827274164" calcext:value-type="float">
            <text:p>0.0001763558</text:p>
          </table:table-cell>
          <table:table-cell table:formula="of:=SUM([Sheet4.E$4:.E30])/[Sheet4.E$133]" office:value-type="float" office:value="0.00172314339565797" calcext:value-type="float">
            <text:p>0.001723143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Sheet4.I30]/[Sheet4.I$133]" office:value-type="float" office:value="0.0000000359331163490365" calcext:value-type="float">
            <text:p>3.59331163490365E-08</text:p>
          </table:table-cell>
          <table:table-cell table:formula="of:=SUM([Sheet4.I$4:.I30])/[Sheet4.I$133]" office:value-type="float" office:value="0.0000000465799656376399" calcext:value-type="float">
            <text:p>4.65799656376399E-08</text:p>
          </table:table-cell>
          <table:table-cell office:value-type="float" office:value="17" calcext:value-type="float">
            <text:p>17</text:p>
          </table:table-cell>
          <table:table-cell table:formula="of:=[Sheet4.L30]/[Sheet4.L$133]" office:value-type="float" office:value="0.0000624593554929329" calcext:value-type="float">
            <text:p>6.24593554929329E-05</text:p>
          </table:table-cell>
          <table:table-cell table:formula="of:=SUM([Sheet4.L$4:.L30])/[Sheet4.L$133]" office:value-type="float" office:value="0.00148800229262575" calcext:value-type="float">
            <text:p>0.001488002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28" calcext:value-type="float">
            <text:p>228</text:p>
          </table:table-cell>
          <table:table-cell table:formula="of:=[Sheet4.B31]/[Sheet4.B$133]" office:value-type="float" office:value="0.000000303435204725197" calcext:value-type="float">
            <text:p>3.03435204725197E-07</text:p>
          </table:table-cell>
          <table:table-cell table:formula="of:=SUM([Sheet4.B$4:.B31])/[Sheet4.B$133]" office:value-type="float" office:value="0.000000568275580779207" calcext:value-type="float">
            <text:p>5.68275580779207E-07</text:p>
          </table:table-cell>
          <table:table-cell office:value-type="float" office:value="73" calcext:value-type="float">
            <text:p>73</text:p>
          </table:table-cell>
          <table:table-cell table:formula="of:=[.E31]/[.E$133]" office:value-type="float" office:value="0.000268207820646124" calcext:value-type="float">
            <text:p>0.0002682078</text:p>
          </table:table-cell>
          <table:table-cell table:formula="of:=SUM([Sheet4.E$4:.E31])/[Sheet4.E$133]" office:value-type="float" office:value="0.0019913512163041" calcext:value-type="float">
            <text:p>0.0019913512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Sheet4.I31]/[Sheet4.I$133]" office:value-type="float" office:value="0.0000000652119518926959" calcext:value-type="float">
            <text:p>6.52119518926959E-08</text:p>
          </table:table-cell>
          <table:table-cell table:formula="of:=SUM([Sheet4.I$4:.I31])/[Sheet4.I$133]" office:value-type="float" office:value="0.000000111791917530336" calcext:value-type="float">
            <text:p>1.11791917530336E-07</text:p>
          </table:table-cell>
          <table:table-cell office:value-type="float" office:value="28" calcext:value-type="float">
            <text:p>28</text:p>
          </table:table-cell>
          <table:table-cell table:formula="of:=[Sheet4.L31]/[Sheet4.L$133]" office:value-type="float" office:value="0.000102874232576595" calcext:value-type="float">
            <text:p>0.0001028742</text:p>
          </table:table-cell>
          <table:table-cell table:formula="of:=SUM([Sheet4.L$4:.L31])/[Sheet4.L$133]" office:value-type="float" office:value="0.00159087652520235" calcext:value-type="float">
            <text:p>0.001590876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table:formula="of:=[Sheet4.B32]/[Sheet4.B$133]" office:value-type="float" office:value="0.000000665428080537714" calcext:value-type="float">
            <text:p>6.65428080537714E-07</text:p>
          </table:table-cell>
          <table:table-cell table:formula="of:=SUM([Sheet4.B$4:.B32])/[Sheet4.B$133]" office:value-type="float" office:value="0.00000123370366131692" calcext:value-type="float">
            <text:p>1.23370366131692E-06</text:p>
          </table:table-cell>
          <table:table-cell office:value-type="float" office:value="138" calcext:value-type="float">
            <text:p>138</text:p>
          </table:table-cell>
          <table:table-cell table:formula="of:=[.E32]/[.E$133]" office:value-type="float" office:value="0.00050702300341322" calcext:value-type="float">
            <text:p>0.000507023</text:p>
          </table:table-cell>
          <table:table-cell table:formula="of:=SUM([Sheet4.E$4:.E32])/[Sheet4.E$133]" office:value-type="float" office:value="0.00249837421971732" calcext:value-type="float">
            <text:p>0.0024983742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Sheet4.I32]/[Sheet4.I$133]" office:value-type="float" office:value="0.000000151717602362599" calcext:value-type="float">
            <text:p>1.51717602362599E-07</text:p>
          </table:table-cell>
          <table:table-cell table:formula="of:=SUM([Sheet4.I$4:.I32])/[Sheet4.I$133]" office:value-type="float" office:value="0.000000263509519892935" calcext:value-type="float">
            <text:p>2.63509519892935E-07</text:p>
          </table:table-cell>
          <table:table-cell office:value-type="float" office:value="75" calcext:value-type="float">
            <text:p>75</text:p>
          </table:table-cell>
          <table:table-cell table:formula="of:=[Sheet4.L32]/[Sheet4.L$133]" office:value-type="float" office:value="0.00027555598011588" calcext:value-type="float">
            <text:p>0.000275556</text:p>
          </table:table-cell>
          <table:table-cell table:formula="of:=SUM([Sheet4.L$4:.L32])/[Sheet4.L$133]" office:value-type="float" office:value="0.00186643250531823" calcext:value-type="float">
            <text:p>0.001866432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54" calcext:value-type="float">
            <text:p>1054</text:p>
          </table:table-cell>
          <table:table-cell table:formula="of:=[Sheet4.B33]/[Sheet4.B$133]" office:value-type="float" office:value="0.0000014027223937735" calcext:value-type="float">
            <text:p>1.4027223937735E-06</text:p>
          </table:table-cell>
          <table:table-cell table:formula="of:=SUM([Sheet4.B$4:.B33])/[Sheet4.B$133]" office:value-type="float" office:value="0.00000263642605509042" calcext:value-type="float">
            <text:p>2.63642605509042E-06</text:p>
          </table:table-cell>
          <table:table-cell office:value-type="float" office:value="176" calcext:value-type="float">
            <text:p>176</text:p>
          </table:table-cell>
          <table:table-cell table:formula="of:=[.E33]/[.E$133]" office:value-type="float" office:value="0.000646638033338599" calcext:value-type="float">
            <text:p>0.000646638</text:p>
          </table:table-cell>
          <table:table-cell table:formula="of:=SUM([Sheet4.E$4:.E33])/[Sheet4.E$133]" office:value-type="float" office:value="0.00314501225305592" calcext:value-type="float">
            <text:p>0.0031450123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[Sheet4.I33]/[Sheet4.I$133]" office:value-type="float" office:value="0.000000347353458040686" calcext:value-type="float">
            <text:p>3.47353458040686E-07</text:p>
          </table:table-cell>
          <table:table-cell table:formula="of:=SUM([Sheet4.I$4:.I33])/[Sheet4.I$133]" office:value-type="float" office:value="0.000000610862977933621" calcext:value-type="float">
            <text:p>6.10862977933621E-07</text:p>
          </table:table-cell>
          <table:table-cell office:value-type="float" office:value="111" calcext:value-type="float">
            <text:p>111</text:p>
          </table:table-cell>
          <table:table-cell table:formula="of:=[Sheet4.L33]/[Sheet4.L$133]" office:value-type="float" office:value="0.000407822850571503" calcext:value-type="float">
            <text:p>0.0004078229</text:p>
          </table:table-cell>
          <table:table-cell table:formula="of:=SUM([Sheet4.L$4:.L33])/[Sheet4.L$133]" office:value-type="float" office:value="0.00227425535588973" calcext:value-type="float">
            <text:p>0.002274255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937" calcext:value-type="float">
            <text:p>1937</text:p>
          </table:table-cell>
          <table:table-cell table:formula="of:=[Sheet4.B34]/[Sheet4.B$133]" office:value-type="float" office:value="0.0000025778683840031" calcext:value-type="float">
            <text:p>2.5778683840031E-06</text:p>
          </table:table-cell>
          <table:table-cell table:formula="of:=SUM([Sheet4.B$4:.B34])/[Sheet4.B$133]" office:value-type="float" office:value="0.00000521429443909352" calcext:value-type="float">
            <text:p>5.21429443909352E-06</text:p>
          </table:table-cell>
          <table:table-cell office:value-type="float" office:value="317" calcext:value-type="float">
            <text:p>317</text:p>
          </table:table-cell>
          <table:table-cell table:formula="of:=[.E34]/[.E$133]" office:value-type="float" office:value="0.00116468327595646" calcext:value-type="float">
            <text:p>0.0011646833</text:p>
          </table:table-cell>
          <table:table-cell table:formula="of:=SUM([Sheet4.E$4:.E34])/[Sheet4.E$133]" office:value-type="float" office:value="0.00430969552901237" calcext:value-type="float">
            <text:p>0.0043096955</text:p>
          </table:table-cell>
          <table:table-cell/>
          <table:table-cell office:value-type="float" office:value="586" calcext:value-type="float">
            <text:p>586</text:p>
          </table:table-cell>
          <table:table-cell table:formula="of:=[Sheet4.I34]/[Sheet4.I$133]" office:value-type="float" office:value="0.0000007798817103902" calcext:value-type="float">
            <text:p>7.798817103902E-07</text:p>
          </table:table-cell>
          <table:table-cell table:formula="of:=SUM([Sheet4.I$4:.I34])/[Sheet4.I$133]" office:value-type="float" office:value="0.00000139074468832382" calcext:value-type="float">
            <text:p>1.39074468832382E-06</text:p>
          </table:table-cell>
          <table:table-cell office:value-type="float" office:value="184" calcext:value-type="float">
            <text:p>184</text:p>
          </table:table-cell>
          <table:table-cell table:formula="of:=[Sheet4.L34]/[Sheet4.L$133]" office:value-type="float" office:value="0.000676030671217627" calcext:value-type="float">
            <text:p>0.0006760307</text:p>
          </table:table-cell>
          <table:table-cell table:formula="of:=SUM([Sheet4.L$4:.L34])/[Sheet4.L$133]" office:value-type="float" office:value="0.00295028602710736" calcext:value-type="float">
            <text:p>0.00295028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776" calcext:value-type="float">
            <text:p>3776</text:p>
          </table:table-cell>
          <table:table-cell table:formula="of:=[Sheet4.B35]/[Sheet4.B$133]" office:value-type="float" office:value="0.00000502531286422081" calcext:value-type="float">
            <text:p>5.02531286422081E-06</text:p>
          </table:table-cell>
          <table:table-cell table:formula="of:=SUM([Sheet4.B$4:.B35])/[Sheet4.B$133]" office:value-type="float" office:value="0.0000102396073033143" calcext:value-type="float">
            <text:p>1.02396073033143E-05</text:p>
          </table:table-cell>
          <table:table-cell office:value-type="float" office:value="475" calcext:value-type="float">
            <text:p>475</text:p>
          </table:table-cell>
          <table:table-cell table:formula="of:=[.E35]/[.E$133]" office:value-type="float" office:value="0.00174518787406724" calcext:value-type="float">
            <text:p>0.0017451879</text:p>
          </table:table-cell>
          <table:table-cell table:formula="of:=SUM([Sheet4.E$4:.E35])/[Sheet4.E$133]" office:value-type="float" office:value="0.00605488340307961" calcext:value-type="float">
            <text:p>0.0060548834</text:p>
          </table:table-cell>
          <table:table-cell/>
          <table:table-cell office:value-type="float" office:value="1218" calcext:value-type="float">
            <text:p>1218</text:p>
          </table:table-cell>
          <table:table-cell table:formula="of:=[Sheet4.I35]/[Sheet4.I$133]" office:value-type="float" office:value="0.00000162098280418987" calcext:value-type="float">
            <text:p>0.000001621</text:p>
          </table:table-cell>
          <table:table-cell table:formula="of:=SUM([Sheet4.I$4:.I35])/[Sheet4.I$133]" office:value-type="float" office:value="0.00000301172749251369" calcext:value-type="float">
            <text:p>3.01172749251369E-06</text:p>
          </table:table-cell>
          <table:table-cell office:value-type="float" office:value="322" calcext:value-type="float">
            <text:p>322</text:p>
          </table:table-cell>
          <table:table-cell table:formula="of:=[Sheet4.L35]/[Sheet4.L$133]" office:value-type="float" office:value="0.00118305367463085" calcext:value-type="float">
            <text:p>0.0011830537</text:p>
          </table:table-cell>
          <table:table-cell table:formula="of:=SUM([Sheet4.L$4:.L35])/[Sheet4.L$133]" office:value-type="float" office:value="0.00413333970173821" calcext:value-type="float">
            <text:p>0.004133339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531" calcext:value-type="float">
            <text:p>6531</text:p>
          </table:table-cell>
          <table:table-cell table:formula="of:=[Sheet4.B36]/[Sheet4.B$133]" office:value-type="float" office:value="0.00000869182158798362" calcext:value-type="float">
            <text:p>8.69182158798362E-06</text:p>
          </table:table-cell>
          <table:table-cell table:formula="of:=SUM([Sheet4.B$4:.B36])/[Sheet4.B$133]" office:value-type="float" office:value="0.0000189314288912979" calcext:value-type="float">
            <text:p>1.89314288912979E-05</text:p>
          </table:table-cell>
          <table:table-cell office:value-type="float" office:value="729" calcext:value-type="float">
            <text:p>729</text:p>
          </table:table-cell>
          <table:table-cell table:formula="of:=[.E36]/[.E$133]" office:value-type="float" office:value="0.00267840412672636" calcext:value-type="float">
            <text:p>0.0026784041</text:p>
          </table:table-cell>
          <table:table-cell table:formula="of:=SUM([Sheet4.E$4:.E36])/[Sheet4.E$133]" office:value-type="float" office:value="0.00873328752980597" calcext:value-type="float">
            <text:p>0.0087332875</text:p>
          </table:table-cell>
          <table:table-cell/>
          <table:table-cell office:value-type="float" office:value="2373" calcext:value-type="float">
            <text:p>2373</text:p>
          </table:table-cell>
          <table:table-cell table:formula="of:=[Sheet4.I36]/[Sheet4.I$133]" office:value-type="float" office:value="0.00000315812167023199" calcext:value-type="float">
            <text:p>3.15812167023199E-06</text:p>
          </table:table-cell>
          <table:table-cell table:formula="of:=SUM([Sheet4.I$4:.I36])/[Sheet4.I$133]" office:value-type="float" office:value="0.00000616984916274568" calcext:value-type="float">
            <text:p>6.16984916274568E-06</text:p>
          </table:table-cell>
          <table:table-cell office:value-type="float" office:value="524" calcext:value-type="float">
            <text:p>524</text:p>
          </table:table-cell>
          <table:table-cell table:formula="of:=[Sheet4.L36]/[Sheet4.L$133]" office:value-type="float" office:value="0.00192521778107629" calcext:value-type="float">
            <text:p>0.0019252178</text:p>
          </table:table-cell>
          <table:table-cell table:formula="of:=SUM([Sheet4.L$4:.L36])/[Sheet4.L$133]" office:value-type="float" office:value="0.00605855748281449" calcext:value-type="float">
            <text:p>0.006058557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2279" calcext:value-type="float">
            <text:p>12279</text:p>
          </table:table-cell>
          <table:table-cell table:formula="of:=[Sheet4.B37]/[Sheet4.B$133]" office:value-type="float" office:value="0.0000163415828018452" calcext:value-type="float">
            <text:p>1.63415828018452E-05</text:p>
          </table:table-cell>
          <table:table-cell table:formula="of:=SUM([Sheet4.B$4:.B37])/[Sheet4.B$133]" office:value-type="float" office:value="0.0000352730116931431" calcext:value-type="float">
            <text:p>0.000035273</text:p>
          </table:table-cell>
          <table:table-cell office:value-type="float" office:value="1005" calcext:value-type="float">
            <text:p>1005</text:p>
          </table:table-cell>
          <table:table-cell table:formula="of:=[.E37]/[.E$133]" office:value-type="float" office:value="0.0036924501335528" calcext:value-type="float">
            <text:p>0.0036924501</text:p>
          </table:table-cell>
          <table:table-cell table:formula="of:=SUM([Sheet4.E$4:.E37])/[Sheet4.E$133]" office:value-type="float" office:value="0.0124257376633588" calcext:value-type="float">
            <text:p>0.0124257377</text:p>
          </table:table-cell>
          <table:table-cell/>
          <table:table-cell office:value-type="float" office:value="4667" calcext:value-type="float">
            <text:p>4667</text:p>
          </table:table-cell>
          <table:table-cell table:formula="of:=[Sheet4.I37]/[Sheet4.I$133]" office:value-type="float" office:value="0.00000621110570373902" calcext:value-type="float">
            <text:p>6.21110570373902E-06</text:p>
          </table:table-cell>
          <table:table-cell table:formula="of:=SUM([Sheet4.I$4:.I37])/[Sheet4.I$133]" office:value-type="float" office:value="0.0000123809548664847" calcext:value-type="float">
            <text:p>0.000012381</text:p>
          </table:table-cell>
          <table:table-cell office:value-type="float" office:value="796" calcext:value-type="float">
            <text:p>796</text:p>
          </table:table-cell>
          <table:table-cell table:formula="of:=[Sheet4.L37]/[Sheet4.L$133]" office:value-type="float" office:value="0.00292456746896321" calcext:value-type="float">
            <text:p>0.0029245675</text:p>
          </table:table-cell>
          <table:table-cell table:formula="of:=SUM([Sheet4.L$4:.L37])/[Sheet4.L$133]" office:value-type="float" office:value="0.0089831249517777" calcext:value-type="float">
            <text:p>0.00898312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1007" calcext:value-type="float">
            <text:p>21007</text:p>
          </table:table-cell>
          <table:table-cell table:formula="of:=[Sheet4.B38]/[Sheet4.B$133]" office:value-type="float" office:value="0.0000279572953757115" calcext:value-type="float">
            <text:p>2.79572953757115E-05</text:p>
          </table:table-cell>
          <table:table-cell table:formula="of:=SUM([Sheet4.B$4:.B38])/[Sheet4.B$133]" office:value-type="float" office:value="0.0000632303070688546" calcext:value-type="float">
            <text:p>6.32303070688546E-05</text:p>
          </table:table-cell>
          <table:table-cell office:value-type="float" office:value="1417" calcext:value-type="float">
            <text:p>1417</text:p>
          </table:table-cell>
          <table:table-cell table:formula="of:=[.E38]/[.E$133]" office:value-type="float" office:value="0.0052061709843227" calcext:value-type="float">
            <text:p>0.005206171</text:p>
          </table:table-cell>
          <table:table-cell table:formula="of:=SUM([Sheet4.E$4:.E38])/[Sheet4.E$133]" office:value-type="float" office:value="0.0176319086476815" calcext:value-type="float">
            <text:p>0.0176319086</text:p>
          </table:table-cell>
          <table:table-cell/>
          <table:table-cell office:value-type="float" office:value="8715" calcext:value-type="float">
            <text:p>8715</text:p>
          </table:table-cell>
          <table:table-cell table:formula="of:=[Sheet4.I38]/[Sheet4.I$133]" office:value-type="float" office:value="0.0000115984114437723" calcext:value-type="float">
            <text:p>1.15984114437723E-05</text:p>
          </table:table-cell>
          <table:table-cell table:formula="of:=SUM([Sheet4.I$4:.I38])/[Sheet4.I$133]" office:value-type="float" office:value="0.000023979366310257" calcext:value-type="float">
            <text:p>2.3979366310257E-05</text:p>
          </table:table-cell>
          <table:table-cell office:value-type="float" office:value="1115" calcext:value-type="float">
            <text:p>1115</text:p>
          </table:table-cell>
          <table:table-cell table:formula="of:=[Sheet4.L38]/[Sheet4.L$133]" office:value-type="float" office:value="0.00409659890438942" calcext:value-type="float">
            <text:p>0.0040965989</text:p>
          </table:table-cell>
          <table:table-cell table:formula="of:=SUM([Sheet4.L$4:.L38])/[Sheet4.L$133]" office:value-type="float" office:value="0.0130797238561671" calcext:value-type="float">
            <text:p>0.013079723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5920" calcext:value-type="float">
            <text:p>35920</text:p>
          </table:table-cell>
          <table:table-cell table:formula="of:=[Sheet4.B39]/[Sheet4.B$133]" office:value-type="float" office:value="0.0000478043533058293" calcext:value-type="float">
            <text:p>4.78043533058293E-05</text:p>
          </table:table-cell>
          <table:table-cell table:formula="of:=SUM([Sheet4.B$4:.B39])/[Sheet4.B$133]" office:value-type="float" office:value="0.000111034660374684" calcext:value-type="float">
            <text:p>0.0001110347</text:p>
          </table:table-cell>
          <table:table-cell office:value-type="float" office:value="1910" calcext:value-type="float">
            <text:p>1910</text:p>
          </table:table-cell>
          <table:table-cell table:formula="of:=[.E39]/[.E$133]" office:value-type="float" office:value="0.00701749229361776" calcext:value-type="float">
            <text:p>0.0070174923</text:p>
          </table:table-cell>
          <table:table-cell table:formula="of:=SUM([Sheet4.E$4:.E39])/[Sheet4.E$133]" office:value-type="float" office:value="0.0246494009412992" calcext:value-type="float">
            <text:p>0.0246494009</text:p>
          </table:table-cell>
          <table:table-cell/>
          <table:table-cell office:value-type="float" office:value="16158" calcext:value-type="float">
            <text:p>16158</text:p>
          </table:table-cell>
          <table:table-cell table:formula="of:=[Sheet4.I39]/[Sheet4.I$133]" office:value-type="float" office:value="0.0000215039738506567" calcext:value-type="float">
            <text:p>0.000021504</text:p>
          </table:table-cell>
          <table:table-cell table:formula="of:=SUM([Sheet4.I$4:.I39])/[Sheet4.I$133]" office:value-type="float" office:value="0.0000454833401609138" calcext:value-type="float">
            <text:p>4.54833401609138E-05</text:p>
          </table:table-cell>
          <table:table-cell office:value-type="float" office:value="1596" calcext:value-type="float">
            <text:p>1596</text:p>
          </table:table-cell>
          <table:table-cell table:formula="of:=[Sheet4.L39]/[Sheet4.L$133]" office:value-type="float" office:value="0.00586383125686594" calcext:value-type="float">
            <text:p>0.0058638313</text:p>
          </table:table-cell>
          <table:table-cell table:formula="of:=SUM([Sheet4.L$4:.L39])/[Sheet4.L$133]" office:value-type="float" office:value="0.0189435551130331" calcext:value-type="float">
            <text:p>0.018943555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9477" calcext:value-type="float">
            <text:p>59477</text:p>
          </table:table-cell>
          <table:table-cell table:formula="of:=[Sheet4.B40]/[Sheet4.B$133]" office:value-type="float" office:value="0.0000791553318922832" calcext:value-type="float">
            <text:p>7.91553318922832E-05</text:p>
          </table:table-cell>
          <table:table-cell table:formula="of:=SUM([Sheet4.B$4:.B40])/[Sheet4.B$133]" office:value-type="float" office:value="0.000190189992266967" calcext:value-type="float">
            <text:p>0.00019019</text:p>
          </table:table-cell>
          <table:table-cell office:value-type="float" office:value="2486" calcext:value-type="float">
            <text:p>2486</text:p>
          </table:table-cell>
          <table:table-cell table:formula="of:=[.E40]/[.E$133]" office:value-type="float" office:value="0.00913376222090772" calcext:value-type="float">
            <text:p>0.0091337622</text:p>
          </table:table-cell>
          <table:table-cell table:formula="of:=SUM([Sheet4.E$4:.E40])/[Sheet4.E$133]" office:value-type="float" office:value="0.0337831631622069" calcext:value-type="float">
            <text:p>0.0337831632</text:p>
          </table:table-cell>
          <table:table-cell/>
          <table:table-cell office:value-type="float" office:value="28309" calcext:value-type="float">
            <text:p>28309</text:p>
          </table:table-cell>
          <table:table-cell table:formula="of:=[Sheet4.I40]/[Sheet4.I$133]" office:value-type="float" office:value="0.0000376752070638843" calcext:value-type="float">
            <text:p>3.76752070638843E-05</text:p>
          </table:table-cell>
          <table:table-cell table:formula="of:=SUM([Sheet4.I$4:.I40])/[Sheet4.I$133]" office:value-type="float" office:value="0.0000831585472247981" calcext:value-type="float">
            <text:p>8.31585472247981E-05</text:p>
          </table:table-cell>
          <table:table-cell office:value-type="float" office:value="2156" calcext:value-type="float">
            <text:p>2156</text:p>
          </table:table-cell>
          <table:table-cell table:formula="of:=[Sheet4.L40]/[Sheet4.L$133]" office:value-type="float" office:value="0.00792131590839785" calcext:value-type="float">
            <text:p>0.0079213159</text:p>
          </table:table-cell>
          <table:table-cell table:formula="of:=SUM([Sheet4.L$4:.L40])/[Sheet4.L$133]" office:value-type="float" office:value="0.0268648710214309" calcext:value-type="float">
            <text:p>0.02686487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6216" calcext:value-type="float">
            <text:p>96216</text:p>
          </table:table-cell>
          <table:table-cell table:formula="of:=[Sheet4.B41]/[Sheet4.B$133]" office:value-type="float" office:value="0.000128049656394033" calcext:value-type="float">
            <text:p>0.0001280497</text:p>
          </table:table-cell>
          <table:table-cell table:formula="of:=SUM([Sheet4.B$4:.B41])/[Sheet4.B$133]" office:value-type="float" office:value="0.000318239648661" calcext:value-type="float">
            <text:p>0.0003182396</text:p>
          </table:table-cell>
          <table:table-cell office:value-type="float" office:value="3271" calcext:value-type="float">
            <text:p>3271</text:p>
          </table:table-cell>
          <table:table-cell table:formula="of:=[.E41]/[.E$133]" office:value-type="float" office:value="0.0120179148127873" calcext:value-type="float">
            <text:p>0.0120179148</text:p>
          </table:table-cell>
          <table:table-cell table:formula="of:=SUM([Sheet4.E$4:.E41])/[Sheet4.E$133]" office:value-type="float" office:value="0.0458010779749942" calcext:value-type="float">
            <text:p>0.045801078</text:p>
          </table:table-cell>
          <table:table-cell/>
          <table:table-cell office:value-type="float" office:value="48681" calcext:value-type="float">
            <text:p>48681</text:p>
          </table:table-cell>
          <table:table-cell table:formula="of:=[Sheet4.I41]/[Sheet4.I$133]" office:value-type="float" office:value="0.0000647874087773129" calcext:value-type="float">
            <text:p>6.47874087773129E-05</text:p>
          </table:table-cell>
          <table:table-cell table:formula="of:=SUM([Sheet4.I$4:.I41])/[Sheet4.I$133]" office:value-type="float" office:value="0.000147945956002111" calcext:value-type="float">
            <text:p>0.000147946</text:p>
          </table:table-cell>
          <table:table-cell office:value-type="float" office:value="2971" calcext:value-type="float">
            <text:p>2971</text:p>
          </table:table-cell>
          <table:table-cell table:formula="of:=[Sheet4.L41]/[Sheet4.L$133]" office:value-type="float" office:value="0.0109156908923237" calcext:value-type="float">
            <text:p>0.0109156909</text:p>
          </table:table-cell>
          <table:table-cell table:formula="of:=SUM([Sheet4.L$4:.L41])/[Sheet4.L$133]" office:value-type="float" office:value="0.0377805619137546" calcext:value-type="float">
            <text:p>0.037780561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52171" calcext:value-type="float">
            <text:p>152171</text:p>
          </table:table-cell>
          <table:table-cell table:formula="of:=[Sheet4.B42]/[Sheet4.B$133]" office:value-type="float" office:value="0.000202517712887009" calcext:value-type="float">
            <text:p>0.0002025177</text:p>
          </table:table-cell>
          <table:table-cell table:formula="of:=SUM([Sheet4.B$4:.B42])/[Sheet4.B$133]" office:value-type="float" office:value="0.000520757361548009" calcext:value-type="float">
            <text:p>0.0005207574</text:p>
          </table:table-cell>
          <table:table-cell office:value-type="float" office:value="3971" calcext:value-type="float">
            <text:p>3971</text:p>
          </table:table-cell>
          <table:table-cell table:formula="of:=[.E42]/[.E$133]" office:value-type="float" office:value="0.0145897706272022" calcext:value-type="float">
            <text:p>0.0145897706</text:p>
          </table:table-cell>
          <table:table-cell table:formula="of:=SUM([Sheet4.E$4:.E42])/[Sheet4.E$133]" office:value-type="float" office:value="0.0603908486021964" calcext:value-type="float">
            <text:p>0.0603908486</text:p>
          </table:table-cell>
          <table:table-cell/>
          <table:table-cell office:value-type="float" office:value="81776" calcext:value-type="float">
            <text:p>81776</text:p>
          </table:table-cell>
          <table:table-cell table:formula="of:=[Sheet4.I42]/[Sheet4.I$133]" office:value-type="float" office:value="0.000108832093428104" calcext:value-type="float">
            <text:p>0.0001088321</text:p>
          </table:table-cell>
          <table:table-cell table:formula="of:=SUM([Sheet4.I$4:.I42])/[Sheet4.I$133]" office:value-type="float" office:value="0.000256778049430215" calcext:value-type="float">
            <text:p>0.000256778</text:p>
          </table:table-cell>
          <table:table-cell office:value-type="float" office:value="3708" calcext:value-type="float">
            <text:p>3708</text:p>
          </table:table-cell>
          <table:table-cell table:formula="of:=[Sheet4.L42]/[Sheet4.L$133]" office:value-type="float" office:value="0.0136234876569291" calcext:value-type="float">
            <text:p>0.0136234877</text:p>
          </table:table-cell>
          <table:table-cell table:formula="of:=SUM([Sheet4.L$4:.L42])/[Sheet4.L$133]" office:value-type="float" office:value="0.0514040495706838" calcext:value-type="float">
            <text:p>0.051404049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35941" calcext:value-type="float">
            <text:p>235941</text:p>
          </table:table-cell>
          <table:table-cell table:formula="of:=[Sheet4.B43]/[Sheet4.B$133]" office:value-type="float" office:value="0.000314003533500297" calcext:value-type="float">
            <text:p>0.0003140035</text:p>
          </table:table-cell>
          <table:table-cell table:formula="of:=SUM([Sheet4.B$4:.B43])/[Sheet4.B$133]" office:value-type="float" office:value="0.000834760895048307" calcext:value-type="float">
            <text:p>0.0008347609</text:p>
          </table:table-cell>
          <table:table-cell office:value-type="float" office:value="4767" calcext:value-type="float">
            <text:p>4767</text:p>
          </table:table-cell>
          <table:table-cell table:formula="of:=[.E43]/[.E$133]" office:value-type="float" office:value="0.0175143380961654" calcext:value-type="float">
            <text:p>0.0175143381</text:p>
          </table:table-cell>
          <table:table-cell table:formula="of:=SUM([Sheet4.E$4:.E43])/[Sheet4.E$133]" office:value-type="float" office:value="0.0779051866983617" calcext:value-type="float">
            <text:p>0.0779051867</text:p>
          </table:table-cell>
          <table:table-cell/>
          <table:table-cell office:value-type="float" office:value="133085" calcext:value-type="float">
            <text:p>133085</text:p>
          </table:table-cell>
          <table:table-cell table:formula="of:=[Sheet4.I43]/[Sheet4.I$133]" office:value-type="float" office:value="0.000177116992196723" calcext:value-type="float">
            <text:p>0.000177117</text:p>
          </table:table-cell>
          <table:table-cell table:formula="of:=SUM([Sheet4.I$4:.I43])/[Sheet4.I$133]" office:value-type="float" office:value="0.000433895041626938" calcext:value-type="float">
            <text:p>0.000433895</text:p>
          </table:table-cell>
          <table:table-cell office:value-type="float" office:value="4604" calcext:value-type="float">
            <text:p>4604</text:p>
          </table:table-cell>
          <table:table-cell table:formula="of:=[Sheet4.L43]/[Sheet4.L$133]" office:value-type="float" office:value="0.0169154630993802" calcext:value-type="float">
            <text:p>0.0169154631</text:p>
          </table:table-cell>
          <table:table-cell table:formula="of:=SUM([Sheet4.L$4:.L43])/[Sheet4.L$133]" office:value-type="float" office:value="0.068319512670064" calcext:value-type="float">
            <text:p>0.068319512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57622" calcext:value-type="float">
            <text:p>357622</text:p>
          </table:table-cell>
          <table:table-cell table:formula="of:=[Sheet4.B44]/[Sheet4.B$133]" office:value-type="float" office:value="0.000475943442036116" calcext:value-type="float">
            <text:p>0.0004759434</text:p>
          </table:table-cell>
          <table:table-cell table:formula="of:=SUM([Sheet4.B$4:.B44])/[Sheet4.B$133]" office:value-type="float" office:value="0.00131070433708442" calcext:value-type="float">
            <text:p>0.0013107043</text:p>
          </table:table-cell>
          <table:table-cell office:value-type="float" office:value="5482" calcext:value-type="float">
            <text:p>5482</text:p>
          </table:table-cell>
          <table:table-cell table:formula="of:=[.E44]/[.E$133]" office:value-type="float" office:value="0.0201413051066034" calcext:value-type="float">
            <text:p>0.0201413051</text:p>
          </table:table-cell>
          <table:table-cell table:formula="of:=SUM([Sheet4.E$4:.E44])/[Sheet4.E$133]" office:value-type="float" office:value="0.0980464918049652" calcext:value-type="float">
            <text:p>0.0980464918</text:p>
          </table:table-cell>
          <table:table-cell/>
          <table:table-cell office:value-type="float" office:value="213471" calcext:value-type="float">
            <text:p>213471</text:p>
          </table:table-cell>
          <table:table-cell table:formula="of:=[Sheet4.I44]/[Sheet4.I$133]" office:value-type="float" office:value="0.000284099195560932" calcext:value-type="float">
            <text:p>0.0002840992</text:p>
          </table:table-cell>
          <table:table-cell table:formula="of:=SUM([Sheet4.I$4:.I44])/[Sheet4.I$133]" office:value-type="float" office:value="0.000717994237187871" calcext:value-type="float">
            <text:p>0.0007179942</text:p>
          </table:table-cell>
          <table:table-cell office:value-type="float" office:value="5551" calcext:value-type="float">
            <text:p>5551</text:p>
          </table:table-cell>
          <table:table-cell table:formula="of:=[Sheet4.L44]/[Sheet4.L$133]" office:value-type="float" office:value="0.02039481660831" calcext:value-type="float">
            <text:p>0.0203948166</text:p>
          </table:table-cell>
          <table:table-cell table:formula="of:=SUM([Sheet4.L$4:.L44])/[Sheet4.L$133]" office:value-type="float" office:value="0.088714329278374" calcext:value-type="float">
            <text:p>0.088714329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32348" calcext:value-type="float">
            <text:p>532348</text:p>
          </table:table-cell>
          <table:table-cell table:formula="of:=[Sheet4.B45]/[Sheet4.B$133]" office:value-type="float" office:value="0.000708478615636181" calcext:value-type="float">
            <text:p>0.0007084786</text:p>
          </table:table-cell>
          <table:table-cell table:formula="of:=SUM([Sheet4.B$4:.B45])/[Sheet4.B$133]" office:value-type="float" office:value="0.0020191829527206" calcext:value-type="float">
            <text:p>0.002019183</text:p>
          </table:table-cell>
          <table:table-cell office:value-type="float" office:value="6289" calcext:value-type="float">
            <text:p>6289</text:p>
          </table:table-cell>
          <table:table-cell table:formula="of:=[.E45]/[.E$133]" office:value-type="float" office:value="0.0231062874526503" calcext:value-type="float">
            <text:p>0.0231062875</text:p>
          </table:table-cell>
          <table:table-cell table:formula="of:=SUM([Sheet4.E$4:.E45])/[Sheet4.E$133]" office:value-type="float" office:value="0.121152779257615" calcext:value-type="float">
            <text:p>0.1211527793</text:p>
          </table:table-cell>
          <table:table-cell/>
          <table:table-cell office:value-type="float" office:value="332406" calcext:value-type="float">
            <text:p>332406</text:p>
          </table:table-cell>
          <table:table-cell table:formula="of:=[Sheet4.I45]/[Sheet4.I$133]" office:value-type="float" office:value="0.000442384573078438" calcext:value-type="float">
            <text:p>0.0004423846</text:p>
          </table:table-cell>
          <table:table-cell table:formula="of:=SUM([Sheet4.I$4:.I45])/[Sheet4.I$133]" office:value-type="float" office:value="0.00116037881026631" calcext:value-type="float">
            <text:p>0.0011603788</text:p>
          </table:table-cell>
          <table:table-cell office:value-type="float" office:value="6427" calcext:value-type="float">
            <text:p>6427</text:p>
          </table:table-cell>
          <table:table-cell table:formula="of:=[Sheet4.L45]/[Sheet4.L$133]" office:value-type="float" office:value="0.0236133104560635" calcext:value-type="float">
            <text:p>0.0236133105</text:p>
          </table:table-cell>
          <table:table-cell table:formula="of:=SUM([Sheet4.L$4:.L45])/[Sheet4.L$133]" office:value-type="float" office:value="0.112327639734438" calcext:value-type="float">
            <text:p>0.112327639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775724" calcext:value-type="float">
            <text:p>775724</text:p>
          </table:table-cell>
          <table:table-cell table:formula="of:=[Sheet4.B46]/[Sheet4.B$133]" office:value-type="float" office:value="0.00103237706469407" calcext:value-type="float">
            <text:p>0.0010323771</text:p>
          </table:table-cell>
          <table:table-cell table:formula="of:=SUM([Sheet4.B$4:.B46])/[Sheet4.B$133]" office:value-type="float" office:value="0.00305156001741468" calcext:value-type="float">
            <text:p>0.00305156</text:p>
          </table:table-cell>
          <table:table-cell office:value-type="float" office:value="6979" calcext:value-type="float">
            <text:p>6979</text:p>
          </table:table-cell>
          <table:table-cell table:formula="of:=[.E46]/[.E$133]" office:value-type="float" office:value="0.0256414024697164" calcext:value-type="float">
            <text:p>0.0256414025</text:p>
          </table:table-cell>
          <table:table-cell table:formula="of:=SUM([Sheet4.E$4:.E46])/[Sheet4.E$133]" office:value-type="float" office:value="0.146794181727332" calcext:value-type="float">
            <text:p>0.1467941817</text:p>
          </table:table-cell>
          <table:table-cell/>
          <table:table-cell office:value-type="float" office:value="507222" calcext:value-type="float">
            <text:p>507222</text:p>
          </table:table-cell>
          <table:table-cell table:formula="of:=[Sheet4.I46]/[Sheet4.I$133]" office:value-type="float" office:value="0.000675039523733" calcext:value-type="float">
            <text:p>0.0006750395</text:p>
          </table:table-cell>
          <table:table-cell table:formula="of:=SUM([Sheet4.I$4:.I46])/[Sheet4.I$133]" office:value-type="float" office:value="0.00183541833399931" calcext:value-type="float">
            <text:p>0.0018354183</text:p>
          </table:table-cell>
          <table:table-cell office:value-type="float" office:value="7163" calcext:value-type="float">
            <text:p>7163</text:p>
          </table:table-cell>
          <table:table-cell table:formula="of:=[Sheet4.L46]/[Sheet4.L$133]" office:value-type="float" office:value="0.026317433140934" calcext:value-type="float">
            <text:p>0.0263174331</text:p>
          </table:table-cell>
          <table:table-cell table:formula="of:=SUM([Sheet4.L$4:.L46])/[Sheet4.L$133]" office:value-type="float" office:value="0.138645072875372" calcext:value-type="float">
            <text:p>0.138645072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107390" calcext:value-type="float">
            <text:p>1107390</text:p>
          </table:table-cell>
          <table:table-cell table:formula="of:=[Sheet4.B47]/[Sheet4.B$133]" office:value-type="float" office:value="0.00147377680421332" calcext:value-type="float">
            <text:p>0.0014737768</text:p>
          </table:table-cell>
          <table:table-cell table:formula="of:=SUM([Sheet4.B$4:.B47])/[Sheet4.B$133]" office:value-type="float" office:value="0.004525336821628" calcext:value-type="float">
            <text:p>0.0045253368</text:p>
          </table:table-cell>
          <table:table-cell office:value-type="float" office:value="7471" calcext:value-type="float">
            <text:p>7471</text:p>
          </table:table-cell>
          <table:table-cell table:formula="of:=[.E47]/[.E$133]" office:value-type="float" office:value="0.0274490496992766" calcext:value-type="float">
            <text:p>0.0274490497</text:p>
          </table:table-cell>
          <table:table-cell table:formula="of:=SUM([Sheet4.E$4:.E47])/[Sheet4.E$133]" office:value-type="float" office:value="0.174243231426608" calcext:value-type="float">
            <text:p>0.1742432314</text:p>
          </table:table-cell>
          <table:table-cell/>
          <table:table-cell office:value-type="float" office:value="755364" calcext:value-type="float">
            <text:p>755364</text:p>
          </table:table-cell>
          <table:table-cell table:formula="of:=[Sheet4.I47]/[Sheet4.I$133]" office:value-type="float" office:value="0.00100528083325458" calcext:value-type="float">
            <text:p>0.0010052808</text:p>
          </table:table-cell>
          <table:table-cell table:formula="of:=SUM([Sheet4.I$4:.I47])/[Sheet4.I$133]" office:value-type="float" office:value="0.00284069916725389" calcext:value-type="float">
            <text:p>0.0028406992</text:p>
          </table:table-cell>
          <table:table-cell office:value-type="float" office:value="7997" calcext:value-type="float">
            <text:p>7997</text:p>
          </table:table-cell>
          <table:table-cell table:formula="of:=[Sheet4.L47]/[Sheet4.L$133]" office:value-type="float" office:value="0.0293816156398226" calcext:value-type="float">
            <text:p>0.0293816156</text:p>
          </table:table-cell>
          <table:table-cell table:formula="of:=SUM([Sheet4.L$4:.L47])/[Sheet4.L$133]" office:value-type="float" office:value="0.168026688515194" calcext:value-type="float">
            <text:p>0.168026688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550903" calcext:value-type="float">
            <text:p>1550903</text:p>
          </table:table-cell>
          <table:table-cell table:formula="of:=[Sheet4.B48]/[Sheet4.B$133]" office:value-type="float" office:value="0.00206402881278036" calcext:value-type="float">
            <text:p>0.0020640288</text:p>
          </table:table-cell>
          <table:table-cell table:formula="of:=SUM([Sheet4.B$4:.B48])/[Sheet4.B$133]" office:value-type="float" office:value="0.00658936563440836" calcext:value-type="float">
            <text:p>0.0065893656</text:p>
          </table:table-cell>
          <table:table-cell office:value-type="float" office:value="7951" calcext:value-type="float">
            <text:p>7951</text:p>
          </table:table-cell>
          <table:table-cell table:formula="of:=[.E48]/[.E$133]" office:value-type="float" office:value="0.0292126079720182" calcext:value-type="float">
            <text:p>0.029212608</text:p>
          </table:table-cell>
          <table:table-cell table:formula="of:=SUM([Sheet4.E$4:.E48])/[Sheet4.E$133]" office:value-type="float" office:value="0.203455839398627" calcext:value-type="float">
            <text:p>0.2034558394</text:p>
          </table:table-cell>
          <table:table-cell/>
          <table:table-cell office:value-type="float" office:value="1103011" calcext:value-type="float">
            <text:p>1103011</text:p>
          </table:table-cell>
          <table:table-cell table:formula="of:=[Sheet4.I48]/[Sheet4.I$133]" office:value-type="float" office:value="0.00146794898508397" calcext:value-type="float">
            <text:p>0.001467949</text:p>
          </table:table-cell>
          <table:table-cell table:formula="of:=SUM([Sheet4.I$4:.I48])/[Sheet4.I$133]" office:value-type="float" office:value="0.00430864815233786" calcext:value-type="float">
            <text:p>0.0043086482</text:p>
          </table:table-cell>
          <table:table-cell office:value-type="float" office:value="8419" calcext:value-type="float">
            <text:p>8419</text:p>
          </table:table-cell>
          <table:table-cell table:formula="of:=[Sheet4.L48]/[Sheet4.L$133]" office:value-type="float" office:value="0.0309320772879413" calcext:value-type="float">
            <text:p>0.0309320773</text:p>
          </table:table-cell>
          <table:table-cell table:formula="of:=SUM([Sheet4.L$4:.L48])/[Sheet4.L$133]" office:value-type="float" office:value="0.198958765803135" calcext:value-type="float">
            <text:p>0.198958765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136061" calcext:value-type="float">
            <text:p>2136061</text:p>
          </table:table-cell>
          <table:table-cell table:formula="of:=[Sheet4.B49]/[Sheet4.B$133]" office:value-type="float" office:value="0.00284278994228294" calcext:value-type="float">
            <text:p>0.0028427899</text:p>
          </table:table-cell>
          <table:table-cell table:formula="of:=SUM([Sheet4.B$4:.B49])/[Sheet4.B$133]" office:value-type="float" office:value="0.0094321555766913" calcext:value-type="float">
            <text:p>0.0094321556</text:p>
          </table:table-cell>
          <table:table-cell office:value-type="float" office:value="8194" calcext:value-type="float">
            <text:p>8194</text:p>
          </table:table-cell>
          <table:table-cell table:formula="of:=[.E49]/[.E$133]" office:value-type="float" office:value="0.0301054093475937" calcext:value-type="float">
            <text:p>0.0301054093</text:p>
          </table:table-cell>
          <table:table-cell table:formula="of:=SUM([Sheet4.E$4:.E49])/[Sheet4.E$133]" office:value-type="float" office:value="0.23356124874622" calcext:value-type="float">
            <text:p>0.2335612487</text:p>
          </table:table-cell>
          <table:table-cell/>
          <table:table-cell office:value-type="float" office:value="1582021" calcext:value-type="float">
            <text:p>1582021</text:p>
          </table:table-cell>
          <table:table-cell table:formula="of:=[Sheet4.I49]/[Sheet4.I$133]" office:value-type="float" office:value="0.00210544239480071" calcext:value-type="float">
            <text:p>0.0021054424</text:p>
          </table:table-cell>
          <table:table-cell table:formula="of:=SUM([Sheet4.I$4:.I49])/[Sheet4.I$133]" office:value-type="float" office:value="0.00641409054713856" calcext:value-type="float">
            <text:p>0.0064140905</text:p>
          </table:table-cell>
          <table:table-cell office:value-type="float" office:value="8782" calcext:value-type="float">
            <text:p>8782</text:p>
          </table:table-cell>
          <table:table-cell table:formula="of:=[Sheet4.L49]/[Sheet4.L$133]" office:value-type="float" office:value="0.0322657682317022" calcext:value-type="float">
            <text:p>0.0322657682</text:p>
          </table:table-cell>
          <table:table-cell table:formula="of:=SUM([Sheet4.L$4:.L49])/[Sheet4.L$133]" office:value-type="float" office:value="0.231224534034838" calcext:value-type="float">
            <text:p>0.23122453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886436" calcext:value-type="float">
            <text:p>2886436</text:p>
          </table:table-cell>
          <table:table-cell table:formula="of:=[Sheet4.B50]/[Sheet4.B$133]" office:value-type="float" office:value="0.00384143113414991" calcext:value-type="float">
            <text:p>0.0038414311</text:p>
          </table:table-cell>
          <table:table-cell table:formula="of:=SUM([Sheet4.B$4:.B50])/[Sheet4.B$133]" office:value-type="float" office:value="0.0132735867108412" calcext:value-type="float">
            <text:p>0.0132735867</text:p>
          </table:table-cell>
          <table:table-cell office:value-type="float" office:value="8154" calcext:value-type="float">
            <text:p>8154</text:p>
          </table:table-cell>
          <table:table-cell table:formula="of:=[.E50]/[.E$133]" office:value-type="float" office:value="0.0299584461581985" calcext:value-type="float">
            <text:p>0.0299584462</text:p>
          </table:table-cell>
          <table:table-cell table:formula="of:=SUM([Sheet4.E$4:.E50])/[Sheet4.E$133]" office:value-type="float" office:value="0.263519694904419" calcext:value-type="float">
            <text:p>0.2635196949</text:p>
          </table:table-cell>
          <table:table-cell/>
          <table:table-cell office:value-type="float" office:value="2218022" calcext:value-type="float">
            <text:p>2218022</text:p>
          </table:table-cell>
          <table:table-cell table:formula="of:=[Sheet4.I50]/[Sheet4.I$133]" office:value-type="float" office:value="0.00295186824410084" calcext:value-type="float">
            <text:p>0.0029518682</text:p>
          </table:table-cell>
          <table:table-cell table:formula="of:=SUM([Sheet4.I$4:.I50])/[Sheet4.I$133]" office:value-type="float" office:value="0.0093659587912394" calcext:value-type="float">
            <text:p>0.0093659588</text:p>
          </table:table-cell>
          <table:table-cell office:value-type="float" office:value="8708" calcext:value-type="float">
            <text:p>8708</text:p>
          </table:table-cell>
          <table:table-cell table:formula="of:=[Sheet4.L50]/[Sheet4.L$133]" office:value-type="float" office:value="0.0319938863313212" calcext:value-type="float">
            <text:p>0.0319938863</text:p>
          </table:table-cell>
          <table:table-cell table:formula="of:=SUM([Sheet4.L$4:.L50])/[Sheet4.L$133]" office:value-type="float" office:value="0.263218420366159" calcext:value-type="float">
            <text:p>0.263218420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828002" calcext:value-type="float">
            <text:p>3828002</text:p>
          </table:table-cell>
          <table:table-cell table:formula="of:=[Sheet4.B51]/[Sheet4.B$133]" office:value-type="float" office:value="0.00509452004630906" calcext:value-type="float">
            <text:p>0.00509452</text:p>
          </table:table-cell>
          <table:table-cell table:formula="of:=SUM([Sheet4.B$4:.B51])/[Sheet4.B$133]" office:value-type="float" office:value="0.0183681067571503" calcext:value-type="float">
            <text:p>0.0183681068</text:p>
          </table:table-cell>
          <table:table-cell office:value-type="float" office:value="8105" calcext:value-type="float">
            <text:p>8105</text:p>
          </table:table-cell>
          <table:table-cell table:formula="of:=[.E51]/[.E$133]" office:value-type="float" office:value="0.0297784162511895" calcext:value-type="float">
            <text:p>0.0297784163</text:p>
          </table:table-cell>
          <table:table-cell table:formula="of:=SUM([Sheet4.E$4:.E51])/[Sheet4.E$133]" office:value-type="float" office:value="0.293298111155608" calcext:value-type="float">
            <text:p>0.2932981112</text:p>
          </table:table-cell>
          <table:table-cell/>
          <table:table-cell office:value-type="float" office:value="3048536" calcext:value-type="float">
            <text:p>3048536</text:p>
          </table:table-cell>
          <table:table-cell table:formula="of:=[Sheet4.I51]/[Sheet4.I$133]" office:value-type="float" office:value="0.00405716291786024" calcext:value-type="float">
            <text:p>0.0040571629</text:p>
          </table:table-cell>
          <table:table-cell table:formula="of:=SUM([Sheet4.I$4:.I51])/[Sheet4.I$133]" office:value-type="float" office:value="0.0134231217090996" calcext:value-type="float">
            <text:p>0.0134231217</text:p>
          </table:table-cell>
          <table:table-cell office:value-type="float" office:value="8772" calcext:value-type="float">
            <text:p>8772</text:p>
          </table:table-cell>
          <table:table-cell table:formula="of:=[Sheet4.L51]/[Sheet4.L$133]" office:value-type="float" office:value="0.0322290274343534" calcext:value-type="float">
            <text:p>0.0322290274</text:p>
          </table:table-cell>
          <table:table-cell table:formula="of:=SUM([Sheet4.L$4:.L51])/[Sheet4.L$133]" office:value-type="float" office:value="0.295447447800512" calcext:value-type="float">
            <text:p>0.295447447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4995007" calcext:value-type="float">
            <text:p>4995007</text:p>
          </table:table-cell>
          <table:table-cell table:formula="of:=[Sheet4.B52]/[Sheet4.B$133]" office:value-type="float" office:value="0.00664763584056488" calcext:value-type="float">
            <text:p>0.0066476358</text:p>
          </table:table-cell>
          <table:table-cell table:formula="of:=SUM([Sheet4.B$4:.B52])/[Sheet4.B$133]" office:value-type="float" office:value="0.0250157425977151" calcext:value-type="float">
            <text:p>0.0250157426</text:p>
          </table:table-cell>
          <table:table-cell office:value-type="float" office:value="7894" calcext:value-type="float">
            <text:p>7894</text:p>
          </table:table-cell>
          <table:table-cell table:formula="of:=[.E52]/[.E$133]" office:value-type="float" office:value="0.0290031854271301" calcext:value-type="float">
            <text:p>0.0290031854</text:p>
          </table:table-cell>
          <table:table-cell table:formula="of:=SUM([Sheet4.E$4:.E52])/[Sheet4.E$133]" office:value-type="float" office:value="0.322301296582738" calcext:value-type="float">
            <text:p>0.3223012966</text:p>
          </table:table-cell>
          <table:table-cell/>
          <table:table-cell office:value-type="float" office:value="4104665" calcext:value-type="float">
            <text:p>4104665</text:p>
          </table:table-cell>
          <table:table-cell table:formula="of:=[Sheet4.I52]/[Sheet4.I$133]" office:value-type="float" office:value="0.00546271870440067" calcext:value-type="float">
            <text:p>0.0054627187</text:p>
          </table:table-cell>
          <table:table-cell table:formula="of:=SUM([Sheet4.I$4:.I52])/[Sheet4.I$133]" office:value-type="float" office:value="0.0188858404135003" calcext:value-type="float">
            <text:p>0.0188858404</text:p>
          </table:table-cell>
          <table:table-cell office:value-type="float" office:value="8197" calcext:value-type="float">
            <text:p>8197</text:p>
          </table:table-cell>
          <table:table-cell table:formula="of:=[Sheet4.L52]/[Sheet4.L$133]" office:value-type="float" office:value="0.0301164315867983" calcext:value-type="float">
            <text:p>0.0301164316</text:p>
          </table:table-cell>
          <table:table-cell table:formula="of:=SUM([Sheet4.L$4:.L52])/[Sheet4.L$133]" office:value-type="float" office:value="0.32556387938731" calcext:value-type="float">
            <text:p>0.32556387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405847" calcext:value-type="float">
            <text:p>6405847</text:p>
          </table:table-cell>
          <table:table-cell table:formula="of:=[Sheet4.B53]/[Sheet4.B$133]" office:value-type="float" office:value="0.00852526094685654" calcext:value-type="float">
            <text:p>0.0085252609</text:p>
          </table:table-cell>
          <table:table-cell table:formula="of:=SUM([Sheet4.B$4:.B53])/[Sheet4.B$133]" office:value-type="float" office:value="0.0335410035445717" calcext:value-type="float">
            <text:p>0.0335410035</text:p>
          </table:table-cell>
          <table:table-cell office:value-type="float" office:value="7497" calcext:value-type="float">
            <text:p>7497</text:p>
          </table:table-cell>
          <table:table-cell table:formula="of:=[.E53]/[.E$133]" office:value-type="float" office:value="0.0275445757723834" calcext:value-type="float">
            <text:p>0.0275445758</text:p>
          </table:table-cell>
          <table:table-cell table:formula="of:=SUM([Sheet4.E$4:.E53])/[Sheet4.E$133]" office:value-type="float" office:value="0.349845872355122" calcext:value-type="float">
            <text:p>0.3498458724</text:p>
          </table:table-cell>
          <table:table-cell/>
          <table:table-cell office:value-type="float" office:value="5432444" calcext:value-type="float">
            <text:p>5432444</text:p>
          </table:table-cell>
          <table:table-cell table:formula="of:=[Sheet4.I53]/[Sheet4.I$133]" office:value-type="float" office:value="0.00722980156709724" calcext:value-type="float">
            <text:p>0.0072298016</text:p>
          </table:table-cell>
          <table:table-cell table:formula="of:=SUM([Sheet4.I$4:.I53])/[Sheet4.I$133]" office:value-type="float" office:value="0.0261156419805975" calcext:value-type="float">
            <text:p>0.026115642</text:p>
          </table:table-cell>
          <table:table-cell office:value-type="float" office:value="7838" calcext:value-type="float">
            <text:p>7838</text:p>
          </table:table-cell>
          <table:table-cell table:formula="of:=[Sheet4.L53]/[Sheet4.L$133]" office:value-type="float" office:value="0.0287974369619769" calcext:value-type="float">
            <text:p>0.028797437</text:p>
          </table:table-cell>
          <table:table-cell table:formula="of:=SUM([Sheet4.L$4:.L53])/[Sheet4.L$133]" office:value-type="float" office:value="0.354361316349287" calcext:value-type="float">
            <text:p>0.354361316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8069006" calcext:value-type="float">
            <text:p>8069006</text:p>
          </table:table-cell>
          <table:table-cell table:formula="of:=[Sheet4.B54]/[Sheet4.B$133]" office:value-type="float" office:value="0.0107386863488546" calcext:value-type="float">
            <text:p>0.0107386863</text:p>
          </table:table-cell>
          <table:table-cell table:formula="of:=SUM([Sheet4.B$4:.B54])/[Sheet4.B$133]" office:value-type="float" office:value="0.0442796898934263" calcext:value-type="float">
            <text:p>0.0442796899</text:p>
          </table:table-cell>
          <table:table-cell office:value-type="float" office:value="6716" calcext:value-type="float">
            <text:p>6716</text:p>
          </table:table-cell>
          <table:table-cell table:formula="of:=[.E54]/[.E$133]" office:value-type="float" office:value="0.0246751194994434" calcext:value-type="float">
            <text:p>0.0246751195</text:p>
          </table:table-cell>
          <table:table-cell table:formula="of:=SUM([Sheet4.E$4:.E54])/[Sheet4.E$133]" office:value-type="float" office:value="0.374520991854565" calcext:value-type="float">
            <text:p>0.3745209919</text:p>
          </table:table-cell>
          <table:table-cell/>
          <table:table-cell office:value-type="float" office:value="7042468" calcext:value-type="float">
            <text:p>7042468</text:p>
          </table:table-cell>
          <table:table-cell table:formula="of:=[Sheet4.I54]/[Sheet4.I$133]" office:value-type="float" office:value="0.00937251192697654" calcext:value-type="float">
            <text:p>0.0093725119</text:p>
          </table:table-cell>
          <table:table-cell table:formula="of:=SUM([Sheet4.I$4:.I54])/[Sheet4.I$133]" office:value-type="float" office:value="0.0354881539075741" calcext:value-type="float">
            <text:p>0.0354881539</text:p>
          </table:table-cell>
          <table:table-cell office:value-type="float" office:value="7071" calcext:value-type="float">
            <text:p>7071</text:p>
          </table:table-cell>
          <table:table-cell table:formula="of:=[Sheet4.L54]/[Sheet4.L$133]" office:value-type="float" office:value="0.0259794178053252" calcext:value-type="float">
            <text:p>0.0259794178</text:p>
          </table:table-cell>
          <table:table-cell table:formula="of:=SUM([Sheet4.L$4:.L54])/[Sheet4.L$133]" office:value-type="float" office:value="0.380340734154613" calcext:value-type="float">
            <text:p>0.380340734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9995696" calcext:value-type="float">
            <text:p>9995696</text:p>
          </table:table-cell>
          <table:table-cell table:formula="of:=[Sheet4.B55]/[Sheet4.B$133]" office:value-type="float" office:value="0.013302833605837" calcext:value-type="float">
            <text:p>0.0133028336</text:p>
          </table:table-cell>
          <table:table-cell table:formula="of:=SUM([Sheet4.B$4:.B55])/[Sheet4.B$133]" office:value-type="float" office:value="0.0575825234992633" calcext:value-type="float">
            <text:p>0.0575825235</text:p>
          </table:table-cell>
          <table:table-cell office:value-type="float" office:value="5909" calcext:value-type="float">
            <text:p>5909</text:p>
          </table:table-cell>
          <table:table-cell table:formula="of:=[.E55]/[.E$133]" office:value-type="float" office:value="0.0217101371533965" calcext:value-type="float">
            <text:p>0.0217101372</text:p>
          </table:table-cell>
          <table:table-cell table:formula="of:=SUM([Sheet4.E$4:.E55])/[Sheet4.E$133]" office:value-type="float" office:value="0.396231129007962" calcext:value-type="float">
            <text:p>0.396231129</text:p>
          </table:table-cell>
          <table:table-cell/>
          <table:table-cell office:value-type="float" office:value="8973858" calcext:value-type="float">
            <text:p>8973858</text:p>
          </table:table-cell>
          <table:table-cell table:formula="of:=[Sheet4.I55]/[Sheet4.I$133]" office:value-type="float" office:value="0.011942914207916" calcext:value-type="float">
            <text:p>0.0119429142</text:p>
          </table:table-cell>
          <table:table-cell table:formula="of:=SUM([Sheet4.I$4:.I55])/[Sheet4.I$133]" office:value-type="float" office:value="0.0474310681154901" calcext:value-type="float">
            <text:p>0.0474310681</text:p>
          </table:table-cell>
          <table:table-cell office:value-type="float" office:value="6452" calcext:value-type="float">
            <text:p>6452</text:p>
          </table:table-cell>
          <table:table-cell table:formula="of:=[Sheet4.L55]/[Sheet4.L$133]" office:value-type="float" office:value="0.0237051624494355" calcext:value-type="float">
            <text:p>0.0237051624</text:p>
          </table:table-cell>
          <table:table-cell table:formula="of:=SUM([Sheet4.L$4:.L55])/[Sheet4.L$133]" office:value-type="float" office:value="0.404045896604048" calcext:value-type="float">
            <text:p>0.404045896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184743" calcext:value-type="float">
            <text:p>12184743</text:p>
          </table:table-cell>
          <table:table-cell table:formula="of:=[Sheet4.B56]/[Sheet4.B$133]" office:value-type="float" office:value="0.0162161402926707" calcext:value-type="float">
            <text:p>0.0162161403</text:p>
          </table:table-cell>
          <table:table-cell table:formula="of:=SUM([Sheet4.B$4:.B56])/[Sheet4.B$133]" office:value-type="float" office:value="0.073798663791934" calcext:value-type="float">
            <text:p>0.0737986638</text:p>
          </table:table-cell>
          <table:table-cell office:value-type="float" office:value="5427" calcext:value-type="float">
            <text:p>5427</text:p>
          </table:table-cell>
          <table:table-cell table:formula="of:=[.E56]/[.E$133]" office:value-type="float" office:value="0.0199392307211851" calcext:value-type="float">
            <text:p>0.0199392307</text:p>
          </table:table-cell>
          <table:table-cell table:formula="of:=SUM([Sheet4.E$4:.E56])/[Sheet4.E$133]" office:value-type="float" office:value="0.416170359729147" calcext:value-type="float">
            <text:p>0.4161703597</text:p>
          </table:table-cell>
          <table:table-cell/>
          <table:table-cell office:value-type="float" office:value="11209183" calcext:value-type="float">
            <text:p>11209183</text:p>
          </table:table-cell>
          <table:table-cell table:formula="of:=[Sheet4.I56]/[Sheet4.I$133]" office:value-type="float" office:value="0.0149178102561719" calcext:value-type="float">
            <text:p>0.0149178103</text:p>
          </table:table-cell>
          <table:table-cell table:formula="of:=SUM([Sheet4.I$4:.I56])/[Sheet4.I$133]" office:value-type="float" office:value="0.062348878371662" calcext:value-type="float">
            <text:p>0.0623488784</text:p>
          </table:table-cell>
          <table:table-cell office:value-type="float" office:value="5548" calcext:value-type="float">
            <text:p>5548</text:p>
          </table:table-cell>
          <table:table-cell table:formula="of:=[Sheet4.L56]/[Sheet4.L$133]" office:value-type="float" office:value="0.0203837943691054" calcext:value-type="float">
            <text:p>0.0203837944</text:p>
          </table:table-cell>
          <table:table-cell table:formula="of:=SUM([Sheet4.L$4:.L56])/[Sheet4.L$133]" office:value-type="float" office:value="0.424429690973154" calcext:value-type="float">
            <text:p>0.42442969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4609293" calcext:value-type="float">
            <text:p>14609293</text:p>
          </table:table-cell>
          <table:table-cell table:formula="of:=[Sheet4.B57]/[Sheet4.B$133]" office:value-type="float" office:value="0.0194428675980061" calcext:value-type="float">
            <text:p>0.0194428676</text:p>
          </table:table-cell>
          <table:table-cell table:formula="of:=SUM([Sheet4.B$4:.B57])/[Sheet4.B$133]" office:value-type="float" office:value="0.0932415313899401" calcext:value-type="float">
            <text:p>0.0932415314</text:p>
          </table:table-cell>
          <table:table-cell office:value-type="float" office:value="4705" calcext:value-type="float">
            <text:p>4705</text:p>
          </table:table-cell>
          <table:table-cell table:formula="of:=[.E57]/[.E$133]" office:value-type="float" office:value="0.0172865451526029" calcext:value-type="float">
            <text:p>0.0172865452</text:p>
          </table:table-cell>
          <table:table-cell table:formula="of:=SUM([Sheet4.E$4:.E57])/[Sheet4.E$133]" office:value-type="float" office:value="0.43345690488175" calcext:value-type="float">
            <text:p>0.4334569049</text:p>
          </table:table-cell>
          <table:table-cell/>
          <table:table-cell office:value-type="float" office:value="13737111" calcext:value-type="float">
            <text:p>13737111</text:p>
          </table:table-cell>
          <table:table-cell table:formula="of:=[Sheet4.I57]/[Sheet4.I$133]" office:value-type="float" office:value="0.018282118809727" calcext:value-type="float">
            <text:p>0.0182821188</text:p>
          </table:table-cell>
          <table:table-cell table:formula="of:=SUM([Sheet4.I$4:.I57])/[Sheet4.I$133]" office:value-type="float" office:value="0.0806309971813891" calcext:value-type="float">
            <text:p>0.0806309972</text:p>
          </table:table-cell>
          <table:table-cell office:value-type="float" office:value="4657" calcext:value-type="float">
            <text:p>4657</text:p>
          </table:table-cell>
          <table:table-cell table:formula="of:=[Sheet4.L57]/[Sheet4.L$133]" office:value-type="float" office:value="0.0171101893253287" calcext:value-type="float">
            <text:p>0.0171101893</text:p>
          </table:table-cell>
          <table:table-cell table:formula="of:=SUM([Sheet4.L$4:.L57])/[Sheet4.L$133]" office:value-type="float" office:value="0.441539880298482" calcext:value-type="float">
            <text:p>0.441539880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7226169" calcext:value-type="float">
            <text:p>17226169</text:p>
          </table:table-cell>
          <table:table-cell table:formula="of:=[Sheet4.B58]/[Sheet4.B$133]" office:value-type="float" office:value="0.0229255531453765" calcext:value-type="float">
            <text:p>0.0229255531</text:p>
          </table:table-cell>
          <table:table-cell table:formula="of:=SUM([Sheet4.B$4:.B58])/[Sheet4.B$133]" office:value-type="float" office:value="0.116167084535317" calcext:value-type="float">
            <text:p>0.1161670845</text:p>
          </table:table-cell>
          <table:table-cell office:value-type="float" office:value="3931" calcext:value-type="float">
            <text:p>3931</text:p>
          </table:table-cell>
          <table:table-cell table:formula="of:=[.E58]/[.E$133]" office:value-type="float" office:value="0.014442807437807" calcext:value-type="float">
            <text:p>0.0144428074</text:p>
          </table:table-cell>
          <table:table-cell table:formula="of:=SUM([Sheet4.E$4:.E58])/[Sheet4.E$133]" office:value-type="float" office:value="0.447899712319557" calcext:value-type="float">
            <text:p>0.4478997123</text:p>
          </table:table-cell>
          <table:table-cell/>
          <table:table-cell office:value-type="float" office:value="16546944" calcext:value-type="float">
            <text:p>16546944</text:p>
          </table:table-cell>
          <table:table-cell table:formula="of:=[Sheet4.I58]/[Sheet4.I$133]" office:value-type="float" office:value="0.0220216023693701" calcext:value-type="float">
            <text:p>0.0220216024</text:p>
          </table:table-cell>
          <table:table-cell table:formula="of:=SUM([Sheet4.I$4:.I58])/[Sheet4.I$133]" office:value-type="float" office:value="0.102652599550759" calcext:value-type="float">
            <text:p>0.1026525996</text:p>
          </table:table-cell>
          <table:table-cell office:value-type="float" office:value="3822" calcext:value-type="float">
            <text:p>3822</text:p>
          </table:table-cell>
          <table:table-cell table:formula="of:=[Sheet4.L58]/[Sheet4.L$133]" office:value-type="float" office:value="0.0140423327467053" calcext:value-type="float">
            <text:p>0.0140423327</text:p>
          </table:table-cell>
          <table:table-cell table:formula="of:=SUM([Sheet4.L$4:.L58])/[Sheet4.L$133]" office:value-type="float" office:value="0.455582213045188" calcext:value-type="float">
            <text:p>0.45558221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9988314" calcext:value-type="float">
            <text:p>19988314</text:p>
          </table:table-cell>
          <table:table-cell table:formula="of:=[Sheet4.B59]/[Sheet4.B$133]" office:value-type="float" office:value="0.0266015708364102" calcext:value-type="float">
            <text:p>0.0266015708</text:p>
          </table:table-cell>
          <table:table-cell table:formula="of:=SUM([Sheet4.B$4:.B59])/[Sheet4.B$133]" office:value-type="float" office:value="0.142768655371727" calcext:value-type="float">
            <text:p>0.1427686554</text:p>
          </table:table-cell>
          <table:table-cell office:value-type="float" office:value="3345" calcext:value-type="float">
            <text:p>3345</text:p>
          </table:table-cell>
          <table:table-cell table:formula="of:=[.E59]/[.E$133]" office:value-type="float" office:value="0.0122897967131683" calcext:value-type="float">
            <text:p>0.0122897967</text:p>
          </table:table-cell>
          <table:table-cell table:formula="of:=SUM([Sheet4.E$4:.E59])/[Sheet4.E$133]" office:value-type="float" office:value="0.460189509032725" calcext:value-type="float">
            <text:p>0.460189509</text:p>
          </table:table-cell>
          <table:table-cell/>
          <table:table-cell office:value-type="float" office:value="19567840" calcext:value-type="float">
            <text:p>19567840</text:p>
          </table:table-cell>
          <table:table-cell table:formula="of:=[Sheet4.I59]/[Sheet4.I$133]" office:value-type="float" office:value="0.0260419804229382" calcext:value-type="float">
            <text:p>0.0260419804</text:p>
          </table:table-cell>
          <table:table-cell table:formula="of:=SUM([Sheet4.I$4:.I59])/[Sheet4.I$133]" office:value-type="float" office:value="0.128694579973697" calcext:value-type="float">
            <text:p>0.12869458</text:p>
          </table:table-cell>
          <table:table-cell office:value-type="float" office:value="3136" calcext:value-type="float">
            <text:p>3136</text:p>
          </table:table-cell>
          <table:table-cell table:formula="of:=[Sheet4.L59]/[Sheet4.L$133]" office:value-type="float" office:value="0.0115219140485787" calcext:value-type="float">
            <text:p>0.011521914</text:p>
          </table:table-cell>
          <table:table-cell table:formula="of:=SUM([Sheet4.L$4:.L59])/[Sheet4.L$133]" office:value-type="float" office:value="0.467104127093766" calcext:value-type="float">
            <text:p>0.467104127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2828422" calcext:value-type="float">
            <text:p>22828422</text:p>
          </table:table-cell>
          <table:table-cell table:formula="of:=[Sheet4.B60]/[Sheet4.B$133]" office:value-type="float" office:value="0.0303813460663298" calcext:value-type="float">
            <text:p>0.0303813461</text:p>
          </table:table-cell>
          <table:table-cell table:formula="of:=SUM([Sheet4.B$4:.B60])/[Sheet4.B$133]" office:value-type="float" office:value="0.173150001438057" calcext:value-type="float">
            <text:p>0.1731500014</text:p>
          </table:table-cell>
          <table:table-cell office:value-type="float" office:value="2761" calcext:value-type="float">
            <text:p>2761</text:p>
          </table:table-cell>
          <table:table-cell table:formula="of:=[.E60]/[.E$133]" office:value-type="float" office:value="0.0101441341479993" calcext:value-type="float">
            <text:p>0.0101441341</text:p>
          </table:table-cell>
          <table:table-cell table:formula="of:=SUM([Sheet4.E$4:.E60])/[Sheet4.E$133]" office:value-type="float" office:value="0.470333643180724" calcext:value-type="float">
            <text:p>0.4703336432</text:p>
          </table:table-cell>
          <table:table-cell/>
          <table:table-cell office:value-type="float" office:value="22725801" calcext:value-type="float">
            <text:p>22725801</text:p>
          </table:table-cell>
          <table:table-cell table:formula="of:=[Sheet4.I60]/[Sheet4.I$133]" office:value-type="float" office:value="0.0302447722762241" calcext:value-type="float">
            <text:p>0.0302447723</text:p>
          </table:table-cell>
          <table:table-cell table:formula="of:=SUM([Sheet4.I$4:.I60])/[Sheet4.I$133]" office:value-type="float" office:value="0.158939352249921" calcext:value-type="float">
            <text:p>0.1589393522</text:p>
          </table:table-cell>
          <table:table-cell office:value-type="float" office:value="2484" calcext:value-type="float">
            <text:p>2484</text:p>
          </table:table-cell>
          <table:table-cell table:formula="of:=[Sheet4.L60]/[Sheet4.L$133]" office:value-type="float" office:value="0.00912641406143796" calcext:value-type="float">
            <text:p>0.0091264141</text:p>
          </table:table-cell>
          <table:table-cell table:formula="of:=SUM([Sheet4.L$4:.L60])/[Sheet4.L$133]" office:value-type="float" office:value="0.476230541155204" calcext:value-type="float">
            <text:p>0.476230541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5670036" calcext:value-type="float">
            <text:p>25670036</text:p>
          </table:table-cell>
          <table:table-cell table:formula="of:=[Sheet4.B61]/[Sheet4.B$133]" office:value-type="float" office:value="0.034163125565628" calcext:value-type="float">
            <text:p>0.0341631256</text:p>
          </table:table-cell>
          <table:table-cell table:formula="of:=SUM([Sheet4.B$4:.B61])/[Sheet4.B$133]" office:value-type="float" office:value="0.207313127003685" calcext:value-type="float">
            <text:p>0.207313127</text:p>
          </table:table-cell>
          <table:table-cell office:value-type="float" office:value="2064" calcext:value-type="float">
            <text:p>2064</text:p>
          </table:table-cell>
          <table:table-cell table:formula="of:=[.E61]/[.E$133]" office:value-type="float" office:value="0.00758330057278903" calcext:value-type="float">
            <text:p>0.0075833006</text:p>
          </table:table-cell>
          <table:table-cell table:formula="of:=SUM([Sheet4.E$4:.E61])/[Sheet4.E$133]" office:value-type="float" office:value="0.477916943753513" calcext:value-type="float">
            <text:p>0.4779169438</text:p>
          </table:table-cell>
          <table:table-cell/>
          <table:table-cell office:value-type="float" office:value="25931036" calcext:value-type="float">
            <text:p>25931036</text:p>
          </table:table-cell>
          <table:table-cell table:formula="of:=[Sheet4.I61]/[Sheet4.I$133]" office:value-type="float" office:value="0.0345104790236687" calcext:value-type="float">
            <text:p>0.034510479</text:p>
          </table:table-cell>
          <table:table-cell table:formula="of:=SUM([Sheet4.I$4:.I61])/[Sheet4.I$133]" office:value-type="float" office:value="0.19344983127359" calcext:value-type="float">
            <text:p>0.1934498313</text:p>
          </table:table-cell>
          <table:table-cell office:value-type="float" office:value="1855" calcext:value-type="float">
            <text:p>1855</text:p>
          </table:table-cell>
          <table:table-cell table:formula="of:=[Sheet4.L61]/[Sheet4.L$133]" office:value-type="float" office:value="0.00681541790819944" calcext:value-type="float">
            <text:p>0.0068154179</text:p>
          </table:table-cell>
          <table:table-cell table:formula="of:=SUM([Sheet4.L$4:.L61])/[Sheet4.L$133]" office:value-type="float" office:value="0.483045959063404" calcext:value-type="float">
            <text:p>0.483045959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8404519" calcext:value-type="float">
            <text:p>28404519</text:p>
          </table:table-cell>
          <table:table-cell table:formula="of:=[Sheet4.B62]/[Sheet4.B$133]" office:value-type="float" office:value="0.037802329113534" calcext:value-type="float">
            <text:p>0.0378023291</text:p>
          </table:table-cell>
          <table:table-cell table:formula="of:=SUM([Sheet4.B$4:.B62])/[Sheet4.B$133]" office:value-type="float" office:value="0.245115456117219" calcext:value-type="float">
            <text:p>0.2451154561</text:p>
          </table:table-cell>
          <table:table-cell office:value-type="float" office:value="1689" calcext:value-type="float">
            <text:p>1689</text:p>
          </table:table-cell>
          <table:table-cell table:formula="of:=[.E62]/[.E$133]" office:value-type="float" office:value="0.00620552067220963" calcext:value-type="float">
            <text:p>0.0062055207</text:p>
          </table:table-cell>
          <table:table-cell table:formula="of:=SUM([Sheet4.E$4:.E62])/[Sheet4.E$133]" office:value-type="float" office:value="0.484122464425723" calcext:value-type="float">
            <text:p>0.4841224644</text:p>
          </table:table-cell>
          <table:table-cell/>
          <table:table-cell office:value-type="float" office:value="29064243" calcext:value-type="float">
            <text:p>29064243</text:p>
          </table:table-cell>
          <table:table-cell table:formula="of:=[Sheet4.I62]/[Sheet4.I$133]" office:value-type="float" office:value="0.0386803268635433" calcext:value-type="float">
            <text:p>0.0386803269</text:p>
          </table:table-cell>
          <table:table-cell table:formula="of:=SUM([Sheet4.I$4:.I62])/[Sheet4.I$133]" office:value-type="float" office:value="0.232130158137133" calcext:value-type="float">
            <text:p>0.2321301581</text:p>
          </table:table-cell>
          <table:table-cell office:value-type="float" office:value="1446" calcext:value-type="float">
            <text:p>1446</text:p>
          </table:table-cell>
          <table:table-cell table:formula="of:=[Sheet4.L62]/[Sheet4.L$133]" office:value-type="float" office:value="0.00531271929663418" calcext:value-type="float">
            <text:p>0.0053127193</text:p>
          </table:table-cell>
          <table:table-cell table:formula="of:=SUM([Sheet4.L$4:.L62])/[Sheet4.L$133]" office:value-type="float" office:value="0.488358678360038" calcext:value-type="float">
            <text:p>0.488358678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0927522" calcext:value-type="float">
            <text:p>30927522</text:p>
          </table:table-cell>
          <table:table-cell table:formula="of:=[Sheet4.B63]/[Sheet4.B$133]" office:value-type="float" office:value="0.0411600832004958" calcext:value-type="float">
            <text:p>0.0411600832</text:p>
          </table:table-cell>
          <table:table-cell table:formula="of:=SUM([Sheet4.B$4:.B63])/[Sheet4.B$133]" office:value-type="float" office:value="0.286275539317714" calcext:value-type="float">
            <text:p>0.2862755393</text:p>
          </table:table-cell>
          <table:table-cell office:value-type="float" office:value="1326" calcext:value-type="float">
            <text:p>1326</text:p>
          </table:table-cell>
          <table:table-cell table:formula="of:=[.E63]/[.E$133]" office:value-type="float" office:value="0.00487182972844877" calcext:value-type="float">
            <text:p>0.0048718297</text:p>
          </table:table-cell>
          <table:table-cell table:formula="of:=SUM([Sheet4.E$4:.E63])/[Sheet4.E$133]" office:value-type="float" office:value="0.488994294154172" calcext:value-type="float">
            <text:p>0.4889942942</text:p>
          </table:table-cell>
          <table:table-cell/>
          <table:table-cell office:value-type="float" office:value="32005249" calcext:value-type="float">
            <text:p>32005249</text:p>
          </table:table-cell>
          <table:table-cell table:formula="of:=[Sheet4.I63]/[Sheet4.I$133]" office:value-type="float" office:value="0.0425943828184032" calcext:value-type="float">
            <text:p>0.0425943828</text:p>
          </table:table-cell>
          <table:table-cell table:formula="of:=SUM([Sheet4.I$4:.I63])/[Sheet4.I$133]" office:value-type="float" office:value="0.274724540955537" calcext:value-type="float">
            <text:p>0.274724541</text:p>
          </table:table-cell>
          <table:table-cell office:value-type="float" office:value="1031" calcext:value-type="float">
            <text:p>1031</text:p>
          </table:table-cell>
          <table:table-cell table:formula="of:=[Sheet4.L63]/[Sheet4.L$133]" office:value-type="float" office:value="0.00378797620665964" calcext:value-type="float">
            <text:p>0.0037879762</text:p>
          </table:table-cell>
          <table:table-cell table:formula="of:=SUM([Sheet4.L$4:.L63])/[Sheet4.L$133]" office:value-type="float" office:value="0.492146654566697" calcext:value-type="float">
            <text:p>0.492146654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3166255" calcext:value-type="float">
            <text:p>33166255</text:p>
          </table:table-cell>
          <table:table-cell table:formula="of:=[Sheet4.B64]/[Sheet4.B$133]" office:value-type="float" office:value="0.0441395148065487" calcext:value-type="float">
            <text:p>0.0441395148</text:p>
          </table:table-cell>
          <table:table-cell table:formula="of:=SUM([Sheet4.B$4:.B64])/[Sheet4.B$133]" office:value-type="float" office:value="0.330415054124263" calcext:value-type="float">
            <text:p>0.3304150541</text:p>
          </table:table-cell>
          <table:table-cell office:value-type="float" office:value="978" calcext:value-type="float">
            <text:p>978</text:p>
          </table:table-cell>
          <table:table-cell table:formula="of:=[.E64]/[.E$133]" office:value-type="float" office:value="0.00359324998071108" calcext:value-type="float">
            <text:p>0.00359325</text:p>
          </table:table-cell>
          <table:table-cell table:formula="of:=SUM([Sheet4.E$4:.E64])/[Sheet4.E$133]" office:value-type="float" office:value="0.492587544134883" calcext:value-type="float">
            <text:p>0.4925875441</text:p>
          </table:table-cell>
          <table:table-cell/>
          <table:table-cell office:value-type="float" office:value="34632381" calcext:value-type="float">
            <text:p>34632381</text:p>
          </table:table-cell>
          <table:table-cell table:formula="of:=[Sheet4.I64]/[Sheet4.I$133]" office:value-type="float" office:value="0.0460907176265616" calcext:value-type="float">
            <text:p>0.0460907176</text:p>
          </table:table-cell>
          <table:table-cell table:formula="of:=SUM([Sheet4.I$4:.I64])/[Sheet4.I$133]" office:value-type="float" office:value="0.320815258582098" calcext:value-type="float">
            <text:p>0.3208152586</text:p>
          </table:table-cell>
          <table:table-cell office:value-type="float" office:value="790" calcext:value-type="float">
            <text:p>790</text:p>
          </table:table-cell>
          <table:table-cell table:formula="of:=[Sheet4.L64]/[Sheet4.L$133]" office:value-type="float" office:value="0.00290252299055394" calcext:value-type="float">
            <text:p>0.002902523</text:p>
          </table:table-cell>
          <table:table-cell table:formula="of:=SUM([Sheet4.L$4:.L64])/[Sheet4.L$133]" office:value-type="float" office:value="0.495049177557251" calcext:value-type="float">
            <text:p>0.495049177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5017846" calcext:value-type="float">
            <text:p>35017846</text:p>
          </table:table-cell>
          <table:table-cell table:formula="of:=[Sheet4.B65]/[Sheet4.B$133]" office:value-type="float" office:value="0.0466037160966905" calcext:value-type="float">
            <text:p>0.0466037161</text:p>
          </table:table-cell>
          <table:table-cell table:formula="of:=SUM([Sheet4.B$4:.B65])/[Sheet4.B$133]" office:value-type="float" office:value="0.377018770220954" calcext:value-type="float">
            <text:p>0.3770187702</text:p>
          </table:table-cell>
          <table:table-cell office:value-type="float" office:value="798" calcext:value-type="float">
            <text:p>798</text:p>
          </table:table-cell>
          <table:table-cell table:formula="of:=[.E65]/[.E$133]" office:value-type="float" office:value="0.00293191562843297" calcext:value-type="float">
            <text:p>0.0029319156</text:p>
          </table:table-cell>
          <table:table-cell table:formula="of:=SUM([Sheet4.E$4:.E65])/[Sheet4.E$133]" office:value-type="float" office:value="0.495519459763316" calcext:value-type="float">
            <text:p>0.4955194598</text:p>
          </table:table-cell>
          <table:table-cell/>
          <table:table-cell office:value-type="float" office:value="36814821" calcext:value-type="float">
            <text:p>36814821</text:p>
          </table:table-cell>
          <table:table-cell table:formula="of:=[Sheet4.I65]/[Sheet4.I$133]" office:value-type="float" office:value="0.048995231346739" calcext:value-type="float">
            <text:p>0.0489952313</text:p>
          </table:table-cell>
          <table:table-cell table:formula="of:=SUM([Sheet4.I$4:.I65])/[Sheet4.I$133]" office:value-type="float" office:value="0.369810489928837" calcext:value-type="float">
            <text:p>0.3698104899</text:p>
          </table:table-cell>
          <table:table-cell office:value-type="float" office:value="560" calcext:value-type="float">
            <text:p>560</text:p>
          </table:table-cell>
          <table:table-cell table:formula="of:=[Sheet4.L65]/[Sheet4.L$133]" office:value-type="float" office:value="0.00205748465153191" calcext:value-type="float">
            <text:p>0.0020574847</text:p>
          </table:table-cell>
          <table:table-cell table:formula="of:=SUM([Sheet4.L$4:.L65])/[Sheet4.L$133]" office:value-type="float" office:value="0.497106662208783" calcext:value-type="float">
            <text:p>0.497106662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6393725" calcext:value-type="float">
            <text:p>36393725</text:p>
          </table:table-cell>
          <table:table-cell table:formula="of:=[Sheet4.B66]/[Sheet4.B$133]" office:value-type="float" office:value="0.0484348131407348" calcext:value-type="float">
            <text:p>0.0484348131</text:p>
          </table:table-cell>
          <table:table-cell table:formula="of:=SUM([Sheet4.B$4:.B66])/[Sheet4.B$133]" office:value-type="float" office:value="0.425453583361688" calcext:value-type="float">
            <text:p>0.4254535834</text:p>
          </table:table-cell>
          <table:table-cell office:value-type="float" office:value="635" calcext:value-type="float">
            <text:p>635</text:p>
          </table:table-cell>
          <table:table-cell table:formula="of:=[.E66]/[.E$133]" office:value-type="float" office:value="0.00233304063164779" calcext:value-type="float">
            <text:p>0.0023330406</text:p>
          </table:table-cell>
          <table:table-cell table:formula="of:=SUM([Sheet4.E$4:.E66])/[Sheet4.E$133]" office:value-type="float" office:value="0.497852500394964" calcext:value-type="float">
            <text:p>0.4978525004</text:p>
          </table:table-cell>
          <table:table-cell/>
          <table:table-cell office:value-type="float" office:value="38453575" calcext:value-type="float">
            <text:p>38453575</text:p>
          </table:table-cell>
          <table:table-cell table:formula="of:=[Sheet4.I66]/[Sheet4.I$133]" office:value-type="float" office:value="0.051176177204126" calcext:value-type="float">
            <text:p>0.0511761772</text:p>
          </table:table-cell>
          <table:table-cell table:formula="of:=SUM([Sheet4.I$4:.I66])/[Sheet4.I$133]" office:value-type="float" office:value="0.420986667132963" calcext:value-type="float">
            <text:p>0.4209866671</text:p>
          </table:table-cell>
          <table:table-cell office:value-type="float" office:value="413" calcext:value-type="float">
            <text:p>413</text:p>
          </table:table-cell>
          <table:table-cell table:formula="of:=[Sheet4.L66]/[Sheet4.L$133]" office:value-type="float" office:value="0.00151739493050478" calcext:value-type="float">
            <text:p>0.0015173949</text:p>
          </table:table-cell>
          <table:table-cell table:formula="of:=SUM([Sheet4.L$4:.L66])/[Sheet4.L$133]" office:value-type="float" office:value="0.498624057139288" calcext:value-type="float">
            <text:p>0.498624057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7250077" calcext:value-type="float">
            <text:p>37250077</text:p>
          </table:table-cell>
          <table:table-cell table:formula="of:=[Sheet4.B67]/[Sheet4.B$133]" office:value-type="float" office:value="0.0495744944759841" calcext:value-type="float">
            <text:p>0.0495744945</text:p>
          </table:table-cell>
          <table:table-cell table:formula="of:=SUM([Sheet4.B$4:.B67])/[Sheet4.B$133]" office:value-type="float" office:value="0.475028077837673" calcext:value-type="float">
            <text:p>0.4750280778</text:p>
          </table:table-cell>
          <table:table-cell office:value-type="float" office:value="507" calcext:value-type="float">
            <text:p>507</text:p>
          </table:table-cell>
          <table:table-cell table:formula="of:=[.E67]/[.E$133]" office:value-type="float" office:value="0.00186275842558335" calcext:value-type="float">
            <text:p>0.0018627584</text:p>
          </table:table-cell>
          <table:table-cell table:formula="of:=SUM([Sheet4.E$4:.E67])/[Sheet4.E$133]" office:value-type="float" office:value="0.499715258820547" calcext:value-type="float">
            <text:p>0.4997152588</text:p>
          </table:table-cell>
          <table:table-cell/>
          <table:table-cell office:value-type="float" office:value="39478460" calcext:value-type="float">
            <text:p>39478460</text:p>
          </table:table-cell>
          <table:table-cell table:formula="of:=[Sheet4.I67]/[Sheet4.I$133]" office:value-type="float" office:value="0.0525401517207698" calcext:value-type="float">
            <text:p>0.0525401517</text:p>
          </table:table-cell>
          <table:table-cell table:formula="of:=SUM([Sheet4.I$4:.I67])/[Sheet4.I$133]" office:value-type="float" office:value="0.473526818853733" calcext:value-type="float">
            <text:p>0.4735268189</text:p>
          </table:table-cell>
          <table:table-cell office:value-type="float" office:value="332" calcext:value-type="float">
            <text:p>332</text:p>
          </table:table-cell>
          <table:table-cell table:formula="of:=[Sheet4.L67]/[Sheet4.L$133]" office:value-type="float" office:value="0.00121979447197963" calcext:value-type="float">
            <text:p>0.0012197945</text:p>
          </table:table-cell>
          <table:table-cell table:formula="of:=SUM([Sheet4.L$4:.L67])/[Sheet4.L$133]" office:value-type="float" office:value="0.499843851611268" calcext:value-type="float">
            <text:p>0.499843851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7549396" calcext:value-type="float">
            <text:p>37549396</text:p>
          </table:table-cell>
          <table:table-cell table:formula="of:=[Sheet4.B68]/[Sheet4.B$133]" office:value-type="float" office:value="0.049972845011261" calcext:value-type="float">
            <text:p>0.049972845</text:p>
          </table:table-cell>
          <table:table-cell table:formula="of:=SUM([Sheet4.B$4:.B68])/[Sheet4.B$133]" office:value-type="float" office:value="0.525000922848933" calcext:value-type="float">
            <text:p>0.5250009228</text:p>
          </table:table-cell>
          <table:table-cell office:value-type="float" office:value="494" calcext:value-type="float">
            <text:p>494</text:p>
          </table:table-cell>
          <table:table-cell table:formula="of:=[.E68]/[.E$133]" office:value-type="float" office:value="0.00181499538902993" calcext:value-type="float">
            <text:p>0.0018149954</text:p>
          </table:table-cell>
          <table:table-cell table:formula="of:=SUM([Sheet4.E$4:.E68])/[Sheet4.E$133]" office:value-type="float" office:value="0.501530254209577" calcext:value-type="float">
            <text:p>0.5015302542</text:p>
          </table:table-cell>
          <table:table-cell/>
          <table:table-cell office:value-type="float" office:value="39811216" calcext:value-type="float">
            <text:p>39811216</text:p>
          </table:table-cell>
          <table:table-cell table:formula="of:=[Sheet4.I68]/[Sheet4.I$133]" office:value-type="float" office:value="0.0529830020935046" calcext:value-type="float">
            <text:p>0.0529830021</text:p>
          </table:table-cell>
          <table:table-cell table:formula="of:=SUM([Sheet4.I$4:.I68])/[Sheet4.I$133]" office:value-type="float" office:value="0.526509820947238" calcext:value-type="float">
            <text:p>0.5265098209</text:p>
          </table:table-cell>
          <table:table-cell office:value-type="float" office:value="294" calcext:value-type="float">
            <text:p>294</text:p>
          </table:table-cell>
          <table:table-cell table:formula="of:=[Sheet4.L68]/[Sheet4.L$133]" office:value-type="float" office:value="0.00108017944205425" calcext:value-type="float">
            <text:p>0.0010801794</text:p>
          </table:table-cell>
          <table:table-cell table:formula="of:=SUM([Sheet4.L$4:.L68])/[Sheet4.L$133]" office:value-type="float" office:value="0.500924031053322" calcext:value-type="float">
            <text:p>0.500924031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7257491" calcext:value-type="float">
            <text:p>37257491</text:p>
          </table:table-cell>
          <table:table-cell table:formula="of:=[Sheet4.B69]/[Sheet4.B$133]" office:value-type="float" office:value="0.0495843614435623" calcext:value-type="float">
            <text:p>0.0495843614</text:p>
          </table:table-cell>
          <table:table-cell table:formula="of:=SUM([Sheet4.B$4:.B69])/[Sheet4.B$133]" office:value-type="float" office:value="0.574585284292496" calcext:value-type="float">
            <text:p>0.5745852843</text:p>
          </table:table-cell>
          <table:table-cell office:value-type="float" office:value="491" calcext:value-type="float">
            <text:p>491</text:p>
          </table:table-cell>
          <table:table-cell table:formula="of:=[.E69]/[.E$133]" office:value-type="float" office:value="0.0018039731498253" calcext:value-type="float">
            <text:p>0.0018039731</text:p>
          </table:table-cell>
          <table:table-cell table:formula="of:=SUM([Sheet4.E$4:.E69])/[Sheet4.E$133]" office:value-type="float" office:value="0.503334227359402" calcext:value-type="float">
            <text:p>0.5033342274</text:p>
          </table:table-cell>
          <table:table-cell/>
          <table:table-cell office:value-type="float" office:value="39473897" calcext:value-type="float">
            <text:p>39473897</text:p>
          </table:table-cell>
          <table:table-cell table:formula="of:=[Sheet4.I69]/[Sheet4.I$133]" office:value-type="float" office:value="0.0525340790241068" calcext:value-type="float">
            <text:p>0.052534079</text:p>
          </table:table-cell>
          <table:table-cell table:formula="of:=SUM([Sheet4.I$4:.I69])/[Sheet4.I$133]" office:value-type="float" office:value="0.579043899971344" calcext:value-type="float">
            <text:p>0.5790439</text:p>
          </table:table-cell>
          <table:table-cell office:value-type="float" office:value="337" calcext:value-type="float">
            <text:p>337</text:p>
          </table:table-cell>
          <table:table-cell table:formula="of:=[Sheet4.L69]/[Sheet4.L$133]" office:value-type="float" office:value="0.00123816487065402" calcext:value-type="float">
            <text:p>0.0012381649</text:p>
          </table:table-cell>
          <table:table-cell table:formula="of:=SUM([Sheet4.L$4:.L69])/[Sheet4.L$133]" office:value-type="float" office:value="0.502162195923976" calcext:value-type="float">
            <text:p>0.502162195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6387556" calcext:value-type="float">
            <text:p>36387556</text:p>
          </table:table-cell>
          <table:table-cell table:formula="of:=[Sheet4.B70]/[Sheet4.B$133]" office:value-type="float" office:value="0.0484266030890771" calcext:value-type="float">
            <text:p>0.0484266031</text:p>
          </table:table-cell>
          <table:table-cell table:formula="of:=SUM([Sheet4.B$4:.B70])/[Sheet4.B$133]" office:value-type="float" office:value="0.623011887381573" calcext:value-type="float">
            <text:p>0.6230118874</text:p>
          </table:table-cell>
          <table:table-cell office:value-type="float" office:value="640" calcext:value-type="float">
            <text:p>640</text:p>
          </table:table-cell>
          <table:table-cell table:formula="of:=[.E70]/[.E$133]" office:value-type="float" office:value="0.00235141103032218" calcext:value-type="float">
            <text:p>0.002351411</text:p>
          </table:table-cell>
          <table:table-cell table:formula="of:=SUM([Sheet4.E$4:.E70])/[Sheet4.E$133]" office:value-type="float" office:value="0.505685638389724" calcext:value-type="float">
            <text:p>0.5056856384</text:p>
          </table:table-cell>
          <table:table-cell/>
          <table:table-cell office:value-type="float" office:value="38458395" calcext:value-type="float">
            <text:p>38458395</text:p>
          </table:table-cell>
          <table:table-cell table:formula="of:=[Sheet4.I70]/[Sheet4.I$133]" office:value-type="float" office:value="0.0511825919308224" calcext:value-type="float">
            <text:p>0.0511825919</text:p>
          </table:table-cell>
          <table:table-cell table:formula="of:=SUM([Sheet4.I$4:.I70])/[Sheet4.I$133]" office:value-type="float" office:value="0.630226491902167" calcext:value-type="float">
            <text:p>0.6302264919</text:p>
          </table:table-cell>
          <table:table-cell office:value-type="float" office:value="417" calcext:value-type="float">
            <text:p>417</text:p>
          </table:table-cell>
          <table:table-cell table:formula="of:=[Sheet4.L70]/[Sheet4.L$133]" office:value-type="float" office:value="0.0015320912494443" calcext:value-type="float">
            <text:p>0.0015320912</text:p>
          </table:table-cell>
          <table:table-cell table:formula="of:=SUM([Sheet4.L$4:.L70])/[Sheet4.L$133]" office:value-type="float" office:value="0.50369428717342" calcext:value-type="float">
            <text:p>0.503694287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5018156" calcext:value-type="float">
            <text:p>35018156</text:p>
          </table:table-cell>
          <table:table-cell table:formula="of:=[Sheet4.B71]/[Sheet4.B$133]" office:value-type="float" office:value="0.0466041286621004" calcext:value-type="float">
            <text:p>0.0466041287</text:p>
          </table:table-cell>
          <table:table-cell table:formula="of:=SUM([Sheet4.B$4:.B71])/[Sheet4.B$133]" office:value-type="float" office:value="0.669616016043673" calcext:value-type="float">
            <text:p>0.669616016</text:p>
          </table:table-cell>
          <table:table-cell office:value-type="float" office:value="753" calcext:value-type="float">
            <text:p>753</text:p>
          </table:table-cell>
          <table:table-cell table:formula="of:=[.E71]/[.E$133]" office:value-type="float" office:value="0.00276658204036344" calcext:value-type="float">
            <text:p>0.002766582</text:p>
          </table:table-cell>
          <table:table-cell table:formula="of:=SUM([Sheet4.E$4:.E71])/[Sheet4.E$133]" office:value-type="float" office:value="0.508452220430088" calcext:value-type="float">
            <text:p>0.5084522204</text:p>
          </table:table-cell>
          <table:table-cell/>
          <table:table-cell office:value-type="float" office:value="36817846" calcext:value-type="float">
            <text:p>36817846</text:p>
          </table:table-cell>
          <table:table-cell table:formula="of:=[Sheet4.I71]/[Sheet4.I$133]" office:value-type="float" office:value="0.0489992571866263" calcext:value-type="float">
            <text:p>0.0489992572</text:p>
          </table:table-cell>
          <table:table-cell table:formula="of:=SUM([Sheet4.I$4:.I71])/[Sheet4.I$133]" office:value-type="float" office:value="0.679225749088793" calcext:value-type="float">
            <text:p>0.6792257491</text:p>
          </table:table-cell>
          <table:table-cell office:value-type="float" office:value="538" calcext:value-type="float">
            <text:p>538</text:p>
          </table:table-cell>
          <table:table-cell table:formula="of:=[Sheet4.L71]/[Sheet4.L$133]" office:value-type="float" office:value="0.00197665489736458" calcext:value-type="float">
            <text:p>0.0019766549</text:p>
          </table:table-cell>
          <table:table-cell table:formula="of:=SUM([Sheet4.L$4:.L71])/[Sheet4.L$133]" office:value-type="float" office:value="0.505670942070785" calcext:value-type="float">
            <text:p>0.505670942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3162525" calcext:value-type="float">
            <text:p>33162525</text:p>
          </table:table-cell>
          <table:table-cell table:formula="of:=[Sheet4.B72]/[Sheet4.B$133]" office:value-type="float" office:value="0.0441345507130679" calcext:value-type="float">
            <text:p>0.0441345507</text:p>
          </table:table-cell>
          <table:table-cell table:formula="of:=SUM([Sheet4.B$4:.B72])/[Sheet4.B$133]" office:value-type="float" office:value="0.713750566756741" calcext:value-type="float">
            <text:p>0.7137505668</text:p>
          </table:table-cell>
          <table:table-cell office:value-type="float" office:value="947" calcext:value-type="float">
            <text:p>947</text:p>
          </table:table-cell>
          <table:table-cell table:formula="of:=[.E72]/[.E$133]" office:value-type="float" office:value="0.00347935350892985" calcext:value-type="float">
            <text:p>0.0034793535</text:p>
          </table:table-cell>
          <table:table-cell table:formula="of:=SUM([Sheet4.E$4:.E72])/[Sheet4.E$133]" office:value-type="float" office:value="0.511931573939018" calcext:value-type="float">
            <text:p>0.5119315739</text:p>
          </table:table-cell>
          <table:table-cell/>
          <table:table-cell office:value-type="float" office:value="34618519" calcext:value-type="float">
            <text:p>34618519</text:p>
          </table:table-cell>
          <table:table-cell table:formula="of:=[Sheet4.I72]/[Sheet4.I$133]" office:value-type="float" office:value="0.0460722692984567" calcext:value-type="float">
            <text:p>0.0460722693</text:p>
          </table:table-cell>
          <table:table-cell table:formula="of:=SUM([Sheet4.I$4:.I72])/[Sheet4.I$133]" office:value-type="float" office:value="0.72529801838725" calcext:value-type="float">
            <text:p>0.7252980184</text:p>
          </table:table-cell>
          <table:table-cell office:value-type="float" office:value="761" calcext:value-type="float">
            <text:p>761</text:p>
          </table:table-cell>
          <table:table-cell table:formula="of:=[Sheet4.L72]/[Sheet4.L$133]" office:value-type="float" office:value="0.00279597467824247" calcext:value-type="float">
            <text:p>0.0027959747</text:p>
          </table:table-cell>
          <table:table-cell table:formula="of:=SUM([Sheet4.L$4:.L72])/[Sheet4.L$133]" office:value-type="float" office:value="0.508466916749027" calcext:value-type="float">
            <text:p>0.508466916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0932024" calcext:value-type="float">
            <text:p>30932024</text:p>
          </table:table-cell>
          <table:table-cell table:formula="of:=[Sheet4.B73]/[Sheet4.B$133]" office:value-type="float" office:value="0.041166074714933" calcext:value-type="float">
            <text:p>0.0411660747</text:p>
          </table:table-cell>
          <table:table-cell table:formula="of:=SUM([Sheet4.B$4:.B73])/[Sheet4.B$133]" office:value-type="float" office:value="0.754916641471674" calcext:value-type="float">
            <text:p>0.7549166415</text:p>
          </table:table-cell>
          <table:table-cell office:value-type="float" office:value="1333" calcext:value-type="float">
            <text:p>1333</text:p>
          </table:table-cell>
          <table:table-cell table:formula="of:=[.E73]/[.E$133]" office:value-type="float" office:value="0.00489754828659292" calcext:value-type="float">
            <text:p>0.0048975483</text:p>
          </table:table-cell>
          <table:table-cell table:formula="of:=SUM([Sheet4.E$4:.E73])/[Sheet4.E$133]" office:value-type="float" office:value="0.516829122225611" calcext:value-type="float">
            <text:p>0.5168291222</text:p>
          </table:table-cell>
          <table:table-cell/>
          <table:table-cell office:value-type="float" office:value="32010580" calcext:value-type="float">
            <text:p>32010580</text:p>
          </table:table-cell>
          <table:table-cell table:formula="of:=[Sheet4.I73]/[Sheet4.I$133]" office:value-type="float" office:value="0.0426014776125978" calcext:value-type="float">
            <text:p>0.0426014776</text:p>
          </table:table-cell>
          <table:table-cell table:formula="of:=SUM([Sheet4.I$4:.I73])/[Sheet4.I$133]" office:value-type="float" office:value="0.767899495999848" calcext:value-type="float">
            <text:p>0.767899496</text:p>
          </table:table-cell>
          <table:table-cell office:value-type="float" office:value="1109" calcext:value-type="float">
            <text:p>1109</text:p>
          </table:table-cell>
          <table:table-cell table:formula="of:=[Sheet4.L73]/[Sheet4.L$133]" office:value-type="float" office:value="0.00407455442598015" calcext:value-type="float">
            <text:p>0.0040745544</text:p>
          </table:table-cell>
          <table:table-cell table:formula="of:=SUM([Sheet4.L$4:.L73])/[Sheet4.L$133]" office:value-type="float" office:value="0.512541471175007" calcext:value-type="float">
            <text:p>0.512541471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8399009" calcext:value-type="float">
            <text:p>28399009</text:p>
          </table:table-cell>
          <table:table-cell table:formula="of:=[Sheet4.B74]/[Sheet4.B$133]" office:value-type="float" office:value="0.0377949960960865" calcext:value-type="float">
            <text:p>0.0377949961</text:p>
          </table:table-cell>
          <table:table-cell table:formula="of:=SUM([Sheet4.B$4:.B74])/[Sheet4.B$133]" office:value-type="float" office:value="0.792711637567761" calcext:value-type="float">
            <text:p>0.7927116376</text:p>
          </table:table-cell>
          <table:table-cell office:value-type="float" office:value="1746" calcext:value-type="float">
            <text:p>1746</text:p>
          </table:table-cell>
          <table:table-cell table:formula="of:=[.E74]/[.E$133]" office:value-type="float" office:value="0.0064149432170977" calcext:value-type="float">
            <text:p>0.0064149432</text:p>
          </table:table-cell>
          <table:table-cell table:formula="of:=SUM([Sheet4.E$4:.E74])/[Sheet4.E$133]" office:value-type="float" office:value="0.523244065442708" calcext:value-type="float">
            <text:p>0.5232440654</text:p>
          </table:table-cell>
          <table:table-cell/>
          <table:table-cell office:value-type="float" office:value="29065407" calcext:value-type="float">
            <text:p>29065407</text:p>
          </table:table-cell>
          <table:table-cell table:formula="of:=[Sheet4.I74]/[Sheet4.I$133]" office:value-type="float" office:value="0.0386818759801148" calcext:value-type="float">
            <text:p>0.038681876</text:p>
          </table:table-cell>
          <table:table-cell table:formula="of:=SUM([Sheet4.I$4:.I74])/[Sheet4.I$133]" office:value-type="float" office:value="0.806581371979963" calcext:value-type="float">
            <text:p>0.806581372</text:p>
          </table:table-cell>
          <table:table-cell office:value-type="float" office:value="1474" calcext:value-type="float">
            <text:p>1474</text:p>
          </table:table-cell>
          <table:table-cell table:formula="of:=[Sheet4.L74]/[Sheet4.L$133]" office:value-type="float" office:value="0.00541559352921077" calcext:value-type="float">
            <text:p>0.0054155935</text:p>
          </table:table-cell>
          <table:table-cell table:formula="of:=SUM([Sheet4.L$4:.L74])/[Sheet4.L$133]" office:value-type="float" office:value="0.517957064704218" calcext:value-type="float">
            <text:p>0.517957064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5666203" calcext:value-type="float">
            <text:p>25666203</text:p>
          </table:table-cell>
          <table:table-cell table:formula="of:=[Sheet4.B75]/[Sheet4.B$133]" office:value-type="float" office:value="0.0341580243939626" calcext:value-type="float">
            <text:p>0.0341580244</text:p>
          </table:table-cell>
          <table:table-cell table:formula="of:=SUM([Sheet4.B$4:.B75])/[Sheet4.B$133]" office:value-type="float" office:value="0.826869661961723" calcext:value-type="float">
            <text:p>0.826869662</text:p>
          </table:table-cell>
          <table:table-cell office:value-type="float" office:value="2193" calcext:value-type="float">
            <text:p>2193</text:p>
          </table:table-cell>
          <table:table-cell table:formula="of:=[.E75]/[.E$133]" office:value-type="float" office:value="0.00805725685858834" calcext:value-type="float">
            <text:p>0.0080572569</text:p>
          </table:table-cell>
          <table:table-cell table:formula="of:=SUM([Sheet4.E$4:.E75])/[Sheet4.E$133]" office:value-type="float" office:value="0.531301322301297" calcext:value-type="float">
            <text:p>0.5313013223</text:p>
          </table:table-cell>
          <table:table-cell/>
          <table:table-cell office:value-type="float" office:value="25924231" calcext:value-type="float">
            <text:p>25924231</text:p>
          </table:table-cell>
          <table:table-cell table:formula="of:=[Sheet4.I75]/[Sheet4.I$133]" office:value-type="float" office:value="0.0345014225474926" calcext:value-type="float">
            <text:p>0.0345014225</text:p>
          </table:table-cell>
          <table:table-cell table:formula="of:=SUM([Sheet4.I$4:.I75])/[Sheet4.I$133]" office:value-type="float" office:value="0.841082794527455" calcext:value-type="float">
            <text:p>0.8410827945</text:p>
          </table:table-cell>
          <table:table-cell office:value-type="float" office:value="1898" calcext:value-type="float">
            <text:p>1898</text:p>
          </table:table-cell>
          <table:table-cell table:formula="of:=[Sheet4.L75]/[Sheet4.L$133]" office:value-type="float" office:value="0.00697340333679921" calcext:value-type="float">
            <text:p>0.0069734033</text:p>
          </table:table-cell>
          <table:table-cell table:formula="of:=SUM([Sheet4.L$4:.L75])/[Sheet4.L$133]" office:value-type="float" office:value="0.524930468041017" calcext:value-type="float">
            <text:p>0.52493046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2826804" calcext:value-type="float">
            <text:p>22826804</text:p>
          </table:table-cell>
          <table:table-cell table:formula="of:=[Sheet4.B76]/[Sheet4.B$133]" office:value-type="float" office:value="0.0303791927410612" calcext:value-type="float">
            <text:p>0.0303791927</text:p>
          </table:table-cell>
          <table:table-cell table:formula="of:=SUM([Sheet4.B$4:.B76])/[Sheet4.B$133]" office:value-type="float" office:value="0.857248854702784" calcext:value-type="float">
            <text:p>0.8572488547</text:p>
          </table:table-cell>
          <table:table-cell office:value-type="float" office:value="2663" calcext:value-type="float">
            <text:p>2663</text:p>
          </table:table-cell>
          <table:table-cell table:formula="of:=[.E76]/[.E$133]" office:value-type="float" office:value="0.0097840743339812" calcext:value-type="float">
            <text:p>0.0097840743</text:p>
          </table:table-cell>
          <table:table-cell table:formula="of:=SUM([Sheet4.E$4:.E76])/[Sheet4.E$133]" office:value-type="float" office:value="0.541085396635278" calcext:value-type="float">
            <text:p>0.5410853966</text:p>
          </table:table-cell>
          <table:table-cell/>
          <table:table-cell office:value-type="float" office:value="22731428" calcext:value-type="float">
            <text:p>22731428</text:p>
          </table:table-cell>
          <table:table-cell table:formula="of:=[Sheet4.I76]/[Sheet4.I$133]" office:value-type="float" office:value="0.0302522610038425" calcext:value-type="float">
            <text:p>0.030252261</text:p>
          </table:table-cell>
          <table:table-cell table:formula="of:=SUM([Sheet4.I$4:.I76])/[Sheet4.I$133]" office:value-type="float" office:value="0.871335055531297" calcext:value-type="float">
            <text:p>0.8713350555</text:p>
          </table:table-cell>
          <table:table-cell office:value-type="float" office:value="2446" calcext:value-type="float">
            <text:p>2446</text:p>
          </table:table-cell>
          <table:table-cell table:formula="of:=[Sheet4.L76]/[Sheet4.L$133]" office:value-type="float" office:value="0.00898679903151258" calcext:value-type="float">
            <text:p>0.008986799</text:p>
          </table:table-cell>
          <table:table-cell table:formula="of:=SUM([Sheet4.L$4:.L76])/[Sheet4.L$133]" office:value-type="float" office:value="0.53391726707253" calcext:value-type="float">
            <text:p>0.533917267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9988952" calcext:value-type="float">
            <text:p>19988952</text:p>
          </table:table-cell>
          <table:table-cell table:formula="of:=[Sheet4.B77]/[Sheet4.B$133]" office:value-type="float" office:value="0.026602419922641" calcext:value-type="float">
            <text:p>0.0266024199</text:p>
          </table:table-cell>
          <table:table-cell table:formula="of:=SUM([Sheet4.B$4:.B77])/[Sheet4.B$133]" office:value-type="float" office:value="0.883851274625425" calcext:value-type="float">
            <text:p>0.8838512746</text:p>
          </table:table-cell>
          <table:table-cell office:value-type="float" office:value="3363" calcext:value-type="float">
            <text:p>3363</text:p>
          </table:table-cell>
          <table:table-cell table:formula="of:=[.E77]/[.E$133]" office:value-type="float" office:value="0.0123559301483961" calcext:value-type="float">
            <text:p>0.0123559301</text:p>
          </table:table-cell>
          <table:table-cell table:formula="of:=SUM([Sheet4.E$4:.E77])/[Sheet4.E$133]" office:value-type="float" office:value="0.553441326783674" calcext:value-type="float">
            <text:p>0.5534413268</text:p>
          </table:table-cell>
          <table:table-cell/>
          <table:table-cell office:value-type="float" office:value="19567881" calcext:value-type="float">
            <text:p>19567881</text:p>
          </table:table-cell>
          <table:table-cell table:formula="of:=[Sheet4.I77]/[Sheet4.I$133]" office:value-type="float" office:value="0.0260420349880408" calcext:value-type="float">
            <text:p>0.026042035</text:p>
          </table:table-cell>
          <table:table-cell table:formula="of:=SUM([Sheet4.I$4:.I77])/[Sheet4.I$133]" office:value-type="float" office:value="0.897377090519338" calcext:value-type="float">
            <text:p>0.8973770905</text:p>
          </table:table-cell>
          <table:table-cell office:value-type="float" office:value="3116" calcext:value-type="float">
            <text:p>3116</text:p>
          </table:table-cell>
          <table:table-cell table:formula="of:=[Sheet4.L77]/[Sheet4.L$133]" office:value-type="float" office:value="0.0114484324538811" calcext:value-type="float">
            <text:p>0.0114484325</text:p>
          </table:table-cell>
          <table:table-cell table:formula="of:=SUM([Sheet4.L$4:.L77])/[Sheet4.L$133]" office:value-type="float" office:value="0.545365699526411" calcext:value-type="float">
            <text:p>0.545365699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7221635" calcext:value-type="float">
            <text:p>17221635</text:p>
          </table:table-cell>
          <table:table-cell table:formula="of:=[Sheet4.B78]/[Sheet4.B$133]" office:value-type="float" office:value="0.0229195190435422" calcext:value-type="float">
            <text:p>0.022919519</text:p>
          </table:table-cell>
          <table:table-cell table:formula="of:=SUM([Sheet4.B$4:.B78])/[Sheet4.B$133]" office:value-type="float" office:value="0.906770793668968" calcext:value-type="float">
            <text:p>0.9067707937</text:p>
          </table:table-cell>
          <table:table-cell office:value-type="float" office:value="3924" calcext:value-type="float">
            <text:p>3924</text:p>
          </table:table-cell>
          <table:table-cell table:formula="of:=[.E78]/[.E$133]" office:value-type="float" office:value="0.0144170888796629" calcext:value-type="float">
            <text:p>0.0144170889</text:p>
          </table:table-cell>
          <table:table-cell table:formula="of:=SUM([Sheet4.E$4:.E78])/[Sheet4.E$133]" office:value-type="float" office:value="0.567858415663337" calcext:value-type="float">
            <text:p>0.5678584157</text:p>
          </table:table-cell>
          <table:table-cell/>
          <table:table-cell office:value-type="float" office:value="16541013" calcext:value-type="float">
            <text:p>16541013</text:p>
          </table:table-cell>
          <table:table-cell table:formula="of:=[Sheet4.I78]/[Sheet4.I$133]" office:value-type="float" office:value="0.0220137090614787" calcext:value-type="float">
            <text:p>0.0220137091</text:p>
          </table:table-cell>
          <table:table-cell table:formula="of:=SUM([Sheet4.I$4:.I78])/[Sheet4.I$133]" office:value-type="float" office:value="0.919390799580817" calcext:value-type="float">
            <text:p>0.9193907996</text:p>
          </table:table-cell>
          <table:table-cell office:value-type="float" office:value="3824" calcext:value-type="float">
            <text:p>3824</text:p>
          </table:table-cell>
          <table:table-cell table:formula="of:=[Sheet4.L78]/[Sheet4.L$133]" office:value-type="float" office:value="0.014049680906175" calcext:value-type="float">
            <text:p>0.0140496809</text:p>
          </table:table-cell>
          <table:table-cell table:formula="of:=SUM([Sheet4.L$4:.L78])/[Sheet4.L$133]" office:value-type="float" office:value="0.559415380432586" calcext:value-type="float">
            <text:p>0.559415380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4601239" calcext:value-type="float">
            <text:p>14601239</text:p>
          </table:table-cell>
          <table:table-cell table:formula="of:=[Sheet4.B79]/[Sheet4.B$133]" office:value-type="float" office:value="0.0194321488824848" calcext:value-type="float">
            <text:p>0.0194321489</text:p>
          </table:table-cell>
          <table:table-cell table:formula="of:=SUM([Sheet4.B$4:.B79])/[Sheet4.B$133]" office:value-type="float" office:value="0.926202942551452" calcext:value-type="float">
            <text:p>0.9262029426</text:p>
          </table:table-cell>
          <table:table-cell office:value-type="float" office:value="4648" calcext:value-type="float">
            <text:p>4648</text:p>
          </table:table-cell>
          <table:table-cell table:formula="of:=[.E79]/[.E$133]" office:value-type="float" office:value="0.0170771226077148" calcext:value-type="float">
            <text:p>0.0170771226</text:p>
          </table:table-cell>
          <table:table-cell table:formula="of:=SUM([Sheet4.E$4:.E79])/[Sheet4.E$133]" office:value-type="float" office:value="0.584935538271052" calcext:value-type="float">
            <text:p>0.5849355383</text:p>
          </table:table-cell>
          <table:table-cell/>
          <table:table-cell office:value-type="float" office:value="13738632" calcext:value-type="float">
            <text:p>13738632</text:p>
          </table:table-cell>
          <table:table-cell table:formula="of:=[Sheet4.I79]/[Sheet4.I$133]" office:value-type="float" office:value="0.018284143041948" calcext:value-type="float">
            <text:p>0.018284143</text:p>
          </table:table-cell>
          <table:table-cell table:formula="of:=SUM([Sheet4.I$4:.I79])/[Sheet4.I$133]" office:value-type="float" office:value="0.937674942622765" calcext:value-type="float">
            <text:p>0.9376749426</text:p>
          </table:table-cell>
          <table:table-cell office:value-type="float" office:value="4679" calcext:value-type="float">
            <text:p>4679</text:p>
          </table:table-cell>
          <table:table-cell table:formula="of:=[Sheet4.L79]/[Sheet4.L$133]" office:value-type="float" office:value="0.0171910190794961" calcext:value-type="float">
            <text:p>0.0171910191</text:p>
          </table:table-cell>
          <table:table-cell table:formula="of:=SUM([Sheet4.L$4:.L79])/[Sheet4.L$133]" office:value-type="float" office:value="0.576606399512082" calcext:value-type="float">
            <text:p>0.576606399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2184137" calcext:value-type="float">
            <text:p>12184137</text:p>
          </table:table-cell>
          <table:table-cell table:formula="of:=[Sheet4.B80]/[Sheet4.B$133]" office:value-type="float" office:value="0.0162153337938371" calcext:value-type="float">
            <text:p>0.0162153338</text:p>
          </table:table-cell>
          <table:table-cell table:formula="of:=SUM([Sheet4.B$4:.B80])/[Sheet4.B$133]" office:value-type="float" office:value="0.942418276345289" calcext:value-type="float">
            <text:p>0.9424182763</text:p>
          </table:table-cell>
          <table:table-cell office:value-type="float" office:value="5434" calcext:value-type="float">
            <text:p>5434</text:p>
          </table:table-cell>
          <table:table-cell table:formula="of:=[.E80]/[.E$133]" office:value-type="float" office:value="0.0199649492793293" calcext:value-type="float">
            <text:p>0.0199649493</text:p>
          </table:table-cell>
          <table:table-cell table:formula="of:=SUM([Sheet4.E$4:.E80])/[Sheet4.E$133]" office:value-type="float" office:value="0.604900487550381" calcext:value-type="float">
            <text:p>0.6049004876</text:p>
          </table:table-cell>
          <table:table-cell/>
          <table:table-cell office:value-type="float" office:value="11194971" calcext:value-type="float">
            <text:p>11194971</text:p>
          </table:table-cell>
          <table:table-cell table:formula="of:=[Sheet4.I80]/[Sheet4.I$133]" office:value-type="float" office:value="0.0148988961284107" calcext:value-type="float">
            <text:p>0.0148988961</text:p>
          </table:table-cell>
          <table:table-cell table:formula="of:=SUM([Sheet4.I$4:.I80])/[Sheet4.I$133]" office:value-type="float" office:value="0.952573838751176" calcext:value-type="float">
            <text:p>0.9525738388</text:p>
          </table:table-cell>
          <table:table-cell office:value-type="float" office:value="5391" calcext:value-type="float">
            <text:p>5391</text:p>
          </table:table-cell>
          <table:table-cell table:formula="of:=[Sheet4.L80]/[Sheet4.L$133]" office:value-type="float" office:value="0.0198069638507295" calcext:value-type="float">
            <text:p>0.0198069639</text:p>
          </table:table-cell>
          <table:table-cell table:formula="of:=SUM([Sheet4.L$4:.L80])/[Sheet4.L$133]" office:value-type="float" office:value="0.596413363362812" calcext:value-type="float">
            <text:p>0.596413363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997467" calcext:value-type="float">
            <text:p>9997467</text:p>
          </table:table-cell>
          <table:table-cell table:formula="of:=[Sheet4.B81]/[Sheet4.B$133]" office:value-type="float" office:value="0.0133051905520983" calcext:value-type="float">
            <text:p>0.0133051906</text:p>
          </table:table-cell>
          <table:table-cell table:formula="of:=SUM([Sheet4.B$4:.B81])/[Sheet4.B$133]" office:value-type="float" office:value="0.955723466897388" calcext:value-type="float">
            <text:p>0.9557234669</text:p>
          </table:table-cell>
          <table:table-cell office:value-type="float" office:value="6034" calcext:value-type="float">
            <text:p>6034</text:p>
          </table:table-cell>
          <table:table-cell table:formula="of:=[.E81]/[.E$133]" office:value-type="float" office:value="0.0221693971202563" calcext:value-type="float">
            <text:p>0.0221693971</text:p>
          </table:table-cell>
          <table:table-cell table:formula="of:=SUM([Sheet4.E$4:.E81])/[Sheet4.E$133]" office:value-type="float" office:value="0.627069884670637" calcext:value-type="float">
            <text:p>0.6270698847</text:p>
          </table:table-cell>
          <table:table-cell/>
          <table:table-cell office:value-type="float" office:value="8966732" calcext:value-type="float">
            <text:p>8966732</text:p>
          </table:table-cell>
          <table:table-cell table:formula="of:=[Sheet4.I81]/[Sheet4.I$133]" office:value-type="float" office:value="0.0119334305269122" calcext:value-type="float">
            <text:p>0.0119334305</text:p>
          </table:table-cell>
          <table:table-cell table:formula="of:=SUM([Sheet4.I$4:.I81])/[Sheet4.I$133]" office:value-type="float" office:value="0.964507269278088" calcext:value-type="float">
            <text:p>0.9645072693</text:p>
          </table:table-cell>
          <table:table-cell office:value-type="float" office:value="6364" calcext:value-type="float">
            <text:p>6364</text:p>
          </table:table-cell>
          <table:table-cell table:formula="of:=[Sheet4.L81]/[Sheet4.L$133]" office:value-type="float" office:value="0.0233818434327662" calcext:value-type="float">
            <text:p>0.0233818434</text:p>
          </table:table-cell>
          <table:table-cell table:formula="of:=SUM([Sheet4.L$4:.L81])/[Sheet4.L$133]" office:value-type="float" office:value="0.619795206795578" calcext:value-type="float">
            <text:p>0.619795206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066984" calcext:value-type="float">
            <text:p>8066984</text:p>
          </table:table-cell>
          <table:table-cell table:formula="of:=[Sheet4.B82]/[Sheet4.B$133]" office:value-type="float" office:value="0.0107359953576969" calcext:value-type="float">
            <text:p>0.0107359954</text:p>
          </table:table-cell>
          <table:table-cell table:formula="of:=SUM([Sheet4.B$4:.B82])/[Sheet4.B$133]" office:value-type="float" office:value="0.966459462255085" calcext:value-type="float">
            <text:p>0.9664594623</text:p>
          </table:table-cell>
          <table:table-cell office:value-type="float" office:value="6722" calcext:value-type="float">
            <text:p>6722</text:p>
          </table:table-cell>
          <table:table-cell table:formula="of:=[.E82]/[.E$133]" office:value-type="float" office:value="0.0246971639778526" calcext:value-type="float">
            <text:p>0.024697164</text:p>
          </table:table-cell>
          <table:table-cell table:formula="of:=SUM([Sheet4.E$4:.E82])/[Sheet4.E$133]" office:value-type="float" office:value="0.65176704864849" calcext:value-type="float">
            <text:p>0.6517670486</text:p>
          </table:table-cell>
          <table:table-cell/>
          <table:table-cell office:value-type="float" office:value="7040783" calcext:value-type="float">
            <text:p>7040783</text:p>
          </table:table-cell>
          <table:table-cell table:formula="of:=[Sheet4.I82]/[Sheet4.I$133]" office:value-type="float" office:value="0.00937026943434513" calcext:value-type="float">
            <text:p>0.0093702694</text:p>
          </table:table-cell>
          <table:table-cell table:formula="of:=SUM([Sheet4.I$4:.I82])/[Sheet4.I$133]" office:value-type="float" office:value="0.973877538712433" calcext:value-type="float">
            <text:p>0.9738775387</text:p>
          </table:table-cell>
          <table:table-cell office:value-type="float" office:value="7053" calcext:value-type="float">
            <text:p>7053</text:p>
          </table:table-cell>
          <table:table-cell table:formula="of:=[Sheet4.L82]/[Sheet4.L$133]" office:value-type="float" office:value="0.0259132843700974" calcext:value-type="float">
            <text:p>0.0259132844</text:p>
          </table:table-cell>
          <table:table-cell table:formula="of:=SUM([Sheet4.L$4:.L82])/[Sheet4.L$133]" office:value-type="float" office:value="0.645708491165675" calcext:value-type="float">
            <text:p>0.645708491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400020" calcext:value-type="float">
            <text:p>6400020</text:p>
          </table:table-cell>
          <table:table-cell table:formula="of:=[Sheet4.B83]/[Sheet4.B$133]" office:value-type="float" office:value="0.00851750604800595" calcext:value-type="float">
            <text:p>0.008517506</text:p>
          </table:table-cell>
          <table:table-cell table:formula="of:=SUM([Sheet4.B$4:.B83])/[Sheet4.B$133]" office:value-type="float" office:value="0.974976968303091" calcext:value-type="float">
            <text:p>0.9749769683</text:p>
          </table:table-cell>
          <table:table-cell office:value-type="float" office:value="7192" calcext:value-type="float">
            <text:p>7192</text:p>
          </table:table-cell>
          <table:table-cell table:formula="of:=[.E83]/[.E$133]" office:value-type="float" office:value="0.0264239814532455" calcext:value-type="float">
            <text:p>0.0264239815</text:p>
          </table:table-cell>
          <table:table-cell table:formula="of:=SUM([Sheet4.E$4:.E83])/[Sheet4.E$133]" office:value-type="float" office:value="0.678191030101735" calcext:value-type="float">
            <text:p>0.6781910301</text:p>
          </table:table-cell>
          <table:table-cell/>
          <table:table-cell office:value-type="float" office:value="5428569" calcext:value-type="float">
            <text:p>5428569</text:p>
          </table:table-cell>
          <table:table-cell table:formula="of:=[Sheet4.I83]/[Sheet4.I$133]" office:value-type="float" office:value="0.00722464449947307" calcext:value-type="float">
            <text:p>0.0072246445</text:p>
          </table:table-cell>
          <table:table-cell table:formula="of:=SUM([Sheet4.I$4:.I83])/[Sheet4.I$133]" office:value-type="float" office:value="0.981102183211906" calcext:value-type="float">
            <text:p>0.9811021832</text:p>
          </table:table-cell>
          <table:table-cell office:value-type="float" office:value="7772" calcext:value-type="float">
            <text:p>7772</text:p>
          </table:table-cell>
          <table:table-cell table:formula="of:=[Sheet4.L83]/[Sheet4.L$133]" office:value-type="float" office:value="0.028554947699475" calcext:value-type="float">
            <text:p>0.0285549477</text:p>
          </table:table-cell>
          <table:table-cell table:formula="of:=SUM([Sheet4.L$4:.L83])/[Sheet4.L$133]" office:value-type="float" office:value="0.67426343886515" calcext:value-type="float">
            <text:p>0.674263438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997126" calcext:value-type="float">
            <text:p>4997126</text:p>
          </table:table-cell>
          <table:table-cell table:formula="of:=[Sheet4.B84]/[Sheet4.B$133]" office:value-type="float" office:value="0.0066504559247702" calcext:value-type="float">
            <text:p>0.0066504559</text:p>
          </table:table-cell>
          <table:table-cell table:formula="of:=SUM([Sheet4.B$4:.B84])/[Sheet4.B$133]" office:value-type="float" office:value="0.981627424227861" calcext:value-type="float">
            <text:p>0.9816274242</text:p>
          </table:table-cell>
          <table:table-cell office:value-type="float" office:value="7806" calcext:value-type="float">
            <text:p>7806</text:p>
          </table:table-cell>
          <table:table-cell table:formula="of:=[.E84]/[.E$133]" office:value-type="float" office:value="0.0286798664104608" calcext:value-type="float">
            <text:p>0.0286798664</text:p>
          </table:table-cell>
          <table:table-cell table:formula="of:=SUM([Sheet4.E$4:.E84])/[Sheet4.E$133]" office:value-type="float" office:value="0.706870896512196" calcext:value-type="float">
            <text:p>0.7068708965</text:p>
          </table:table-cell>
          <table:table-cell/>
          <table:table-cell office:value-type="float" office:value="4110873" calcext:value-type="float">
            <text:p>4110873</text:p>
          </table:table-cell>
          <table:table-cell table:formula="of:=[Sheet4.I84]/[Sheet4.I$133]" office:value-type="float" office:value="0.00547098065944862" calcext:value-type="float">
            <text:p>0.0054709807</text:p>
          </table:table-cell>
          <table:table-cell table:formula="of:=SUM([Sheet4.I$4:.I84])/[Sheet4.I$133]" office:value-type="float" office:value="0.986573163871355" calcext:value-type="float">
            <text:p>0.9865731639</text:p>
          </table:table-cell>
          <table:table-cell office:value-type="float" office:value="8182" calcext:value-type="float">
            <text:p>8182</text:p>
          </table:table-cell>
          <table:table-cell table:formula="of:=[Sheet4.L84]/[Sheet4.L$133]" office:value-type="float" office:value="0.0300613203907751" calcext:value-type="float">
            <text:p>0.0300613204</text:p>
          </table:table-cell>
          <table:table-cell table:formula="of:=SUM([Sheet4.L$4:.L84])/[Sheet4.L$133]" office:value-type="float" office:value="0.704324759255925" calcext:value-type="float">
            <text:p>0.704324759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830210" calcext:value-type="float">
            <text:p>3830210</text:p>
          </table:table-cell>
          <table:table-cell table:formula="of:=[Sheet4.B85]/[Sheet4.B$133]" office:value-type="float" office:value="0.00509745857671271" calcext:value-type="float">
            <text:p>0.0050974586</text:p>
          </table:table-cell>
          <table:table-cell table:formula="of:=SUM([Sheet4.B$4:.B85])/[Sheet4.B$133]" office:value-type="float" office:value="0.986724882804574" calcext:value-type="float">
            <text:p>0.9867248828</text:p>
          </table:table-cell>
          <table:table-cell office:value-type="float" office:value="8091" calcext:value-type="float">
            <text:p>8091</text:p>
          </table:table-cell>
          <table:table-cell table:formula="of:=[.E85]/[.E$133]" office:value-type="float" office:value="0.0297269791349012" calcext:value-type="float">
            <text:p>0.0297269791</text:p>
          </table:table-cell>
          <table:table-cell table:formula="of:=SUM([Sheet4.E$4:.E85])/[Sheet4.E$133]" office:value-type="float" office:value="0.736597875647097" calcext:value-type="float">
            <text:p>0.7365978756</text:p>
          </table:table-cell>
          <table:table-cell/>
          <table:table-cell office:value-type="float" office:value="3048392" calcext:value-type="float">
            <text:p>3048392</text:p>
          </table:table-cell>
          <table:table-cell table:formula="of:=[Sheet4.I85]/[Sheet4.I$133]" office:value-type="float" office:value="0.00405697127457304" calcext:value-type="float">
            <text:p>0.0040569713</text:p>
          </table:table-cell>
          <table:table-cell table:formula="of:=SUM([Sheet4.I$4:.I85])/[Sheet4.I$133]" office:value-type="float" office:value="0.990630135145928" calcext:value-type="float">
            <text:p>0.9906301351</text:p>
          </table:table-cell>
          <table:table-cell office:value-type="float" office:value="8562" calcext:value-type="float">
            <text:p>8562</text:p>
          </table:table-cell>
          <table:table-cell table:formula="of:=[Sheet4.L85]/[Sheet4.L$133]" office:value-type="float" office:value="0.0314574706900289" calcext:value-type="float">
            <text:p>0.0314574707</text:p>
          </table:table-cell>
          <table:table-cell table:formula="of:=SUM([Sheet4.L$4:.L85])/[Sheet4.L$133]" office:value-type="float" office:value="0.735782229945954" calcext:value-type="float">
            <text:p>0.735782229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882639" calcext:value-type="float">
            <text:p>2882639</text:p>
          </table:table-cell>
          <table:table-cell table:formula="of:=[Sheet4.B86]/[Sheet4.B$133]" office:value-type="float" office:value="0.00383637787330631" calcext:value-type="float">
            <text:p>0.0038363779</text:p>
          </table:table-cell>
          <table:table-cell table:formula="of:=SUM([Sheet4.B$4:.B86])/[Sheet4.B$133]" office:value-type="float" office:value="0.99056126067788" calcext:value-type="float">
            <text:p>0.9905612607</text:p>
          </table:table-cell>
          <table:table-cell office:value-type="float" office:value="8114" calcext:value-type="float">
            <text:p>8114</text:p>
          </table:table-cell>
          <table:table-cell table:formula="of:=[.E86]/[.E$133]" office:value-type="float" office:value="0.0298114829688034" calcext:value-type="float">
            <text:p>0.029811483</text:p>
          </table:table-cell>
          <table:table-cell table:formula="of:=SUM([Sheet4.E$4:.E86])/[Sheet4.E$133]" office:value-type="float" office:value="0.766409358615901" calcext:value-type="float">
            <text:p>0.7664093586</text:p>
          </table:table-cell>
          <table:table-cell/>
          <table:table-cell office:value-type="float" office:value="2218438" calcext:value-type="float">
            <text:p>2218438</text:p>
          </table:table-cell>
          <table:table-cell table:formula="of:=[Sheet4.I86]/[Sheet4.I$133]" office:value-type="float" office:value="0.00295242188026385" calcext:value-type="float">
            <text:p>0.0029524219</text:p>
          </table:table-cell>
          <table:table-cell table:formula="of:=SUM([Sheet4.I$4:.I86])/[Sheet4.I$133]" office:value-type="float" office:value="0.993582557026192" calcext:value-type="float">
            <text:p>0.993582557</text:p>
          </table:table-cell>
          <table:table-cell office:value-type="float" office:value="8752" calcext:value-type="float">
            <text:p>8752</text:p>
          </table:table-cell>
          <table:table-cell table:formula="of:=[Sheet4.L86]/[Sheet4.L$133]" office:value-type="float" office:value="0.0321555458396558" calcext:value-type="float">
            <text:p>0.0321555458</text:p>
          </table:table-cell>
          <table:table-cell table:formula="of:=SUM([Sheet4.L$4:.L86])/[Sheet4.L$133]" office:value-type="float" office:value="0.76793777578561" calcext:value-type="float">
            <text:p>0.767937775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136396" calcext:value-type="float">
            <text:p>2136396</text:p>
          </table:table-cell>
          <table:table-cell table:formula="of:=[Sheet4.B87]/[Sheet4.B$133]" office:value-type="float" office:value="0.0028432357790969" calcext:value-type="float">
            <text:p>0.0028432358</text:p>
          </table:table-cell>
          <table:table-cell table:formula="of:=SUM([Sheet4.B$4:.B87])/[Sheet4.B$133]" office:value-type="float" office:value="0.993404496456977" calcext:value-type="float">
            <text:p>0.9934044965</text:p>
          </table:table-cell>
          <table:table-cell office:value-type="float" office:value="8173" calcext:value-type="float">
            <text:p>8173</text:p>
          </table:table-cell>
          <table:table-cell table:formula="of:=[.E87]/[.E$133]" office:value-type="float" office:value="0.0300282536731612" calcext:value-type="float">
            <text:p>0.0300282537</text:p>
          </table:table-cell>
          <table:table-cell table:formula="of:=SUM([Sheet4.E$4:.E87])/[Sheet4.E$133]" office:value-type="float" office:value="0.796437612289062" calcext:value-type="float">
            <text:p>0.7964376123</text:p>
          </table:table-cell>
          <table:table-cell/>
          <table:table-cell office:value-type="float" office:value="1582833" calcext:value-type="float">
            <text:p>1582833</text:p>
          </table:table-cell>
          <table:table-cell table:formula="of:=[Sheet4.I87]/[Sheet4.I$133]" office:value-type="float" office:value="0.0021065230500035" calcext:value-type="float">
            <text:p>0.0021065231</text:p>
          </table:table-cell>
          <table:table-cell table:formula="of:=SUM([Sheet4.I$4:.I87])/[Sheet4.I$133]" office:value-type="float" office:value="0.995689080076195" calcext:value-type="float">
            <text:p>0.9956890801</text:p>
          </table:table-cell>
          <table:table-cell office:value-type="float" office:value="8702" calcext:value-type="float">
            <text:p>8702</text:p>
          </table:table-cell>
          <table:table-cell table:formula="of:=[Sheet4.L87]/[Sheet4.L$133]" office:value-type="float" office:value="0.0319718418529119" calcext:value-type="float">
            <text:p>0.0319718419</text:p>
          </table:table-cell>
          <table:table-cell table:formula="of:=SUM([Sheet4.L$4:.L87])/[Sheet4.L$133]" office:value-type="float" office:value="0.799909617638522" calcext:value-type="float">
            <text:p>0.799909617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52078" calcext:value-type="float">
            <text:p>1552078</text:p>
          </table:table-cell>
          <table:table-cell table:formula="of:=[Sheet4.B88]/[Sheet4.B$133]" office:value-type="float" office:value="0.00206559256876963" calcext:value-type="float">
            <text:p>0.0020655926</text:p>
          </table:table-cell>
          <table:table-cell table:formula="of:=SUM([Sheet4.B$4:.B88])/[Sheet4.B$133]" office:value-type="float" office:value="0.995470089025746" calcext:value-type="float">
            <text:p>0.995470089</text:p>
          </table:table-cell>
          <table:table-cell office:value-type="float" office:value="7922" calcext:value-type="float">
            <text:p>7922</text:p>
          </table:table-cell>
          <table:table-cell table:formula="of:=[.E88]/[.E$133]" office:value-type="float" office:value="0.0291060596597067" calcext:value-type="float">
            <text:p>0.0291060597</text:p>
          </table:table-cell>
          <table:table-cell table:formula="of:=SUM([Sheet4.E$4:.E88])/[Sheet4.E$133]" office:value-type="float" office:value="0.825543671948769" calcext:value-type="float">
            <text:p>0.8255436719</text:p>
          </table:table-cell>
          <table:table-cell/>
          <table:table-cell office:value-type="float" office:value="1104084" calcext:value-type="float">
            <text:p>1104084</text:p>
          </table:table-cell>
          <table:table-cell table:formula="of:=[Sheet4.I88]/[Sheet4.I$133]" office:value-type="float" office:value="0.0014693769937448" calcext:value-type="float">
            <text:p>0.001469377</text:p>
          </table:table-cell>
          <table:table-cell table:formula="of:=SUM([Sheet4.I$4:.I88])/[Sheet4.I$133]" office:value-type="float" office:value="0.99715845706994" calcext:value-type="float">
            <text:p>0.9971584571</text:p>
          </table:table-cell>
          <table:table-cell office:value-type="float" office:value="8418" calcext:value-type="float">
            <text:p>8418</text:p>
          </table:table-cell>
          <table:table-cell table:formula="of:=[Sheet4.L88]/[Sheet4.L$133]" office:value-type="float" office:value="0.0309284032082064" calcext:value-type="float">
            <text:p>0.0309284032</text:p>
          </table:table-cell>
          <table:table-cell table:formula="of:=SUM([Sheet4.L$4:.L88])/[Sheet4.L$133]" office:value-type="float" office:value="0.830838020846728" calcext:value-type="float">
            <text:p>0.830838020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108271" calcext:value-type="float">
            <text:p>1108271</text:p>
          </table:table-cell>
          <table:table-cell table:formula="of:=[Sheet4.B89]/[Sheet4.B$133]" office:value-type="float" office:value="0.00147494928849122" calcext:value-type="float">
            <text:p>0.0014749493</text:p>
          </table:table-cell>
          <table:table-cell table:formula="of:=SUM([Sheet4.B$4:.B89])/[Sheet4.B$133]" office:value-type="float" office:value="0.996945038314238" calcext:value-type="float">
            <text:p>0.9969450383</text:p>
          </table:table-cell>
          <table:table-cell office:value-type="float" office:value="7480" calcext:value-type="float">
            <text:p>7480</text:p>
          </table:table-cell>
          <table:table-cell table:formula="of:=[.E89]/[.E$133]" office:value-type="float" office:value="0.0274821164168905" calcext:value-type="float">
            <text:p>0.0274821164</text:p>
          </table:table-cell>
          <table:table-cell table:formula="of:=SUM([Sheet4.E$4:.E89])/[Sheet4.E$133]" office:value-type="float" office:value="0.853025788365659" calcext:value-type="float">
            <text:p>0.8530257884</text:p>
          </table:table-cell>
          <table:table-cell/>
          <table:table-cell office:value-type="float" office:value="757805" calcext:value-type="float">
            <text:p>757805</text:p>
          </table:table-cell>
          <table:table-cell table:formula="of:=[Sheet4.I89]/[Sheet4.I$133]" office:value-type="float" office:value="0.00100852945314376" calcext:value-type="float">
            <text:p>0.0010085295</text:p>
          </table:table-cell>
          <table:table-cell table:formula="of:=SUM([Sheet4.I$4:.I89])/[Sheet4.I$133]" office:value-type="float" office:value="0.998166986523084" calcext:value-type="float">
            <text:p>0.9981669865</text:p>
          </table:table-cell>
          <table:table-cell office:value-type="float" office:value="7923" calcext:value-type="float">
            <text:p>7923</text:p>
          </table:table-cell>
          <table:table-cell table:formula="of:=[Sheet4.L89]/[Sheet4.L$133]" office:value-type="float" office:value="0.0291097337394416" calcext:value-type="float">
            <text:p>0.0291097337</text:p>
          </table:table-cell>
          <table:table-cell table:formula="of:=SUM([Sheet4.L$4:.L89])/[Sheet4.L$133]" office:value-type="float" office:value="0.85994775458617" calcext:value-type="float">
            <text:p>0.859947754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775730" calcext:value-type="float">
            <text:p>775730</text:p>
          </table:table-cell>
          <table:table-cell table:formula="of:=[Sheet4.B90]/[Sheet4.B$133]" office:value-type="float" office:value="0.00103238504983104" calcext:value-type="float">
            <text:p>0.001032385</text:p>
          </table:table-cell>
          <table:table-cell table:formula="of:=SUM([Sheet4.B$4:.B90])/[Sheet4.B$133]" office:value-type="float" office:value="0.997977423364069" calcext:value-type="float">
            <text:p>0.9979774234</text:p>
          </table:table-cell>
          <table:table-cell office:value-type="float" office:value="6820" calcext:value-type="float">
            <text:p>6820</text:p>
          </table:table-cell>
          <table:table-cell table:formula="of:=[.E90]/[.E$133]" office:value-type="float" office:value="0.0250572237918707" calcext:value-type="float">
            <text:p>0.0250572238</text:p>
          </table:table-cell>
          <table:table-cell table:formula="of:=SUM([Sheet4.E$4:.E90])/[Sheet4.E$133]" office:value-type="float" office:value="0.87808301215753" calcext:value-type="float">
            <text:p>0.8780830122</text:p>
          </table:table-cell>
          <table:table-cell/>
          <table:table-cell office:value-type="float" office:value="507224" calcext:value-type="float">
            <text:p>507224</text:p>
          </table:table-cell>
          <table:table-cell table:formula="of:=[Sheet4.I90]/[Sheet4.I$133]" office:value-type="float" office:value="0.000675042185445322" calcext:value-type="float">
            <text:p>0.0006750422</text:p>
          </table:table-cell>
          <table:table-cell table:formula="of:=SUM([Sheet4.I$4:.I90])/[Sheet4.I$133]" office:value-type="float" office:value="0.998842028708529" calcext:value-type="float">
            <text:p>0.9988420287</text:p>
          </table:table-cell>
          <table:table-cell office:value-type="float" office:value="7446" calcext:value-type="float">
            <text:p>7446</text:p>
          </table:table-cell>
          <table:table-cell table:formula="of:=[Sheet4.L90]/[Sheet4.L$133]" office:value-type="float" office:value="0.0273571977059046" calcext:value-type="float">
            <text:p>0.0273571977</text:p>
          </table:table-cell>
          <table:table-cell table:formula="of:=SUM([Sheet4.L$4:.L90])/[Sheet4.L$133]" office:value-type="float" office:value="0.887304952292075" calcext:value-type="float">
            <text:p>0.887304952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533198" calcext:value-type="float">
            <text:p>533198</text:p>
          </table:table-cell>
          <table:table-cell table:formula="of:=[Sheet4.B91]/[Sheet4.B$133]" office:value-type="float" office:value="0.000709609843373096" calcext:value-type="float">
            <text:p>0.0007096098</text:p>
          </table:table-cell>
          <table:table-cell table:formula="of:=SUM([Sheet4.B$4:.B91])/[Sheet4.B$133]" office:value-type="float" office:value="0.998687033207442" calcext:value-type="float">
            <text:p>0.9986870332</text:p>
          </table:table-cell>
          <table:table-cell office:value-type="float" office:value="6426" calcext:value-type="float">
            <text:p>6426</text:p>
          </table:table-cell>
          <table:table-cell table:formula="of:=[.E91]/[.E$133]" office:value-type="float" office:value="0.0236096363763286" calcext:value-type="float">
            <text:p>0.0236096364</text:p>
          </table:table-cell>
          <table:table-cell table:formula="of:=SUM([Sheet4.E$4:.E91])/[Sheet4.E$133]" office:value-type="float" office:value="0.901692648533858" calcext:value-type="float">
            <text:p>0.9016926485</text:p>
          </table:table-cell>
          <table:table-cell/>
          <table:table-cell office:value-type="float" office:value="331709" calcext:value-type="float">
            <text:p>331709</text:p>
          </table:table-cell>
          <table:table-cell table:formula="of:=[Sheet4.I91]/[Sheet4.I$133]" office:value-type="float" office:value="0.000441456966334169" calcext:value-type="float">
            <text:p>0.000441457</text:p>
          </table:table-cell>
          <table:table-cell table:formula="of:=SUM([Sheet4.I$4:.I91])/[Sheet4.I$133]" office:value-type="float" office:value="0.999283485674863" calcext:value-type="float">
            <text:p>0.9992834857</text:p>
          </table:table-cell>
          <table:table-cell office:value-type="float" office:value="6560" calcext:value-type="float">
            <text:p>6560</text:p>
          </table:table-cell>
          <table:table-cell table:formula="of:=[Sheet4.L91]/[Sheet4.L$133]" office:value-type="float" office:value="0.0241019630608023" calcext:value-type="float">
            <text:p>0.0241019631</text:p>
          </table:table-cell>
          <table:table-cell table:formula="of:=SUM([Sheet4.L$4:.L91])/[Sheet4.L$133]" office:value-type="float" office:value="0.911406915352877" calcext:value-type="float">
            <text:p>0.911406915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57996" calcext:value-type="float">
            <text:p>357996</text:p>
          </table:table-cell>
          <table:table-cell table:formula="of:=[Sheet4.B92]/[Sheet4.B$133]" office:value-type="float" office:value="0.000476441182240359" calcext:value-type="float">
            <text:p>0.0004764412</text:p>
          </table:table-cell>
          <table:table-cell table:formula="of:=SUM([Sheet4.B$4:.B92])/[Sheet4.B$133]" office:value-type="float" office:value="0.999163474389682" calcext:value-type="float">
            <text:p>0.9991634744</text:p>
          </table:table-cell>
          <table:table-cell office:value-type="float" office:value="5539" calcext:value-type="float">
            <text:p>5539</text:p>
          </table:table-cell>
          <table:table-cell table:formula="of:=[.E92]/[.E$133]" office:value-type="float" office:value="0.0203507276514915" calcext:value-type="float">
            <text:p>0.0203507277</text:p>
          </table:table-cell>
          <table:table-cell table:formula="of:=SUM([Sheet4.E$4:.E92])/[Sheet4.E$133]" office:value-type="float" office:value="0.92204337618535" calcext:value-type="float">
            <text:p>0.9220433762</text:p>
          </table:table-cell>
          <table:table-cell/>
          <table:table-cell office:value-type="float" office:value="212468" calcext:value-type="float">
            <text:p>212468</text:p>
          </table:table-cell>
          <table:table-cell table:formula="of:=[Sheet4.I92]/[Sheet4.I$133]" office:value-type="float" office:value="0.000282764346831374" calcext:value-type="float">
            <text:p>0.0002827643</text:p>
          </table:table-cell>
          <table:table-cell table:formula="of:=SUM([Sheet4.I$4:.I92])/[Sheet4.I$133]" office:value-type="float" office:value="0.999566250021695" calcext:value-type="float">
            <text:p>0.99956625</text:p>
          </table:table-cell>
          <table:table-cell office:value-type="float" office:value="5637" calcext:value-type="float">
            <text:p>5637</text:p>
          </table:table-cell>
          <table:table-cell table:formula="of:=[Sheet4.L92]/[Sheet4.L$133]" office:value-type="float" office:value="0.0207107874655096" calcext:value-type="float">
            <text:p>0.0207107875</text:p>
          </table:table-cell>
          <table:table-cell table:formula="of:=SUM([Sheet4.L$4:.L92])/[Sheet4.L$133]" office:value-type="float" office:value="0.932117702818386" calcext:value-type="float">
            <text:p>0.932117702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36061" calcext:value-type="float">
            <text:p>236061</text:p>
          </table:table-cell>
          <table:table-cell table:formula="of:=[Sheet4.B93]/[Sheet4.B$133]" office:value-type="float" office:value="0.000314163236239626" calcext:value-type="float">
            <text:p>0.0003141632</text:p>
          </table:table-cell>
          <table:table-cell table:formula="of:=SUM([Sheet4.B$4:.B93])/[Sheet4.B$133]" office:value-type="float" office:value="0.999477637625922" calcext:value-type="float">
            <text:p>0.9994776376</text:p>
          </table:table-cell>
          <table:table-cell office:value-type="float" office:value="4737" calcext:value-type="float">
            <text:p>4737</text:p>
          </table:table-cell>
          <table:table-cell table:formula="of:=[.E93]/[.E$133]" office:value-type="float" office:value="0.017404115704119" calcext:value-type="float">
            <text:p>0.0174041157</text:p>
          </table:table-cell>
          <table:table-cell table:formula="of:=SUM([Sheet4.E$4:.E93])/[Sheet4.E$133]" office:value-type="float" office:value="0.939447491889469" calcext:value-type="float">
            <text:p>0.9394474919</text:p>
          </table:table-cell>
          <table:table-cell/>
          <table:table-cell office:value-type="float" office:value="133384" calcext:value-type="float">
            <text:p>133384</text:p>
          </table:table-cell>
          <table:table-cell table:formula="of:=[Sheet4.I93]/[Sheet4.I$133]" office:value-type="float" office:value="0.000177514918188885" calcext:value-type="float">
            <text:p>0.0001775149</text:p>
          </table:table-cell>
          <table:table-cell table:formula="of:=SUM([Sheet4.I$4:.I93])/[Sheet4.I$133]" office:value-type="float" office:value="0.999743764939884" calcext:value-type="float">
            <text:p>0.9997437649</text:p>
          </table:table-cell>
          <table:table-cell office:value-type="float" office:value="4491" calcext:value-type="float">
            <text:p>4491</text:p>
          </table:table-cell>
          <table:table-cell table:formula="of:=[Sheet4.L93]/[Sheet4.L$133]" office:value-type="float" office:value="0.0165002920893389" calcext:value-type="float">
            <text:p>0.0165002921</text:p>
          </table:table-cell>
          <table:table-cell table:formula="of:=SUM([Sheet4.L$4:.L93])/[Sheet4.L$133]" office:value-type="float" office:value="0.948617994907725" calcext:value-type="float">
            <text:p>0.948617994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52424" calcext:value-type="float">
            <text:p>152424</text:p>
          </table:table-cell>
          <table:table-cell table:formula="of:=[Sheet4.B94]/[Sheet4.B$133]" office:value-type="float" office:value="0.000202854419495761" calcext:value-type="float">
            <text:p>0.0002028544</text:p>
          </table:table-cell>
          <table:table-cell table:formula="of:=SUM([Sheet4.B$4:.B94])/[Sheet4.B$133]" office:value-type="float" office:value="0.999680492045417" calcext:value-type="float">
            <text:p>0.999680492</text:p>
          </table:table-cell>
          <table:table-cell office:value-type="float" office:value="4039" calcext:value-type="float">
            <text:p>4039</text:p>
          </table:table-cell>
          <table:table-cell table:formula="of:=[.E94]/[.E$133]" office:value-type="float" office:value="0.0148396080491739" calcext:value-type="float">
            <text:p>0.014839608</text:p>
          </table:table-cell>
          <table:table-cell table:formula="of:=SUM([Sheet4.E$4:.E94])/[Sheet4.E$133]" office:value-type="float" office:value="0.954287099938643" calcext:value-type="float">
            <text:p>0.9542870999</text:p>
          </table:table-cell>
          <table:table-cell/>
          <table:table-cell office:value-type="float" office:value="81813" calcext:value-type="float">
            <text:p>81813</text:p>
          </table:table-cell>
          <table:table-cell table:formula="of:=[Sheet4.I94]/[Sheet4.I$133]" office:value-type="float" office:value="0.000108881335106064" calcext:value-type="float">
            <text:p>0.0001088813</text:p>
          </table:table-cell>
          <table:table-cell table:formula="of:=SUM([Sheet4.I$4:.I94])/[Sheet4.I$133]" office:value-type="float" office:value="0.99985264627499" calcext:value-type="float">
            <text:p>0.9998526463</text:p>
          </table:table-cell>
          <table:table-cell office:value-type="float" office:value="3758" calcext:value-type="float">
            <text:p>3758</text:p>
          </table:table-cell>
          <table:table-cell table:formula="of:=[Sheet4.L94]/[Sheet4.L$133]" office:value-type="float" office:value="0.0138071916436731" calcext:value-type="float">
            <text:p>0.0138071916</text:p>
          </table:table-cell>
          <table:table-cell table:formula="of:=SUM([Sheet4.L$4:.L94])/[Sheet4.L$133]" office:value-type="float" office:value="0.962425186551399" calcext:value-type="float">
            <text:p>0.962425186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6865" calcext:value-type="float">
            <text:p>96865</text:p>
          </table:table-cell>
          <table:table-cell table:formula="of:=[Sheet4.B95]/[Sheet4.B$133]" office:value-type="float" office:value="0.000128913382042571" calcext:value-type="float">
            <text:p>0.0001289134</text:p>
          </table:table-cell>
          <table:table-cell table:formula="of:=SUM([Sheet4.B$4:.B95])/[Sheet4.B$133]" office:value-type="float" office:value="0.99980940542746" calcext:value-type="float">
            <text:p>0.9998094054</text:p>
          </table:table-cell>
          <table:table-cell office:value-type="float" office:value="3253" calcext:value-type="float">
            <text:p>3253</text:p>
          </table:table-cell>
          <table:table-cell table:formula="of:=[.E95]/[.E$133]" office:value-type="float" office:value="0.0119517813775595" calcext:value-type="float">
            <text:p>0.0119517814</text:p>
          </table:table-cell>
          <table:table-cell table:formula="of:=SUM([Sheet4.E$4:.E95])/[Sheet4.E$133]" office:value-type="float" office:value="0.966238881316202" calcext:value-type="float">
            <text:p>0.9662388813</text:p>
          </table:table-cell>
          <table:table-cell/>
          <table:table-cell office:value-type="float" office:value="48846" calcext:value-type="float">
            <text:p>48846</text:p>
          </table:table-cell>
          <table:table-cell table:formula="of:=[Sheet4.I95]/[Sheet4.I$133]" office:value-type="float" office:value="0.0000650070000438903" calcext:value-type="float">
            <text:p>0.000065007</text:p>
          </table:table-cell>
          <table:table-cell table:formula="of:=SUM([Sheet4.I$4:.I95])/[Sheet4.I$133]" office:value-type="float" office:value="0.999917653275034" calcext:value-type="float">
            <text:p>0.9999176533</text:p>
          </table:table-cell>
          <table:table-cell office:value-type="float" office:value="3015" calcext:value-type="float">
            <text:p>3015</text:p>
          </table:table-cell>
          <table:table-cell table:formula="of:=[Sheet4.L95]/[Sheet4.L$133]" office:value-type="float" office:value="0.0110773504006584" calcext:value-type="float">
            <text:p>0.0110773504</text:p>
          </table:table-cell>
          <table:table-cell table:formula="of:=SUM([Sheet4.L$4:.L95])/[Sheet4.L$133]" office:value-type="float" office:value="0.973502536952057" calcext:value-type="float">
            <text:p>0.97350253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9895" calcext:value-type="float">
            <text:p>59895</text:p>
          </table:table-cell>
          <table:table-cell table:formula="of:=[Sheet4.B96]/[Sheet4.B$133]" office:value-type="float" office:value="0.0000797116297676127" calcext:value-type="float">
            <text:p>7.97116297676127E-05</text:p>
          </table:table-cell>
          <table:table-cell table:formula="of:=SUM([Sheet4.B$4:.B96])/[Sheet4.B$133]" office:value-type="float" office:value="0.999889117057228" calcext:value-type="float">
            <text:p>0.9998891171</text:p>
          </table:table-cell>
          <table:table-cell office:value-type="float" office:value="2543" calcext:value-type="float">
            <text:p>2543</text:p>
          </table:table-cell>
          <table:table-cell table:formula="of:=[.E96]/[.E$133]" office:value-type="float" office:value="0.00934318476579579" calcext:value-type="float">
            <text:p>0.0093431848</text:p>
          </table:table-cell>
          <table:table-cell table:formula="of:=SUM([Sheet4.E$4:.E96])/[Sheet4.E$133]" office:value-type="float" office:value="0.975582066081998" calcext:value-type="float">
            <text:p>0.9755820661</text:p>
          </table:table-cell>
          <table:table-cell/>
          <table:table-cell office:value-type="float" office:value="27989" calcext:value-type="float">
            <text:p>27989</text:p>
          </table:table-cell>
          <table:table-cell table:formula="of:=[Sheet4.I96]/[Sheet4.I$133]" office:value-type="float" office:value="0.0000372493330923401" calcext:value-type="float">
            <text:p>3.72493330923401E-05</text:p>
          </table:table-cell>
          <table:table-cell table:formula="of:=SUM([Sheet4.I$4:.I96])/[Sheet4.I$133]" office:value-type="float" office:value="0.999954902608126" calcext:value-type="float">
            <text:p>0.9999549026</text:p>
          </table:table-cell>
          <table:table-cell office:value-type="float" office:value="2155" calcext:value-type="float">
            <text:p>2155</text:p>
          </table:table-cell>
          <table:table-cell table:formula="of:=[Sheet4.L96]/[Sheet4.L$133]" office:value-type="float" office:value="0.00791764182866297" calcext:value-type="float">
            <text:p>0.0079176418</text:p>
          </table:table-cell>
          <table:table-cell table:formula="of:=SUM([Sheet4.L$4:.L96])/[Sheet4.L$133]" office:value-type="float" office:value="0.98142017878072" calcext:value-type="float">
            <text:p>0.981420178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5793" calcext:value-type="float">
            <text:p>35793</text:p>
          </table:table-cell>
          <table:table-cell table:formula="of:=[Sheet4.B97]/[Sheet4.B$133]" office:value-type="float" office:value="0.0000476353345733728" calcext:value-type="float">
            <text:p>4.76353345733728E-05</text:p>
          </table:table-cell>
          <table:table-cell table:formula="of:=SUM([Sheet4.B$4:.B97])/[Sheet4.B$133]" office:value-type="float" office:value="0.999936752391801" calcext:value-type="float">
            <text:p>0.9999367524</text:p>
          </table:table-cell>
          <table:table-cell office:value-type="float" office:value="1889" calcext:value-type="float">
            <text:p>1889</text:p>
          </table:table-cell>
          <table:table-cell table:formula="of:=[.E97]/[.E$133]" office:value-type="float" office:value="0.00694033661918531" calcext:value-type="float">
            <text:p>0.0069403366</text:p>
          </table:table-cell>
          <table:table-cell table:formula="of:=SUM([Sheet4.E$4:.E97])/[Sheet4.E$133]" office:value-type="float" office:value="0.982522402701183" calcext:value-type="float">
            <text:p>0.9825224027</text:p>
          </table:table-cell>
          <table:table-cell/>
          <table:table-cell office:value-type="float" office:value="15944" calcext:value-type="float">
            <text:p>15944</text:p>
          </table:table-cell>
          <table:table-cell table:formula="of:=[Sheet4.I97]/[Sheet4.I$133]" office:value-type="float" office:value="0.0000212191706321866" calcext:value-type="float">
            <text:p>2.12191706321866E-05</text:p>
          </table:table-cell>
          <table:table-cell table:formula="of:=SUM([Sheet4.I$4:.I97])/[Sheet4.I$133]" office:value-type="float" office:value="0.999976121778758" calcext:value-type="float">
            <text:p>0.9999761218</text:p>
          </table:table-cell>
          <table:table-cell office:value-type="float" office:value="1552" calcext:value-type="float">
            <text:p>1552</text:p>
          </table:table-cell>
          <table:table-cell table:formula="of:=[Sheet4.L97]/[Sheet4.L$133]" office:value-type="float" office:value="0.00570217174853129" calcext:value-type="float">
            <text:p>0.0057021717</text:p>
          </table:table-cell>
          <table:table-cell table:formula="of:=SUM([Sheet4.L$4:.L97])/[Sheet4.L$133]" office:value-type="float" office:value="0.987122350529251" calcext:value-type="float">
            <text:p>0.987122350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0948" calcext:value-type="float">
            <text:p>20948</text:p>
          </table:table-cell>
          <table:table-cell table:formula="of:=[Sheet4.B98]/[Sheet4.B$133]" office:value-type="float" office:value="0.000027878774862208" calcext:value-type="float">
            <text:p>2.7878774862208E-05</text:p>
          </table:table-cell>
          <table:table-cell table:formula="of:=SUM([Sheet4.B$4:.B98])/[Sheet4.B$133]" office:value-type="float" office:value="0.999964631166663" calcext:value-type="float">
            <text:p>0.9999646312</text:p>
          </table:table-cell>
          <table:table-cell office:value-type="float" office:value="1465" calcext:value-type="float">
            <text:p>1465</text:p>
          </table:table-cell>
          <table:table-cell table:formula="of:=[.E98]/[.E$133]" office:value-type="float" office:value="0.00538252681159687" calcext:value-type="float">
            <text:p>0.0053825268</text:p>
          </table:table-cell>
          <table:table-cell table:formula="of:=SUM([Sheet4.E$4:.E98])/[Sheet4.E$133]" office:value-type="float" office:value="0.98790492951278" calcext:value-type="float">
            <text:p>0.9879049295</text:p>
          </table:table-cell>
          <table:table-cell/>
          <table:table-cell office:value-type="float" office:value="8666" calcext:value-type="float">
            <text:p>8666</text:p>
          </table:table-cell>
          <table:table-cell table:formula="of:=[Sheet4.I98]/[Sheet4.I$133]" office:value-type="float" office:value="0.0000115331994918796" calcext:value-type="float">
            <text:p>1.15331994918796E-05</text:p>
          </table:table-cell>
          <table:table-cell table:formula="of:=SUM([Sheet4.I$4:.I98])/[Sheet4.I$133]" office:value-type="float" office:value="0.99998765497825" calcext:value-type="float">
            <text:p>0.999987655</text:p>
          </table:table-cell>
          <table:table-cell office:value-type="float" office:value="1119" calcext:value-type="float">
            <text:p>1119</text:p>
          </table:table-cell>
          <table:table-cell table:formula="of:=[Sheet4.L98]/[Sheet4.L$133]" office:value-type="float" office:value="0.00411129522332894" calcext:value-type="float">
            <text:p>0.0041112952</text:p>
          </table:table-cell>
          <table:table-cell table:formula="of:=SUM([Sheet4.L$4:.L98])/[Sheet4.L$133]" office:value-type="float" office:value="0.99123364575258" calcext:value-type="float">
            <text:p>0.991233645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2320" calcext:value-type="float">
            <text:p>12320</text:p>
          </table:table-cell>
          <table:table-cell table:formula="of:=[Sheet4.B99]/[Sheet4.B$133]" office:value-type="float" office:value="0.0000163961479044493" calcext:value-type="float">
            <text:p>1.63961479044493E-05</text:p>
          </table:table-cell>
          <table:table-cell table:formula="of:=SUM([Sheet4.B$4:.B99])/[Sheet4.B$133]" office:value-type="float" office:value="0.999981027314568" calcext:value-type="float">
            <text:p>0.9999810273</text:p>
          </table:table-cell>
          <table:table-cell office:value-type="float" office:value="996" calcext:value-type="float">
            <text:p>996</text:p>
          </table:table-cell>
          <table:table-cell table:formula="of:=[.E99]/[.E$133]" office:value-type="float" office:value="0.00365938341593889" calcext:value-type="float">
            <text:p>0.0036593834</text:p>
          </table:table-cell>
          <table:table-cell table:formula="of:=SUM([Sheet4.E$4:.E99])/[Sheet4.E$133]" office:value-type="float" office:value="0.991564312928719" calcext:value-type="float">
            <text:p>0.9915643129</text:p>
          </table:table-cell>
          <table:table-cell/>
          <table:table-cell office:value-type="float" office:value="4692" calcext:value-type="float">
            <text:p>4692</text:p>
          </table:table-cell>
          <table:table-cell table:formula="of:=[Sheet4.I99]/[Sheet4.I$133]" office:value-type="float" office:value="0.0000062443771077659" calcext:value-type="float">
            <text:p>6.2443771077659E-06</text:p>
          </table:table-cell>
          <table:table-cell table:formula="of:=SUM([Sheet4.I$4:.I99])/[Sheet4.I$133]" office:value-type="float" office:value="0.999993899355358" calcext:value-type="float">
            <text:p>0.9999938994</text:p>
          </table:table-cell>
          <table:table-cell office:value-type="float" office:value="808" calcext:value-type="float">
            <text:p>808</text:p>
          </table:table-cell>
          <table:table-cell table:formula="of:=[Sheet4.L99]/[Sheet4.L$133]" office:value-type="float" office:value="0.00296865642578175" calcext:value-type="float">
            <text:p>0.0029686564</text:p>
          </table:table-cell>
          <table:table-cell table:formula="of:=SUM([Sheet4.L$4:.L99])/[Sheet4.L$133]" office:value-type="float" office:value="0.994202302178362" calcext:value-type="float">
            <text:p>0.994202302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6689" calcext:value-type="float">
            <text:p>6689</text:p>
          </table:table-cell>
          <table:table-cell table:formula="of:=[Sheet4.B100]/[Sheet4.B$133]" office:value-type="float" office:value="0.00000890209686143353" calcext:value-type="float">
            <text:p>8.90209686143353E-06</text:p>
          </table:table-cell>
          <table:table-cell table:formula="of:=SUM([Sheet4.B$4:.B100])/[Sheet4.B$133]" office:value-type="float" office:value="0.999989929411429" calcext:value-type="float">
            <text:p>0.9999899294</text:p>
          </table:table-cell>
          <table:table-cell office:value-type="float" office:value="750" calcext:value-type="float">
            <text:p>750</text:p>
          </table:table-cell>
          <table:table-cell table:formula="of:=[.E100]/[.E$133]" office:value-type="float" office:value="0.0027555598011588" calcext:value-type="float">
            <text:p>0.0027555598</text:p>
          </table:table-cell>
          <table:table-cell table:formula="of:=SUM([Sheet4.E$4:.E100])/[Sheet4.E$133]" office:value-type="float" office:value="0.994319872729878" calcext:value-type="float">
            <text:p>0.9943198727</text:p>
          </table:table-cell>
          <table:table-cell/>
          <table:table-cell office:value-type="float" office:value="2408" calcext:value-type="float">
            <text:p>2408</text:p>
          </table:table-cell>
          <table:table-cell table:formula="of:=[Sheet4.I100]/[Sheet4.I$133]" office:value-type="float" office:value="0.00000320470163586963" calcext:value-type="float">
            <text:p>3.20470163586963E-06</text:p>
          </table:table-cell>
          <table:table-cell table:formula="of:=SUM([Sheet4.I$4:.I100])/[Sheet4.I$133]" office:value-type="float" office:value="0.999997104056993" calcext:value-type="float">
            <text:p>0.9999971041</text:p>
          </table:table-cell>
          <table:table-cell office:value-type="float" office:value="494" calcext:value-type="float">
            <text:p>494</text:p>
          </table:table-cell>
          <table:table-cell table:formula="of:=[Sheet4.L100]/[Sheet4.L$133]" office:value-type="float" office:value="0.00181499538902993" calcext:value-type="float">
            <text:p>0.0018149954</text:p>
          </table:table-cell>
          <table:table-cell table:formula="of:=SUM([Sheet4.L$4:.L100])/[Sheet4.L$133]" office:value-type="float" office:value="0.996017297567392" calcext:value-type="float">
            <text:p>0.9960172976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786" calcext:value-type="float">
            <text:p>3786</text:p>
          </table:table-cell>
          <table:table-cell table:formula="of:=[Sheet4.B101]/[Sheet4.B$133]" office:value-type="float" office:value="0.00000503862142583157" calcext:value-type="float">
            <text:p>5.03862142583157E-06</text:p>
          </table:table-cell>
          <table:table-cell table:formula="of:=SUM([Sheet4.B$4:.B101])/[Sheet4.B$133]" office:value-type="float" office:value="0.999994968032855" calcext:value-type="float">
            <text:p>0.999994968</text:p>
          </table:table-cell>
          <table:table-cell office:value-type="float" office:value="451" calcext:value-type="float">
            <text:p>451</text:p>
          </table:table-cell>
          <table:table-cell table:formula="of:=[.E101]/[.E$133]" office:value-type="float" office:value="0.00165700996043016" calcext:value-type="float">
            <text:p>0.00165701</text:p>
          </table:table-cell>
          <table:table-cell table:formula="of:=SUM([Sheet4.E$4:.E101])/[Sheet4.E$133]" office:value-type="float" office:value="0.995976882690308" calcext:value-type="float">
            <text:p>0.9959768827</text:p>
          </table:table-cell>
          <table:table-cell/>
          <table:table-cell office:value-type="float" office:value="1151" calcext:value-type="float">
            <text:p>1151</text:p>
          </table:table-cell>
          <table:table-cell table:formula="of:=[Sheet4.I101]/[Sheet4.I$133]" office:value-type="float" office:value="0.00000153181544139782" calcext:value-type="float">
            <text:p>1.53181544139782E-06</text:p>
          </table:table-cell>
          <table:table-cell table:formula="of:=SUM([Sheet4.I$4:.I101])/[Sheet4.I$133]" office:value-type="float" office:value="0.999998635872435" calcext:value-type="float">
            <text:p>0.9999986359</text:p>
          </table:table-cell>
          <table:table-cell office:value-type="float" office:value="309" calcext:value-type="float">
            <text:p>309</text:p>
          </table:table-cell>
          <table:table-cell table:formula="of:=[Sheet4.L101]/[Sheet4.L$133]" office:value-type="float" office:value="0.00113529063807743" calcext:value-type="float">
            <text:p>0.0011352906</text:p>
          </table:table-cell>
          <table:table-cell table:formula="of:=SUM([Sheet4.L$4:.L101])/[Sheet4.L$133]" office:value-type="float" office:value="0.997152588205469" calcext:value-type="float">
            <text:p>0.997152588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906" calcext:value-type="float">
            <text:p>1906</text:p>
          </table:table-cell>
          <table:table-cell table:formula="of:=[Sheet4.B102]/[Sheet4.B$133]" office:value-type="float" office:value="0.00000253661184300976" calcext:value-type="float">
            <text:p>2.53661184300976E-06</text:p>
          </table:table-cell>
          <table:table-cell table:formula="of:=SUM([Sheet4.B$4:.B102])/[Sheet4.B$133]" office:value-type="float" office:value="0.999997504644698" calcext:value-type="float">
            <text:p>0.9999975046</text:p>
          </table:table-cell>
          <table:table-cell office:value-type="float" office:value="310" calcext:value-type="float">
            <text:p>310</text:p>
          </table:table-cell>
          <table:table-cell table:formula="of:=[.E102]/[.E$133]" office:value-type="float" office:value="0.00113896471781231" calcext:value-type="float">
            <text:p>0.0011389647</text:p>
          </table:table-cell>
          <table:table-cell table:formula="of:=SUM([Sheet4.E$4:.E102])/[Sheet4.E$133]" office:value-type="float" office:value="0.99711584740812" calcext:value-type="float">
            <text:p>0.9971158474</text:p>
          </table:table-cell>
          <table:table-cell/>
          <table:table-cell office:value-type="float" office:value="581" calcext:value-type="float">
            <text:p>581</text:p>
          </table:table-cell>
          <table:table-cell table:formula="of:=[Sheet4.I102]/[Sheet4.I$133]" office:value-type="float" office:value="0.000000773227429584823" calcext:value-type="float">
            <text:p>7.73227429584823E-07</text:p>
          </table:table-cell>
          <table:table-cell table:formula="of:=SUM([Sheet4.I$4:.I102])/[Sheet4.I$133]" office:value-type="float" office:value="0.999999409099864" calcext:value-type="float">
            <text:p>0.9999994091</text:p>
          </table:table-cell>
          <table:table-cell office:value-type="float" office:value="195" calcext:value-type="float">
            <text:p>195</text:p>
          </table:table-cell>
          <table:table-cell table:formula="of:=[Sheet4.L102]/[Sheet4.L$133]" office:value-type="float" office:value="0.000716445548301289" calcext:value-type="float">
            <text:p>0.0007164455</text:p>
          </table:table-cell>
          <table:table-cell table:formula="of:=SUM([Sheet4.L$4:.L102])/[Sheet4.L$133]" office:value-type="float" office:value="0.997869033753771" calcext:value-type="float">
            <text:p>0.997869033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66" calcext:value-type="float">
            <text:p>966</text:p>
          </table:table-cell>
          <table:table-cell table:formula="of:=[Sheet4.B103]/[Sheet4.B$133]" office:value-type="float" office:value="0.00000128560705159886" calcext:value-type="float">
            <text:p>1.28560705159886E-06</text:p>
          </table:table-cell>
          <table:table-cell table:formula="of:=SUM([Sheet4.B$4:.B103])/[Sheet4.B$133]" office:value-type="float" office:value="0.999998790251749" calcext:value-type="float">
            <text:p>0.9999987903</text:p>
          </table:table-cell>
          <table:table-cell office:value-type="float" office:value="194" calcext:value-type="float">
            <text:p>194</text:p>
          </table:table-cell>
          <table:table-cell table:formula="of:=[.E103]/[.E$133]" office:value-type="float" office:value="0.000712771468566411" calcext:value-type="float">
            <text:p>0.0007127715</text:p>
          </table:table-cell>
          <table:table-cell table:formula="of:=SUM([Sheet4.E$4:.E103])/[Sheet4.E$133]" office:value-type="float" office:value="0.997828618876687" calcext:value-type="float">
            <text:p>0.9978286189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[Sheet4.I103]/[Sheet4.I$133]" office:value-type="float" office:value="0.000000342030033396385" calcext:value-type="float">
            <text:p>0.000000342</text:p>
          </table:table-cell>
          <table:table-cell table:formula="of:=SUM([Sheet4.I$4:.I103])/[Sheet4.I$133]" office:value-type="float" office:value="0.999999751129898" calcext:value-type="float">
            <text:p>0.9999997511</text:p>
          </table:table-cell>
          <table:table-cell office:value-type="float" office:value="110" calcext:value-type="float">
            <text:p>110</text:p>
          </table:table-cell>
          <table:table-cell table:formula="of:=[Sheet4.L103]/[Sheet4.L$133]" office:value-type="float" office:value="0.000404148770836625" calcext:value-type="float">
            <text:p>0.0004041488</text:p>
          </table:table-cell>
          <table:table-cell table:formula="of:=SUM([Sheet4.L$4:.L103])/[Sheet4.L$133]" office:value-type="float" office:value="0.998273182524607" calcext:value-type="float">
            <text:p>0.9982731825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55" calcext:value-type="float">
            <text:p>455</text:p>
          </table:table-cell>
          <table:table-cell table:formula="of:=[Sheet4.B104]/[Sheet4.B$133]" office:value-type="float" office:value="0.000000605539553289319" calcext:value-type="float">
            <text:p>6.05539553289319E-07</text:p>
          </table:table-cell>
          <table:table-cell table:formula="of:=SUM([Sheet4.B$4:.B104])/[Sheet4.B$133]" office:value-type="float" office:value="0.999999395791303" calcext:value-type="float">
            <text:p>0.9999993958</text:p>
          </table:table-cell>
          <table:table-cell office:value-type="float" office:value="108" calcext:value-type="float">
            <text:p>108</text:p>
          </table:table-cell>
          <table:table-cell table:formula="of:=[.E104]/[.E$133]" office:value-type="float" office:value="0.000396800611366868" calcext:value-type="float">
            <text:p>0.0003968006</text:p>
          </table:table-cell>
          <table:table-cell table:formula="of:=SUM([Sheet4.E$4:.E104])/[Sheet4.E$133]" office:value-type="float" office:value="0.998225419488054" calcext:value-type="float">
            <text:p>0.998225419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Sheet4.I104]/[Sheet4.I$133]" office:value-type="float" office:value="0.00000013973989691292" calcext:value-type="float">
            <text:p>1.3973989691292E-07</text:p>
          </table:table-cell>
          <table:table-cell table:formula="of:=SUM([Sheet4.I$4:.I104])/[Sheet4.I$133]" office:value-type="float" office:value="0.999999890869795" calcext:value-type="float">
            <text:p>0.9999998909</text:p>
          </table:table-cell>
          <table:table-cell office:value-type="float" office:value="74" calcext:value-type="float">
            <text:p>74</text:p>
          </table:table-cell>
          <table:table-cell table:formula="of:=[Sheet4.L104]/[Sheet4.L$133]" office:value-type="float" office:value="0.000271881900381002" calcext:value-type="float">
            <text:p>0.0002718819</text:p>
          </table:table-cell>
          <table:table-cell table:formula="of:=SUM([Sheet4.L$4:.L104])/[Sheet4.L$133]" office:value-type="float" office:value="0.998545064424988" calcext:value-type="float">
            <text:p>0.9985450644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36" calcext:value-type="float">
            <text:p>236</text:p>
          </table:table-cell>
          <table:table-cell table:formula="of:=[Sheet4.B105]/[Sheet4.B$133]" office:value-type="float" office:value="0.000000314082054013801" calcext:value-type="float">
            <text:p>3.14082054013801E-07</text:p>
          </table:table-cell>
          <table:table-cell table:formula="of:=SUM([Sheet4.B$4:.B105])/[Sheet4.B$133]" office:value-type="float" office:value="0.999999709873357" calcext:value-type="float">
            <text:p>0.9999997099</text:p>
          </table:table-cell>
          <table:table-cell office:value-type="float" office:value="57" calcext:value-type="float">
            <text:p>57</text:p>
          </table:table-cell>
          <table:table-cell table:formula="of:=[.E105]/[.E$133]" office:value-type="float" office:value="0.000209422544888069" calcext:value-type="float">
            <text:p>0.0002094225</text:p>
          </table:table-cell>
          <table:table-cell table:formula="of:=SUM([Sheet4.E$4:.E105])/[Sheet4.E$133]" office:value-type="float" office:value="0.998434842032942" calcext:value-type="float">
            <text:p>0.998434842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Sheet4.I105]/[Sheet4.I$133]" office:value-type="float" office:value="0.0000000652119518926959" calcext:value-type="float">
            <text:p>6.52119518926959E-08</text:p>
          </table:table-cell>
          <table:table-cell table:formula="of:=SUM([Sheet4.I$4:.I105])/[Sheet4.I$133]" office:value-type="float" office:value="0.999999956081747" calcext:value-type="float">
            <text:p>0.9999999561</text:p>
          </table:table-cell>
          <table:table-cell office:value-type="float" office:value="22" calcext:value-type="float">
            <text:p>22</text:p>
          </table:table-cell>
          <table:table-cell table:formula="of:=[Sheet4.L105]/[Sheet4.L$133]" office:value-type="float" office:value="0.0000808297541673249" calcext:value-type="float">
            <text:p>8.08297541673249E-05</text:p>
          </table:table-cell>
          <table:table-cell table:formula="of:=SUM([Sheet4.L$4:.L105])/[Sheet4.L$133]" office:value-type="float" office:value="0.998625894179155" calcext:value-type="float">
            <text:p>0.998625894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table:formula="of:=[Sheet4.B106]/[Sheet4.B$133]" office:value-type="float" office:value="0.000000163695307812278" calcext:value-type="float">
            <text:p>1.63695307812278E-07</text:p>
          </table:table-cell>
          <table:table-cell table:formula="of:=SUM([Sheet4.B$4:.B106])/[Sheet4.B$133]" office:value-type="float" office:value="0.999999873568665" calcext:value-type="float">
            <text:p>0.9999998736</text:p>
          </table:table-cell>
          <table:table-cell office:value-type="float" office:value="37" calcext:value-type="float">
            <text:p>37</text:p>
          </table:table-cell>
          <table:table-cell table:formula="of:=[.E106]/[.E$133]" office:value-type="float" office:value="0.000135940950190501" calcext:value-type="float">
            <text:p>0.000135941</text:p>
          </table:table-cell>
          <table:table-cell table:formula="of:=SUM([Sheet4.E$4:.E106])/[Sheet4.E$133]" office:value-type="float" office:value="0.998570782983132" calcext:value-type="float">
            <text:p>0.99857078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Sheet4.I106]/[Sheet4.I$133]" office:value-type="float" office:value="0.000000027947979382584" calcext:value-type="float">
            <text:p>2.7947979382584E-08</text:p>
          </table:table-cell>
          <table:table-cell table:formula="of:=SUM([Sheet4.I$4:.I106])/[Sheet4.I$133]" office:value-type="float" office:value="0.999999984029726" calcext:value-type="float">
            <text:p>0.999999984</text:p>
          </table:table-cell>
          <table:table-cell office:value-type="float" office:value="14" calcext:value-type="float">
            <text:p>14</text:p>
          </table:table-cell>
          <table:table-cell table:formula="of:=[Sheet4.L106]/[Sheet4.L$133]" office:value-type="float" office:value="0.0000514371162882977" calcext:value-type="float">
            <text:p>5.14371162882977E-05</text:p>
          </table:table-cell>
          <table:table-cell table:formula="of:=SUM([Sheet4.L$4:.L106])/[Sheet4.L$133]" office:value-type="float" office:value="0.998677331295444" calcext:value-type="float">
            <text:p>0.998677331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table:formula="of:=[Sheet4.B107]/[Sheet4.B$133]" office:value-type="float" office:value="0.0000000718662326980731" calcext:value-type="float">
            <text:p>7.18662326980731E-08</text:p>
          </table:table-cell>
          <table:table-cell table:formula="of:=SUM([Sheet4.B$4:.B107])/[Sheet4.B$133]" office:value-type="float" office:value="0.999999945434897" calcext:value-type="float">
            <text:p>0.9999999454</text:p>
          </table:table-cell>
          <table:table-cell office:value-type="float" office:value="18" calcext:value-type="float">
            <text:p>18</text:p>
          </table:table-cell>
          <table:table-cell table:formula="of:=[.E107]/[.E$133]" office:value-type="float" office:value="0.0000661334352278113" calcext:value-type="float">
            <text:p>6.61334352278113E-05</text:p>
          </table:table-cell>
          <table:table-cell table:formula="of:=SUM([Sheet4.E$4:.E107])/[Sheet4.E$133]" office:value-type="float" office:value="0.99863691641836" calcext:value-type="float">
            <text:p>0.9986369164</text:p>
          </table:table-cell>
          <table:table-cell/>
          <table:table-cell office:value-type="float" office:value="7" calcext:value-type="float">
            <text:p>7</text:p>
          </table:table-cell>
          <table:table-cell table:formula="of:=[Sheet4.I107]/[Sheet4.I$133]" office:value-type="float" office:value="0.00000000931599312752799" calcext:value-type="float">
            <text:p>9.31599312752799E-09</text:p>
          </table:table-cell>
          <table:table-cell table:formula="of:=SUM([Sheet4.I$4:.I107])/[Sheet4.I$133]" office:value-type="float" office:value="0.999999993345719" calcext:value-type="float">
            <text:p>0.9999999933</text:p>
          </table:table-cell>
          <table:table-cell office:value-type="float" office:value="8" calcext:value-type="float">
            <text:p>8</text:p>
          </table:table-cell>
          <table:table-cell table:formula="of:=[Sheet4.L107]/[Sheet4.L$133]" office:value-type="float" office:value="0.0000293926378790272" calcext:value-type="float">
            <text:p>2.93926378790272E-05</text:p>
          </table:table-cell>
          <table:table-cell table:formula="of:=SUM([Sheet4.L$4:.L107])/[Sheet4.L$133]" office:value-type="float" office:value="0.998706723933323" calcext:value-type="float">
            <text:p>0.998706723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formula="of:=[Sheet4.B108]/[Sheet4.B$133]" office:value-type="float" office:value="0.0000000332714040268857" calcext:value-type="float">
            <text:p>3.32714040268857E-08</text:p>
          </table:table-cell>
          <table:table-cell table:formula="of:=SUM([Sheet4.B$4:.B108])/[Sheet4.B$133]" office:value-type="float" office:value="0.999999978706301" calcext:value-type="float">
            <text:p>0.9999999787</text:p>
          </table:table-cell>
          <table:table-cell office:value-type="float" office:value="14" calcext:value-type="float">
            <text:p>14</text:p>
          </table:table-cell>
          <table:table-cell table:formula="of:=[.E108]/[.E$133]" office:value-type="float" office:value="0.0000514371162882977" calcext:value-type="float">
            <text:p>5.14371162882977E-05</text:p>
          </table:table-cell>
          <table:table-cell table:formula="of:=SUM([Sheet4.E$4:.E108])/[Sheet4.E$133]" office:value-type="float" office:value="0.998688353534648" calcext:value-type="float">
            <text:p>0.9986883535</text:p>
          </table:table-cell>
          <table:table-cell/>
          <table:table-cell office:value-type="float" office:value="4" calcext:value-type="float">
            <text:p>4</text:p>
          </table:table-cell>
          <table:table-cell table:formula="of:=[Sheet4.I108]/[Sheet4.I$133]" office:value-type="float" office:value="0.00000000532342464430171" calcext:value-type="float">
            <text:p>5.32342464430171E-09</text:p>
          </table:table-cell>
          <table:table-cell table:formula="of:=SUM([Sheet4.I$4:.I108])/[Sheet4.I$133]" office:value-type="float" office:value="0.999999998669144" calcext:value-type="float">
            <text:p>0.9999999987</text:p>
          </table:table-cell>
          <table:table-cell office:value-type="float" office:value="1" calcext:value-type="float">
            <text:p>1</text:p>
          </table:table-cell>
          <table:table-cell table:formula="of:=[Sheet4.L108]/[Sheet4.L$133]" office:value-type="float" office:value="0.00000367407973487841" calcext:value-type="float">
            <text:p>3.67407973487841E-06</text:p>
          </table:table-cell>
          <table:table-cell table:formula="of:=SUM([Sheet4.L$4:.L108])/[Sheet4.L$133]" office:value-type="float" office:value="0.998710398013058" calcext:value-type="float">
            <text:p>0.998710398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formula="of:=[Sheet4.B109]/[Sheet4.B$133]" office:value-type="float" office:value="0.0000000119777054496788" calcext:value-type="float">
            <text:p>0.000000012</text:p>
          </table:table-cell>
          <table:table-cell table:formula="of:=SUM([Sheet4.B$4:.B109])/[Sheet4.B$133]" office:value-type="float" office:value="0.999999990684007" calcext:value-type="float">
            <text:p>0.9999999907</text:p>
          </table:table-cell>
          <table:table-cell office:value-type="float" office:value="4" calcext:value-type="float">
            <text:p>4</text:p>
          </table:table-cell>
          <table:table-cell table:formula="of:=[.E109]/[.E$133]" office:value-type="float" office:value="0.0000146963189395136" calcext:value-type="float">
            <text:p>1.46963189395136E-05</text:p>
          </table:table-cell>
          <table:table-cell table:formula="of:=SUM([Sheet4.E$4:.E109])/[Sheet4.E$133]" office:value-type="float" office:value="0.998703049853588" calcext:value-type="float">
            <text:p>0.9987030499</text:p>
          </table:table-cell>
          <table:table-cell/>
          <table:table-cell office:value-type="float" office:value="1" calcext:value-type="float">
            <text:p>1</text:p>
          </table:table-cell>
          <table:table-cell table:formula="of:=[Sheet4.I109]/[Sheet4.I$133]" office:value-type="float" office:value="0.00000000133085616107543" calcext:value-type="float">
            <text:p>1.33085616107543E-09</text:p>
          </table:table-cell>
          <table:table-cell table:formula="of:=SUM([Sheet4.I$4:.I109])/[Sheet4.I$133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Sheet4.L109]/[Sheet4.L$133]" office:value-type="float" office:value="0.00000734815946975681" calcext:value-type="float">
            <text:p>7.34815946975681E-06</text:p>
          </table:table-cell>
          <table:table-cell table:formula="of:=SUM([Sheet4.L$4:.L109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formula="of:=[Sheet4.B110]/[Sheet4.B$133]" office:value-type="float" office:value="0.00000000665428080537713" calcext:value-type="float">
            <text:p>6.65428080537713E-09</text:p>
          </table:table-cell>
          <table:table-cell table:formula="of:=SUM([Sheet4.B$4:.B110])/[Sheet4.B$133]" office:value-type="float" office:value="0.999999997338288" calcext:value-type="float">
            <text:p>0.9999999973</text:p>
          </table:table-cell>
          <table:table-cell office:value-type="float" office:value="3" calcext:value-type="float">
            <text:p>3</text:p>
          </table:table-cell>
          <table:table-cell table:formula="of:=[.E110]/[.E$133]" office:value-type="float" office:value="0.0000110222392046352" calcext:value-type="float">
            <text:p>1.10222392046352E-05</text:p>
          </table:table-cell>
          <table:table-cell table:formula="of:=SUM([Sheet4.E$4:.E110])/[Sheet4.E$133]" office:value-type="float" office:value="0.998714072092792" calcext:value-type="float">
            <text:p>0.9987140721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10]/[Sheet4.I$133]" office:value-type="float" office:value="0" calcext:value-type="float">
            <text:p>0</text:p>
          </table:table-cell>
          <table:table-cell table:formula="of:=SUM([Sheet4.I$4:.I110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10]/[Sheet4.L$133]" office:value-type="float" office:value="0" calcext:value-type="float">
            <text:p>0</text:p>
          </table:table-cell>
          <table:table-cell table:formula="of:=SUM([Sheet4.L$4:.L110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formula="of:=[Sheet4.B111]/[Sheet4.B$133]" office:value-type="float" office:value="0.00000000133085616107543" calcext:value-type="float">
            <text:p>1.33085616107543E-09</text:p>
          </table:table-cell>
          <table:table-cell table:formula="of:=SUM([Sheet4.B$4:.B111])/[Sheet4.B$133]" office:value-type="float" office:value="0.999999998669144" calcext:value-type="float">
            <text:p>0.9999999987</text:p>
          </table:table-cell>
          <table:table-cell office:value-type="float" office:value="0" calcext:value-type="float">
            <text:p>0</text:p>
          </table:table-cell>
          <table:table-cell table:formula="of:=[.E111]/[.E$133]" office:value-type="float" office:value="0" calcext:value-type="float">
            <text:p>0</text:p>
          </table:table-cell>
          <table:table-cell table:formula="of:=SUM([Sheet4.E$4:.E111])/[Sheet4.E$133]" office:value-type="float" office:value="0.998714072092792" calcext:value-type="float">
            <text:p>0.9987140721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11]/[Sheet4.I$133]" office:value-type="float" office:value="0" calcext:value-type="float">
            <text:p>0</text:p>
          </table:table-cell>
          <table:table-cell table:formula="of:=SUM([Sheet4.I$4:.I111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11]/[Sheet4.L$133]" office:value-type="float" office:value="0" calcext:value-type="float">
            <text:p>0</text:p>
          </table:table-cell>
          <table:table-cell table:formula="of:=SUM([Sheet4.L$4:.L111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Sheet4.B112]/[Sheet4.B$133]" office:value-type="float" office:value="0.00000000133085616107543" calcext:value-type="float">
            <text:p>1.33085616107543E-09</text:p>
          </table:table-cell>
          <table:table-cell table:formula="of:=SUM([Sheet4.B$4:.B112])/[Sheet4.B$13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112]/[.E$133]" office:value-type="float" office:value="0.00000367407973487841" calcext:value-type="float">
            <text:p>3.67407973487841E-06</text:p>
          </table:table-cell>
          <table:table-cell table:formula="of:=SUM([Sheet4.E$4:.E112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12]/[Sheet4.I$133]" office:value-type="float" office:value="0" calcext:value-type="float">
            <text:p>0</text:p>
          </table:table-cell>
          <table:table-cell table:formula="of:=SUM([Sheet4.I$4:.I112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12]/[Sheet4.L$133]" office:value-type="float" office:value="0" calcext:value-type="float">
            <text:p>0</text:p>
          </table:table-cell>
          <table:table-cell table:formula="of:=SUM([Sheet4.L$4:.L112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Sheet4.B113]/[Sheet4.B$133]" office:value-type="float" office:value="0" calcext:value-type="float">
            <text:p>0</text:p>
          </table:table-cell>
          <table:table-cell table:formula="of:=SUM([Sheet4.B$4:.B113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3]/[.E$133]" office:value-type="float" office:value="0" calcext:value-type="float">
            <text:p>0</text:p>
          </table:table-cell>
          <table:table-cell table:formula="of:=SUM([Sheet4.E$4:.E113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13]/[Sheet4.I$133]" office:value-type="float" office:value="0" calcext:value-type="float">
            <text:p>0</text:p>
          </table:table-cell>
          <table:table-cell table:formula="of:=SUM([Sheet4.I$4:.I113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13]/[Sheet4.L$133]" office:value-type="float" office:value="0" calcext:value-type="float">
            <text:p>0</text:p>
          </table:table-cell>
          <table:table-cell table:formula="of:=SUM([Sheet4.L$4:.L113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Sheet4.B114]/[Sheet4.B$133]" office:value-type="float" office:value="0" calcext:value-type="float">
            <text:p>0</text:p>
          </table:table-cell>
          <table:table-cell table:formula="of:=SUM([Sheet4.B$4:.B114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4]/[.E$133]" office:value-type="float" office:value="0" calcext:value-type="float">
            <text:p>0</text:p>
          </table:table-cell>
          <table:table-cell table:formula="of:=SUM([Sheet4.E$4:.E114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14]/[Sheet4.I$133]" office:value-type="float" office:value="0" calcext:value-type="float">
            <text:p>0</text:p>
          </table:table-cell>
          <table:table-cell table:formula="of:=SUM([Sheet4.I$4:.I114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14]/[Sheet4.L$133]" office:value-type="float" office:value="0" calcext:value-type="float">
            <text:p>0</text:p>
          </table:table-cell>
          <table:table-cell table:formula="of:=SUM([Sheet4.L$4:.L114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Sheet4.B115]/[Sheet4.B$133]" office:value-type="float" office:value="0" calcext:value-type="float">
            <text:p>0</text:p>
          </table:table-cell>
          <table:table-cell table:formula="of:=SUM([Sheet4.B$4:.B115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5]/[.E$133]" office:value-type="float" office:value="0" calcext:value-type="float">
            <text:p>0</text:p>
          </table:table-cell>
          <table:table-cell table:formula="of:=SUM([Sheet4.E$4:.E115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15]/[Sheet4.I$133]" office:value-type="float" office:value="0" calcext:value-type="float">
            <text:p>0</text:p>
          </table:table-cell>
          <table:table-cell table:formula="of:=SUM([Sheet4.I$4:.I115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15]/[Sheet4.L$133]" office:value-type="float" office:value="0" calcext:value-type="float">
            <text:p>0</text:p>
          </table:table-cell>
          <table:table-cell table:formula="of:=SUM([Sheet4.L$4:.L115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Sheet4.B116]/[Sheet4.B$133]" office:value-type="float" office:value="0" calcext:value-type="float">
            <text:p>0</text:p>
          </table:table-cell>
          <table:table-cell table:formula="of:=SUM([Sheet4.B$4:.B116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6]/[.E$133]" office:value-type="float" office:value="0" calcext:value-type="float">
            <text:p>0</text:p>
          </table:table-cell>
          <table:table-cell table:formula="of:=SUM([Sheet4.E$4:.E116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16]/[Sheet4.I$133]" office:value-type="float" office:value="0" calcext:value-type="float">
            <text:p>0</text:p>
          </table:table-cell>
          <table:table-cell table:formula="of:=SUM([Sheet4.I$4:.I116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16]/[Sheet4.L$133]" office:value-type="float" office:value="0" calcext:value-type="float">
            <text:p>0</text:p>
          </table:table-cell>
          <table:table-cell table:formula="of:=SUM([Sheet4.L$4:.L116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Sheet4.B117]/[Sheet4.B$133]" office:value-type="float" office:value="0" calcext:value-type="float">
            <text:p>0</text:p>
          </table:table-cell>
          <table:table-cell table:formula="of:=SUM([Sheet4.B$4:.B117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7]/[.E$133]" office:value-type="float" office:value="0" calcext:value-type="float">
            <text:p>0</text:p>
          </table:table-cell>
          <table:table-cell table:formula="of:=SUM([Sheet4.E$4:.E117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17]/[Sheet4.I$133]" office:value-type="float" office:value="0" calcext:value-type="float">
            <text:p>0</text:p>
          </table:table-cell>
          <table:table-cell table:formula="of:=SUM([Sheet4.I$4:.I117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17]/[Sheet4.L$133]" office:value-type="float" office:value="0" calcext:value-type="float">
            <text:p>0</text:p>
          </table:table-cell>
          <table:table-cell table:formula="of:=SUM([Sheet4.L$4:.L117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Sheet4.B118]/[Sheet4.B$133]" office:value-type="float" office:value="0" calcext:value-type="float">
            <text:p>0</text:p>
          </table:table-cell>
          <table:table-cell table:formula="of:=SUM([Sheet4.B$4:.B118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8]/[.E$133]" office:value-type="float" office:value="0" calcext:value-type="float">
            <text:p>0</text:p>
          </table:table-cell>
          <table:table-cell table:formula="of:=SUM([Sheet4.E$4:.E118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18]/[Sheet4.I$133]" office:value-type="float" office:value="0" calcext:value-type="float">
            <text:p>0</text:p>
          </table:table-cell>
          <table:table-cell table:formula="of:=SUM([Sheet4.I$4:.I118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18]/[Sheet4.L$133]" office:value-type="float" office:value="0" calcext:value-type="float">
            <text:p>0</text:p>
          </table:table-cell>
          <table:table-cell table:formula="of:=SUM([Sheet4.L$4:.L118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Sheet4.B119]/[Sheet4.B$133]" office:value-type="float" office:value="0" calcext:value-type="float">
            <text:p>0</text:p>
          </table:table-cell>
          <table:table-cell table:formula="of:=SUM([Sheet4.B$4:.B119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9]/[.E$133]" office:value-type="float" office:value="0" calcext:value-type="float">
            <text:p>0</text:p>
          </table:table-cell>
          <table:table-cell table:formula="of:=SUM([Sheet4.E$4:.E119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19]/[Sheet4.I$133]" office:value-type="float" office:value="0" calcext:value-type="float">
            <text:p>0</text:p>
          </table:table-cell>
          <table:table-cell table:formula="of:=SUM([Sheet4.I$4:.I119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19]/[Sheet4.L$133]" office:value-type="float" office:value="0" calcext:value-type="float">
            <text:p>0</text:p>
          </table:table-cell>
          <table:table-cell table:formula="of:=SUM([Sheet4.L$4:.L119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Sheet4.B120]/[Sheet4.B$133]" office:value-type="float" office:value="0" calcext:value-type="float">
            <text:p>0</text:p>
          </table:table-cell>
          <table:table-cell table:formula="of:=SUM([Sheet4.B$4:.B120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0]/[.E$133]" office:value-type="float" office:value="0" calcext:value-type="float">
            <text:p>0</text:p>
          </table:table-cell>
          <table:table-cell table:formula="of:=SUM([Sheet4.E$4:.E120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20]/[Sheet4.I$133]" office:value-type="float" office:value="0" calcext:value-type="float">
            <text:p>0</text:p>
          </table:table-cell>
          <table:table-cell table:formula="of:=SUM([Sheet4.I$4:.I120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20]/[Sheet4.L$133]" office:value-type="float" office:value="0" calcext:value-type="float">
            <text:p>0</text:p>
          </table:table-cell>
          <table:table-cell table:formula="of:=SUM([Sheet4.L$4:.L120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[Sheet4.B121]/[Sheet4.B$133]" office:value-type="float" office:value="0" calcext:value-type="float">
            <text:p>0</text:p>
          </table:table-cell>
          <table:table-cell table:formula="of:=SUM([Sheet4.B$4:.B121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1]/[.E$133]" office:value-type="float" office:value="0" calcext:value-type="float">
            <text:p>0</text:p>
          </table:table-cell>
          <table:table-cell table:formula="of:=SUM([Sheet4.E$4:.E121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21]/[Sheet4.I$133]" office:value-type="float" office:value="0" calcext:value-type="float">
            <text:p>0</text:p>
          </table:table-cell>
          <table:table-cell table:formula="of:=SUM([Sheet4.I$4:.I121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21]/[Sheet4.L$133]" office:value-type="float" office:value="0" calcext:value-type="float">
            <text:p>0</text:p>
          </table:table-cell>
          <table:table-cell table:formula="of:=SUM([Sheet4.L$4:.L121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Sheet4.B122]/[Sheet4.B$133]" office:value-type="float" office:value="0" calcext:value-type="float">
            <text:p>0</text:p>
          </table:table-cell>
          <table:table-cell table:formula="of:=SUM([Sheet4.B$4:.B122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2]/[.E$133]" office:value-type="float" office:value="0" calcext:value-type="float">
            <text:p>0</text:p>
          </table:table-cell>
          <table:table-cell table:formula="of:=SUM([Sheet4.E$4:.E122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22]/[Sheet4.I$133]" office:value-type="float" office:value="0" calcext:value-type="float">
            <text:p>0</text:p>
          </table:table-cell>
          <table:table-cell table:formula="of:=SUM([Sheet4.I$4:.I122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22]/[Sheet4.L$133]" office:value-type="float" office:value="0" calcext:value-type="float">
            <text:p>0</text:p>
          </table:table-cell>
          <table:table-cell table:formula="of:=SUM([Sheet4.L$4:.L122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Sheet4.B123]/[Sheet4.B$133]" office:value-type="float" office:value="0" calcext:value-type="float">
            <text:p>0</text:p>
          </table:table-cell>
          <table:table-cell table:formula="of:=SUM([Sheet4.B$4:.B123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3]/[.E$133]" office:value-type="float" office:value="0" calcext:value-type="float">
            <text:p>0</text:p>
          </table:table-cell>
          <table:table-cell table:formula="of:=SUM([Sheet4.E$4:.E123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23]/[Sheet4.I$133]" office:value-type="float" office:value="0" calcext:value-type="float">
            <text:p>0</text:p>
          </table:table-cell>
          <table:table-cell table:formula="of:=SUM([Sheet4.I$4:.I123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23]/[Sheet4.L$133]" office:value-type="float" office:value="0" calcext:value-type="float">
            <text:p>0</text:p>
          </table:table-cell>
          <table:table-cell table:formula="of:=SUM([Sheet4.L$4:.L123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Sheet4.B124]/[Sheet4.B$133]" office:value-type="float" office:value="0" calcext:value-type="float">
            <text:p>0</text:p>
          </table:table-cell>
          <table:table-cell table:formula="of:=SUM([Sheet4.B$4:.B124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4]/[.E$133]" office:value-type="float" office:value="0" calcext:value-type="float">
            <text:p>0</text:p>
          </table:table-cell>
          <table:table-cell table:formula="of:=SUM([Sheet4.E$4:.E124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24]/[Sheet4.I$133]" office:value-type="float" office:value="0" calcext:value-type="float">
            <text:p>0</text:p>
          </table:table-cell>
          <table:table-cell table:formula="of:=SUM([Sheet4.I$4:.I124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24]/[Sheet4.L$133]" office:value-type="float" office:value="0" calcext:value-type="float">
            <text:p>0</text:p>
          </table:table-cell>
          <table:table-cell table:formula="of:=SUM([Sheet4.L$4:.L124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Sheet4.B125]/[Sheet4.B$133]" office:value-type="float" office:value="0" calcext:value-type="float">
            <text:p>0</text:p>
          </table:table-cell>
          <table:table-cell table:formula="of:=SUM([Sheet4.B$4:.B125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5]/[.E$133]" office:value-type="float" office:value="0" calcext:value-type="float">
            <text:p>0</text:p>
          </table:table-cell>
          <table:table-cell table:formula="of:=SUM([Sheet4.E$4:.E125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25]/[Sheet4.I$133]" office:value-type="float" office:value="0" calcext:value-type="float">
            <text:p>0</text:p>
          </table:table-cell>
          <table:table-cell table:formula="of:=SUM([Sheet4.I$4:.I125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25]/[Sheet4.L$133]" office:value-type="float" office:value="0" calcext:value-type="float">
            <text:p>0</text:p>
          </table:table-cell>
          <table:table-cell table:formula="of:=SUM([Sheet4.L$4:.L125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[Sheet4.B126]/[Sheet4.B$133]" office:value-type="float" office:value="0" calcext:value-type="float">
            <text:p>0</text:p>
          </table:table-cell>
          <table:table-cell table:formula="of:=SUM([Sheet4.B$4:.B126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6]/[.E$133]" office:value-type="float" office:value="0" calcext:value-type="float">
            <text:p>0</text:p>
          </table:table-cell>
          <table:table-cell table:formula="of:=SUM([Sheet4.E$4:.E126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26]/[Sheet4.I$133]" office:value-type="float" office:value="0" calcext:value-type="float">
            <text:p>0</text:p>
          </table:table-cell>
          <table:table-cell table:formula="of:=SUM([Sheet4.I$4:.I126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26]/[Sheet4.L$133]" office:value-type="float" office:value="0" calcext:value-type="float">
            <text:p>0</text:p>
          </table:table-cell>
          <table:table-cell table:formula="of:=SUM([Sheet4.L$4:.L126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[Sheet4.B127]/[Sheet4.B$133]" office:value-type="float" office:value="0" calcext:value-type="float">
            <text:p>0</text:p>
          </table:table-cell>
          <table:table-cell table:formula="of:=SUM([Sheet4.B$4:.B127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7]/[.E$133]" office:value-type="float" office:value="0" calcext:value-type="float">
            <text:p>0</text:p>
          </table:table-cell>
          <table:table-cell table:formula="of:=SUM([Sheet4.E$4:.E127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27]/[Sheet4.I$133]" office:value-type="float" office:value="0" calcext:value-type="float">
            <text:p>0</text:p>
          </table:table-cell>
          <table:table-cell table:formula="of:=SUM([Sheet4.I$4:.I127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27]/[Sheet4.L$133]" office:value-type="float" office:value="0" calcext:value-type="float">
            <text:p>0</text:p>
          </table:table-cell>
          <table:table-cell table:formula="of:=SUM([Sheet4.L$4:.L127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Sheet4.B128]/[Sheet4.B$133]" office:value-type="float" office:value="0" calcext:value-type="float">
            <text:p>0</text:p>
          </table:table-cell>
          <table:table-cell table:formula="of:=SUM([Sheet4.B$4:.B128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8]/[.E$133]" office:value-type="float" office:value="0" calcext:value-type="float">
            <text:p>0</text:p>
          </table:table-cell>
          <table:table-cell table:formula="of:=SUM([Sheet4.E$4:.E128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28]/[Sheet4.I$133]" office:value-type="float" office:value="0" calcext:value-type="float">
            <text:p>0</text:p>
          </table:table-cell>
          <table:table-cell table:formula="of:=SUM([Sheet4.I$4:.I128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28]/[Sheet4.L$133]" office:value-type="float" office:value="0" calcext:value-type="float">
            <text:p>0</text:p>
          </table:table-cell>
          <table:table-cell table:formula="of:=SUM([Sheet4.L$4:.L128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Sheet4.B129]/[Sheet4.B$133]" office:value-type="float" office:value="0" calcext:value-type="float">
            <text:p>0</text:p>
          </table:table-cell>
          <table:table-cell table:formula="of:=SUM([Sheet4.B$4:.B129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9]/[.E$133]" office:value-type="float" office:value="0" calcext:value-type="float">
            <text:p>0</text:p>
          </table:table-cell>
          <table:table-cell table:formula="of:=SUM([Sheet4.E$4:.E129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29]/[Sheet4.I$133]" office:value-type="float" office:value="0" calcext:value-type="float">
            <text:p>0</text:p>
          </table:table-cell>
          <table:table-cell table:formula="of:=SUM([Sheet4.I$4:.I129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29]/[Sheet4.L$133]" office:value-type="float" office:value="0" calcext:value-type="float">
            <text:p>0</text:p>
          </table:table-cell>
          <table:table-cell table:formula="of:=SUM([Sheet4.L$4:.L129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Sheet4.B130]/[Sheet4.B$133]" office:value-type="float" office:value="0" calcext:value-type="float">
            <text:p>0</text:p>
          </table:table-cell>
          <table:table-cell table:formula="of:=SUM([Sheet4.B$4:.B130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30]/[.E$133]" office:value-type="float" office:value="0" calcext:value-type="float">
            <text:p>0</text:p>
          </table:table-cell>
          <table:table-cell table:formula="of:=SUM([Sheet4.E$4:.E130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30]/[Sheet4.I$133]" office:value-type="float" office:value="0" calcext:value-type="float">
            <text:p>0</text:p>
          </table:table-cell>
          <table:table-cell table:formula="of:=SUM([Sheet4.I$4:.I130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30]/[Sheet4.L$133]" office:value-type="float" office:value="0" calcext:value-type="float">
            <text:p>0</text:p>
          </table:table-cell>
          <table:table-cell table:formula="of:=SUM([Sheet4.L$4:.L130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Sheet4.B131]/[Sheet4.B$133]" office:value-type="float" office:value="0" calcext:value-type="float">
            <text:p>0</text:p>
          </table:table-cell>
          <table:table-cell table:formula="of:=SUM([Sheet4.B$4:.B131])/[Sheet4.B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31]/[.E$133]" office:value-type="float" office:value="0" calcext:value-type="float">
            <text:p>0</text:p>
          </table:table-cell>
          <table:table-cell table:formula="of:=SUM([Sheet4.E$4:.E131])/[Sheet4.E$133]" office:value-type="float" office:value="0.998717746172527" calcext:value-type="float">
            <text:p>0.99871774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31]/[Sheet4.I$133]" office:value-type="float" office:value="0" calcext:value-type="float">
            <text:p>0</text:p>
          </table:table-cell>
          <table:table-cell table:formula="of:=SUM([Sheet4.I$4:.I131])/[Sheet4.I$1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Sheet4.L131]/[Sheet4.L$133]" office:value-type="float" office:value="0" calcext:value-type="float">
            <text:p>0</text:p>
          </table:table-cell>
          <table:table-cell table:formula="of:=SUM([Sheet4.L$4:.L131])/[Sheet4.L$133]" office:value-type="float" office:value="0.998717746172527" calcext:value-type="float">
            <text:p>0.998717746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Sheet4.B132]/[Sheet4.B$133]" office:value-type="float" office:value="0" calcext:value-type="float">
            <text:p>0</text:p>
          </table:table-cell>
          <table:table-cell table:formula="of:=SUM([Sheet4.B$4:.B132])/[Sheet4.B$133]"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table:formula="of:=[.E132]/[.E$133]" office:value-type="float" office:value="0.00128225382747256" calcext:value-type="float">
            <text:p>0.0012822538</text:p>
          </table:table-cell>
          <table:table-cell table:formula="of:=SUM([Sheet4.E$4:.E132])/[Sheet4.E$133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4.I132]/[Sheet4.I$133]" office:value-type="float" office:value="0" calcext:value-type="float">
            <text:p>0</text:p>
          </table:table-cell>
          <table:table-cell table:formula="of:=SUM([Sheet4.I$4:.I132])/[Sheet4.I$133]"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table:formula="of:=[Sheet4.L132]/[Sheet4.L$133]" office:value-type="float" office:value="0.00128225382747256" calcext:value-type="float">
            <text:p>0.0012822538</text:p>
          </table:table-cell>
          <table:table-cell table:formula="of:=SUM([Sheet4.L$4:.L132])/[Sheet4.L$133]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" table:formula="of:=SUM([Sheet4.B6:.B132])" office:value-type="float" office:value="751396003" calcext:value-type="float">
            <text:p>751396003</text:p>
          </table:table-cell>
          <table:table-cell table:formula="of:=[Sheet4.B133]/[Sheet4.B$133]" office:value-type="float" office:value="1" calcext:value-type="float">
            <text:p>1</text:p>
          </table:table-cell>
          <table:table-cell table:style-name="Default"/>
          <table:table-cell table:style-name="ce4" table:formula="of:=SUM([.E4:.E132])" office:value-type="float" office:value="272177" calcext:value-type="float">
            <text:p>272177</text:p>
          </table:table-cell>
          <table:table-cell table:number-columns-repeated="3"/>
          <table:table-cell table:style-name="ce4" table:formula="of:=SUM([Sheet4.I6:.I132])" office:value-type="float" office:value="751396003" calcext:value-type="float">
            <text:p>751396003</text:p>
          </table:table-cell>
          <table:table-cell table:style-name="Default" table:number-columns-repeated="2"/>
          <table:table-cell table:style-name="ce4" table:formula="of:=SUM([Sheet4.L4:.L132])" office:value-type="float" office:value="272177" calcext:value-type="float">
            <text:p>272177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Sheet1.B4:Sheet1.B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currency-style style:name="N126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20:22:16.317301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9:46:12.683545993</meta:creation-date>
    <dc:date>2017-11-13T21:59:04.510354380</dc:date>
    <meta:editing-duration>PT46M33S</meta:editing-duration>
    <meta:editing-cycles>13</meta:editing-cycles>
    <meta:generator>LibreOffice/5.1.6.2$Linux_X86_64 LibreOffice_project/10m0$Build-2</meta:generator>
    <meta:document-statistic meta:table-count="3" meta:cell-count="3057" meta:object-count="0"/>
  </office:meta>
</office:document-meta>
</file>